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73.3pt"/>
    </style:style>
    <style:style style:name="co12" style:family="table-column">
      <style:table-column-properties fo:break-before="auto" style:column-width="74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26"/>
    <style:style style:name="ce5" style:family="table-cell" style:parent-style-name="Default" style:data-style-name="N61"/>
    <style:style style:name="ce6" style:family="table-cell" style:parent-style-name="Default" style:data-style-name="N122"/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3"/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128"/>
    <style:style style:name="ce12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124"/>
    <style:style style:name="ce14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 style:data-style-name="N127"/>
    <style:style style:name="ce16" style:family="table-cell" style:parent-style-name="Default" style:data-style-name="N13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11" table:default-cell-style-name="Default"/>
        <table:table-row table:style-name="ro1">
          <table:table-cell office:value-type="string" calcext:value-type="string">
            <text:p>docs/calibration/boards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08-09" calcext:value-type="date">
            <text:p>08/09/2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formula="of:=[.N3]+1" office:value-type="float" office:value="2" calcext:value-type="float">
            <text:p>2</text:p>
          </table:table-cell>
          <table:table-cell table:formula="of:=[.O3]+1" office:value-type="float" office:value="3" calcext:value-type="float">
            <text:p>3</text:p>
          </table:table-cell>
          <table:table-cell table:formula="of:=[.P3]+1" office:value-type="float" office:value="4" calcext:value-type="float">
            <text:p>4</text:p>
          </table:table-cell>
          <table:table-cell table:formula="of:=[.Q3]+1" office:value-type="float" office:value="5" calcext:value-type="float">
            <text:p>5</text:p>
          </table:table-cell>
          <table:table-cell table:formula="of:=[.R3]+1" office:value-type="float" office:value="6" calcext:value-type="float">
            <text:p>6</text:p>
          </table:table-cell>
          <table:table-cell table:formula="of:=[.S3]+1" office:value-type="float" office:value="7" calcext:value-type="float">
            <text:p>7</text:p>
          </table:table-cell>
          <table:table-cell table:formula="of:=[.T3]+1" office:value-type="float" office:value="8" calcext:value-type="float">
            <text:p>8</text:p>
          </table:table-cell>
          <table:table-cell table:formula="of:=[.U3]+1" office:value-type="float" office:value="9" calcext:value-type="float">
            <text:p>9</text:p>
          </table:table-cell>
          <table:table-cell table:formula="of:=[.V3]+1" office:value-type="float" office:value="10" calcext:value-type="float">
            <text:p>10</text:p>
          </table:table-cell>
          <table:table-cell table:formula="of:=[.W3]+1" office:value-type="float" office:value="11" calcext:value-type="float">
            <text:p>11</text:p>
          </table:table-cell>
          <table:table-cell table:formula="of:=[.X3]+1" office:value-type="float" office:value="12" calcext:value-type="float">
            <text:p>12</text:p>
          </table:table-cell>
          <table:table-cell table:formula="of:=[.Y3]+1" office:value-type="float" office:value="13" calcext:value-type="float">
            <text:p>13</text:p>
          </table:table-cell>
          <table:table-cell table:formula="of:=[.Z3]+1" office:value-type="float" office:value="14" calcext:value-type="float">
            <text:p>14</text:p>
          </table:table-cell>
          <table:table-cell table:formula="of:=[.AA3]+1" office:value-type="float" office:value="15" calcext:value-type="float">
            <text:p>15</text:p>
          </table:table-cell>
          <table:table-cell table:formula="of:=[.AB3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3.9901" calcext:value-type="float">
            <text:p>3.9901</text:p>
          </table:table-cell>
          <table:table-cell office:value-type="float" office:value="8.0683" calcext:value-type="float">
            <text:p>8.0683</text:p>
          </table:table-cell>
          <table:table-cell office:value-type="float" office:value="11.9288" calcext:value-type="float">
            <text:p>11.9288</text:p>
          </table:table-cell>
          <table:table-cell office:value-type="float" office:value="15.9575" calcext:value-type="float">
            <text:p>15.9575</text:p>
          </table:table-cell>
          <table:table-cell office:value-type="float" office:value="20.0204" calcext:value-type="float">
            <text:p>20.0204</text:p>
          </table:table-cell>
          <table:table-cell office:value-type="float" office:value="24.0409" calcext:value-type="float">
            <text:p>24.0409</text:p>
          </table:table-cell>
          <table:table-cell office:value-type="float" office:value="28.3476" calcext:value-type="float">
            <text:p>28.3476</text:p>
          </table:table-cell>
          <table:table-cell office:value-type="float" office:value="32.1452" calcext:value-type="float">
            <text:p>32.1452</text:p>
          </table:table-cell>
          <table:table-cell office:value-type="float" office:value="36.2471" calcext:value-type="float">
            <text:p>36.2471</text:p>
          </table:table-cell>
          <table:table-cell office:value-type="float" office:value="40.0529" calcext:value-type="float">
            <text:p>40.0529</text:p>
          </table:table-cell>
          <table:table-cell office:value-type="float" office:value="43.7685" calcext:value-type="float">
            <text:p>43.7685</text:p>
          </table:table-cell>
          <table:table-cell office:value-type="float" office:value="47.9679" calcext:value-type="float">
            <text:p>47.9679</text:p>
          </table:table-cell>
          <table:table-cell office:value-type="float" office:value="56.2892" calcext:value-type="float">
            <text:p>56.2892</text:p>
          </table:table-cell>
          <table:table-cell office:value-type="float" office:value="45.6854" calcext:value-type="float">
            <text:p>45.6854</text:p>
          </table:table-cell>
          <table:table-cell office:value-type="float" office:value="59.8037" calcext:value-type="float">
            <text:p>59.8037</text:p>
          </table:table-cell>
          <table:table-cell office:value-type="float" office:value="64.0693" calcext:value-type="float">
            <text:p>64.069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nector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formula="of:=[.N6]+4" office:value-type="float" office:value="8" calcext:value-type="float">
            <text:p>8</text:p>
          </table:table-cell>
          <table:table-cell table:formula="of:=[.O6]+4" office:value-type="float" office:value="12" calcext:value-type="float">
            <text:p>12</text:p>
          </table:table-cell>
          <table:table-cell table:formula="of:=[.P6]+4" office:value-type="float" office:value="16" calcext:value-type="float">
            <text:p>16</text:p>
          </table:table-cell>
          <table:table-cell table:formula="of:=[.Q6]+4" office:value-type="float" office:value="20" calcext:value-type="float">
            <text:p>20</text:p>
          </table:table-cell>
          <table:table-cell table:formula="of:=[.R6]+4" office:value-type="float" office:value="24" calcext:value-type="float">
            <text:p>24</text:p>
          </table:table-cell>
          <table:table-cell table:formula="of:=[.S6]+4" office:value-type="float" office:value="28" calcext:value-type="float">
            <text:p>28</text:p>
          </table:table-cell>
          <table:table-cell table:formula="of:=[.T6]+4" office:value-type="float" office:value="32" calcext:value-type="float">
            <text:p>32</text:p>
          </table:table-cell>
          <table:table-cell table:formula="of:=[.U6]+4" office:value-type="float" office:value="36" calcext:value-type="float">
            <text:p>36</text:p>
          </table:table-cell>
          <table:table-cell table:formula="of:=[.V6]+4" office:value-type="float" office:value="40" calcext:value-type="float">
            <text:p>40</text:p>
          </table:table-cell>
          <table:table-cell table:formula="of:=[.W6]+4" office:value-type="float" office:value="44" calcext:value-type="float">
            <text:p>44</text:p>
          </table:table-cell>
          <table:table-cell table:formula="of:=[.X6]+4" office:value-type="float" office:value="48" calcext:value-type="float">
            <text:p>48</text:p>
          </table:table-cell>
          <table:table-cell table:formula="of:=[.Y6]+4" office:value-type="float" office:value="52" calcext:value-type="float">
            <text:p>52</text:p>
          </table:table-cell>
          <table:table-cell table:formula="of:=[.Z6]+4" office:value-type="float" office:value="56" calcext:value-type="float">
            <text:p>56</text:p>
          </table:table-cell>
          <table:table-cell table:formula="of:=[.AA6]+4" office:value-type="float" office:value="60" calcext:value-type="float">
            <text:p>60</text:p>
          </table:table-cell>
          <table:table-cell table:formula="of:=[.AB6]+4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Vbat</text:p>
          </table:table-cell>
          <table:table-cell table:style-name="ce3" office:value-type="string" calcext:value-type="string">
            <text:p>ADC[x]</text:p>
          </table:table-cell>
          <table:table-cell table:style-name="ce3" office:value-type="string" calcext:value-type="string">
            <text:p>Ribbon color</text:p>
          </table:table-cell>
          <table:table-cell table:style-name="ce3" office:value-type="string" calcext:value-type="string">
            <text:p>pin number</text:p>
          </table:table-cell>
          <table:table-cell table:style-name="ce3"/>
          <table:table-cell table:style-name="ce3" office:value-type="string" calcext:value-type="string">
            <text:p>Cal reading</text:p>
          </table:table-cell>
          <table:table-cell table:number-columns-repeated="3"/>
          <table:table-cell table:style-name="ce3" office:value-type="string" calcext:value-type="string">
            <text:p>ADC[x]</text:p>
          </table:table-cell>
          <table:table-cell table:style-name="ce3" office:value-type="string" calcext:value-type="string">
            <text:p>Ribbon color</text:p>
          </table:table-cell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cell number</text:p>
          </table:table-cell>
          <table:table-cell table:number-columns-repeated="2"/>
          <table:table-cell office:value-type="string" calcext:value-type="string">
            <text:p>ADC()</text:p>
          </table:table-cell>
          <table:table-cell office:value-type="string" calcext:value-type="string">
            <text:p>cell(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PC1</text:p>
          </table:table-cell>
          <table:table-cell table:style-name="ce6" office:value-type="float" office:value="3.346" calcext:value-type="float">
            <text:p>3.346</text:p>
          </table:table-cell>
          <table:table-cell table:style-name="ce9" table:formula="of:=[.G8]/[.B8]" office:value-type="float" office:value="1.0142467414368" calcext:value-type="float">
            <text:p>1.014247</text:p>
          </table:table-cell>
          <table:table-cell table:style-name="ce9"/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PC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R8]-1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PC0</text:p>
          </table:table-cell>
          <table:table-cell table:style-name="ce6" office:value-type="float" office:value="3.37" calcext:value-type="float">
            <text:p>3.370</text:p>
          </table:table-cell>
          <table:table-cell table:style-name="ce9" table:formula="of:=[.G9]/[.B9]" office:value-type="float" office:value="1.02152167323431" calcext:value-type="float">
            <text:p>1.021522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C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R9]-1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PC3</text:p>
          </table:table-cell>
          <table:table-cell table:style-name="ce6" office:value-type="float" office:value="3.349" calcext:value-type="float">
            <text:p>3.349</text:p>
          </table:table-cell>
          <table:table-cell table:style-name="ce9" table:formula="of:=[.G10]/[.B10]" office:value-type="float" office:value="1.01515610791149" calcext:value-type="float">
            <text:p>1.015156</text:p>
          </table:table-cell>
          <table:table-cell table:style-name="ce9"/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PC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R10]-1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PC2</text:p>
          </table:table-cell>
          <table:table-cell table:style-name="ce6" office:value-type="float" office:value="3.351" calcext:value-type="float">
            <text:p>3.351</text:p>
          </table:table-cell>
          <table:table-cell table:style-name="ce9" table:formula="of:=[.G11]/[.B11]" office:value-type="float" office:value="1.01576235222795" calcext:value-type="float">
            <text:p>1.015762</text:p>
          </table:table-cell>
          <table:table-cell table:style-name="ce9"/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PC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R11]-1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PA1</text:p>
          </table:table-cell>
          <table:table-cell table:style-name="ce6" office:value-type="float" office:value="3.373" calcext:value-type="float">
            <text:p>3.373</text:p>
          </table:table-cell>
          <table:table-cell table:style-name="ce9" table:formula="of:=[.G12]/[.B12]" office:value-type="float" office:value="1.022431039709" calcext:value-type="float">
            <text:p>1.022431</text:p>
          </table:table-cell>
          <table:table-cell table:style-name="ce9"/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A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[.R12]-1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PA0</text:p>
          </table:table-cell>
          <table:table-cell table:style-name="ce6" office:value-type="float" office:value="3.345" calcext:value-type="float">
            <text:p>3.345</text:p>
          </table:table-cell>
          <table:table-cell table:style-name="ce9" table:formula="of:=[.G13]/[.B13]" office:value-type="float" office:value="1.01394361927857" calcext:value-type="float">
            <text:p>1.013944</text:p>
          </table:table-cell>
          <table:table-cell table:style-name="ce9"/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R13]-1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PA3</text:p>
          </table:table-cell>
          <table:table-cell table:style-name="ce6" office:value-type="float" office:value="3.343" calcext:value-type="float">
            <text:p>3.343</text:p>
          </table:table-cell>
          <table:table-cell table:style-name="ce9" table:formula="of:=[.G14]/[.B14]" office:value-type="float" office:value="1.01333737496211" calcext:value-type="float">
            <text:p>1.013337</text:p>
          </table:table-cell>
          <table:table-cell table:style-name="ce9"/>
          <table:table-cell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A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R14]-1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GRY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PA2</text:p>
          </table:table-cell>
          <table:table-cell table:style-name="ce6" office:value-type="float" office:value="3.374" calcext:value-type="float">
            <text:p>3.374</text:p>
          </table:table-cell>
          <table:table-cell table:style-name="ce9" table:formula="of:=[.G15]/[.B15]" office:value-type="float" office:value="1.02273416186723" calcext:value-type="float">
            <text:p>1.022734</text:p>
          </table:table-cell>
          <table:table-cell table:style-name="ce9"/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GRY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A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R15]-1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WHT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PA5</text:p>
          </table:table-cell>
          <table:table-cell table:style-name="ce6" office:value-type="float" office:value="3.347" calcext:value-type="float">
            <text:p>3.347</text:p>
          </table:table-cell>
          <table:table-cell table:style-name="ce9" table:formula="of:=[.G16]/[.B16]" office:value-type="float" office:value="1.01454986359503" calcext:value-type="float">
            <text:p>1.014550</text:p>
          </table:table-cell>
          <table:table-cell table:style-name="ce9"/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WHT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PA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R16]-1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LK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PA4</text:p>
          </table:table-cell>
          <table:table-cell table:style-name="ce6" office:value-type="float" office:value="3.372" calcext:value-type="float">
            <text:p>3.372</text:p>
          </table:table-cell>
          <table:table-cell table:style-name="ce9" table:formula="of:=[.G17]/[.B17]" office:value-type="float" office:value="1.02212791755077" calcext:value-type="float">
            <text:p>1.022128</text:p>
          </table:table-cell>
          <table:table-cell table:style-name="ce9"/>
          <table:table-cell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LK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PA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R17]-1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PA7</text:p>
          </table:table-cell>
          <table:table-cell table:style-name="ce6" office:value-type="float" office:value="3.404" calcext:value-type="float">
            <text:p>3.404</text:p>
          </table:table-cell>
          <table:table-cell table:style-name="ce9" table:formula="of:=[.G18]/[.B18]" office:value-type="float" office:value="1.03182782661413" calcext:value-type="float">
            <text:p>1.031828</text:p>
          </table:table-cell>
          <table:table-cell table:style-name="ce9"/>
          <table:table-cell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N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R18]-1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PA6</text:p>
          </table:table-cell>
          <table:table-cell table:style-name="ce6" office:value-type="float" office:value="3.357" calcext:value-type="float">
            <text:p>3.357</text:p>
          </table:table-cell>
          <table:table-cell table:style-name="ce9" table:formula="of:=[.G19]/[.B19]" office:value-type="float" office:value="1.01758108517733" calcext:value-type="float">
            <text:p>1.017581</text:p>
          </table:table-cell>
          <table:table-cell table:style-name="ce9"/>
          <table:table-cell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PA6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formula="of:=[.R19]-1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C5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9" office:value-type="string" calcext:value-type="string">
            <text:p>RY2-2-NC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ORG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PC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R20]-1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C4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9"/>
          <table:table-cell/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YEL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C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R21]-1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?</text:p>
          </table:table-cell>
          <table:table-cell office:value-type="float" office:value="3.299" calcext:value-type="float">
            <text:p>3.299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PB0</text:p>
          </table:table-cell>
          <table:table-cell table:style-name="ce6" office:value-type="float" office:value="3.39" calcext:value-type="float">
            <text:p>3.390</text:p>
          </table:table-cell>
          <table:table-cell table:style-name="ce9" table:formula="of:=[.G22]/[.B22]" office:value-type="float" office:value="1.02758411639891" calcext:value-type="float">
            <text:p>1.027584</text:p>
          </table:table-cell>
          <table:table-cell table:style-name="ce9" office:value-type="string" calcext:value-type="string">
            <text:p>RY2-1-NC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GRN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PB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R22]-1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?</text:p>
          </table:table-cell>
          <table:table-cell office:value-type="float" office:value="3.299" calcext:value-type="float">
            <text:p>3.299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PB1</text:p>
          </table:table-cell>
          <table:table-cell table:style-name="ce6" office:value-type="string" calcext:value-type="string">
            <text:p>OC</text:p>
          </table:table-cell>
          <table:table-cell/>
          <table:table-cell office:value-type="string" calcext:value-type="string">
            <text:p>RY1-2-NC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LU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PB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R23]-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C0</text:p>
          </table:table-cell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"/>
          <table:table-cell/>
          <table:table-cell table:style-name="ce9"/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PUR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ground</text:p>
          </table:table-cell>
          <table:table-cell/>
          <table:table-cell table:style-name="ce8" office:value-type="string" calcext:value-type="string">
            <text:p>GRY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"/>
          <table:table-cell/>
          <table:table-cell table:style-name="ce9"/>
          <table:table-cell table:number-columns-repeated="2"/>
          <table:table-cell table:style-name="ce8" office:value-type="string" calcext:value-type="string">
            <text:p>GRY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SRN</text:p>
          </table:table-cell>
          <table:table-cell/>
          <table:table-cell table:style-name="ce8" office:value-type="string" calcext:value-type="string">
            <text:p>WHT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"/>
          <table:table-cell/>
          <table:table-cell table:style-name="ce9"/>
          <table:table-cell table:number-columns-repeated="2"/>
          <table:table-cell table:style-name="ce8" office:value-type="string" calcext:value-type="string">
            <text:p>WHT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SRP</text:p>
          </table:table-cell>
          <table:table-cell/>
          <table:table-cell table:style-name="ce8" office:value-type="string" calcext:value-type="string">
            <text:p>BLK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6"/>
          <table:table-cell/>
          <table:table-cell table:style-name="ce9"/>
          <table:table-cell table:number-columns-repeated="2"/>
          <table:table-cell table:style-name="ce8" office:value-type="string" calcext:value-type="string">
            <text:p>BLK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7"/>
        </table:table-row>
        <table:table-row table:style-name="ro1">
          <table:table-cell table:number-columns-repeated="8"/>
          <table:table-cell table:style-name="ce9"/>
          <table:table-cell table:number-columns-repeated="22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/>
          <table:table-cell office:value-type="string" calcext:value-type="string">
            <text:p>Vrefint</text:p>
          </table:table-cell>
          <table:table-cell table:number-columns-repeated="2"/>
          <table:table-cell office:value-type="float" office:value="3.303" calcext:value-type="float">
            <text:p>3.303</text:p>
          </table:table-cell>
          <table:table-cell/>
          <table:table-cell table:style-name="ce9" table:formula="of:=[.G29]/[.B29]" office:value-type="float" office:value="1.00121248863292" calcext:value-type="float">
            <text:p>1.00121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Vtemp</text:p>
          </table:table-cell>
          <table:table-cell table:number-columns-repeated="2"/>
          <table:table-cell office:value-type="float" office:value="924.17" calcext:value-type="float">
            <text:p>924.17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ARD #2</text:p>
          </table:table-cell>
          <table:table-cell table:style-name="ce1" office:value-type="date" office:date-value="2021-08-10" calcext:value-type="date">
            <text:p>08/10/21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3]+1" office:value-type="float" office:value="1" calcext:value-type="float">
            <text:p>1</text:p>
          </table:table-cell>
          <table:table-cell table:formula="of:=[.E33]+1" office:value-type="float" office:value="2" calcext:value-type="float">
            <text:p>2</text:p>
          </table:table-cell>
          <table:table-cell table:formula="of:=[.F33]+1" office:value-type="float" office:value="3" calcext:value-type="float">
            <text:p>3</text:p>
          </table:table-cell>
          <table:table-cell table:formula="of:=[.G33]+1" office:value-type="float" office:value="4" calcext:value-type="float">
            <text:p>4</text:p>
          </table:table-cell>
          <table:table-cell table:formula="of:=[.H33]+1" office:value-type="float" office:value="5" calcext:value-type="float">
            <text:p>5</text:p>
          </table:table-cell>
          <table:table-cell table:formula="of:=[.I33]+1" office:value-type="float" office:value="6" calcext:value-type="float">
            <text:p>6</text:p>
          </table:table-cell>
          <table:table-cell table:formula="of:=[.J33]+1" office:value-type="float" office:value="7" calcext:value-type="float">
            <text:p>7</text:p>
          </table:table-cell>
          <table:table-cell table:formula="of:=[.K33]+1" office:value-type="float" office:value="8" calcext:value-type="float">
            <text:p>8</text:p>
          </table:table-cell>
          <table:table-cell table:formula="of:=[.L33]+1" office:value-type="float" office:value="9" calcext:value-type="float">
            <text:p>9</text:p>
          </table:table-cell>
          <table:table-cell table:formula="of:=[.M33]+1" office:value-type="float" office:value="10" calcext:value-type="float">
            <text:p>10</text:p>
          </table:table-cell>
          <table:table-cell table:formula="of:=[.N33]+1" office:value-type="float" office:value="11" calcext:value-type="float">
            <text:p>11</text:p>
          </table:table-cell>
          <table:table-cell table:formula="of:=[.O33]+1" office:value-type="float" office:value="12" calcext:value-type="float">
            <text:p>12</text:p>
          </table:table-cell>
          <table:table-cell table:formula="of:=[.P33]+1" office:value-type="float" office:value="13" calcext:value-type="float">
            <text:p>13</text:p>
          </table:table-cell>
          <table:table-cell table:formula="of:=[.Q33]+1" office:value-type="float" office:value="14" calcext:value-type="float">
            <text:p>14</text:p>
          </table:table-cell>
          <table:table-cell table:formula="of:=[.R33]+1" office:value-type="float" office:value="15" calcext:value-type="float">
            <text:p>15</text:p>
          </table:table-cell>
          <table:table-cell table:formula="of:=[.S33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8" calcext:value-type="float">
            <text:p>3.3448</text:p>
          </table:table-cell>
          <table:table-cell office:value-type="float" office:value="3.3561" calcext:value-type="float">
            <text:p>3.3561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419" calcext:value-type="float">
            <text:p>945.4419</text:p>
          </table:table-cell>
          <table:table-cell office:value-type="string" calcext:value-type="string">
            <text:p><text:s/>:</text:p>
          </table:table-cell>
          <table:table-cell office:value-type="float" office:value="12048" calcext:value-type="float">
            <text:p>12048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9" calcext:value-type="float">
            <text:p>3.3439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73" calcext:value-type="float">
            <text:p>3.373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904" calcext:value-type="float">
            <text:p>945.4904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093" calcext:value-type="float">
            <text:p>945.5093</text:p>
          </table:table-cell>
          <table:table-cell office:value-type="string" calcext:value-type="string">
            <text:p><text:s/>:</text:p>
          </table:table-cell>
          <table:table-cell office:value-type="float" office:value="12051" calcext:value-type="float">
            <text:p>12051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5" calcext:value-type="float">
            <text:p>3.3465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388" calcext:value-type="float">
            <text:p>945.5388</text:p>
          </table:table-cell>
          <table:table-cell office:value-type="string" calcext:value-type="string">
            <text:p><text:s/>:</text:p>
          </table:table-cell>
          <table:table-cell office:value-type="float" office:value="12044" calcext:value-type="float">
            <text:p>12044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4" calcext:value-type="float">
            <text:p>3.3464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29" calcext:value-type="float">
            <text:p>945.5529</text:p>
          </table:table-cell>
          <table:table-cell office:value-type="string" calcext:value-type="string">
            <text:p><text:s/>:</text:p>
          </table:table-cell>
          <table:table-cell office:value-type="float" office:value="12053" calcext:value-type="float">
            <text:p>12053</text:p>
          </table:table-cell>
          <table:table-cell office:value-type="float" office:value="7564" calcext:value-type="float">
            <text:p>7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8" calcext:value-type="float">
            <text:p>3.3488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59" calcext:value-type="float">
            <text:p>3.3559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6" calcext:value-type="float">
            <text:p>3.3976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1" calcext:value-type="float">
            <text:p>945.5571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6" calcext:value-type="float">
            <text:p>3.3446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7" calcext:value-type="float">
            <text:p>945.5577</text:p>
          </table:table-cell>
          <table:table-cell office:value-type="string" calcext:value-type="string">
            <text:p><text:s/>:</text:p>
          </table:table-cell>
          <table:table-cell office:value-type="float" office:value="12049" calcext:value-type="float">
            <text:p>12049</text:p>
          </table:table-cell>
          <table:table-cell office:value-type="float" office:value="7564" calcext:value-type="float">
            <text:p>7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2" calcext:value-type="float">
            <text:p>3.3462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8" calcext:value-type="float">
            <text:p>3.3408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5" calcext:value-type="float">
            <text:p>3.3445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5" calcext:value-type="float">
            <text:p>3.3365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608" calcext:value-type="float">
            <text:p>945.5608</text:p>
          </table:table-cell>
          <table:table-cell office:value-type="string" calcext:value-type="string">
            <text:p><text:s/>:</text:p>
          </table:table-cell>
          <table:table-cell office:value-type="float" office:value="12039" calcext:value-type="float">
            <text:p>12039</text:p>
          </table:table-cell>
          <table:table-cell office:value-type="float" office:value="7561" calcext:value-type="float">
            <text:p>75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34:.D41])" office:value-type="float" office:value="3.3687125" calcext:value-type="float">
            <text:p>3.3687125</text:p>
          </table:table-cell>
          <table:table-cell table:formula="of:=AVERAGE([.E34:.E41])" office:value-type="float" office:value="3.3434" calcext:value-type="float">
            <text:p>3.3434</text:p>
          </table:table-cell>
          <table:table-cell table:formula="of:=AVERAGE([.F34:.F41])" office:value-type="float" office:value="3.348875" calcext:value-type="float">
            <text:p>3.348875</text:p>
          </table:table-cell>
          <table:table-cell table:formula="of:=AVERAGE([.G34:.G41])" office:value-type="float" office:value="3.3464375" calcext:value-type="float">
            <text:p>3.3464375</text:p>
          </table:table-cell>
          <table:table-cell table:formula="of:=AVERAGE([.H34:.H41])" office:value-type="float" office:value="3.3436875" calcext:value-type="float">
            <text:p>3.3436875</text:p>
          </table:table-cell>
          <table:table-cell table:formula="of:=AVERAGE([.I34:.I41])" office:value-type="float" office:value="3.372475" calcext:value-type="float">
            <text:p>3.372475</text:p>
          </table:table-cell>
          <table:table-cell table:formula="of:=AVERAGE([.J34:.J41])" office:value-type="float" office:value="3.3727875" calcext:value-type="float">
            <text:p>3.3727875</text:p>
          </table:table-cell>
          <table:table-cell table:formula="of:=AVERAGE([.K34:.K41])" office:value-type="float" office:value="3.3409875" calcext:value-type="float">
            <text:p>3.3409875</text:p>
          </table:table-cell>
          <table:table-cell table:formula="of:=AVERAGE([.L34:.L41])" office:value-type="float" office:value="3.3711875" calcext:value-type="float">
            <text:p>3.3711875</text:p>
          </table:table-cell>
          <table:table-cell table:formula="of:=AVERAGE([.M34:.M41])" office:value-type="float" office:value="3.344725" calcext:value-type="float">
            <text:p>3.344725</text:p>
          </table:table-cell>
          <table:table-cell table:formula="of:=AVERAGE([.N34:.N41])" office:value-type="float" office:value="3.356" calcext:value-type="float">
            <text:p>3.356</text:p>
          </table:table-cell>
          <table:table-cell table:formula="of:=AVERAGE([.O34:.O41])" office:value-type="float" office:value="3.4031" calcext:value-type="float">
            <text:p>3.4031</text:p>
          </table:table-cell>
          <table:table-cell table:formula="of:=AVERAGE([.P34:.P41])" office:value-type="float" office:value="3.3366875" calcext:value-type="float">
            <text:p>3.3366875</text:p>
          </table:table-cell>
          <table:table-cell table:formula="of:=AVERAGE([.Q34:.Q41])" office:value-type="float" office:value="3.3977" calcext:value-type="float">
            <text:p>3.3977</text:p>
          </table:table-cell>
          <table:table-cell table:formula="of:=AVERAGE([.R34:.R41])" office:value-type="float" office:value="3.3887" calcext:value-type="float">
            <text:p>3.3887</text:p>
          </table:table-cell>
          <table:table-cell table:formula="of:=AVERAGE([.S34:.S41])" office:value-type="float" office:value="3.3726125" calcext:value-type="float">
            <text:p>3.3726125</text:p>
          </table:table-cell>
          <table:table-cell table:formula="of:=AVERAGE([.T34:.T41])" office:value-type="float" office:value="3.3024" calcext:value-type="float">
            <text:p>3.3024</text:p>
          </table:table-cell>
          <table:table-cell table:formula="of:=AVERAGE([.U34:.U41])" office:value-type="float" office:value="945.5261125" calcext:value-type="float">
            <text:p>945.5261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298" calcext:value-type="float">
            <text:p>3.298</text:p>
          </table:table-cell>
          <table:table-cell/>
          <table:table-cell table:formula="of:=[.D42]/[.$B43]" office:value-type="float" office:value="1.02144102486355" calcext:value-type="float">
            <text:p>1.0214410249</text:p>
          </table:table-cell>
          <table:table-cell table:formula="of:=[.E42]/[.$B43]" office:value-type="float" office:value="1.01376591873863" calcext:value-type="float">
            <text:p>1.0137659187</text:p>
          </table:table-cell>
          <table:table-cell table:formula="of:=[.F42]/[.$B43]" office:value-type="float" office:value="1.01542601576713" calcext:value-type="float">
            <text:p>1.0154260158</text:p>
          </table:table-cell>
          <table:table-cell table:formula="of:=[.G42]/[.$B43]" office:value-type="float" office:value="1.01468693147362" calcext:value-type="float">
            <text:p>1.0146869315</text:p>
          </table:table-cell>
          <table:table-cell table:formula="of:=[.H42]/[.$B43]" office:value-type="float" office:value="1.01385309278351" calcext:value-type="float">
            <text:p>1.0138530928</text:p>
          </table:table-cell>
          <table:table-cell table:formula="of:=[.I42]/[.$B43]" office:value-type="float" office:value="1.02258186779867" calcext:value-type="float">
            <text:p>1.0225818678</text:p>
          </table:table-cell>
          <table:table-cell table:formula="of:=[.J42]/[.$B43]" office:value-type="float" office:value="1.02267662219527" calcext:value-type="float">
            <text:p>1.0226766222</text:p>
          </table:table-cell>
          <table:table-cell table:formula="of:=[.K42]/[.$B43]" office:value-type="float" office:value="1.01303441479685" calcext:value-type="float">
            <text:p>1.0130344148</text:p>
          </table:table-cell>
          <table:table-cell table:formula="of:=[.L42]/[.$B43]" office:value-type="float" office:value="1.02219147968466" calcext:value-type="float">
            <text:p>1.0221914797</text:p>
          </table:table-cell>
          <table:table-cell table:formula="of:=[.M42]/[.$B43]" office:value-type="float" office:value="1.01416767738023" calcext:value-type="float">
            <text:p>1.0141676774</text:p>
          </table:table-cell>
          <table:table-cell table:formula="of:=[.N42]/[.$B43]" office:value-type="float" office:value="1.0175864160097" calcext:value-type="float">
            <text:p>1.017586416</text:p>
          </table:table-cell>
          <table:table-cell table:formula="of:=[.O42]/[.$B43]" office:value-type="float" office:value="1.03186779866586" calcext:value-type="float">
            <text:p>1.0318677987</text:p>
          </table:table-cell>
          <table:table-cell table:formula="of:=[.P42]/[.$B43]" office:value-type="float" office:value="1.01173059429958" calcext:value-type="float">
            <text:p>1.0117305943</text:p>
          </table:table-cell>
          <table:table-cell table:formula="of:=[.Q42]/[.$B43]" office:value-type="float" office:value="1.03023044269254" calcext:value-type="float">
            <text:p>1.0302304427</text:p>
          </table:table-cell>
          <table:table-cell table:formula="of:=[.R42]/[.$B43]" office:value-type="float" office:value="1.02750151607035" calcext:value-type="float">
            <text:p>1.0275015161</text:p>
          </table:table-cell>
          <table:table-cell table:formula="of:=[.S42]/[.$B43]" office:value-type="float" office:value="1.02262355973317" calcext:value-type="float">
            <text:p>1.0226235597</text:p>
          </table:table-cell>
          <table:table-cell table:formula="of:=[.T42]/[.$B43]" office:value-type="float" office:value="1.00133414190418" calcext:value-type="float">
            <text:p>1.0013341419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44]/[.D43]" office:value-type="float" office:value="0.000122728573601932" calcext:value-type="float">
            <text:p>1.227286E-04</text:p>
          </table:table-cell>
          <table:table-cell table:style-name="ce4" table:formula="of:=[.$B44]/[.E43]" office:value-type="float" office:value="0.00012365773763235" calcext:value-type="float">
            <text:p>1.236577E-04</text:p>
          </table:table-cell>
          <table:table-cell table:style-name="ce4" table:formula="of:=[.$B44]/[.F43]" office:value-type="float" office:value="0.000123455572393714" calcext:value-type="float">
            <text:p>1.234556E-04</text:p>
          </table:table-cell>
          <table:table-cell table:style-name="ce4" table:formula="of:=[.$B44]/[.G43]" office:value-type="float" office:value="0.000123545495769755" calcext:value-type="float">
            <text:p>1.235455E-04</text:p>
          </table:table-cell>
          <table:table-cell table:style-name="ce4" table:formula="of:=[.$B44]/[.H43]" office:value-type="float" office:value="0.000123647105179536" calcext:value-type="float">
            <text:p>1.236471E-04</text:p>
          </table:table-cell>
          <table:table-cell table:style-name="ce4" table:formula="of:=[.$B44]/[.I43]" office:value-type="float" office:value="0.000122591651531887" calcext:value-type="float">
            <text:p>1.225917E-04</text:p>
          </table:table-cell>
          <table:table-cell table:style-name="ce4" table:formula="of:=[.$B44]/[.J43]" office:value-type="float" office:value="0.000122580293006897" calcext:value-type="float">
            <text:p>1.225803E-04</text:p>
          </table:table-cell>
          <table:table-cell table:style-name="ce4" table:formula="of:=[.$B44]/[.K43]" office:value-type="float" office:value="0.000123747029882632" calcext:value-type="float">
            <text:p>1.237470E-04</text:p>
          </table:table-cell>
          <table:table-cell table:style-name="ce4" table:formula="of:=[.$B44]/[.L43]" office:value-type="float" office:value="0.000122638470865237" calcext:value-type="float">
            <text:p>1.226385E-04</text:p>
          </table:table-cell>
          <table:table-cell table:style-name="ce4" table:formula="of:=[.$B44]/[.M43]" office:value-type="float" office:value="0.000123608751093139" calcext:value-type="float">
            <text:p>1.236088E-04</text:p>
          </table:table-cell>
          <table:table-cell table:style-name="ce4" table:formula="of:=[.$B44]/[.N43]" office:value-type="float" office:value="0.00012319346841478" calcext:value-type="float">
            <text:p>1.231935E-04</text:p>
          </table:table-cell>
          <table:table-cell table:style-name="ce4" table:formula="of:=[.$B44]/[.O43]" office:value-type="float" office:value="0.000121488431136317" calcext:value-type="float">
            <text:p>1.214884E-04</text:p>
          </table:table-cell>
          <table:table-cell table:style-name="ce4" table:formula="of:=[.$B44]/[.P43]" office:value-type="float" office:value="0.000123906503081274" calcext:value-type="float">
            <text:p>1.239065E-04</text:p>
          </table:table-cell>
          <table:table-cell table:style-name="ce4" table:formula="of:=[.$B44]/[.Q43]" office:value-type="float" office:value="0.000121681513965329" calcext:value-type="float">
            <text:p>1.216815E-04</text:p>
          </table:table-cell>
          <table:table-cell table:style-name="ce4" table:formula="of:=[.$B44]/[.R43]" office:value-type="float" office:value="0.000122004686162835" calcext:value-type="float">
            <text:p>1.220047E-04</text:p>
          </table:table-cell>
          <table:table-cell table:style-name="ce4" table:formula="of:=[.$B44]/[.S43]" office:value-type="float" office:value="0.000122586653521565" calcext:value-type="float">
            <text:p>1.225867E-04</text:p>
          </table:table-cell>
          <table:table-cell table:style-name="ce4" table:formula="of:=[.$B45]/[.T43]" office:value-type="float" office:value="0.0000170915274769864" calcext:value-type="float">
            <text:p>1.709153E-05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44]" office:value-type="float" office:value="0.000122728573601932" calcext:value-type="float">
            <text:p>1.22728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44]" office:value-type="float" office:value="0.00012365773763235" calcext:value-type="float">
            <text:p>1.23657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44]" office:value-type="float" office:value="0.000123455572393714" calcext:value-type="float">
            <text:p>1.23455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44]" office:value-type="float" office:value="0.000123545495769755" calcext:value-type="float">
            <text:p>1.23545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44]" office:value-type="float" office:value="0.000123647105179536" calcext:value-type="float">
            <text:p>1.23647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44]" office:value-type="float" office:value="0.000122591651531887" calcext:value-type="float">
            <text:p>1.22591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44]" office:value-type="float" office:value="0.000122580293006897" calcext:value-type="float">
            <text:p>1.22580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44]" office:value-type="float" office:value="0.000123747029882632" calcext:value-type="float">
            <text:p>1.23747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44]" office:value-type="float" office:value="0.000122638470865237" calcext:value-type="float">
            <text:p>1.22638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44]" office:value-type="float" office:value="0.000123608751093139" calcext:value-type="float">
            <text:p>1.236088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44]" office:value-type="float" office:value="0.00012319346841478" calcext:value-type="float">
            <text:p>1.23193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44]" office:value-type="float" office:value="0.000121488431136317" calcext:value-type="float">
            <text:p>1.214884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44]" office:value-type="float" office:value="0.000123906503081274" calcext:value-type="float">
            <text:p>1.23906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44]" office:value-type="float" office:value="0.000121681513965329" calcext:value-type="float">
            <text:p>1.21681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44]" office:value-type="float" office:value="0.000122004686162835" calcext:value-type="float">
            <text:p>1.22004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44]" office:value-type="float" office:value="0.000122586653521565" calcext:value-type="float">
            <text:p>1.22586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table:formula="of:=[.T44]" office:value-type="float" office:value="0.0000170915274769864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>
          <table:table-cell table:number-columns-repeated="23"/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BOARD #1</text:p>
          </table:table-cell>
          <table:table-cell table:style-name="ce1" office:value-type="date" office:date-value="2021-08-11" calcext:value-type="date">
            <text:p>08/11/21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69]+1" office:value-type="float" office:value="1" calcext:value-type="float">
            <text:p>1</text:p>
          </table:table-cell>
          <table:table-cell table:formula="of:=[.E69]+1" office:value-type="float" office:value="2" calcext:value-type="float">
            <text:p>2</text:p>
          </table:table-cell>
          <table:table-cell table:formula="of:=[.F69]+1" office:value-type="float" office:value="3" calcext:value-type="float">
            <text:p>3</text:p>
          </table:table-cell>
          <table:table-cell table:formula="of:=[.G69]+1" office:value-type="float" office:value="4" calcext:value-type="float">
            <text:p>4</text:p>
          </table:table-cell>
          <table:table-cell table:formula="of:=[.H69]+1" office:value-type="float" office:value="5" calcext:value-type="float">
            <text:p>5</text:p>
          </table:table-cell>
          <table:table-cell table:formula="of:=[.I69]+1" office:value-type="float" office:value="6" calcext:value-type="float">
            <text:p>6</text:p>
          </table:table-cell>
          <table:table-cell table:formula="of:=[.J69]+1" office:value-type="float" office:value="7" calcext:value-type="float">
            <text:p>7</text:p>
          </table:table-cell>
          <table:table-cell table:formula="of:=[.K69]+1" office:value-type="float" office:value="8" calcext:value-type="float">
            <text:p>8</text:p>
          </table:table-cell>
          <table:table-cell table:formula="of:=[.L69]+1" office:value-type="float" office:value="9" calcext:value-type="float">
            <text:p>9</text:p>
          </table:table-cell>
          <table:table-cell table:formula="of:=[.M69]+1" office:value-type="float" office:value="10" calcext:value-type="float">
            <text:p>10</text:p>
          </table:table-cell>
          <table:table-cell table:formula="of:=[.N69]+1" office:value-type="float" office:value="11" calcext:value-type="float">
            <text:p>11</text:p>
          </table:table-cell>
          <table:table-cell table:formula="of:=[.O69]+1" office:value-type="float" office:value="12" calcext:value-type="float">
            <text:p>12</text:p>
          </table:table-cell>
          <table:table-cell table:formula="of:=[.P69]+1" office:value-type="float" office:value="13" calcext:value-type="float">
            <text:p>13</text:p>
          </table:table-cell>
          <table:table-cell table:formula="of:=[.Q69]+1" office:value-type="float" office:value="14" calcext:value-type="float">
            <text:p>14</text:p>
          </table:table-cell>
          <table:table-cell table:formula="of:=[.R69]+1" office:value-type="float" office:value="15" calcext:value-type="float">
            <text:p>15</text:p>
          </table:table-cell>
          <table:table-cell table:formula="of:=[.S69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6" calcext:value-type="float">
            <text:p>64.5336</text:p>
          </table:table-cell>
          <table:table-cell office:value-type="float" office:value="64.6028" calcext:value-type="float">
            <text:p>64.6028</text:p>
          </table:table-cell>
          <table:table-cell office:value-type="float" office:value="65.3022" calcext:value-type="float">
            <text:p>65.3022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22" calcext:value-type="float">
            <text:p>65.0922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1" calcext:value-type="float">
            <text:p>64.8911</text:p>
          </table:table-cell>
          <table:table-cell office:value-type="float" office:value="64.6637" calcext:value-type="float">
            <text:p>64.6637</text:p>
          </table:table-cell>
          <table:table-cell office:value-type="float" office:value="65.1665" calcext:value-type="float">
            <text:p>65.1665</text:p>
          </table:table-cell>
          <table:table-cell office:value-type="float" office:value="64.7787" calcext:value-type="float">
            <text:p>64.7787</text:p>
          </table:table-cell>
          <table:table-cell office:value-type="float" office:value="64.893" calcext:value-type="float">
            <text:p>64.893</text:p>
          </table:table-cell>
          <table:table-cell office:value-type="float" office:value="64.7847" calcext:value-type="float">
            <text:p>64.7847</text:p>
          </table:table-cell>
          <table:table-cell office:value-type="float" office:value="65.061" calcext:value-type="float">
            <text:p>65.061</text:p>
          </table:table-cell>
          <table:table-cell office:value-type="float" office:value="65.2034" calcext:value-type="float">
            <text:p>65.2034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31" calcext:value-type="float">
            <text:p>65.5131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98" calcext:value-type="float">
            <text:p>943.119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45" calcext:value-type="float">
            <text:p>7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6" calcext:value-type="float">
            <text:p>64.5336</text:p>
          </table:table-cell>
          <table:table-cell office:value-type="float" office:value="64.6027" calcext:value-type="float">
            <text:p>64.6027</text:p>
          </table:table-cell>
          <table:table-cell office:value-type="float" office:value="65.3022" calcext:value-type="float">
            <text:p>65.3022</text:p>
          </table:table-cell>
          <table:table-cell office:value-type="float" office:value="64.4976" calcext:value-type="float">
            <text:p>64.4976</text:p>
          </table:table-cell>
          <table:table-cell office:value-type="float" office:value="65.0921" calcext:value-type="float">
            <text:p>65.0921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1" calcext:value-type="float">
            <text:p>64.8911</text:p>
          </table:table-cell>
          <table:table-cell office:value-type="float" office:value="64.6636" calcext:value-type="float">
            <text:p>64.6636</text:p>
          </table:table-cell>
          <table:table-cell office:value-type="float" office:value="65.1665" calcext:value-type="float">
            <text:p>65.1665</text:p>
          </table:table-cell>
          <table:table-cell office:value-type="float" office:value="64.7788" calcext:value-type="float">
            <text:p>64.7788</text:p>
          </table:table-cell>
          <table:table-cell office:value-type="float" office:value="64.8931" calcext:value-type="float">
            <text:p>64.8931</text:p>
          </table:table-cell>
          <table:table-cell office:value-type="float" office:value="64.7847" calcext:value-type="float">
            <text:p>64.7847</text:p>
          </table:table-cell>
          <table:table-cell office:value-type="float" office:value="65.0609" calcext:value-type="float">
            <text:p>65.0609</text:p>
          </table:table-cell>
          <table:table-cell office:value-type="float" office:value="65.2033" calcext:value-type="float">
            <text:p>65.2033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28" calcext:value-type="float">
            <text:p>65.5128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77" calcext:value-type="float">
            <text:p>943.117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44" calcext:value-type="float">
            <text:p>7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4" calcext:value-type="float">
            <text:p>64.5334</text:p>
          </table:table-cell>
          <table:table-cell office:value-type="float" office:value="64.6024" calcext:value-type="float">
            <text:p>64.6024</text:p>
          </table:table-cell>
          <table:table-cell office:value-type="float" office:value="65.302" calcext:value-type="float">
            <text:p>65.302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9" calcext:value-type="float">
            <text:p>65.0919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1" calcext:value-type="float">
            <text:p>64.891</text:p>
          </table:table-cell>
          <table:table-cell office:value-type="float" office:value="64.6635" calcext:value-type="float">
            <text:p>64.6635</text:p>
          </table:table-cell>
          <table:table-cell office:value-type="float" office:value="65.1663" calcext:value-type="float">
            <text:p>65.1663</text:p>
          </table:table-cell>
          <table:table-cell office:value-type="float" office:value="64.7786" calcext:value-type="float">
            <text:p>64.7786</text:p>
          </table:table-cell>
          <table:table-cell office:value-type="float" office:value="64.8929" calcext:value-type="float">
            <text:p>64.8929</text:p>
          </table:table-cell>
          <table:table-cell office:value-type="float" office:value="64.7846" calcext:value-type="float">
            <text:p>64.7846</text:p>
          </table:table-cell>
          <table:table-cell office:value-type="float" office:value="65.0608" calcext:value-type="float">
            <text:p>65.0608</text:p>
          </table:table-cell>
          <table:table-cell office:value-type="float" office:value="65.2031" calcext:value-type="float">
            <text:p>65.2031</text:p>
          </table:table-cell>
          <table:table-cell office:value-type="float" office:value="64.9428" calcext:value-type="float">
            <text:p>64.9428</text:p>
          </table:table-cell>
          <table:table-cell office:value-type="float" office:value="65.5122" calcext:value-type="float">
            <text:p>65.512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019" calcext:value-type="float">
            <text:p>943.1019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31" calcext:value-type="float">
            <text:p>64.5331</text:p>
          </table:table-cell>
          <table:table-cell office:value-type="float" office:value="64.6021" calcext:value-type="float">
            <text:p>64.6021</text:p>
          </table:table-cell>
          <table:table-cell office:value-type="float" office:value="65.3017" calcext:value-type="float">
            <text:p>65.3017</text:p>
          </table:table-cell>
          <table:table-cell office:value-type="float" office:value="64.4976" calcext:value-type="float">
            <text:p>64.4976</text:p>
          </table:table-cell>
          <table:table-cell office:value-type="float" office:value="65.0918" calcext:value-type="float">
            <text:p>65.0918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9" calcext:value-type="float">
            <text:p>64.8909</text:p>
          </table:table-cell>
          <table:table-cell office:value-type="float" office:value="64.6636" calcext:value-type="float">
            <text:p>64.6636</text:p>
          </table:table-cell>
          <table:table-cell office:value-type="float" office:value="65.1663" calcext:value-type="float">
            <text:p>65.1663</text:p>
          </table:table-cell>
          <table:table-cell office:value-type="float" office:value="64.7785" calcext:value-type="float">
            <text:p>64.7785</text:p>
          </table:table-cell>
          <table:table-cell office:value-type="float" office:value="64.8928" calcext:value-type="float">
            <text:p>64.8928</text:p>
          </table:table-cell>
          <table:table-cell office:value-type="float" office:value="64.7846" calcext:value-type="float">
            <text:p>64.7846</text:p>
          </table:table-cell>
          <table:table-cell office:value-type="float" office:value="65.0606" calcext:value-type="float">
            <text:p>65.0606</text:p>
          </table:table-cell>
          <table:table-cell office:value-type="float" office:value="65.2028" calcext:value-type="float">
            <text:p>65.2028</text:p>
          </table:table-cell>
          <table:table-cell office:value-type="float" office:value="64.9429" calcext:value-type="float">
            <text:p>64.9429</text:p>
          </table:table-cell>
          <table:table-cell office:value-type="float" office:value="65.5118" calcext:value-type="float">
            <text:p>65.5118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0953" calcext:value-type="float">
            <text:p>943.0953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2" calcext:value-type="float">
            <text:p>64.602</text:p>
          </table:table-cell>
          <table:table-cell office:value-type="float" office:value="65.3013" calcext:value-type="float">
            <text:p>65.3013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6" calcext:value-type="float">
            <text:p>65.0916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7" calcext:value-type="float">
            <text:p>64.8907</text:p>
          </table:table-cell>
          <table:table-cell office:value-type="float" office:value="64.6635" calcext:value-type="float">
            <text:p>64.6635</text:p>
          </table:table-cell>
          <table:table-cell office:value-type="float" office:value="65.1662" calcext:value-type="float">
            <text:p>65.1662</text:p>
          </table:table-cell>
          <table:table-cell office:value-type="float" office:value="64.7783" calcext:value-type="float">
            <text:p>64.7783</text:p>
          </table:table-cell>
          <table:table-cell office:value-type="float" office:value="64.8927" calcext:value-type="float">
            <text:p>64.8927</text:p>
          </table:table-cell>
          <table:table-cell office:value-type="float" office:value="64.7844" calcext:value-type="float">
            <text:p>64.7844</text:p>
          </table:table-cell>
          <table:table-cell office:value-type="float" office:value="65.0603" calcext:value-type="float">
            <text:p>65.0603</text:p>
          </table:table-cell>
          <table:table-cell office:value-type="float" office:value="65.2025" calcext:value-type="float">
            <text:p>65.2025</text:p>
          </table:table-cell>
          <table:table-cell office:value-type="float" office:value="64.9428" calcext:value-type="float">
            <text:p>64.9428</text:p>
          </table:table-cell>
          <table:table-cell office:value-type="float" office:value="65.5114" calcext:value-type="float">
            <text:p>65.5114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0991" calcext:value-type="float">
            <text:p>943.099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44" calcext:value-type="float">
            <text:p>7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9" calcext:value-type="float">
            <text:p>64.6019</text:p>
          </table:table-cell>
          <table:table-cell office:value-type="float" office:value="65.3011" calcext:value-type="float">
            <text:p>65.3011</text:p>
          </table:table-cell>
          <table:table-cell office:value-type="float" office:value="64.4974" calcext:value-type="float">
            <text:p>64.4974</text:p>
          </table:table-cell>
          <table:table-cell office:value-type="float" office:value="65.0913" calcext:value-type="float">
            <text:p>65.0913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4" calcext:value-type="float">
            <text:p>64.8904</text:p>
          </table:table-cell>
          <table:table-cell office:value-type="float" office:value="64.6633" calcext:value-type="float">
            <text:p>64.6633</text:p>
          </table:table-cell>
          <table:table-cell office:value-type="float" office:value="65.166" calcext:value-type="float">
            <text:p>65.166</text:p>
          </table:table-cell>
          <table:table-cell office:value-type="float" office:value="64.7779" calcext:value-type="float">
            <text:p>64.7779</text:p>
          </table:table-cell>
          <table:table-cell office:value-type="float" office:value="64.8923" calcext:value-type="float">
            <text:p>64.8923</text:p>
          </table:table-cell>
          <table:table-cell office:value-type="float" office:value="64.784" calcext:value-type="float">
            <text:p>64.784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4" calcext:value-type="float">
            <text:p>65.2024</text:p>
          </table:table-cell>
          <table:table-cell office:value-type="float" office:value="64.9427" calcext:value-type="float">
            <text:p>64.9427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165" calcext:value-type="float">
            <text:p>943.1165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45" calcext:value-type="float">
            <text:p>7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8" calcext:value-type="float">
            <text:p>64.6018</text:p>
          </table:table-cell>
          <table:table-cell office:value-type="float" office:value="65.301" calcext:value-type="float">
            <text:p>65.301</text:p>
          </table:table-cell>
          <table:table-cell office:value-type="float" office:value="64.4974" calcext:value-type="float">
            <text:p>64.4974</text:p>
          </table:table-cell>
          <table:table-cell office:value-type="float" office:value="65.0913" calcext:value-type="float">
            <text:p>65.0913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1" calcext:value-type="float">
            <text:p>64.8901</text:p>
          </table:table-cell>
          <table:table-cell office:value-type="float" office:value="64.663" calcext:value-type="float">
            <text:p>64.663</text:p>
          </table:table-cell>
          <table:table-cell office:value-type="float" office:value="65.1657" calcext:value-type="float">
            <text:p>65.1657</text:p>
          </table:table-cell>
          <table:table-cell office:value-type="float" office:value="64.7778" calcext:value-type="float">
            <text:p>64.7778</text:p>
          </table:table-cell>
          <table:table-cell office:value-type="float" office:value="64.8921" calcext:value-type="float">
            <text:p>64.8921</text:p>
          </table:table-cell>
          <table:table-cell office:value-type="float" office:value="64.7837" calcext:value-type="float">
            <text:p>64.7837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2" calcext:value-type="float">
            <text:p>65.2022</text:p>
          </table:table-cell>
          <table:table-cell office:value-type="float" office:value="64.9427" calcext:value-type="float">
            <text:p>64.9427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21" calcext:value-type="float">
            <text:p>943.12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46" calcext:value-type="float">
            <text:p>7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5327" calcext:value-type="float">
            <text:p>64.5327</text:p>
          </table:table-cell>
          <table:table-cell office:value-type="float" office:value="64.6018" calcext:value-type="float">
            <text:p>64.6018</text:p>
          </table:table-cell>
          <table:table-cell office:value-type="float" office:value="65.301" calcext:value-type="float">
            <text:p>65.301</text:p>
          </table:table-cell>
          <table:table-cell office:value-type="float" office:value="64.4975" calcext:value-type="float">
            <text:p>64.4975</text:p>
          </table:table-cell>
          <table:table-cell office:value-type="float" office:value="65.0912" calcext:value-type="float">
            <text:p>65.0912</text:p>
          </table:table-cell>
          <table:table-cell office:value-type="float" office:value="65.7085" calcext:value-type="float">
            <text:p>65.7085</text:p>
          </table:table-cell>
          <table:table-cell office:value-type="float" office:value="64.8901" calcext:value-type="float">
            <text:p>64.8901</text:p>
          </table:table-cell>
          <table:table-cell office:value-type="float" office:value="64.6627" calcext:value-type="float">
            <text:p>64.6627</text:p>
          </table:table-cell>
          <table:table-cell office:value-type="float" office:value="65.1655" calcext:value-type="float">
            <text:p>65.1655</text:p>
          </table:table-cell>
          <table:table-cell office:value-type="float" office:value="64.7778" calcext:value-type="float">
            <text:p>64.7778</text:p>
          </table:table-cell>
          <table:table-cell office:value-type="float" office:value="64.8921" calcext:value-type="float">
            <text:p>64.8921</text:p>
          </table:table-cell>
          <table:table-cell office:value-type="float" office:value="64.7836" calcext:value-type="float">
            <text:p>64.7836</text:p>
          </table:table-cell>
          <table:table-cell office:value-type="float" office:value="65.0601" calcext:value-type="float">
            <text:p>65.0601</text:p>
          </table:table-cell>
          <table:table-cell office:value-type="float" office:value="65.202" calcext:value-type="float">
            <text:p>65.202</text:p>
          </table:table-cell>
          <table:table-cell office:value-type="float" office:value="64.9426" calcext:value-type="float">
            <text:p>64.9426</text:p>
          </table:table-cell>
          <table:table-cell office:value-type="float" office:value="65.5112" calcext:value-type="float">
            <text:p>65.5112</text:p>
          </table:table-cell>
          <table:table-cell office:value-type="float" office:value="3.296" calcext:value-type="float">
            <text:p>3.296</text:p>
          </table:table-cell>
          <table:table-cell office:value-type="float" office:value="943.1272" calcext:value-type="float">
            <text:p>943.1272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70:.D77])" office:value-type="float" office:value="64.5330625" calcext:value-type="float">
            <text:p>64.5330625</text:p>
          </table:table-cell>
          <table:table-cell table:formula="of:=AVERAGE([.E70:.E77])" office:value-type="float" office:value="64.6021875" calcext:value-type="float">
            <text:p>64.6021875</text:p>
          </table:table-cell>
          <table:table-cell table:formula="of:=AVERAGE([.F70:.F77])" office:value-type="float" office:value="65.3015625" calcext:value-type="float">
            <text:p>65.3015625</text:p>
          </table:table-cell>
          <table:table-cell table:formula="of:=AVERAGE([.G70:.G77])" office:value-type="float" office:value="64.4975" calcext:value-type="float">
            <text:p>64.4975</text:p>
          </table:table-cell>
          <table:table-cell table:formula="of:=AVERAGE([.H70:.H77])" office:value-type="float" office:value="65.091675" calcext:value-type="float">
            <text:p>65.091675</text:p>
          </table:table-cell>
          <table:table-cell table:formula="of:=AVERAGE([.I70:.I77])" office:value-type="float" office:value="65.7085" calcext:value-type="float">
            <text:p>65.7085</text:p>
          </table:table-cell>
          <table:table-cell table:formula="of:=AVERAGE([.J70:.J77])" office:value-type="float" office:value="64.890675" calcext:value-type="float">
            <text:p>64.890675</text:p>
          </table:table-cell>
          <table:table-cell table:formula="of:=AVERAGE([.K70:.K77])" office:value-type="float" office:value="64.6633625" calcext:value-type="float">
            <text:p>64.6633625</text:p>
          </table:table-cell>
          <table:table-cell table:formula="of:=AVERAGE([.L70:.L77])" office:value-type="float" office:value="65.166125" calcext:value-type="float">
            <text:p>65.166125</text:p>
          </table:table-cell>
          <table:table-cell table:formula="of:=AVERAGE([.M70:.M77])" office:value-type="float" office:value="64.7783" calcext:value-type="float">
            <text:p>64.7783</text:p>
          </table:table-cell>
          <table:table-cell table:formula="of:=AVERAGE([.N70:.N77])" office:value-type="float" office:value="64.892625" calcext:value-type="float">
            <text:p>64.892625</text:p>
          </table:table-cell>
          <table:table-cell table:formula="of:=AVERAGE([.O70:.O77])" office:value-type="float" office:value="64.7842875" calcext:value-type="float">
            <text:p>64.7842875</text:p>
          </table:table-cell>
          <table:table-cell table:formula="of:=AVERAGE([.P70:.P77])" office:value-type="float" office:value="65.0604875" calcext:value-type="float">
            <text:p>65.0604875</text:p>
          </table:table-cell>
          <table:table-cell table:formula="of:=AVERAGE([.Q70:.Q77])" office:value-type="float" office:value="65.2027125" calcext:value-type="float">
            <text:p>65.2027125</text:p>
          </table:table-cell>
          <table:table-cell table:formula="of:=AVERAGE([.R70:.R77])" office:value-type="float" office:value="64.9427875" calcext:value-type="float">
            <text:p>64.9427875</text:p>
          </table:table-cell>
          <table:table-cell table:formula="of:=AVERAGE([.S70:.S77])" office:value-type="float" office:value="65.5118625" calcext:value-type="float">
            <text:p>65.5118625</text:p>
          </table:table-cell>
          <table:table-cell table:formula="of:=AVERAGE([.T70:.T77])" office:value-type="float" office:value="3.296" calcext:value-type="float">
            <text:p>3.296</text:p>
          </table:table-cell>
          <table:table-cell table:formula="of:=AVERAGE([.U70:.U77])" office:value-type="float" office:value="943.1123125" calcext:value-type="float">
            <text:p>943.1123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/>
          <table:table-cell table:formula="of:=[.D78]/[.$B79]" office:value-type="float" office:value="1.0275965366242" calcext:value-type="float">
            <text:p>1.0275965366</text:p>
          </table:table-cell>
          <table:table-cell table:formula="of:=[.E78]/[.$B79]" office:value-type="float" office:value="1.02869725318471" calcext:value-type="float">
            <text:p>1.0286972532</text:p>
          </table:table-cell>
          <table:table-cell table:formula="of:=[.F78]/[.$B79]" office:value-type="float" office:value="1.0398337977707" calcext:value-type="float">
            <text:p>1.0398337978</text:p>
          </table:table-cell>
          <table:table-cell table:formula="of:=[.G78]/[.$B79]" office:value-type="float" office:value="1.02703025477707" calcext:value-type="float">
            <text:p>1.0270302548</text:p>
          </table:table-cell>
          <table:table-cell table:formula="of:=[.H78]/[.$B79]" office:value-type="float" office:value="1.03649164012739" calcext:value-type="float">
            <text:p>1.0364916401</text:p>
          </table:table-cell>
          <table:table-cell table:formula="of:=[.I78]/[.$B79]" office:value-type="float" office:value="1.04631369426752" calcext:value-type="float">
            <text:p>1.0463136943</text:p>
          </table:table-cell>
          <table:table-cell table:formula="of:=[.J78]/[.$B79]" office:value-type="float" office:value="1.03329100318471" calcext:value-type="float">
            <text:p>1.0332910032</text:p>
          </table:table-cell>
          <table:table-cell table:formula="of:=[.K78]/[.$B79]" office:value-type="float" office:value="1.02967137738854" calcext:value-type="float">
            <text:p>1.0296713774</text:p>
          </table:table-cell>
          <table:table-cell table:formula="of:=[.L78]/[.$B79]" office:value-type="float" office:value="1.03767714968153" calcext:value-type="float">
            <text:p>1.0376771497</text:p>
          </table:table-cell>
          <table:table-cell table:formula="of:=[.M78]/[.$B79]" office:value-type="float" office:value="1.03150159235669" calcext:value-type="float">
            <text:p>1.0315015924</text:p>
          </table:table-cell>
          <table:table-cell table:formula="of:=[.N78]/[.$B79]" office:value-type="float" office:value="1.03332205414013" calcext:value-type="float">
            <text:p>1.0333220541</text:p>
          </table:table-cell>
          <table:table-cell table:formula="of:=[.O78]/[.$B79]" office:value-type="float" office:value="1.03159693471338" calcext:value-type="float">
            <text:p>1.0315969347</text:p>
          </table:table-cell>
          <table:table-cell table:formula="of:=[.P78]/[.$B79]" office:value-type="float" office:value="1.03599502388535" calcext:value-type="float">
            <text:p>1.0359950239</text:p>
          </table:table-cell>
          <table:table-cell table:formula="of:=[.Q78]/[.$B79]" office:value-type="float" office:value="1.03825975318471" calcext:value-type="float">
            <text:p>1.0382597532</text:p>
          </table:table-cell>
          <table:table-cell table:formula="of:=[.R78]/[.$B79]" office:value-type="float" office:value="1.03412082006369" calcext:value-type="float">
            <text:p>1.0341208201</text:p>
          </table:table-cell>
          <table:table-cell table:formula="of:=[.S78]/[.$B79]" office:value-type="float" office:value="1.04318252388535" calcext:value-type="float">
            <text:p>1.0431825239</text:p>
          </table:table-cell>
          <table:table-cell table:formula="of:=[.T78]/[.$B79]" office:value-type="float" office:value="0.052484076433121" calcext:value-type="float">
            <text:p>0.0524840764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80]/[.D79]" office:value-type="float" office:value="0.000121993404543601" calcext:value-type="float">
            <text:p>1.219934E-04</text:p>
          </table:table-cell>
          <table:table-cell table:style-name="ce4" table:formula="of:=[.$B80]/[.E79]" office:value-type="float" office:value="0.00012186287035559" calcext:value-type="float">
            <text:p>1.218629E-04</text:p>
          </table:table-cell>
          <table:table-cell table:style-name="ce4" table:formula="of:=[.$B80]/[.F79]" office:value-type="float" office:value="0.000120557727849161" calcext:value-type="float">
            <text:p>1.205577E-04</text:p>
          </table:table-cell>
          <table:table-cell table:style-name="ce4" table:formula="of:=[.$B80]/[.G79]" office:value-type="float" office:value="0.000122060669018179" calcext:value-type="float">
            <text:p>1.220607E-04</text:p>
          </table:table-cell>
          <table:table-cell table:style-name="ce4" table:formula="of:=[.$B80]/[.H79]" office:value-type="float" office:value="0.000120946465120156" calcext:value-type="float">
            <text:p>1.209465E-04</text:p>
          </table:table-cell>
          <table:table-cell table:style-name="ce4" table:formula="of:=[.$B80]/[.I79]" office:value-type="float" office:value="0.000119811105108167" calcext:value-type="float">
            <text:p>1.198111E-04</text:p>
          </table:table-cell>
          <table:table-cell table:style-name="ce4" table:formula="of:=[.$B80]/[.J79]" office:value-type="float" office:value="0.00012132109890982" calcext:value-type="float">
            <text:p>1.213211E-04</text:p>
          </table:table-cell>
          <table:table-cell table:style-name="ce4" table:formula="of:=[.$B80]/[.K79]" office:value-type="float" office:value="0.000121747581561352" calcext:value-type="float">
            <text:p>1.217476E-04</text:p>
          </table:table-cell>
          <table:table-cell table:style-name="ce4" table:formula="of:=[.$B80]/[.L79]" office:value-type="float" office:value="0.00012080828804843" calcext:value-type="float">
            <text:p>1.208083E-04</text:p>
          </table:table-cell>
          <table:table-cell table:style-name="ce4" table:formula="of:=[.$B80]/[.M79]" office:value-type="float" office:value="0.000121531562266994" calcext:value-type="float">
            <text:p>1.215316E-04</text:p>
          </table:table-cell>
          <table:table-cell table:style-name="ce4" table:formula="of:=[.$B80]/[.N79]" office:value-type="float" office:value="0.000121317453254511" calcext:value-type="float">
            <text:p>1.213175E-04</text:p>
          </table:table-cell>
          <table:table-cell table:style-name="ce4" table:formula="of:=[.$B80]/[.O79]" office:value-type="float" office:value="0.000121520330064601" calcext:value-type="float">
            <text:p>1.215203E-04</text:p>
          </table:table-cell>
          <table:table-cell table:style-name="ce4" table:formula="of:=[.$B80]/[.P79]" office:value-type="float" office:value="0.000121004442212334" calcext:value-type="float">
            <text:p>1.210044E-04</text:p>
          </table:table-cell>
          <table:table-cell table:style-name="ce4" table:formula="of:=[.$B80]/[.Q79]" office:value-type="float" office:value="0.000120740498334329" calcext:value-type="float">
            <text:p>1.207405E-04</text:p>
          </table:table-cell>
          <table:table-cell table:style-name="ce4" table:formula="of:=[.$B80]/[.R79]" office:value-type="float" office:value="0.000121223746362904" calcext:value-type="float">
            <text:p>1.212237E-04</text:p>
          </table:table-cell>
          <table:table-cell table:style-name="ce4" table:formula="of:=[.$B80]/[.S79]" office:value-type="float" office:value="0.000120170724805756" calcext:value-type="float">
            <text:p>1.201707E-04</text:p>
          </table:table-cell>
          <table:table-cell table:style-name="ce4" table:formula="of:=[.$B81]/[.T79]" office:value-type="float" office:value="0.000326086141990291" calcext:value-type="float">
            <text:p>3.260861E-04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80]" office:value-type="float" office:value="0.000121993404543601" calcext:value-type="float">
            <text:p>1.21993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80]" office:value-type="float" office:value="0.00012186287035559" calcext:value-type="float">
            <text:p>1.218629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80]" office:value-type="float" office:value="0.000120557727849161" calcext:value-type="float">
            <text:p>1.20557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80]" office:value-type="float" office:value="0.000122060669018179" calcext:value-type="float">
            <text:p>1.22060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80]" office:value-type="float" office:value="0.000120946465120156" calcext:value-type="float">
            <text:p>1.209465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80]" office:value-type="float" office:value="0.000119811105108167" calcext:value-type="float">
            <text:p>1.19811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80]" office:value-type="float" office:value="0.00012132109890982" calcext:value-type="float">
            <text:p>1.21321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80]" office:value-type="float" office:value="0.000121747581561352" calcext:value-type="float">
            <text:p>1.217476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80]" office:value-type="float" office:value="0.00012080828804843" calcext:value-type="float">
            <text:p>1.20808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80]" office:value-type="float" office:value="0.000121531562266994" calcext:value-type="float">
            <text:p>1.215316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80]" office:value-type="float" office:value="0.000121317453254511" calcext:value-type="float">
            <text:p>1.21317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80]" office:value-type="float" office:value="0.000121520330064601" calcext:value-type="float">
            <text:p>1.215203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80]" office:value-type="float" office:value="0.000121004442212334" calcext:value-type="float">
            <text:p>1.210044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80]" office:value-type="float" office:value="0.000120740498334329" calcext:value-type="float">
            <text:p>1.20740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80]" office:value-type="float" office:value="0.000121223746362904" calcext:value-type="float">
            <text:p>1.21223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80]" office:value-type="float" office:value="0.000120170724805756" calcext:value-type="float">
            <text:p>1.20170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table:formula="of:=[.T80]" office:value-type="float" office:value="0.000326086141990291" calcext:value-type="float">
            <text:p>3.260861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" calcext:value-type="float">
            <text:p>3.342</text:p>
          </table:table-cell>
          <table:table-cell office:value-type="float" office:value="3.3477" calcext:value-type="float">
            <text:p>3.3477</text:p>
          </table:table-cell>
          <table:table-cell office:value-type="float" office:value="3.3832" calcext:value-type="float">
            <text:p>3.3832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3716" calcext:value-type="float">
            <text:p>3.3716</text:p>
          </table:table-cell>
          <table:table-cell office:value-type="float" office:value="3.4283" calcext:value-type="float">
            <text:p>3.4283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36" calcext:value-type="float">
            <text:p>3.3736</text:p>
          </table:table-cell>
          <table:table-cell office:value-type="float" office:value="3.3971" calcext:value-type="float">
            <text:p>3.3971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825" calcext:value-type="float">
            <text:p>3.3825</text:p>
          </table:table-cell>
          <table:table-cell office:value-type="float" office:value="3.3789" calcext:value-type="float">
            <text:p>3.3789</text:p>
          </table:table-cell>
          <table:table-cell office:value-type="float" office:value="3.3914" calcext:value-type="float">
            <text:p>3.3914</text:p>
          </table:table-cell>
          <table:table-cell office:value-type="float" office:value="3.3993" calcext:value-type="float">
            <text:p>3.3993</text:p>
          </table:table-cell>
          <table:table-cell office:value-type="float" office:value="3.3863" calcext:value-type="float">
            <text:p>3.3863</text:p>
          </table:table-cell>
          <table:table-cell office:value-type="float" office:value="3.4147" calcext:value-type="float">
            <text:p>3.4147</text:p>
          </table:table-cell>
          <table:table-cell office:value-type="float" office:value="3.2969" calcext:value-type="float">
            <text:p>3.2969</text:p>
          </table:table-cell>
          <table:table-cell office:value-type="float" office:value="945.1711" calcext:value-type="float">
            <text:p>945.171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61" calcext:value-type="float">
            <text:p>75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" calcext:value-type="float">
            <text:p>3.342</text:p>
          </table:table-cell>
          <table:table-cell office:value-type="float" office:value="3.3476" calcext:value-type="float">
            <text:p>3.3476</text:p>
          </table:table-cell>
          <table:table-cell office:value-type="float" office:value="3.3832" calcext:value-type="float">
            <text:p>3.3832</text:p>
          </table:table-cell>
          <table:table-cell office:value-type="float" office:value="3.3393" calcext:value-type="float">
            <text:p>3.3393</text:p>
          </table:table-cell>
          <table:table-cell office:value-type="float" office:value="3.3716" calcext:value-type="float">
            <text:p>3.3716</text:p>
          </table:table-cell>
          <table:table-cell office:value-type="float" office:value="3.4283" calcext:value-type="float">
            <text:p>3.4283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35" calcext:value-type="float">
            <text:p>3.3735</text:p>
          </table:table-cell>
          <table:table-cell office:value-type="float" office:value="3.3971" calcext:value-type="float">
            <text:p>3.3971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825" calcext:value-type="float">
            <text:p>3.3825</text:p>
          </table:table-cell>
          <table:table-cell office:value-type="float" office:value="3.3788" calcext:value-type="float">
            <text:p>3.3788</text:p>
          </table:table-cell>
          <table:table-cell office:value-type="float" office:value="3.3913" calcext:value-type="float">
            <text:p>3.3913</text:p>
          </table:table-cell>
          <table:table-cell office:value-type="float" office:value="3.3992" calcext:value-type="float">
            <text:p>3.3992</text:p>
          </table:table-cell>
          <table:table-cell office:value-type="float" office:value="3.3862" calcext:value-type="float">
            <text:p>3.3862</text:p>
          </table:table-cell>
          <table:table-cell office:value-type="float" office:value="3.4147" calcext:value-type="float">
            <text:p>3.4147</text:p>
          </table:table-cell>
          <table:table-cell office:value-type="float" office:value="3.2969" calcext:value-type="float">
            <text:p>3.2969</text:p>
          </table:table-cell>
          <table:table-cell office:value-type="float" office:value="945.1858" calcext:value-type="float">
            <text:p>945.1858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57" calcext:value-type="float">
            <text:p>75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1" calcext:value-type="float">
            <text:p>3.3421</text:p>
          </table:table-cell>
          <table:table-cell office:value-type="float" office:value="3.3478" calcext:value-type="float">
            <text:p>3.3478</text:p>
          </table:table-cell>
          <table:table-cell office:value-type="float" office:value="3.3833" calcext:value-type="float">
            <text:p>3.3833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3717" calcext:value-type="float">
            <text:p>3.3717</text:p>
          </table:table-cell>
          <table:table-cell office:value-type="float" office:value="3.4284" calcext:value-type="float">
            <text:p>3.4284</text:p>
          </table:table-cell>
          <table:table-cell office:value-type="float" office:value="3.3831" calcext:value-type="float">
            <text:p>3.3831</text:p>
          </table:table-cell>
          <table:table-cell office:value-type="float" office:value="3.3737" calcext:value-type="float">
            <text:p>3.3737</text:p>
          </table:table-cell>
          <table:table-cell office:value-type="float" office:value="3.3973" calcext:value-type="float">
            <text:p>3.3973</text:p>
          </table:table-cell>
          <table:table-cell office:value-type="float" office:value="3.3789" calcext:value-type="float">
            <text:p>3.3789</text:p>
          </table:table-cell>
          <table:table-cell office:value-type="float" office:value="3.3826" calcext:value-type="float">
            <text:p>3.3826</text:p>
          </table:table-cell>
          <table:table-cell office:value-type="float" office:value="3.379" calcext:value-type="float">
            <text:p>3.379</text:p>
          </table:table-cell>
          <table:table-cell office:value-type="float" office:value="3.3915" calcext:value-type="float">
            <text:p>3.3915</text:p>
          </table:table-cell>
          <table:table-cell office:value-type="float" office:value="3.3994" calcext:value-type="float">
            <text:p>3.3994</text:p>
          </table:table-cell>
          <table:table-cell office:value-type="float" office:value="3.3863" calcext:value-type="float">
            <text:p>3.3863</text:p>
          </table:table-cell>
          <table:table-cell office:value-type="float" office:value="3.4148" calcext:value-type="float">
            <text:p>3.4148</text:p>
          </table:table-cell>
          <table:table-cell office:value-type="float" office:value="3.297" calcext:value-type="float">
            <text:p>3.297</text:p>
          </table:table-cell>
          <table:table-cell office:value-type="float" office:value="945.2141" calcext:value-type="float">
            <text:p>945.2141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59" calcext:value-type="float">
            <text:p>755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4" calcext:value-type="float">
            <text:p>3.3424</text:p>
          </table:table-cell>
          <table:table-cell office:value-type="float" office:value="3.3481" calcext:value-type="float">
            <text:p>3.3481</text:p>
          </table:table-cell>
          <table:table-cell office:value-type="float" office:value="3.3835" calcext:value-type="float">
            <text:p>3.3835</text:p>
          </table:table-cell>
          <table:table-cell office:value-type="float" office:value="3.3396" calcext:value-type="float">
            <text:p>3.3396</text:p>
          </table:table-cell>
          <table:table-cell office:value-type="float" office:value="3.372" calcext:value-type="float">
            <text:p>3.372</text:p>
          </table:table-cell>
          <table:table-cell office:value-type="float" office:value="3.4286" calcext:value-type="float">
            <text:p>3.4286</text:p>
          </table:table-cell>
          <table:table-cell office:value-type="float" office:value="3.3833" calcext:value-type="float">
            <text:p>3.3833</text:p>
          </table:table-cell>
          <table:table-cell office:value-type="float" office:value="3.3738" calcext:value-type="float">
            <text:p>3.3738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792" calcext:value-type="float">
            <text:p>3.3792</text:p>
          </table:table-cell>
          <table:table-cell office:value-type="float" office:value="3.3828" calcext:value-type="float">
            <text:p>3.3828</text:p>
          </table:table-cell>
          <table:table-cell office:value-type="float" office:value="3.3792" calcext:value-type="float">
            <text:p>3.3792</text:p>
          </table:table-cell>
          <table:table-cell office:value-type="float" office:value="3.3917" calcext:value-type="float">
            <text:p>3.3917</text:p>
          </table:table-cell>
          <table:table-cell office:value-type="float" office:value="3.3996" calcext:value-type="float">
            <text:p>3.3996</text:p>
          </table:table-cell>
          <table:table-cell office:value-type="float" office:value="3.3865" calcext:value-type="float">
            <text:p>3.3865</text:p>
          </table:table-cell>
          <table:table-cell office:value-type="float" office:value="3.4151" calcext:value-type="float">
            <text:p>3.4151</text:p>
          </table:table-cell>
          <table:table-cell office:value-type="float" office:value="3.297" calcext:value-type="float">
            <text:p>3.297</text:p>
          </table:table-cell>
          <table:table-cell office:value-type="float" office:value="945.2238" calcext:value-type="float">
            <text:p>945.2238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5" calcext:value-type="float">
            <text:p>3.3425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7" calcext:value-type="float">
            <text:p>3.3837</text:p>
          </table:table-cell>
          <table:table-cell office:value-type="float" office:value="3.3398" calcext:value-type="float">
            <text:p>3.3398</text:p>
          </table:table-cell>
          <table:table-cell office:value-type="float" office:value="3.3721" calcext:value-type="float">
            <text:p>3.3721</text:p>
          </table:table-cell>
          <table:table-cell office:value-type="float" office:value="3.4288" calcext:value-type="float">
            <text:p>3.4288</text:p>
          </table:table-cell>
          <table:table-cell office:value-type="float" office:value="3.3835" calcext:value-type="float">
            <text:p>3.3835</text:p>
          </table:table-cell>
          <table:table-cell office:value-type="float" office:value="3.3741" calcext:value-type="float">
            <text:p>3.3741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794" calcext:value-type="float">
            <text:p>3.3794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4" calcext:value-type="float">
            <text:p>3.3794</text:p>
          </table:table-cell>
          <table:table-cell office:value-type="float" office:value="3.3919" calcext:value-type="float">
            <text:p>3.3919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5" calcext:value-type="float">
            <text:p>3.3865</text:p>
          </table:table-cell>
          <table:table-cell office:value-type="float" office:value="3.4152" calcext:value-type="float">
            <text:p>3.4152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527" calcext:value-type="float">
            <text:p>945.2527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89" calcext:value-type="float">
            <text:p>3.428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" calcext:value-type="float">
            <text:p>3.392</text:p>
          </table:table-cell>
          <table:table-cell office:value-type="float" office:value="3.3999" calcext:value-type="float">
            <text:p>3.3999</text:p>
          </table:table-cell>
          <table:table-cell office:value-type="float" office:value="3.3866" calcext:value-type="float">
            <text:p>3.3866</text:p>
          </table:table-cell>
          <table:table-cell office:value-type="float" office:value="3.4154" calcext:value-type="float">
            <text:p>3.415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58" calcext:value-type="float">
            <text:p>945.2758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9" calcext:value-type="float">
            <text:p>3.42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" calcext:value-type="float">
            <text:p>3.392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6" calcext:value-type="float">
            <text:p>3.3866</text:p>
          </table:table-cell>
          <table:table-cell office:value-type="float" office:value="3.4153" calcext:value-type="float">
            <text:p>3.415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75" calcext:value-type="float">
            <text:p>945.2775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7" calcext:value-type="float">
            <text:p>3.3427</text:p>
          </table:table-cell>
          <table:table-cell office:value-type="float" office:value="3.3483" calcext:value-type="float">
            <text:p>3.348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399" calcext:value-type="float">
            <text:p>3.3399</text:p>
          </table:table-cell>
          <table:table-cell office:value-type="float" office:value="3.3722" calcext:value-type="float">
            <text:p>3.3722</text:p>
          </table:table-cell>
          <table:table-cell office:value-type="float" office:value="3.429" calcext:value-type="float">
            <text:p>3.429</text:p>
          </table:table-cell>
          <table:table-cell office:value-type="float" office:value="3.3836" calcext:value-type="float">
            <text:p>3.3836</text:p>
          </table:table-cell>
          <table:table-cell office:value-type="float" office:value="3.3742" calcext:value-type="float">
            <text:p>3.3742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83" calcext:value-type="float">
            <text:p>3.383</text:p>
          </table:table-cell>
          <table:table-cell office:value-type="float" office:value="3.3795" calcext:value-type="float">
            <text:p>3.3795</text:p>
          </table:table-cell>
          <table:table-cell office:value-type="float" office:value="3.3921" calcext:value-type="float">
            <text:p>3.3921</text:p>
          </table:table-cell>
          <table:table-cell office:value-type="float" office:value="3.3998" calcext:value-type="float">
            <text:p>3.3998</text:p>
          </table:table-cell>
          <table:table-cell office:value-type="float" office:value="3.3867" calcext:value-type="float">
            <text:p>3.3867</text:p>
          </table:table-cell>
          <table:table-cell office:value-type="float" office:value="3.4153" calcext:value-type="float">
            <text:p>3.415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45.2752" calcext:value-type="float">
            <text:p>945.2752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107:.D114])" office:value-type="float" office:value="3.3423875" calcext:value-type="float">
            <text:p>3.3423875</text:p>
          </table:table-cell>
          <table:table-cell table:formula="of:=AVERAGE([.E107:.E114])" office:value-type="float" office:value="3.34805" calcext:value-type="float">
            <text:p>3.34805</text:p>
          </table:table-cell>
          <table:table-cell table:formula="of:=AVERAGE([.F107:.F114])" office:value-type="float" office:value="3.3835375" calcext:value-type="float">
            <text:p>3.3835375</text:p>
          </table:table-cell>
          <table:table-cell table:formula="of:=AVERAGE([.G107:.G114])" office:value-type="float" office:value="3.33965" calcext:value-type="float">
            <text:p>3.33965</text:p>
          </table:table-cell>
          <table:table-cell table:formula="of:=AVERAGE([.H107:.H114])" office:value-type="float" office:value="3.37195" calcext:value-type="float">
            <text:p>3.37195</text:p>
          </table:table-cell>
          <table:table-cell table:formula="of:=AVERAGE([.I107:.I114])" office:value-type="float" office:value="3.4286625" calcext:value-type="float">
            <text:p>3.4286625</text:p>
          </table:table-cell>
          <table:table-cell table:formula="of:=AVERAGE([.J107:.J114])" office:value-type="float" office:value="3.3833375" calcext:value-type="float">
            <text:p>3.3833375</text:p>
          </table:table-cell>
          <table:table-cell table:formula="of:=AVERAGE([.K107:.K114])" office:value-type="float" office:value="3.3739125" calcext:value-type="float">
            <text:p>3.3739125</text:p>
          </table:table-cell>
          <table:table-cell table:formula="of:=AVERAGE([.L107:.L114])" office:value-type="float" office:value="3.397525" calcext:value-type="float">
            <text:p>3.397525</text:p>
          </table:table-cell>
          <table:table-cell table:formula="of:=AVERAGE([.M107:.M114])" office:value-type="float" office:value="3.3792" calcext:value-type="float">
            <text:p>3.3792</text:p>
          </table:table-cell>
          <table:table-cell table:formula="of:=AVERAGE([.N107:.N114])" office:value-type="float" office:value="3.3828" calcext:value-type="float">
            <text:p>3.3828</text:p>
          </table:table-cell>
          <table:table-cell table:formula="of:=AVERAGE([.O107:.O114])" office:value-type="float" office:value="3.379225" calcext:value-type="float">
            <text:p>3.379225</text:p>
          </table:table-cell>
          <table:table-cell table:formula="of:=AVERAGE([.P107:.P114])" office:value-type="float" office:value="3.3917375" calcext:value-type="float">
            <text:p>3.3917375</text:p>
          </table:table-cell>
          <table:table-cell table:formula="of:=AVERAGE([.Q107:.Q114])" office:value-type="float" office:value="3.3996" calcext:value-type="float">
            <text:p>3.3996</text:p>
          </table:table-cell>
          <table:table-cell table:formula="of:=AVERAGE([.R107:.R114])" office:value-type="float" office:value="3.3864625" calcext:value-type="float">
            <text:p>3.3864625</text:p>
          </table:table-cell>
          <table:table-cell table:formula="of:=AVERAGE([.S107:.S114])" office:value-type="float" office:value="3.4150625" calcext:value-type="float">
            <text:p>3.4150625</text:p>
          </table:table-cell>
          <table:table-cell table:formula="of:=AVERAGE([.T107:.T114])" office:value-type="float" office:value="3.297025" calcext:value-type="float">
            <text:p>3.297025</text:p>
          </table:table-cell>
          <table:table-cell table:formula="of:=AVERAGE([.U107:.U114])" office:value-type="float" office:value="945.2345" calcext:value-type="float">
            <text:p>945.23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302" calcext:value-type="float">
            <text:p>3.302</text:p>
          </table:table-cell>
          <table:table-cell/>
          <table:table-cell table:formula="of:=[.D115]/[.$B116]" office:value-type="float" office:value="1.01223122350091" calcext:value-type="float">
            <text:p>1.0122312235</text:p>
          </table:table-cell>
          <table:table-cell table:formula="of:=[.E115]/[.$B116]" office:value-type="float" office:value="1.0139460932768" calcext:value-type="float">
            <text:p>1.0139460933</text:p>
          </table:table-cell>
          <table:table-cell table:formula="of:=[.F115]/[.$B116]" office:value-type="float" office:value="1.02469336765597" calcext:value-type="float">
            <text:p>1.0246933677</text:p>
          </table:table-cell>
          <table:table-cell table:formula="of:=[.G115]/[.$B116]" office:value-type="float" office:value="1.01140218049667" calcext:value-type="float">
            <text:p>1.0114021805</text:p>
          </table:table-cell>
          <table:table-cell table:formula="of:=[.H115]/[.$B116]" office:value-type="float" office:value="1.0211841308298" calcext:value-type="float">
            <text:p>1.0211841308</text:p>
          </table:table-cell>
          <table:table-cell table:formula="of:=[.I115]/[.$B116]" office:value-type="float" office:value="1.03835932768019" calcext:value-type="float">
            <text:p>1.0383593277</text:p>
          </table:table-cell>
          <table:table-cell table:formula="of:=[.J115]/[.$B116]" office:value-type="float" office:value="1.02463279830406" calcext:value-type="float">
            <text:p>1.0246327983</text:p>
          </table:table-cell>
          <table:table-cell table:formula="of:=[.K115]/[.$B116]" office:value-type="float" office:value="1.0217784675954" calcext:value-type="float">
            <text:p>1.0217784676</text:p>
          </table:table-cell>
          <table:table-cell table:formula="of:=[.L115]/[.$B116]" office:value-type="float" office:value="1.02892943670503" calcext:value-type="float">
            <text:p>1.0289294367</text:p>
          </table:table-cell>
          <table:table-cell table:formula="of:=[.M115]/[.$B116]" office:value-type="float" office:value="1.02337976983646" calcext:value-type="float">
            <text:p>1.0233797698</text:p>
          </table:table-cell>
          <table:table-cell table:formula="of:=[.N115]/[.$B116]" office:value-type="float" office:value="1.02447001817081" calcext:value-type="float">
            <text:p>1.0244700182</text:p>
          </table:table-cell>
          <table:table-cell table:formula="of:=[.O115]/[.$B116]" office:value-type="float" office:value="1.02338734100545" calcext:value-type="float">
            <text:p>1.023387341</text:p>
          </table:table-cell>
          <table:table-cell table:formula="of:=[.P115]/[.$B116]" office:value-type="float" office:value="1.02717671108419" calcext:value-type="float">
            <text:p>1.0271767111</text:p>
          </table:table-cell>
          <table:table-cell table:formula="of:=[.Q115]/[.$B116]" office:value-type="float" office:value="1.02955784373107" calcext:value-type="float">
            <text:p>1.0295578437</text:p>
          </table:table-cell>
          <table:table-cell table:formula="of:=[.R115]/[.$B116]" office:value-type="float" office:value="1.02557919442762" calcext:value-type="float">
            <text:p>1.0255791944</text:p>
          </table:table-cell>
          <table:table-cell table:formula="of:=[.S115]/[.$B116]" office:value-type="float" office:value="1.03424061175045" calcext:value-type="float">
            <text:p>1.0342406118</text:p>
          </table:table-cell>
          <table:table-cell table:formula="of:=[.T115]/[.$B116]" office:value-type="float" office:value="0.99849333737129" calcext:value-type="float">
            <text:p>0.9984933374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float" office:value="0.00012536" calcext:value-type="float">
            <text:p>1.253600E-04</text:p>
          </table:table-cell>
          <table:table-cell/>
          <table:table-cell table:style-name="ce4" table:formula="of:=[.$B117]/[.D116]" office:value-type="float" office:value="0.000123845221417325" calcext:value-type="float">
            <text:p>1.238452E-04</text:p>
          </table:table-cell>
          <table:table-cell table:style-name="ce4" table:formula="of:=[.$B117]/[.E116]" office:value-type="float" office:value="0.000123635764101492" calcext:value-type="float">
            <text:p>1.236358E-04</text:p>
          </table:table-cell>
          <table:table-cell table:style-name="ce4" table:formula="of:=[.$B117]/[.F116]" office:value-type="float" office:value="0.000122339037176328" calcext:value-type="float">
            <text:p>1.223390E-04</text:p>
          </table:table-cell>
          <table:table-cell table:style-name="ce4" table:formula="of:=[.$B117]/[.G116]" office:value-type="float" office:value="0.000123946736933511" calcext:value-type="float">
            <text:p>1.239467E-04</text:p>
          </table:table-cell>
          <table:table-cell table:style-name="ce4" table:formula="of:=[.$B117]/[.H116]" office:value-type="float" office:value="0.000122759447797269" calcext:value-type="float">
            <text:p>1.227594E-04</text:p>
          </table:table-cell>
          <table:table-cell table:style-name="ce4" table:formula="of:=[.$B117]/[.I116]" office:value-type="float" office:value="0.000120728919804734" calcext:value-type="float">
            <text:p>1.207289E-04</text:p>
          </table:table-cell>
          <table:table-cell table:style-name="ce4" table:formula="of:=[.$B117]/[.J116]" office:value-type="float" office:value="0.000122346269031688" calcext:value-type="float">
            <text:p>1.223463E-04</text:p>
          </table:table-cell>
          <table:table-cell table:style-name="ce4" table:formula="of:=[.$B117]/[.K116]" office:value-type="float" office:value="0.000122688042443306" calcext:value-type="float">
            <text:p>1.226880E-04</text:p>
          </table:table-cell>
          <table:table-cell table:style-name="ce4" table:formula="of:=[.$B117]/[.L116]" office:value-type="float" office:value="0.000121835371336488" calcext:value-type="float">
            <text:p>1.218354E-04</text:p>
          </table:table-cell>
          <table:table-cell table:style-name="ce4" table:formula="of:=[.$B117]/[.M116]" office:value-type="float" office:value="0.000122496070075758" calcext:value-type="float">
            <text:p>1.224961E-04</text:p>
          </table:table-cell>
          <table:table-cell table:style-name="ce4" table:formula="of:=[.$B117]/[.N116]" office:value-type="float" office:value="0.000122365708880218" calcext:value-type="float">
            <text:p>1.223657E-04</text:p>
          </table:table-cell>
          <table:table-cell table:style-name="ce4" table:formula="of:=[.$B117]/[.O116]" office:value-type="float" office:value="0.000122495163831944" calcext:value-type="float">
            <text:p>1.224952E-04</text:p>
          </table:table-cell>
          <table:table-cell table:style-name="ce4" table:formula="of:=[.$B117]/[.P116]" office:value-type="float" office:value="0.000122043265435488" calcext:value-type="float">
            <text:p>1.220433E-04</text:p>
          </table:table-cell>
          <table:table-cell table:style-name="ce4" table:formula="of:=[.$B117]/[.Q116]" office:value-type="float" office:value="0.000121761007177315" calcext:value-type="float">
            <text:p>1.217610E-04</text:p>
          </table:table-cell>
          <table:table-cell table:style-name="ce4" table:formula="of:=[.$B117]/[.R116]" office:value-type="float" office:value="0.000122233368891579" calcext:value-type="float">
            <text:p>1.222334E-04</text:p>
          </table:table-cell>
          <table:table-cell table:style-name="ce4" table:formula="of:=[.$B117]/[.S116]" office:value-type="float" office:value="0.000121209705532476" calcext:value-type="float">
            <text:p>1.212097E-04</text:p>
          </table:table-cell>
          <table:table-cell table:style-name="ce4" table:formula="of:=[.$B118]/[.T116]" office:value-type="float" office:value="0.0000171401544301302" calcext:value-type="float">
            <text:p>1.714015E-05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0.00001711433" calcext:value-type="float">
            <text:p>1.71E-05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formula="of:=([.D78]-[.D115])/([.$B79] - [.$B116])" office:value-type="float" office:value="1.0284492756059" calcext:value-type="float">
            <text:p>1.0284492756</text:p>
          </table:table-cell>
          <table:table-cell table:formula="of:=([.E78]-[.E115])/([.$B79] - [.$B116])" office:value-type="float" office:value="1.02951590809775" calcext:value-type="float">
            <text:p>1.0295159081</text:p>
          </table:table-cell>
          <table:table-cell table:formula="of:=([.F78]-[.F115])/([.$B79] - [.$B116])" office:value-type="float" office:value="1.0406740562708" calcext:value-type="float">
            <text:p>1.0406740563</text:p>
          </table:table-cell>
          <table:table-cell table:formula="of:=([.G78]-[.G115])/([.$B79] - [.$B116])" office:value-type="float" office:value="1.02789757638912" calcext:value-type="float">
            <text:p>1.0278975764</text:p>
          </table:table-cell>
          <table:table-cell table:formula="of:=([.H78]-[.H115])/([.$B79] - [.$B116])" office:value-type="float" office:value="1.0373411711318" calcext:value-type="float">
            <text:p>1.0373411711</text:p>
          </table:table-cell>
          <table:table-cell table:formula="of:=([.I78]-[.I115])/([.$B79] - [.$B116])" office:value-type="float" office:value="1.04675514303002" calcext:value-type="float">
            <text:p>1.046755143</text:p>
          </table:table-cell>
          <table:table-cell table:formula="of:=([.J78]-[.J115])/([.$B79] - [.$B116])" office:value-type="float" office:value="1.03377151332818" calcext:value-type="float">
            <text:p>1.0337715133</text:p>
          </table:table-cell>
          <table:table-cell table:formula="of:=([.K78]-[.K115])/([.$B79] - [.$B116])" office:value-type="float" office:value="1.03010941544254" calcext:value-type="float">
            <text:p>1.0301094154</text:p>
          </table:table-cell>
          <table:table-cell table:formula="of:=([.L78]-[.L115])/([.$B79] - [.$B116])" office:value-type="float" office:value="1.0381626273152" calcext:value-type="float">
            <text:p>1.0381626273</text:p>
          </table:table-cell>
          <table:table-cell table:formula="of:=([.M78]-[.M115])/([.$B79] - [.$B116])" office:value-type="float" office:value="1.03195233453225" calcext:value-type="float">
            <text:p>1.0319523345</text:p>
          </table:table-cell>
          <table:table-cell table:formula="of:=([.N78]-[.N115])/([.$B79] - [.$B116])" office:value-type="float" office:value="1.03381332145618" calcext:value-type="float">
            <text:p>1.0338133215</text:p>
          </table:table-cell>
          <table:table-cell table:formula="of:=([.O78]-[.O115])/([.$B79] - [.$B116])" office:value-type="float" office:value="1.03205254798481" calcext:value-type="float">
            <text:p>1.032052548</text:p>
          </table:table-cell>
          <table:table-cell table:formula="of:=([.P78]-[.P115])/([.$B79] - [.$B116])" office:value-type="float" office:value="1.03648441964436" calcext:value-type="float">
            <text:p>1.0364844196</text:p>
          </table:table-cell>
          <table:table-cell table:formula="of:=([.Q78]-[.Q115])/([.$B79] - [.$B116])" office:value-type="float" office:value="1.03874268882988" calcext:value-type="float">
            <text:p>1.0387426888</text:p>
          </table:table-cell>
          <table:table-cell table:formula="of:=([.R78]-[.R115])/([.$B79] - [.$B116])" office:value-type="float" office:value="1.03459486033144" calcext:value-type="float">
            <text:p>1.0345948603</text:p>
          </table:table-cell>
          <table:table-cell table:formula="of:=([.S78]-[.S115])/([.$B79] - [.$B116])" office:value-type="float" office:value="1.04367877911863" calcext:value-type="float">
            <text:p>1.0436787791</text:p>
          </table:table-cell>
          <table:table-cell table:formula="of:=([.T78]-[.T115])/([.$B79] - [.$B116])" office:value-type="float" office:value="-0.0000172274698309233" calcext:value-type="float">
            <text:p>-1.72274698309233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formula="of:=[.D115]-[.D119]*[.$B116]" office:value-type="float" office:value="-0.0535520080506902" calcext:value-type="float">
            <text:p>-0.0535520081</text:p>
          </table:table-cell>
          <table:table-cell table:formula="of:=[.E115]-[.E119]*[.$B116]" office:value-type="float" office:value="-0.0514115285387748" calcext:value-type="float">
            <text:p>-0.0514115285</text:p>
          </table:table-cell>
          <table:table-cell table:formula="of:=[.F115]-[.F119]*[.$B116]" office:value-type="float" office:value="-0.0527682338061775" calcext:value-type="float">
            <text:p>-0.0527682338</text:p>
          </table:table-cell>
          <table:table-cell table:formula="of:=[.G115]-[.G119]*[.$B116]" office:value-type="float" office:value="-0.0544677972368821" calcext:value-type="float">
            <text:p>-0.0544677972</text:p>
          </table:table-cell>
          <table:table-cell table:formula="of:=[.H115]-[.H119]*[.$B116]" office:value-type="float" office:value="-0.0533505470772129" calcext:value-type="float">
            <text:p>-0.0533505471</text:p>
          </table:table-cell>
          <table:table-cell table:formula="of:=[.I115]-[.I119]*[.$B116]" office:value-type="float" office:value="-0.0277229822851197" calcext:value-type="float">
            <text:p>-0.0277229823</text:p>
          </table:table-cell>
          <table:table-cell table:formula="of:=[.J115]-[.J119]*[.$B116]" office:value-type="float" office:value="-0.0301760370096473" calcext:value-type="float">
            <text:p>-0.030176037</text:p>
          </table:table-cell>
          <table:table-cell table:formula="of:=[.K115]-[.K119]*[.$B116]" office:value-type="float" office:value="-0.0275087897912538" calcext:value-type="float">
            <text:p>-0.0275087898</text:p>
          </table:table-cell>
          <table:table-cell table:formula="of:=[.L115]-[.L119]*[.$B116]" office:value-type="float" office:value="-0.0304879953948038" calcext:value-type="float">
            <text:p>-0.0304879954</text:p>
          </table:table-cell>
          <table:table-cell table:formula="of:=[.M115]-[.M119]*[.$B116]" office:value-type="float" office:value="-0.0283066086255004" calcext:value-type="float">
            <text:p>-0.0283066086</text:p>
          </table:table-cell>
          <table:table-cell table:formula="of:=[.N115]-[.N119]*[.$B116]" office:value-type="float" office:value="-0.0308515874483186" calcext:value-type="float">
            <text:p>-0.0308515874</text:p>
          </table:table-cell>
          <table:table-cell table:formula="of:=[.O115]-[.O119]*[.$B116]" office:value-type="float" office:value="-0.028612513445831" calcext:value-type="float">
            <text:p>-0.0286125134</text:p>
          </table:table-cell>
          <table:table-cell table:formula="of:=[.P115]-[.P119]*[.$B116]" office:value-type="float" office:value="-0.0307340536656704" calcext:value-type="float">
            <text:p>-0.0307340537</text:p>
          </table:table-cell>
          <table:table-cell table:formula="of:=[.Q115]-[.Q119]*[.$B116]" office:value-type="float" office:value="-0.0303283585162535" calcext:value-type="float">
            <text:p>-0.0303283585</text:p>
          </table:table-cell>
          <table:table-cell table:formula="of:=[.R115]-[.R119]*[.$B116]" office:value-type="float" office:value="-0.0297697288144141" calcext:value-type="float">
            <text:p>-0.0297697288</text:p>
          </table:table-cell>
          <table:table-cell table:formula="of:=[.S115]-[.S119]*[.$B116]" office:value-type="float" office:value="-0.031164828649703" calcext:value-type="float">
            <text:p>-0.0311648286</text:p>
          </table:table-cell>
          <table:table-cell table:formula="of:=[.T115]-[.T119]*[.$B116]" office:value-type="float" office:value="3.29708188510538" calcext:value-type="float">
            <text:p>3.297081885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table:style-name="ce4" table:formula="of:=[.$B117]/[.D116]" office:value-type="float" office:value="0.000123845221417325" calcext:value-type="float">
            <text:p>1.238452E-04</text:p>
          </table:table-cell>
          <table:table-cell table:style-name="ce4" table:formula="of:=[.$B117]/[.E116]" office:value-type="float" office:value="0.000123635764101492" calcext:value-type="float">
            <text:p>1.236358E-04</text:p>
          </table:table-cell>
          <table:table-cell table:style-name="ce4" table:formula="of:=[.$B117]/[.F116]" office:value-type="float" office:value="0.000122339037176328" calcext:value-type="float">
            <text:p>1.223390E-04</text:p>
          </table:table-cell>
          <table:table-cell table:style-name="ce4" table:formula="of:=[.$B117]/[.G116]" office:value-type="float" office:value="0.000123946736933511" calcext:value-type="float">
            <text:p>1.239467E-04</text:p>
          </table:table-cell>
          <table:table-cell table:style-name="ce4" table:formula="of:=[.$B117]/[.H116]" office:value-type="float" office:value="0.000122759447797269" calcext:value-type="float">
            <text:p>1.227594E-04</text:p>
          </table:table-cell>
          <table:table-cell table:style-name="ce4" table:formula="of:=[.$B117]/[.I116]" office:value-type="float" office:value="0.000120728919804734" calcext:value-type="float">
            <text:p>1.207289E-04</text:p>
          </table:table-cell>
          <table:table-cell table:style-name="ce4" table:formula="of:=[.$B117]/[.J116]" office:value-type="float" office:value="0.000122346269031688" calcext:value-type="float">
            <text:p>1.223463E-04</text:p>
          </table:table-cell>
          <table:table-cell table:style-name="ce4" table:formula="of:=[.$B117]/[.K116]" office:value-type="float" office:value="0.000122688042443306" calcext:value-type="float">
            <text:p>1.226880E-04</text:p>
          </table:table-cell>
          <table:table-cell table:style-name="ce4" table:formula="of:=[.$B117]/[.L116]" office:value-type="float" office:value="0.000121835371336488" calcext:value-type="float">
            <text:p>1.218354E-04</text:p>
          </table:table-cell>
          <table:table-cell table:style-name="ce4" table:formula="of:=[.$B117]/[.M116]" office:value-type="float" office:value="0.000122496070075758" calcext:value-type="float">
            <text:p>1.224961E-04</text:p>
          </table:table-cell>
          <table:table-cell table:style-name="ce4" table:formula="of:=[.$B117]/[.N116]" office:value-type="float" office:value="0.000122365708880218" calcext:value-type="float">
            <text:p>1.223657E-04</text:p>
          </table:table-cell>
          <table:table-cell table:style-name="ce4" table:formula="of:=[.$B117]/[.O116]" office:value-type="float" office:value="0.000122495163831944" calcext:value-type="float">
            <text:p>1.224952E-04</text:p>
          </table:table-cell>
          <table:table-cell table:style-name="ce4" table:formula="of:=[.$B117]/[.P116]" office:value-type="float" office:value="0.000122043265435488" calcext:value-type="float">
            <text:p>1.220433E-04</text:p>
          </table:table-cell>
          <table:table-cell table:style-name="ce4" table:formula="of:=[.$B117]/[.Q116]" office:value-type="float" office:value="0.000121761007177315" calcext:value-type="float">
            <text:p>1.217610E-04</text:p>
          </table:table-cell>
          <table:table-cell table:style-name="ce4" table:formula="of:=[.$B117]/[.R116]" office:value-type="float" office:value="0.000122233368891579" calcext:value-type="float">
            <text:p>1.222334E-04</text:p>
          </table:table-cell>
          <table:table-cell table:style-name="ce4" table:formula="of:=[.$B117]/[.S116]" office:value-type="float" office:value="0.000121209705532476" calcext:value-type="float">
            <text:p>1.212097E-04</text:p>
          </table:table-cell>
          <table:table-cell table:style-name="ce4" table:formula="of:=[.$B117]/[.T116]" office:value-type="float" office:value="0.000125549160227781" calcext:value-type="float">
            <text:p>1.255492E-0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style-name="ce4" table:formula="of:=[.D120]" office:value-type="float" office:value="-0.0535520080506902" calcext:value-type="float">
            <text:p>-5.355201E-02</text:p>
          </table:table-cell>
          <table:table-cell table:style-name="ce4" table:formula="of:=[.E120]" office:value-type="float" office:value="-0.0514115285387748" calcext:value-type="float">
            <text:p>-5.141153E-02</text:p>
          </table:table-cell>
          <table:table-cell table:style-name="ce4" table:formula="of:=[.F120]" office:value-type="float" office:value="-0.0527682338061775" calcext:value-type="float">
            <text:p>-5.276823E-02</text:p>
          </table:table-cell>
          <table:table-cell table:style-name="ce4" table:formula="of:=[.G120]" office:value-type="float" office:value="-0.0544677972368821" calcext:value-type="float">
            <text:p>-5.446780E-02</text:p>
          </table:table-cell>
          <table:table-cell table:style-name="ce4" table:formula="of:=[.H120]" office:value-type="float" office:value="-0.0533505470772129" calcext:value-type="float">
            <text:p>-5.335055E-02</text:p>
          </table:table-cell>
          <table:table-cell table:style-name="ce4" table:formula="of:=[.I120]" office:value-type="float" office:value="-0.0277229822851197" calcext:value-type="float">
            <text:p>-2.772298E-02</text:p>
          </table:table-cell>
          <table:table-cell table:style-name="ce4" table:formula="of:=[.J120]" office:value-type="float" office:value="-0.0301760370096473" calcext:value-type="float">
            <text:p>-3.017604E-02</text:p>
          </table:table-cell>
          <table:table-cell table:style-name="ce4" table:formula="of:=[.K120]" office:value-type="float" office:value="-0.0275087897912538" calcext:value-type="float">
            <text:p>-2.750879E-02</text:p>
          </table:table-cell>
          <table:table-cell table:style-name="ce4" table:formula="of:=[.L120]" office:value-type="float" office:value="-0.0304879953948038" calcext:value-type="float">
            <text:p>-3.048800E-02</text:p>
          </table:table-cell>
          <table:table-cell table:style-name="ce4" table:formula="of:=[.M120]" office:value-type="float" office:value="-0.0283066086255004" calcext:value-type="float">
            <text:p>-2.830661E-02</text:p>
          </table:table-cell>
          <table:table-cell table:style-name="ce4" table:formula="of:=[.N120]" office:value-type="float" office:value="-0.0308515874483186" calcext:value-type="float">
            <text:p>-3.085159E-02</text:p>
          </table:table-cell>
          <table:table-cell table:style-name="ce4" table:formula="of:=[.O120]" office:value-type="float" office:value="-0.028612513445831" calcext:value-type="float">
            <text:p>-2.861251E-02</text:p>
          </table:table-cell>
          <table:table-cell table:style-name="ce4" table:formula="of:=[.P120]" office:value-type="float" office:value="-0.0307340536656704" calcext:value-type="float">
            <text:p>-3.073405E-02</text:p>
          </table:table-cell>
          <table:table-cell table:style-name="ce4" table:formula="of:=[.Q120]" office:value-type="float" office:value="-0.0303283585162535" calcext:value-type="float">
            <text:p>-3.032836E-02</text:p>
          </table:table-cell>
          <table:table-cell table:style-name="ce4" table:formula="of:=[.R120]" office:value-type="float" office:value="-0.0297697288144141" calcext:value-type="float">
            <text:p>-2.976973E-02</text:p>
          </table:table-cell>
          <table:table-cell table:style-name="ce4" table:formula="of:=[.S120]" office:value-type="float" office:value="-0.031164828649703" calcext:value-type="float">
            <text:p>-3.116483E-02</text:p>
          </table:table-cell>
          <table:table-cell table:style-name="ce4" table:formula="of:=[.T120]" office:value-type="float" office:value="3.29708188510538" calcext:value-type="float">
            <text:p>3.297082E+00</text:p>
          </table:table-cell>
          <table:table-cell table:number-columns-repeated="11"/>
        </table:table-row>
        <table:table-row table:style-name="ro1" table:number-rows-repeated="5">
          <table:table-cell table:number-columns-repeated="3"/>
          <table:table-cell table:style-name="ce4" table:number-columns-repeated="17"/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4" table:formula="of:=[.D121]" office:value-type="float" office:value="0.000123845221417325" calcext:value-type="float">
            <text:p>1.23845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4" table:formula="of:=[.E121]" office:value-type="float" office:value="0.000123635764101492" calcext:value-type="float">
            <text:p>1.236358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4" table:formula="of:=[.F121]" office:value-type="float" office:value="0.000122339037176328" calcext:value-type="float">
            <text:p>1.22339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4" table:formula="of:=[.G121]" office:value-type="float" office:value="0.000123946736933511" calcext:value-type="float">
            <text:p>1.23946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4" table:formula="of:=[.H121]" office:value-type="float" office:value="0.000122759447797269" calcext:value-type="float">
            <text:p>1.22759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4" table:formula="of:=[.I121]" office:value-type="float" office:value="0.000120728919804734" calcext:value-type="float">
            <text:p>1.207289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4" table:formula="of:=[.J121]" office:value-type="float" office:value="0.000122346269031688" calcext:value-type="float">
            <text:p>1.22346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4" table:formula="of:=[.K121]" office:value-type="float" office:value="0.000122688042443306" calcext:value-type="float">
            <text:p>1.22688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4" table:formula="of:=[.L121]" office:value-type="float" office:value="0.000121835371336488" calcext:value-type="float">
            <text:p>1.21835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4" table:formula="of:=[.M121]" office:value-type="float" office:value="0.000122496070075758" calcext:value-type="float">
            <text:p>1.224961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4" table:formula="of:=[.N121]" office:value-type="float" office:value="0.000122365708880218" calcext:value-type="float">
            <text:p>1.22365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4" table:formula="of:=[.O121]" office:value-type="float" office:value="0.000122495163831944" calcext:value-type="float">
            <text:p>1.22495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4" table:formula="of:=[.P121]" office:value-type="float" office:value="0.000122043265435488" calcext:value-type="float">
            <text:p>1.220433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4" table:formula="of:=[.Q121]" office:value-type="float" office:value="0.000121761007177315" calcext:value-type="float">
            <text:p>1.217610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4" table:formula="of:=[.R121]" office:value-type="float" office:value="0.000122233368891579" calcext:value-type="float">
            <text:p>1.222334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4" table:formula="of:=[.S121]" office:value-type="float" office:value="0.000121209705532476" calcext:value-type="float">
            <text:p>1.212097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4" table:formula="of:=[.T121]" office:value-type="float" office:value="0.000125549160227781" calcext:value-type="float">
            <text:p>1.255492E-04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→cabs[0].offset =</text:p>
          </table:table-cell>
          <table:table-cell/>
          <table:table-cell table:style-name="ce4" table:formula="of:=[.D120]" office:value-type="float" office:value="-0.0535520080506902" calcext:value-type="float">
            <text:p>-5.35520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].offset =</text:p>
          </table:table-cell>
          <table:table-cell/>
          <table:table-cell table:style-name="ce4" table:formula="of:=[.E122]" office:value-type="float" office:value="-0.0514115285387748" calcext:value-type="float">
            <text:p>-5.14115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2].offset =</text:p>
          </table:table-cell>
          <table:table-cell/>
          <table:table-cell table:style-name="ce4" table:formula="of:=[.F122]" office:value-type="float" office:value="-0.0527682338061775" calcext:value-type="float">
            <text:p>-5.27682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3].offset =</text:p>
          </table:table-cell>
          <table:table-cell/>
          <table:table-cell table:style-name="ce4" table:formula="of:=[.G122]" office:value-type="float" office:value="-0.0544677972368821" calcext:value-type="float">
            <text:p>-5.446780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4].offset =</text:p>
          </table:table-cell>
          <table:table-cell/>
          <table:table-cell table:style-name="ce4" table:formula="of:=[.H122]" office:value-type="float" office:value="-0.0533505470772129" calcext:value-type="float">
            <text:p>-5.335055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5].offset =</text:p>
          </table:table-cell>
          <table:table-cell/>
          <table:table-cell table:style-name="ce4" table:formula="of:=[.I122]" office:value-type="float" office:value="-0.0277229822851197" calcext:value-type="float">
            <text:p>-2.772298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6].offset =</text:p>
          </table:table-cell>
          <table:table-cell/>
          <table:table-cell table:style-name="ce4" table:formula="of:=[.J122]" office:value-type="float" office:value="-0.0301760370096473" calcext:value-type="float">
            <text:p>-3.017604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7].offset =</text:p>
          </table:table-cell>
          <table:table-cell/>
          <table:table-cell table:style-name="ce4" table:formula="of:=[.K122]" office:value-type="float" office:value="-0.0275087897912538" calcext:value-type="float">
            <text:p>-2.750879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8].offset =</text:p>
          </table:table-cell>
          <table:table-cell/>
          <table:table-cell table:style-name="ce4" table:formula="of:=[.L122]" office:value-type="float" office:value="-0.0304879953948038" calcext:value-type="float">
            <text:p>-3.048800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9].offset =</text:p>
          </table:table-cell>
          <table:table-cell/>
          <table:table-cell table:style-name="ce4" table:formula="of:=[.M122]" office:value-type="float" office:value="-0.0283066086255004" calcext:value-type="float">
            <text:p>-2.83066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0].offset =</text:p>
          </table:table-cell>
          <table:table-cell/>
          <table:table-cell table:style-name="ce4" table:formula="of:=[.N122]" office:value-type="float" office:value="-0.0308515874483186" calcext:value-type="float">
            <text:p>-3.085159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1].offset =</text:p>
          </table:table-cell>
          <table:table-cell/>
          <table:table-cell table:style-name="ce4" table:formula="of:=[.O122]" office:value-type="float" office:value="-0.028612513445831" calcext:value-type="float">
            <text:p>-2.861251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2].offset =</text:p>
          </table:table-cell>
          <table:table-cell/>
          <table:table-cell table:style-name="ce4" table:formula="of:=[.P122]" office:value-type="float" office:value="-0.0307340536656704" calcext:value-type="float">
            <text:p>-3.073405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3].offset =</text:p>
          </table:table-cell>
          <table:table-cell/>
          <table:table-cell table:style-name="ce4" table:formula="of:=[.Q122]" office:value-type="float" office:value="-0.0303283585162535" calcext:value-type="float">
            <text:p>-3.032836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4].offset =</text:p>
          </table:table-cell>
          <table:table-cell/>
          <table:table-cell table:style-name="ce4" table:formula="of:=[.R122]" office:value-type="float" office:value="-0.0297697288144141" calcext:value-type="float">
            <text:p>-2.97697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5].offset =</text:p>
          </table:table-cell>
          <table:table-cell/>
          <table:table-cell table:style-name="ce4" table:formula="of:=[.S122]" office:value-type="float" office:value="-0.031164828649703" calcext:value-type="float">
            <text:p>-3.116483E-02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6].offset =</text:p>
          </table:table-cell>
          <table:table-cell/>
          <table:table-cell table:style-name="ce4" table:formula="of:=[.T122]" office:value-type="float" office:value="3.29708188510538" calcext:value-type="float">
            <text:p>3.297082E+00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→cabs[17].offset =</text:p>
          </table:table-cell>
          <table:table-cell/>
          <table:table-cell table:style-name="ce4" office:value-type="float" office:value="0" calcext:value-type="float">
            <text:p>0.000000E+00</text:p>
          </table:table-cell>
          <table:table-cell office:value-type="string" calcext:value-type="string">
            <text:p>;</text:p>
          </table:table-cell>
          <table:table-cell table:number-columns-repeated="26"/>
        </table:table-row>
        <table:table-row table:style-name="ro1" table:number-rows-repeated="5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2" calcext:value-type="float">
            <text:p>16.0522</text:p>
          </table:table-cell>
          <table:table-cell office:value-type="float" office:value="16.224" calcext:value-type="float">
            <text:p>16.224</text:p>
          </table:table-cell>
          <table:table-cell office:value-type="float" office:value="16.0206" calcext:value-type="float">
            <text:p>16.0206</text:p>
          </table:table-cell>
          <table:table-cell office:value-type="float" office:value="16.1728" calcext:value-type="float">
            <text:p>16.1728</text:p>
          </table:table-cell>
          <table:table-cell office:value-type="float" office:value="16.3522" calcext:value-type="float">
            <text:p>16.3522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9" calcext:value-type="float">
            <text:p>16.1149</text:p>
          </table:table-cell>
          <table:table-cell office:value-type="float" office:value="16.1368" calcext:value-type="float">
            <text:p>16.1368</text:p>
          </table:table-cell>
          <table:table-cell office:value-type="float" office:value="16.1165" calcext:value-type="float">
            <text:p>16.1165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9" calcext:value-type="float">
            <text:p>16.2919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671" calcext:value-type="float">
            <text:p>939.6671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1" calcext:value-type="float">
            <text:p>16.0521</text:p>
          </table:table-cell>
          <table:table-cell office:value-type="float" office:value="16.224" calcext:value-type="float">
            <text:p>16.224</text:p>
          </table:table-cell>
          <table:table-cell office:value-type="float" office:value="16.0207" calcext:value-type="float">
            <text:p>16.0207</text:p>
          </table:table-cell>
          <table:table-cell office:value-type="float" office:value="16.1728" calcext:value-type="float">
            <text:p>16.1728</text:p>
          </table:table-cell>
          <table:table-cell office:value-type="float" office:value="16.3522" calcext:value-type="float">
            <text:p>16.3522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9" calcext:value-type="float">
            <text:p>16.1149</text:p>
          </table:table-cell>
          <table:table-cell office:value-type="float" office:value="16.1368" calcext:value-type="float">
            <text:p>16.1368</text:p>
          </table:table-cell>
          <table:table-cell office:value-type="float" office:value="16.1164" calcext:value-type="float">
            <text:p>16.1164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9" calcext:value-type="float">
            <text:p>16.2919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563" calcext:value-type="float">
            <text:p>939.6563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6" calcext:value-type="float">
            <text:p>16.0336</text:p>
          </table:table-cell>
          <table:table-cell office:value-type="float" office:value="16.0524" calcext:value-type="float">
            <text:p>16.0524</text:p>
          </table:table-cell>
          <table:table-cell office:value-type="float" office:value="16.2242" calcext:value-type="float">
            <text:p>16.2242</text:p>
          </table:table-cell>
          <table:table-cell office:value-type="float" office:value="16.0209" calcext:value-type="float">
            <text:p>16.0209</text:p>
          </table:table-cell>
          <table:table-cell office:value-type="float" office:value="16.1729" calcext:value-type="float">
            <text:p>16.1729</text:p>
          </table:table-cell>
          <table:table-cell office:value-type="float" office:value="16.3524" calcext:value-type="float">
            <text:p>16.3524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16.0882" calcext:value-type="float">
            <text:p>16.0882</text:p>
          </table:table-cell>
          <table:table-cell office:value-type="float" office:value="16.2089" calcext:value-type="float">
            <text:p>16.2089</text:p>
          </table:table-cell>
          <table:table-cell office:value-type="float" office:value="16.1152" calcext:value-type="float">
            <text:p>16.1152</text:p>
          </table:table-cell>
          <table:table-cell office:value-type="float" office:value="16.1371" calcext:value-type="float">
            <text:p>16.1371</text:p>
          </table:table-cell>
          <table:table-cell office:value-type="float" office:value="16.1167" calcext:value-type="float">
            <text:p>16.1167</text:p>
          </table:table-cell>
          <table:table-cell office:value-type="float" office:value="16.1854" calcext:value-type="float">
            <text:p>16.1854</text:p>
          </table:table-cell>
          <table:table-cell office:value-type="float" office:value="16.2206" calcext:value-type="float">
            <text:p>16.2206</text:p>
          </table:table-cell>
          <table:table-cell office:value-type="float" office:value="16.1577" calcext:value-type="float">
            <text:p>16.1577</text:p>
          </table:table-cell>
          <table:table-cell office:value-type="float" office:value="16.2921" calcext:value-type="float">
            <text:p>16.2921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597" calcext:value-type="float">
            <text:p>939.659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9" calcext:value-type="float">
            <text:p>16.0339</text:p>
          </table:table-cell>
          <table:table-cell office:value-type="float" office:value="16.0526" calcext:value-type="float">
            <text:p>16.0526</text:p>
          </table:table-cell>
          <table:table-cell office:value-type="float" office:value="16.2243" calcext:value-type="float">
            <text:p>16.2243</text:p>
          </table:table-cell>
          <table:table-cell office:value-type="float" office:value="16.0211" calcext:value-type="float">
            <text:p>16.0211</text:p>
          </table:table-cell>
          <table:table-cell office:value-type="float" office:value="16.1732" calcext:value-type="float">
            <text:p>16.1732</text:p>
          </table:table-cell>
          <table:table-cell office:value-type="float" office:value="16.3525" calcext:value-type="float">
            <text:p>16.3525</text:p>
          </table:table-cell>
          <table:table-cell office:value-type="float" office:value="16.1418" calcext:value-type="float">
            <text:p>16.1418</text:p>
          </table:table-cell>
          <table:table-cell office:value-type="float" office:value="16.0884" calcext:value-type="float">
            <text:p>16.0884</text:p>
          </table:table-cell>
          <table:table-cell office:value-type="float" office:value="16.2091" calcext:value-type="float">
            <text:p>16.2091</text:p>
          </table:table-cell>
          <table:table-cell office:value-type="float" office:value="16.1154" calcext:value-type="float">
            <text:p>16.1154</text:p>
          </table:table-cell>
          <table:table-cell office:value-type="float" office:value="16.1373" calcext:value-type="float">
            <text:p>16.1373</text:p>
          </table:table-cell>
          <table:table-cell office:value-type="float" office:value="16.1169" calcext:value-type="float">
            <text:p>16.1169</text:p>
          </table:table-cell>
          <table:table-cell office:value-type="float" office:value="16.1856" calcext:value-type="float">
            <text:p>16.1856</text:p>
          </table:table-cell>
          <table:table-cell office:value-type="float" office:value="16.2207" calcext:value-type="float">
            <text:p>16.2207</text:p>
          </table:table-cell>
          <table:table-cell office:value-type="float" office:value="16.1578" calcext:value-type="float">
            <text:p>16.1578</text:p>
          </table:table-cell>
          <table:table-cell office:value-type="float" office:value="16.2922" calcext:value-type="float">
            <text:p>16.2922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67" calcext:value-type="float">
            <text:p>939.66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7" calcext:value-type="float">
            <text:p>16.0337</text:p>
          </table:table-cell>
          <table:table-cell office:value-type="float" office:value="16.0524" calcext:value-type="float">
            <text:p>16.0524</text:p>
          </table:table-cell>
          <table:table-cell office:value-type="float" office:value="16.2241" calcext:value-type="float">
            <text:p>16.2241</text:p>
          </table:table-cell>
          <table:table-cell office:value-type="float" office:value="16.0209" calcext:value-type="float">
            <text:p>16.0209</text:p>
          </table:table-cell>
          <table:table-cell office:value-type="float" office:value="16.173" calcext:value-type="float">
            <text:p>16.173</text:p>
          </table:table-cell>
          <table:table-cell office:value-type="float" office:value="16.3523" calcext:value-type="float">
            <text:p>16.3523</text:p>
          </table:table-cell>
          <table:table-cell office:value-type="float" office:value="16.1417" calcext:value-type="float">
            <text:p>16.1417</text:p>
          </table:table-cell>
          <table:table-cell office:value-type="float" office:value="16.0883" calcext:value-type="float">
            <text:p>16.0883</text:p>
          </table:table-cell>
          <table:table-cell office:value-type="float" office:value="16.209" calcext:value-type="float">
            <text:p>16.209</text:p>
          </table:table-cell>
          <table:table-cell office:value-type="float" office:value="16.1152" calcext:value-type="float">
            <text:p>16.1152</text:p>
          </table:table-cell>
          <table:table-cell office:value-type="float" office:value="16.1371" calcext:value-type="float">
            <text:p>16.1371</text:p>
          </table:table-cell>
          <table:table-cell office:value-type="float" office:value="16.1167" calcext:value-type="float">
            <text:p>16.1167</text:p>
          </table:table-cell>
          <table:table-cell office:value-type="float" office:value="16.1855" calcext:value-type="float">
            <text:p>16.1855</text:p>
          </table:table-cell>
          <table:table-cell office:value-type="float" office:value="16.2205" calcext:value-type="float">
            <text:p>16.2205</text:p>
          </table:table-cell>
          <table:table-cell office:value-type="float" office:value="16.1576" calcext:value-type="float">
            <text:p>16.1576</text:p>
          </table:table-cell>
          <table:table-cell office:value-type="float" office:value="16.292" calcext:value-type="float">
            <text:p>16.292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315" calcext:value-type="float">
            <text:p>939.6315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6" calcext:value-type="float">
            <text:p>16.0336</text:p>
          </table:table-cell>
          <table:table-cell office:value-type="float" office:value="16.0522" calcext:value-type="float">
            <text:p>16.0522</text:p>
          </table:table-cell>
          <table:table-cell office:value-type="float" office:value="16.2241" calcext:value-type="float">
            <text:p>16.2241</text:p>
          </table:table-cell>
          <table:table-cell office:value-type="float" office:value="16.0208" calcext:value-type="float">
            <text:p>16.0208</text:p>
          </table:table-cell>
          <table:table-cell office:value-type="float" office:value="16.1729" calcext:value-type="float">
            <text:p>16.1729</text:p>
          </table:table-cell>
          <table:table-cell office:value-type="float" office:value="16.3521" calcext:value-type="float">
            <text:p>16.3521</text:p>
          </table:table-cell>
          <table:table-cell office:value-type="float" office:value="16.1415" calcext:value-type="float">
            <text:p>16.1415</text:p>
          </table:table-cell>
          <table:table-cell office:value-type="float" office:value="16.0881" calcext:value-type="float">
            <text:p>16.0881</text:p>
          </table:table-cell>
          <table:table-cell office:value-type="float" office:value="16.2088" calcext:value-type="float">
            <text:p>16.2088</text:p>
          </table:table-cell>
          <table:table-cell office:value-type="float" office:value="16.115" calcext:value-type="float">
            <text:p>16.115</text:p>
          </table:table-cell>
          <table:table-cell office:value-type="float" office:value="16.1369" calcext:value-type="float">
            <text:p>16.1369</text:p>
          </table:table-cell>
          <table:table-cell office:value-type="float" office:value="16.1166" calcext:value-type="float">
            <text:p>16.1166</text:p>
          </table:table-cell>
          <table:table-cell office:value-type="float" office:value="16.1854" calcext:value-type="float">
            <text:p>16.1854</text:p>
          </table:table-cell>
          <table:table-cell office:value-type="float" office:value="16.2204" calcext:value-type="float">
            <text:p>16.2204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2918" calcext:value-type="float">
            <text:p>16.2918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6219" calcext:value-type="float">
            <text:p>939.6219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3" calcext:value-type="float">
            <text:p>16.0333</text:p>
          </table:table-cell>
          <table:table-cell office:value-type="float" office:value="16.052" calcext:value-type="float">
            <text:p>16.052</text:p>
          </table:table-cell>
          <table:table-cell office:value-type="float" office:value="16.2239" calcext:value-type="float">
            <text:p>16.2239</text:p>
          </table:table-cell>
          <table:table-cell office:value-type="float" office:value="16.0205" calcext:value-type="float">
            <text:p>16.0205</text:p>
          </table:table-cell>
          <table:table-cell office:value-type="float" office:value="16.1726" calcext:value-type="float">
            <text:p>16.1726</text:p>
          </table:table-cell>
          <table:table-cell office:value-type="float" office:value="16.352" calcext:value-type="float">
            <text:p>16.352</text:p>
          </table:table-cell>
          <table:table-cell office:value-type="float" office:value="16.1412" calcext:value-type="float">
            <text:p>16.1412</text:p>
          </table:table-cell>
          <table:table-cell office:value-type="float" office:value="16.0879" calcext:value-type="float">
            <text:p>16.0879</text:p>
          </table:table-cell>
          <table:table-cell office:value-type="float" office:value="16.2087" calcext:value-type="float">
            <text:p>16.2087</text:p>
          </table:table-cell>
          <table:table-cell office:value-type="float" office:value="16.1148" calcext:value-type="float">
            <text:p>16.1148</text:p>
          </table:table-cell>
          <table:table-cell office:value-type="float" office:value="16.1366" calcext:value-type="float">
            <text:p>16.1366</text:p>
          </table:table-cell>
          <table:table-cell office:value-type="float" office:value="16.1163" calcext:value-type="float">
            <text:p>16.1163</text:p>
          </table:table-cell>
          <table:table-cell office:value-type="float" office:value="16.1852" calcext:value-type="float">
            <text:p>16.1852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16.1574" calcext:value-type="float">
            <text:p>16.1574</text:p>
          </table:table-cell>
          <table:table-cell office:value-type="float" office:value="16.2916" calcext:value-type="float">
            <text:p>16.2916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5928" calcext:value-type="float">
            <text:p>939.5928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6.0334" calcext:value-type="float">
            <text:p>16.0334</text:p>
          </table:table-cell>
          <table:table-cell office:value-type="float" office:value="16.052" calcext:value-type="float">
            <text:p>16.052</text:p>
          </table:table-cell>
          <table:table-cell office:value-type="float" office:value="16.2239" calcext:value-type="float">
            <text:p>16.2239</text:p>
          </table:table-cell>
          <table:table-cell office:value-type="float" office:value="16.0207" calcext:value-type="float">
            <text:p>16.0207</text:p>
          </table:table-cell>
          <table:table-cell office:value-type="float" office:value="16.1727" calcext:value-type="float">
            <text:p>16.1727</text:p>
          </table:table-cell>
          <table:table-cell office:value-type="float" office:value="16.3519" calcext:value-type="float">
            <text:p>16.3519</text:p>
          </table:table-cell>
          <table:table-cell office:value-type="float" office:value="16.1413" calcext:value-type="float">
            <text:p>16.1413</text:p>
          </table:table-cell>
          <table:table-cell office:value-type="float" office:value="16.088" calcext:value-type="float">
            <text:p>16.088</text:p>
          </table:table-cell>
          <table:table-cell office:value-type="float" office:value="16.2086" calcext:value-type="float">
            <text:p>16.2086</text:p>
          </table:table-cell>
          <table:table-cell office:value-type="float" office:value="16.1148" calcext:value-type="float">
            <text:p>16.1148</text:p>
          </table:table-cell>
          <table:table-cell office:value-type="float" office:value="16.1366" calcext:value-type="float">
            <text:p>16.1366</text:p>
          </table:table-cell>
          <table:table-cell office:value-type="float" office:value="16.1164" calcext:value-type="float">
            <text:p>16.1164</text:p>
          </table:table-cell>
          <table:table-cell office:value-type="float" office:value="16.1853" calcext:value-type="float">
            <text:p>16.1853</text:p>
          </table:table-cell>
          <table:table-cell office:value-type="float" office:value="16.2203" calcext:value-type="float">
            <text:p>16.2203</text:p>
          </table:table-cell>
          <table:table-cell office:value-type="float" office:value="16.1574" calcext:value-type="float">
            <text:p>16.1574</text:p>
          </table:table-cell>
          <table:table-cell office:value-type="float" office:value="16.2916" calcext:value-type="float">
            <text:p>16.2916</text:p>
          </table:table-cell>
          <table:table-cell office:value-type="float" office:value="3.2968" calcext:value-type="float">
            <text:p>3.2968</text:p>
          </table:table-cell>
          <table:table-cell office:value-type="float" office:value="939.586" calcext:value-type="float">
            <text:p>939.586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65" calcext:value-type="float">
            <text:p>8.0365</text:p>
          </table:table-cell>
          <table:table-cell office:value-type="float" office:value="8.0468" calcext:value-type="float">
            <text:p>8.0468</text:p>
          </table:table-cell>
          <table:table-cell office:value-type="float" office:value="8.1317" calcext:value-type="float">
            <text:p>8.1317</text:p>
          </table:table-cell>
          <table:table-cell office:value-type="float" office:value="8.0286" calcext:value-type="float">
            <text:p>8.0286</text:p>
          </table:table-cell>
          <table:table-cell office:value-type="float" office:value="8.1066" calcext:value-type="float">
            <text:p>8.1066</text:p>
          </table:table-cell>
          <table:table-cell office:value-type="float" office:value="8.2132" calcext:value-type="float">
            <text:p>8.2132</text:p>
          </table:table-cell>
          <table:table-cell office:value-type="float" office:value="8.1013" calcext:value-type="float">
            <text:p>8.1013</text:p>
          </table:table-cell>
          <table:table-cell office:value-type="float" office:value="8.0735" calcext:value-type="float">
            <text:p>8.0735</text:p>
          </table:table-cell>
          <table:table-cell office:value-type="float" office:value="8.1337" calcext:value-type="float">
            <text:p>8.1337</text:p>
          </table:table-cell>
          <table:table-cell office:value-type="float" office:value="8.0881" calcext:value-type="float">
            <text:p>8.0881</text:p>
          </table:table-cell>
          <table:table-cell office:value-type="float" office:value="8.099" calcext:value-type="float">
            <text:p>8.099</text:p>
          </table:table-cell>
          <table:table-cell office:value-type="float" office:value="8.0887" calcext:value-type="float">
            <text:p>8.0887</text:p>
          </table:table-cell>
          <table:table-cell office:value-type="float" office:value="8.124" calcext:value-type="float">
            <text:p>8.124</text:p>
          </table:table-cell>
          <table:table-cell office:value-type="float" office:value="8.1387" calcext:value-type="float">
            <text:p>8.1387</text:p>
          </table:table-cell>
          <table:table-cell office:value-type="float" office:value="8.1106" calcext:value-type="float">
            <text:p>8.1106</text:p>
          </table:table-cell>
          <table:table-cell office:value-type="float" office:value="8.1784" calcext:value-type="float">
            <text:p>8.178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91" calcext:value-type="float">
            <text:p>939.4691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72" calcext:value-type="float">
            <text:p>8.0372</text:p>
          </table:table-cell>
          <table:table-cell office:value-type="float" office:value="8.0476" calcext:value-type="float">
            <text:p>8.0476</text:p>
          </table:table-cell>
          <table:table-cell office:value-type="float" office:value="8.1325" calcext:value-type="float">
            <text:p>8.1325</text:p>
          </table:table-cell>
          <table:table-cell office:value-type="float" office:value="8.0293" calcext:value-type="float">
            <text:p>8.0293</text:p>
          </table:table-cell>
          <table:table-cell office:value-type="float" office:value="8.1074" calcext:value-type="float">
            <text:p>8.1074</text:p>
          </table:table-cell>
          <table:table-cell office:value-type="float" office:value="8.214" calcext:value-type="float">
            <text:p>8.214</text:p>
          </table:table-cell>
          <table:table-cell office:value-type="float" office:value="8.1021" calcext:value-type="float">
            <text:p>8.1021</text:p>
          </table:table-cell>
          <table:table-cell office:value-type="float" office:value="8.0742" calcext:value-type="float">
            <text:p>8.0742</text:p>
          </table:table-cell>
          <table:table-cell office:value-type="float" office:value="8.1346" calcext:value-type="float">
            <text:p>8.1346</text:p>
          </table:table-cell>
          <table:table-cell office:value-type="float" office:value="8.0888" calcext:value-type="float">
            <text:p>8.0888</text:p>
          </table:table-cell>
          <table:table-cell office:value-type="float" office:value="8.0997" calcext:value-type="float">
            <text:p>8.0997</text:p>
          </table:table-cell>
          <table:table-cell office:value-type="float" office:value="8.0895" calcext:value-type="float">
            <text:p>8.0895</text:p>
          </table:table-cell>
          <table:table-cell office:value-type="float" office:value="8.1248" calcext:value-type="float">
            <text:p>8.1248</text:p>
          </table:table-cell>
          <table:table-cell office:value-type="float" office:value="8.1395" calcext:value-type="float">
            <text:p>8.1395</text:p>
          </table:table-cell>
          <table:table-cell office:value-type="float" office:value="8.1114" calcext:value-type="float">
            <text:p>8.1114</text:p>
          </table:table-cell>
          <table:table-cell office:value-type="float" office:value="8.1792" calcext:value-type="float">
            <text:p>8.1792</text:p>
          </table:table-cell>
          <table:table-cell office:value-type="float" office:value="3.2972" calcext:value-type="float">
            <text:p>3.2972</text:p>
          </table:table-cell>
          <table:table-cell office:value-type="float" office:value="939.4733" calcext:value-type="float">
            <text:p>939.473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78" calcext:value-type="float">
            <text:p>8.0378</text:p>
          </table:table-cell>
          <table:table-cell office:value-type="float" office:value="8.0481" calcext:value-type="float">
            <text:p>8.0481</text:p>
          </table:table-cell>
          <table:table-cell office:value-type="float" office:value="8.133" calcext:value-type="float">
            <text:p>8.133</text:p>
          </table:table-cell>
          <table:table-cell office:value-type="float" office:value="8.0297" calcext:value-type="float">
            <text:p>8.0297</text:p>
          </table:table-cell>
          <table:table-cell office:value-type="float" office:value="8.1079" calcext:value-type="float">
            <text:p>8.1079</text:p>
          </table:table-cell>
          <table:table-cell office:value-type="float" office:value="8.2146" calcext:value-type="float">
            <text:p>8.2146</text:p>
          </table:table-cell>
          <table:table-cell office:value-type="float" office:value="8.1026" calcext:value-type="float">
            <text:p>8.1026</text:p>
          </table:table-cell>
          <table:table-cell office:value-type="float" office:value="8.0746" calcext:value-type="float">
            <text:p>8.0746</text:p>
          </table:table-cell>
          <table:table-cell office:value-type="float" office:value="8.1351" calcext:value-type="float">
            <text:p>8.1351</text:p>
          </table:table-cell>
          <table:table-cell office:value-type="float" office:value="8.0893" calcext:value-type="float">
            <text:p>8.0893</text:p>
          </table:table-cell>
          <table:table-cell office:value-type="float" office:value="8.1002" calcext:value-type="float">
            <text:p>8.1002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252" calcext:value-type="float">
            <text:p>8.1252</text:p>
          </table:table-cell>
          <table:table-cell office:value-type="float" office:value="8.1399" calcext:value-type="float">
            <text:p>8.1399</text:p>
          </table:table-cell>
          <table:table-cell office:value-type="float" office:value="8.1119" calcext:value-type="float">
            <text:p>8.1119</text:p>
          </table:table-cell>
          <table:table-cell office:value-type="float" office:value="8.1797" calcext:value-type="float">
            <text:p>8.1797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42" calcext:value-type="float">
            <text:p>939.4642</text:p>
          </table:table-cell>
          <table:table-cell office:value-type="string" calcext:value-type="string">
            <text:p><text:s/>:</text:p>
          </table:table-cell>
          <table:table-cell office:value-type="float" office:value="12031" calcext:value-type="float">
            <text:p>12031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2" calcext:value-type="float">
            <text:p>8.0382</text:p>
          </table:table-cell>
          <table:table-cell office:value-type="float" office:value="8.0485" calcext:value-type="float">
            <text:p>8.0485</text:p>
          </table:table-cell>
          <table:table-cell office:value-type="float" office:value="8.1334" calcext:value-type="float">
            <text:p>8.1334</text:p>
          </table:table-cell>
          <table:table-cell office:value-type="float" office:value="8.0302" calcext:value-type="float">
            <text:p>8.0302</text:p>
          </table:table-cell>
          <table:table-cell office:value-type="float" office:value="8.1083" calcext:value-type="float">
            <text:p>8.1083</text:p>
          </table:table-cell>
          <table:table-cell office:value-type="float" office:value="8.2149" calcext:value-type="float">
            <text:p>8.2149</text:p>
          </table:table-cell>
          <table:table-cell office:value-type="float" office:value="8.1029" calcext:value-type="float">
            <text:p>8.1029</text:p>
          </table:table-cell>
          <table:table-cell office:value-type="float" office:value="8.075" calcext:value-type="float">
            <text:p>8.075</text:p>
          </table:table-cell>
          <table:table-cell office:value-type="float" office:value="8.1355" calcext:value-type="float">
            <text:p>8.1355</text:p>
          </table:table-cell>
          <table:table-cell office:value-type="float" office:value="8.0896" calcext:value-type="float">
            <text:p>8.0896</text:p>
          </table:table-cell>
          <table:table-cell office:value-type="float" office:value="8.1006" calcext:value-type="float">
            <text:p>8.1006</text:p>
          </table:table-cell>
          <table:table-cell office:value-type="float" office:value="8.0904" calcext:value-type="float">
            <text:p>8.0904</text:p>
          </table:table-cell>
          <table:table-cell office:value-type="float" office:value="8.1256" calcext:value-type="float">
            <text:p>8.1256</text:p>
          </table:table-cell>
          <table:table-cell office:value-type="float" office:value="8.1403" calcext:value-type="float">
            <text:p>8.1403</text:p>
          </table:table-cell>
          <table:table-cell office:value-type="float" office:value="8.1123" calcext:value-type="float">
            <text:p>8.1123</text:p>
          </table:table-cell>
          <table:table-cell office:value-type="float" office:value="8.1801" calcext:value-type="float">
            <text:p>8.1801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607" calcext:value-type="float">
            <text:p>939.4607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4" calcext:value-type="float">
            <text:p>8.0384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6" calcext:value-type="float">
            <text:p>8.1336</text:p>
          </table:table-cell>
          <table:table-cell office:value-type="float" office:value="8.0303" calcext:value-type="float">
            <text:p>8.0303</text:p>
          </table:table-cell>
          <table:table-cell office:value-type="float" office:value="8.1084" calcext:value-type="float">
            <text:p>8.1084</text:p>
          </table:table-cell>
          <table:table-cell office:value-type="float" office:value="8.2152" calcext:value-type="float">
            <text:p>8.2152</text:p>
          </table:table-cell>
          <table:table-cell office:value-type="float" office:value="8.1031" calcext:value-type="float">
            <text:p>8.1031</text:p>
          </table:table-cell>
          <table:table-cell office:value-type="float" office:value="8.0753" calcext:value-type="float">
            <text:p>8.0753</text:p>
          </table:table-cell>
          <table:table-cell office:value-type="float" office:value="8.1357" calcext:value-type="float">
            <text:p>8.1357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8" calcext:value-type="float">
            <text:p>8.1008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8" calcext:value-type="float">
            <text:p>8.1258</text:p>
          </table:table-cell>
          <table:table-cell office:value-type="float" office:value="8.1405" calcext:value-type="float">
            <text:p>8.1405</text:p>
          </table:table-cell>
          <table:table-cell office:value-type="float" office:value="8.1124" calcext:value-type="float">
            <text:p>8.1124</text:p>
          </table:table-cell>
          <table:table-cell office:value-type="float" office:value="8.1803" calcext:value-type="float">
            <text:p>8.180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51" calcext:value-type="float">
            <text:p>939.451</text:p>
          </table:table-cell>
          <table:table-cell office:value-type="string" calcext:value-type="string">
            <text:p><text:s/>:</text:p>
          </table:table-cell>
          <table:table-cell office:value-type="float" office:value="12033" calcext:value-type="float">
            <text:p>12033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6" calcext:value-type="float">
            <text:p>8.0386</text:p>
          </table:table-cell>
          <table:table-cell office:value-type="float" office:value="8.0488" calcext:value-type="float">
            <text:p>8.0488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6" calcext:value-type="float">
            <text:p>8.0306</text:p>
          </table:table-cell>
          <table:table-cell office:value-type="float" office:value="8.1086" calcext:value-type="float">
            <text:p>8.1086</text:p>
          </table:table-cell>
          <table:table-cell office:value-type="float" office:value="8.2154" calcext:value-type="float">
            <text:p>8.2154</text:p>
          </table:table-cell>
          <table:table-cell office:value-type="float" office:value="8.1033" calcext:value-type="float">
            <text:p>8.1033</text:p>
          </table:table-cell>
          <table:table-cell office:value-type="float" office:value="8.0754" calcext:value-type="float">
            <text:p>8.0754</text:p>
          </table:table-cell>
          <table:table-cell office:value-type="float" office:value="8.1358" calcext:value-type="float">
            <text:p>8.1358</text:p>
          </table:table-cell>
          <table:table-cell office:value-type="float" office:value="8.09" calcext:value-type="float">
            <text:p>8.09</text:p>
          </table:table-cell>
          <table:table-cell office:value-type="float" office:value="8.1009" calcext:value-type="float">
            <text:p>8.1009</text:p>
          </table:table-cell>
          <table:table-cell office:value-type="float" office:value="8.0907" calcext:value-type="float">
            <text:p>8.0907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7" calcext:value-type="float">
            <text:p>8.1407</text:p>
          </table:table-cell>
          <table:table-cell office:value-type="float" office:value="8.1125" calcext:value-type="float">
            <text:p>8.1125</text:p>
          </table:table-cell>
          <table:table-cell office:value-type="float" office:value="8.1804" calcext:value-type="float">
            <text:p>8.180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427" calcext:value-type="float">
            <text:p>939.4427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6" calcext:value-type="float">
            <text:p>8.0386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5" calcext:value-type="float">
            <text:p>8.0305</text:p>
          </table:table-cell>
          <table:table-cell office:value-type="float" office:value="8.1086" calcext:value-type="float">
            <text:p>8.1086</text:p>
          </table:table-cell>
          <table:table-cell office:value-type="float" office:value="8.2155" calcext:value-type="float">
            <text:p>8.2155</text:p>
          </table:table-cell>
          <table:table-cell office:value-type="float" office:value="8.1033" calcext:value-type="float">
            <text:p>8.1033</text:p>
          </table:table-cell>
          <table:table-cell office:value-type="float" office:value="8.0754" calcext:value-type="float">
            <text:p>8.0754</text:p>
          </table:table-cell>
          <table:table-cell office:value-type="float" office:value="8.1358" calcext:value-type="float">
            <text:p>8.1358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9" calcext:value-type="float">
            <text:p>8.1009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6" calcext:value-type="float">
            <text:p>8.1406</text:p>
          </table:table-cell>
          <table:table-cell office:value-type="float" office:value="8.1124" calcext:value-type="float">
            <text:p>8.1124</text:p>
          </table:table-cell>
          <table:table-cell office:value-type="float" office:value="8.1804" calcext:value-type="float">
            <text:p>8.180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291" calcext:value-type="float">
            <text:p>939.4291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8.0385" calcext:value-type="float">
            <text:p>8.0385</text:p>
          </table:table-cell>
          <table:table-cell office:value-type="float" office:value="8.0487" calcext:value-type="float">
            <text:p>8.0487</text:p>
          </table:table-cell>
          <table:table-cell office:value-type="float" office:value="8.1338" calcext:value-type="float">
            <text:p>8.1338</text:p>
          </table:table-cell>
          <table:table-cell office:value-type="float" office:value="8.0305" calcext:value-type="float">
            <text:p>8.0305</text:p>
          </table:table-cell>
          <table:table-cell office:value-type="float" office:value="8.1085" calcext:value-type="float">
            <text:p>8.1085</text:p>
          </table:table-cell>
          <table:table-cell office:value-type="float" office:value="8.2155" calcext:value-type="float">
            <text:p>8.2155</text:p>
          </table:table-cell>
          <table:table-cell office:value-type="float" office:value="8.1032" calcext:value-type="float">
            <text:p>8.1032</text:p>
          </table:table-cell>
          <table:table-cell office:value-type="float" office:value="8.0753" calcext:value-type="float">
            <text:p>8.0753</text:p>
          </table:table-cell>
          <table:table-cell office:value-type="float" office:value="8.1359" calcext:value-type="float">
            <text:p>8.1359</text:p>
          </table:table-cell>
          <table:table-cell office:value-type="float" office:value="8.0899" calcext:value-type="float">
            <text:p>8.0899</text:p>
          </table:table-cell>
          <table:table-cell office:value-type="float" office:value="8.1008" calcext:value-type="float">
            <text:p>8.1008</text:p>
          </table:table-cell>
          <table:table-cell office:value-type="float" office:value="8.0906" calcext:value-type="float">
            <text:p>8.0906</text:p>
          </table:table-cell>
          <table:table-cell office:value-type="float" office:value="8.1259" calcext:value-type="float">
            <text:p>8.1259</text:p>
          </table:table-cell>
          <table:table-cell office:value-type="float" office:value="8.1406" calcext:value-type="float">
            <text:p>8.1406</text:p>
          </table:table-cell>
          <table:table-cell office:value-type="float" office:value="8.1125" calcext:value-type="float">
            <text:p>8.1125</text:p>
          </table:table-cell>
          <table:table-cell office:value-type="float" office:value="8.1803" calcext:value-type="float">
            <text:p>8.180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4301" calcext:value-type="float">
            <text:p>939.430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9" calcext:value-type="float">
            <text:p>24.1249</text:p>
          </table:table-cell>
          <table:table-cell office:value-type="float" office:value="24.3859" calcext:value-type="float">
            <text:p>24.3859</text:p>
          </table:table-cell>
          <table:table-cell office:value-type="float" office:value="24.0809" calcext:value-type="float">
            <text:p>24.0809</text:p>
          </table:table-cell>
          <table:table-cell office:value-type="float" office:value="24.3104" calcext:value-type="float">
            <text:p>24.3104</text:p>
          </table:table-cell>
          <table:table-cell office:value-type="float" office:value="24.568" calcext:value-type="float">
            <text:p>24.568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1" calcext:value-type="float">
            <text:p>24.3521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" calcext:value-type="float">
            <text:p>24.318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1" calcext:value-type="float">
            <text:p>24.2731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66" calcext:value-type="float">
            <text:p>938.966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7" calcext:value-type="float">
            <text:p>24.0807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9" calcext:value-type="float">
            <text:p>24.5679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19" calcext:value-type="float">
            <text:p>24.3519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" calcext:value-type="float">
            <text:p>24.318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" calcext:value-type="float">
            <text:p>24.273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653" calcext:value-type="float">
            <text:p>938.9653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6" calcext:value-type="float">
            <text:p>24.1026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6" calcext:value-type="float">
            <text:p>24.0806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8" calcext:value-type="float">
            <text:p>24.5678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19" calcext:value-type="float">
            <text:p>24.3519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5" calcext:value-type="float">
            <text:p>24.2135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29" calcext:value-type="float">
            <text:p>24.2729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8.9813" calcext:value-type="float">
            <text:p>938.9813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7" calcext:value-type="float">
            <text:p>24.1027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58" calcext:value-type="float">
            <text:p>24.3858</text:p>
          </table:table-cell>
          <table:table-cell office:value-type="float" office:value="24.0808" calcext:value-type="float">
            <text:p>24.0808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7" calcext:value-type="float">
            <text:p>24.5677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" calcext:value-type="float">
            <text:p>24.352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" calcext:value-type="float">
            <text:p>24.273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93" calcext:value-type="float">
            <text:p>938.993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4" calcext:value-type="float">
            <text:p>24.0814</text:p>
          </table:table-cell>
          <table:table-cell office:value-type="float" office:value="24.3104" calcext:value-type="float">
            <text:p>24.3104</text:p>
          </table:table-cell>
          <table:table-cell office:value-type="float" office:value="24.5676" calcext:value-type="float">
            <text:p>24.5676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8" calcext:value-type="float">
            <text:p>24.1688</text:p>
          </table:table-cell>
          <table:table-cell office:value-type="float" office:value="24.3522" calcext:value-type="float">
            <text:p>24.3522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7" calcext:value-type="float">
            <text:p>24.2137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1" calcext:value-type="float">
            <text:p>24.2731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838" calcext:value-type="float">
            <text:p>938.983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6" calcext:value-type="float">
            <text:p>24.0816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2" calcext:value-type="float">
            <text:p>24.481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719" calcext:value-type="float">
            <text:p>938.9719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8" calcext:value-type="float">
            <text:p>24.1248</text:p>
          </table:table-cell>
          <table:table-cell office:value-type="float" office:value="24.386" calcext:value-type="float">
            <text:p>24.386</text:p>
          </table:table-cell>
          <table:table-cell office:value-type="float" office:value="24.0818" calcext:value-type="float">
            <text:p>24.0818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3" calcext:value-type="float">
            <text:p>24.2493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7" calcext:value-type="float">
            <text:p>24.2117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2" calcext:value-type="float">
            <text:p>24.3182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649" calcext:value-type="float">
            <text:p>938.9649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4.1028" calcext:value-type="float">
            <text:p>24.1028</text:p>
          </table:table-cell>
          <table:table-cell office:value-type="float" office:value="24.1247" calcext:value-type="float">
            <text:p>24.1247</text:p>
          </table:table-cell>
          <table:table-cell office:value-type="float" office:value="24.3859" calcext:value-type="float">
            <text:p>24.3859</text:p>
          </table:table-cell>
          <table:table-cell office:value-type="float" office:value="24.0817" calcext:value-type="float">
            <text:p>24.0817</text:p>
          </table:table-cell>
          <table:table-cell office:value-type="float" office:value="24.3103" calcext:value-type="float">
            <text:p>24.3103</text:p>
          </table:table-cell>
          <table:table-cell office:value-type="float" office:value="24.5675" calcext:value-type="float">
            <text:p>24.5675</text:p>
          </table:table-cell>
          <table:table-cell office:value-type="float" office:value="24.2492" calcext:value-type="float">
            <text:p>24.2492</text:p>
          </table:table-cell>
          <table:table-cell office:value-type="float" office:value="24.1687" calcext:value-type="float">
            <text:p>24.1687</text:p>
          </table:table-cell>
          <table:table-cell office:value-type="float" office:value="24.3523" calcext:value-type="float">
            <text:p>24.3523</text:p>
          </table:table-cell>
          <table:table-cell office:value-type="float" office:value="24.2116" calcext:value-type="float">
            <text:p>24.2116</text:p>
          </table:table-cell>
          <table:table-cell office:value-type="float" office:value="24.2444" calcext:value-type="float">
            <text:p>24.2444</text:p>
          </table:table-cell>
          <table:table-cell office:value-type="float" office:value="24.2136" calcext:value-type="float">
            <text:p>24.2136</text:p>
          </table:table-cell>
          <table:table-cell office:value-type="float" office:value="24.3181" calcext:value-type="float">
            <text:p>24.3181</text:p>
          </table:table-cell>
          <table:table-cell office:value-type="float" office:value="24.3693" calcext:value-type="float">
            <text:p>24.3693</text:p>
          </table:table-cell>
          <table:table-cell office:value-type="float" office:value="24.2732" calcext:value-type="float">
            <text:p>24.2732</text:p>
          </table:table-cell>
          <table:table-cell office:value-type="float" office:value="24.4813" calcext:value-type="float">
            <text:p>24.481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8.9546" calcext:value-type="float">
            <text:p>938.9546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" calcext:value-type="float">
            <text:p>32.156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" calcext:value-type="float">
            <text:p>32.796</text:p>
          </table:table-cell>
          <table:table-cell office:value-type="float" office:value="32.375" calcext:value-type="float">
            <text:p>32.375</text:p>
          </table:table-cell>
          <table:table-cell office:value-type="float" office:value="32.2612" calcext:value-type="float">
            <text:p>32.2612</text:p>
          </table:table-cell>
          <table:table-cell office:value-type="float" office:value="32.5092" calcext:value-type="float">
            <text:p>32.5092</text:p>
          </table:table-cell>
          <table:table-cell office:value-type="float" office:value="32.3185" calcext:value-type="float">
            <text:p>32.3185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4" calcext:value-type="float">
            <text:p>32.4004</text:p>
          </table:table-cell>
          <table:table-cell office:value-type="float" office:value="32.6796" calcext:value-type="float">
            <text:p>32.679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563" calcext:value-type="float">
            <text:p>939.0563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5" calcext:value-type="float">
            <text:p>32.2125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2" calcext:value-type="float">
            <text:p>32.1562</text:p>
          </table:table-cell>
          <table:table-cell office:value-type="float" office:value="32.4608" calcext:value-type="float">
            <text:p>32.4608</text:p>
          </table:table-cell>
          <table:table-cell office:value-type="float" office:value="32.7962" calcext:value-type="float">
            <text:p>32.7962</text:p>
          </table:table-cell>
          <table:table-cell office:value-type="float" office:value="32.3751" calcext:value-type="float">
            <text:p>32.3751</text:p>
          </table:table-cell>
          <table:table-cell office:value-type="float" office:value="32.2612" calcext:value-type="float">
            <text:p>32.2612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6" calcext:value-type="float">
            <text:p>32.3186</text:p>
          </table:table-cell>
          <table:table-cell office:value-type="float" office:value="32.3675" calcext:value-type="float">
            <text:p>32.3675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7" calcext:value-type="float">
            <text:p>32.679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643" calcext:value-type="float">
            <text:p>939.0643</text:p>
          </table:table-cell>
          <table:table-cell office:value-type="string" calcext:value-type="string">
            <text:p><text:s/>:</text:p>
          </table:table-cell>
          <table:table-cell office:value-type="float" office:value="12015" calcext:value-type="float">
            <text:p>12015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9" calcext:value-type="float">
            <text:p>32.1829</text:p>
          </table:table-cell>
          <table:table-cell office:value-type="float" office:value="32.2126" calcext:value-type="float">
            <text:p>32.2126</text:p>
          </table:table-cell>
          <table:table-cell office:value-type="float" office:value="32.5635" calcext:value-type="float">
            <text:p>32.5635</text:p>
          </table:table-cell>
          <table:table-cell office:value-type="float" office:value="32.1564" calcext:value-type="float">
            <text:p>32.1564</text:p>
          </table:table-cell>
          <table:table-cell office:value-type="float" office:value="32.4608" calcext:value-type="float">
            <text:p>32.4608</text:p>
          </table:table-cell>
          <table:table-cell office:value-type="float" office:value="32.7965" calcext:value-type="float">
            <text:p>32.7965</text:p>
          </table:table-cell>
          <table:table-cell office:value-type="float" office:value="32.3752" calcext:value-type="float">
            <text:p>32.3752</text:p>
          </table:table-cell>
          <table:table-cell office:value-type="float" office:value="32.2613" calcext:value-type="float">
            <text:p>32.2613</text:p>
          </table:table-cell>
          <table:table-cell office:value-type="float" office:value="32.5095" calcext:value-type="float">
            <text:p>32.5095</text:p>
          </table:table-cell>
          <table:table-cell office:value-type="float" office:value="32.3186" calcext:value-type="float">
            <text:p>32.3186</text:p>
          </table:table-cell>
          <table:table-cell office:value-type="float" office:value="32.3675" calcext:value-type="float">
            <text:p>32.3675</text:p>
          </table:table-cell>
          <table:table-cell office:value-type="float" office:value="32.3216" calcext:value-type="float">
            <text:p>32.3216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6" calcext:value-type="float">
            <text:p>32.4006</text:p>
          </table:table-cell>
          <table:table-cell office:value-type="float" office:value="32.6797" calcext:value-type="float">
            <text:p>32.679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715" calcext:value-type="float">
            <text:p>939.0715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5" calcext:value-type="float">
            <text:p>32.2125</text:p>
          </table:table-cell>
          <table:table-cell office:value-type="float" office:value="32.5634" calcext:value-type="float">
            <text:p>32.5634</text:p>
          </table:table-cell>
          <table:table-cell office:value-type="float" office:value="32.1564" calcext:value-type="float">
            <text:p>32.1564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9" calcext:value-type="float">
            <text:p>32.7969</text:p>
          </table:table-cell>
          <table:table-cell office:value-type="float" office:value="32.3751" calcext:value-type="float">
            <text:p>32.3751</text:p>
          </table:table-cell>
          <table:table-cell office:value-type="float" office:value="32.2613" calcext:value-type="float">
            <text:p>32.2613</text:p>
          </table:table-cell>
          <table:table-cell office:value-type="float" office:value="32.5095" calcext:value-type="float">
            <text:p>32.5095</text:p>
          </table:table-cell>
          <table:table-cell office:value-type="float" office:value="32.3185" calcext:value-type="float">
            <text:p>32.3185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6" calcext:value-type="float">
            <text:p>32.4656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6" calcext:value-type="float">
            <text:p>32.679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544" calcext:value-type="float">
            <text:p>939.0544</text:p>
          </table:table-cell>
          <table:table-cell office:value-type="string" calcext:value-type="string">
            <text:p><text:s/>:</text:p>
          </table:table-cell>
          <table:table-cell office:value-type="float" office:value="12014" calcext:value-type="float">
            <text:p>12014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2" calcext:value-type="float">
            <text:p>32.1562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3" calcext:value-type="float">
            <text:p>32.7973</text:p>
          </table:table-cell>
          <table:table-cell office:value-type="float" office:value="32.3749" calcext:value-type="float">
            <text:p>32.3749</text:p>
          </table:table-cell>
          <table:table-cell office:value-type="float" office:value="32.2611" calcext:value-type="float">
            <text:p>32.2611</text:p>
          </table:table-cell>
          <table:table-cell office:value-type="float" office:value="32.5094" calcext:value-type="float">
            <text:p>32.5094</text:p>
          </table:table-cell>
          <table:table-cell office:value-type="float" office:value="32.3184" calcext:value-type="float">
            <text:p>32.3184</text:p>
          </table:table-cell>
          <table:table-cell office:value-type="float" office:value="32.3674" calcext:value-type="float">
            <text:p>32.3674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5" calcext:value-type="float">
            <text:p>32.4655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31" calcext:value-type="float">
            <text:p>939.031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8" calcext:value-type="float">
            <text:p>32.1828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1" calcext:value-type="float">
            <text:p>32.1561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2" calcext:value-type="float">
            <text:p>32.7972</text:p>
          </table:table-cell>
          <table:table-cell office:value-type="float" office:value="32.3749" calcext:value-type="float">
            <text:p>32.3749</text:p>
          </table:table-cell>
          <table:table-cell office:value-type="float" office:value="32.261" calcext:value-type="float">
            <text:p>32.261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4" calcext:value-type="float">
            <text:p>32.3184</text:p>
          </table:table-cell>
          <table:table-cell office:value-type="float" office:value="32.3672" calcext:value-type="float">
            <text:p>32.3672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4" calcext:value-type="float">
            <text:p>32.4654</text:p>
          </table:table-cell>
          <table:table-cell office:value-type="float" office:value="32.5286" calcext:value-type="float">
            <text:p>32.5286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2" calcext:value-type="float">
            <text:p>939.02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7" calcext:value-type="float">
            <text:p>32.1827</text:p>
          </table:table-cell>
          <table:table-cell office:value-type="float" office:value="32.2123" calcext:value-type="float">
            <text:p>32.2123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1" calcext:value-type="float">
            <text:p>32.1561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7" calcext:value-type="float">
            <text:p>32.797</text:p>
          </table:table-cell>
          <table:table-cell office:value-type="float" office:value="32.3748" calcext:value-type="float">
            <text:p>32.3748</text:p>
          </table:table-cell>
          <table:table-cell office:value-type="float" office:value="32.261" calcext:value-type="float">
            <text:p>32.261</text:p>
          </table:table-cell>
          <table:table-cell office:value-type="float" office:value="32.5093" calcext:value-type="float">
            <text:p>32.5093</text:p>
          </table:table-cell>
          <table:table-cell office:value-type="float" office:value="32.3183" calcext:value-type="float">
            <text:p>32.3183</text:p>
          </table:table-cell>
          <table:table-cell office:value-type="float" office:value="32.3672" calcext:value-type="float">
            <text:p>32.3672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3" calcext:value-type="float">
            <text:p>32.4653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32.6793" calcext:value-type="float">
            <text:p>32.6793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0086" calcext:value-type="float">
            <text:p>939.0086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2.1826" calcext:value-type="float">
            <text:p>32.1826</text:p>
          </table:table-cell>
          <table:table-cell office:value-type="float" office:value="32.2122" calcext:value-type="float">
            <text:p>32.2122</text:p>
          </table:table-cell>
          <table:table-cell office:value-type="float" office:value="32.5632" calcext:value-type="float">
            <text:p>32.5632</text:p>
          </table:table-cell>
          <table:table-cell office:value-type="float" office:value="32.156" calcext:value-type="float">
            <text:p>32.156</text:p>
          </table:table-cell>
          <table:table-cell office:value-type="float" office:value="32.4607" calcext:value-type="float">
            <text:p>32.4607</text:p>
          </table:table-cell>
          <table:table-cell office:value-type="float" office:value="32.7967" calcext:value-type="float">
            <text:p>32.7967</text:p>
          </table:table-cell>
          <table:table-cell office:value-type="float" office:value="32.3747" calcext:value-type="float">
            <text:p>32.3747</text:p>
          </table:table-cell>
          <table:table-cell office:value-type="float" office:value="32.2609" calcext:value-type="float">
            <text:p>32.2609</text:p>
          </table:table-cell>
          <table:table-cell office:value-type="float" office:value="32.5091" calcext:value-type="float">
            <text:p>32.5091</text:p>
          </table:table-cell>
          <table:table-cell office:value-type="float" office:value="32.3182" calcext:value-type="float">
            <text:p>32.3182</text:p>
          </table:table-cell>
          <table:table-cell office:value-type="float" office:value="32.367" calcext:value-type="float">
            <text:p>32.367</text:p>
          </table:table-cell>
          <table:table-cell office:value-type="float" office:value="32.3215" calcext:value-type="float">
            <text:p>32.3215</text:p>
          </table:table-cell>
          <table:table-cell office:value-type="float" office:value="32.4651" calcext:value-type="float">
            <text:p>32.4651</text:p>
          </table:table-cell>
          <table:table-cell office:value-type="float" office:value="32.5285" calcext:value-type="float">
            <text:p>32.5285</text:p>
          </table:table-cell>
          <table:table-cell office:value-type="float" office:value="32.4004" calcext:value-type="float">
            <text:p>32.4004</text:p>
          </table:table-cell>
          <table:table-cell office:value-type="float" office:value="32.6794" calcext:value-type="float">
            <text:p>32.679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39.0032" calcext:value-type="float">
            <text:p>939.003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09" calcext:value-type="float">
            <text:p>7509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1" calcext:value-type="float">
            <text:p>40.2991</text:p>
          </table:table-cell>
          <table:table-cell office:value-type="float" office:value="40.341" calcext:value-type="float">
            <text:p>40.341</text:p>
          </table:table-cell>
          <table:table-cell office:value-type="float" office:value="40.7768" calcext:value-type="float">
            <text:p>40.7768</text:p>
          </table:table-cell>
          <table:table-cell office:value-type="float" office:value="40.2715" calcext:value-type="float">
            <text:p>40.2715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42" calcext:value-type="float">
            <text:p>41.0642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3" calcext:value-type="float">
            <text:p>40.3913</text:p>
          </table:table-cell>
          <table:table-cell office:value-type="float" office:value="40.7031" calcext:value-type="float">
            <text:p>40.7031</text:p>
          </table:table-cell>
          <table:table-cell office:value-type="float" office:value="40.4655" calcext:value-type="float">
            <text:p>40.4655</text:p>
          </table:table-cell>
          <table:table-cell office:value-type="float" office:value="40.5271" calcext:value-type="float">
            <text:p>40.5271</text:p>
          </table:table-cell>
          <table:table-cell office:value-type="float" office:value="40.4686" calcext:value-type="float">
            <text:p>40.4686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7" calcext:value-type="float">
            <text:p>40.7307</text:p>
          </table:table-cell>
          <table:table-cell office:value-type="float" office:value="40.5669" calcext:value-type="float">
            <text:p>40.5669</text:p>
          </table:table-cell>
          <table:table-cell office:value-type="float" office:value="40.9171" calcext:value-type="float">
            <text:p>40.9171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16" calcext:value-type="float">
            <text:p>939.2016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1" calcext:value-type="float">
            <text:p>40.2991</text:p>
          </table:table-cell>
          <table:table-cell office:value-type="float" office:value="40.3411" calcext:value-type="float">
            <text:p>40.3411</text:p>
          </table:table-cell>
          <table:table-cell office:value-type="float" office:value="40.7767" calcext:value-type="float">
            <text:p>40.7767</text:p>
          </table:table-cell>
          <table:table-cell office:value-type="float" office:value="40.2712" calcext:value-type="float">
            <text:p>40.2712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41" calcext:value-type="float">
            <text:p>41.0641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3" calcext:value-type="float">
            <text:p>40.3913</text:p>
          </table:table-cell>
          <table:table-cell office:value-type="float" office:value="40.703" calcext:value-type="float">
            <text:p>40.703</text:p>
          </table:table-cell>
          <table:table-cell office:value-type="float" office:value="40.4654" calcext:value-type="float">
            <text:p>40.4654</text:p>
          </table:table-cell>
          <table:table-cell office:value-type="float" office:value="40.5271" calcext:value-type="float">
            <text:p>40.5271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7" calcext:value-type="float">
            <text:p>40.7307</text:p>
          </table:table-cell>
          <table:table-cell office:value-type="float" office:value="40.5667" calcext:value-type="float">
            <text:p>40.5667</text:p>
          </table:table-cell>
          <table:table-cell office:value-type="float" office:value="40.9169" calcext:value-type="float">
            <text:p>40.9169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22" calcext:value-type="float">
            <text:p>939.2022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1" calcext:value-type="float">
            <text:p>40.2711</text:p>
          </table:table-cell>
          <table:table-cell office:value-type="float" office:value="40.6486" calcext:value-type="float">
            <text:p>40.6486</text:p>
          </table:table-cell>
          <table:table-cell office:value-type="float" office:value="41.0638" calcext:value-type="float">
            <text:p>41.0638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12" calcext:value-type="float">
            <text:p>40.3912</text:p>
          </table:table-cell>
          <table:table-cell office:value-type="float" office:value="40.7028" calcext:value-type="float">
            <text:p>40.7028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7" calcext:value-type="float">
            <text:p>40.527</text:p>
          </table:table-cell>
          <table:table-cell office:value-type="float" office:value="40.4684" calcext:value-type="float">
            <text:p>40.4684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5" calcext:value-type="float">
            <text:p>40.7305</text:p>
          </table:table-cell>
          <table:table-cell office:value-type="float" office:value="40.5665" calcext:value-type="float">
            <text:p>40.5665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102" calcext:value-type="float">
            <text:p>939.2102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" calcext:value-type="float">
            <text:p>40.271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7" calcext:value-type="float">
            <text:p>41.0637</text:p>
          </table:table-cell>
          <table:table-cell office:value-type="float" office:value="40.5329" calcext:value-type="float">
            <text:p>40.5329</text:p>
          </table:table-cell>
          <table:table-cell office:value-type="float" office:value="40.3912" calcext:value-type="float">
            <text:p>40.3912</text:p>
          </table:table-cell>
          <table:table-cell office:value-type="float" office:value="40.7028" calcext:value-type="float">
            <text:p>40.7028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7" calcext:value-type="float">
            <text:p>40.527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8" calcext:value-type="float">
            <text:p>40.9168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35" calcext:value-type="float">
            <text:p>939.2035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08" calcext:value-type="float">
            <text:p>40.2708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9" calcext:value-type="float">
            <text:p>41.0639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11" calcext:value-type="float">
            <text:p>40.3911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68" calcext:value-type="float">
            <text:p>40.5268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4" calcext:value-type="float">
            <text:p>40.6534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8" calcext:value-type="float">
            <text:p>40.9168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35" calcext:value-type="float">
            <text:p>939.2035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9" calcext:value-type="float">
            <text:p>40.299</text:p>
          </table:table-cell>
          <table:table-cell office:value-type="float" office:value="40.3409" calcext:value-type="float">
            <text:p>40.3409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09" calcext:value-type="float">
            <text:p>40.2709</text:p>
          </table:table-cell>
          <table:table-cell office:value-type="float" office:value="40.6487" calcext:value-type="float">
            <text:p>40.6487</text:p>
          </table:table-cell>
          <table:table-cell office:value-type="float" office:value="41.0638" calcext:value-type="float">
            <text:p>41.0638</text:p>
          </table:table-cell>
          <table:table-cell office:value-type="float" office:value="40.5328" calcext:value-type="float">
            <text:p>40.5328</text:p>
          </table:table-cell>
          <table:table-cell office:value-type="float" office:value="40.3909" calcext:value-type="float">
            <text:p>40.3909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1" calcext:value-type="float">
            <text:p>40.4651</text:p>
          </table:table-cell>
          <table:table-cell office:value-type="float" office:value="40.5266" calcext:value-type="float">
            <text:p>40.5266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4" calcext:value-type="float">
            <text:p>40.7304</text:p>
          </table:table-cell>
          <table:table-cell office:value-type="float" office:value="40.5666" calcext:value-type="float">
            <text:p>40.5666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024" calcext:value-type="float">
            <text:p>939.202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89" calcext:value-type="float">
            <text:p>40.2989</text:p>
          </table:table-cell>
          <table:table-cell office:value-type="float" office:value="40.3408" calcext:value-type="float">
            <text:p>40.3408</text:p>
          </table:table-cell>
          <table:table-cell office:value-type="float" office:value="40.7766" calcext:value-type="float">
            <text:p>40.7766</text:p>
          </table:table-cell>
          <table:table-cell office:value-type="float" office:value="40.2711" calcext:value-type="float">
            <text:p>40.2711</text:p>
          </table:table-cell>
          <table:table-cell office:value-type="float" office:value="40.6486" calcext:value-type="float">
            <text:p>40.6486</text:p>
          </table:table-cell>
          <table:table-cell office:value-type="float" office:value="41.0637" calcext:value-type="float">
            <text:p>41.0637</text:p>
          </table:table-cell>
          <table:table-cell office:value-type="float" office:value="40.5327" calcext:value-type="float">
            <text:p>40.5327</text:p>
          </table:table-cell>
          <table:table-cell office:value-type="float" office:value="40.3909" calcext:value-type="float">
            <text:p>40.3909</text:p>
          </table:table-cell>
          <table:table-cell office:value-type="float" office:value="40.7029" calcext:value-type="float">
            <text:p>40.7029</text:p>
          </table:table-cell>
          <table:table-cell office:value-type="float" office:value="40.465" calcext:value-type="float">
            <text:p>40.465</text:p>
          </table:table-cell>
          <table:table-cell office:value-type="float" office:value="40.5265" calcext:value-type="float">
            <text:p>40.5265</text:p>
          </table:table-cell>
          <table:table-cell office:value-type="float" office:value="40.4685" calcext:value-type="float">
            <text:p>40.4685</text:p>
          </table:table-cell>
          <table:table-cell office:value-type="float" office:value="40.6536" calcext:value-type="float">
            <text:p>40.6536</text:p>
          </table:table-cell>
          <table:table-cell office:value-type="float" office:value="40.7303" calcext:value-type="float">
            <text:p>40.7303</text:p>
          </table:table-cell>
          <table:table-cell office:value-type="float" office:value="40.5665" calcext:value-type="float">
            <text:p>40.5665</text:p>
          </table:table-cell>
          <table:table-cell office:value-type="float" office:value="40.9167" calcext:value-type="float">
            <text:p>40.9167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1941" calcext:value-type="float">
            <text:p>939.1941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0.2987" calcext:value-type="float">
            <text:p>40.2987</text:p>
          </table:table-cell>
          <table:table-cell office:value-type="float" office:value="40.3405" calcext:value-type="float">
            <text:p>40.3405</text:p>
          </table:table-cell>
          <table:table-cell office:value-type="float" office:value="40.7762" calcext:value-type="float">
            <text:p>40.7762</text:p>
          </table:table-cell>
          <table:table-cell office:value-type="float" office:value="40.2708" calcext:value-type="float">
            <text:p>40.2708</text:p>
          </table:table-cell>
          <table:table-cell office:value-type="float" office:value="40.6482" calcext:value-type="float">
            <text:p>40.6482</text:p>
          </table:table-cell>
          <table:table-cell office:value-type="float" office:value="41.0632" calcext:value-type="float">
            <text:p>41.0632</text:p>
          </table:table-cell>
          <table:table-cell office:value-type="float" office:value="40.5324" calcext:value-type="float">
            <text:p>40.5324</text:p>
          </table:table-cell>
          <table:table-cell office:value-type="float" office:value="40.3906" calcext:value-type="float">
            <text:p>40.3906</text:p>
          </table:table-cell>
          <table:table-cell office:value-type="float" office:value="40.7025" calcext:value-type="float">
            <text:p>40.7025</text:p>
          </table:table-cell>
          <table:table-cell office:value-type="float" office:value="40.4648" calcext:value-type="float">
            <text:p>40.4648</text:p>
          </table:table-cell>
          <table:table-cell office:value-type="float" office:value="40.5261" calcext:value-type="float">
            <text:p>40.5261</text:p>
          </table:table-cell>
          <table:table-cell office:value-type="float" office:value="40.4683" calcext:value-type="float">
            <text:p>40.4683</text:p>
          </table:table-cell>
          <table:table-cell office:value-type="float" office:value="40.6535" calcext:value-type="float">
            <text:p>40.6535</text:p>
          </table:table-cell>
          <table:table-cell office:value-type="float" office:value="40.7301" calcext:value-type="float">
            <text:p>40.7301</text:p>
          </table:table-cell>
          <table:table-cell office:value-type="float" office:value="40.5661" calcext:value-type="float">
            <text:p>40.5661</text:p>
          </table:table-cell>
          <table:table-cell office:value-type="float" office:value="40.9164" calcext:value-type="float">
            <text:p>40.9164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1907" calcext:value-type="float">
            <text:p>939.1907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4" calcext:value-type="float">
            <text:p>48.314</text:p>
          </table:table-cell>
          <table:table-cell office:value-type="float" office:value="48.3655" calcext:value-type="float">
            <text:p>48.3655</text:p>
          </table:table-cell>
          <table:table-cell office:value-type="float" office:value="48.8905" calcext:value-type="float">
            <text:p>48.8905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5" calcext:value-type="float">
            <text:p>48.7335</text:p>
          </table:table-cell>
          <table:table-cell office:value-type="float" office:value="49.2261" calcext:value-type="float">
            <text:p>49.2261</text:p>
          </table:table-cell>
          <table:table-cell office:value-type="float" office:value="48.5913" calcext:value-type="float">
            <text:p>48.5913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4" calcext:value-type="float">
            <text:p>48.7974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9" calcext:value-type="float">
            <text:p>48.589</text:p>
          </table:table-cell>
          <table:table-cell office:value-type="float" office:value="48.5121" calcext:value-type="float">
            <text:p>48.5121</text:p>
          </table:table-cell>
          <table:table-cell office:value-type="float" office:value="48.7363" calcext:value-type="float">
            <text:p>48.7363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2" calcext:value-type="float">
            <text:p>48.632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39" calcext:value-type="float">
            <text:p>939.239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4" calcext:value-type="float">
            <text:p>48.314</text:p>
          </table:table-cell>
          <table:table-cell office:value-type="float" office:value="48.3654" calcext:value-type="float">
            <text:p>48.3654</text:p>
          </table:table-cell>
          <table:table-cell office:value-type="float" office:value="48.8904" calcext:value-type="float">
            <text:p>48.8904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4" calcext:value-type="float">
            <text:p>48.7334</text:p>
          </table:table-cell>
          <table:table-cell office:value-type="float" office:value="49.2259" calcext:value-type="float">
            <text:p>49.2259</text:p>
          </table:table-cell>
          <table:table-cell office:value-type="float" office:value="48.5912" calcext:value-type="float">
            <text:p>48.5912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3" calcext:value-type="float">
            <text:p>48.7973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9" calcext:value-type="float">
            <text:p>48.589</text:p>
          </table:table-cell>
          <table:table-cell office:value-type="float" office:value="48.5121" calcext:value-type="float">
            <text:p>48.5121</text:p>
          </table:table-cell>
          <table:table-cell office:value-type="float" office:value="48.7363" calcext:value-type="float">
            <text:p>48.7363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2" calcext:value-type="float">
            <text:p>48.632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541" calcext:value-type="float">
            <text:p>939.254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9" calcext:value-type="float">
            <text:p>48.3139</text:p>
          </table:table-cell>
          <table:table-cell office:value-type="float" office:value="48.3653" calcext:value-type="float">
            <text:p>48.3653</text:p>
          </table:table-cell>
          <table:table-cell office:value-type="float" office:value="48.8903" calcext:value-type="float">
            <text:p>48.8903</text:p>
          </table:table-cell>
          <table:table-cell office:value-type="float" office:value="48.2866" calcext:value-type="float">
            <text:p>48.2866</text:p>
          </table:table-cell>
          <table:table-cell office:value-type="float" office:value="48.7332" calcext:value-type="float">
            <text:p>48.7332</text:p>
          </table:table-cell>
          <table:table-cell office:value-type="float" office:value="49.2257" calcext:value-type="float">
            <text:p>49.2257</text:p>
          </table:table-cell>
          <table:table-cell office:value-type="float" office:value="48.5912" calcext:value-type="float">
            <text:p>48.5912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48.7973" calcext:value-type="float">
            <text:p>48.7973</text:p>
          </table:table-cell>
          <table:table-cell office:value-type="float" office:value="48.5083" calcext:value-type="float">
            <text:p>48.5083</text:p>
          </table:table-cell>
          <table:table-cell office:value-type="float" office:value="48.5889" calcext:value-type="float">
            <text:p>48.5889</text:p>
          </table:table-cell>
          <table:table-cell office:value-type="float" office:value="48.512" calcext:value-type="float">
            <text:p>48.512</text:p>
          </table:table-cell>
          <table:table-cell office:value-type="float" office:value="48.7362" calcext:value-type="float">
            <text:p>48.7362</text:p>
          </table:table-cell>
          <table:table-cell office:value-type="float" office:value="48.8286" calcext:value-type="float">
            <text:p>48.8286</text:p>
          </table:table-cell>
          <table:table-cell office:value-type="float" office:value="48.632" calcext:value-type="float">
            <text:p>48.632</text:p>
          </table:table-cell>
          <table:table-cell office:value-type="float" office:value="49.0522" calcext:value-type="float">
            <text:p>49.052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563" calcext:value-type="float">
            <text:p>939.256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5" calcext:value-type="float">
            <text:p>48.365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4" calcext:value-type="float">
            <text:p>48.2864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2" calcext:value-type="float">
            <text:p>49.2252</text:p>
          </table:table-cell>
          <table:table-cell office:value-type="float" office:value="48.591" calcext:value-type="float">
            <text:p>48.591</text:p>
          </table:table-cell>
          <table:table-cell office:value-type="float" office:value="48.4212" calcext:value-type="float">
            <text:p>48.4212</text:p>
          </table:table-cell>
          <table:table-cell office:value-type="float" office:value="48.7968" calcext:value-type="float">
            <text:p>48.7968</text:p>
          </table:table-cell>
          <table:table-cell office:value-type="float" office:value="48.5081" calcext:value-type="float">
            <text:p>48.5081</text:p>
          </table:table-cell>
          <table:table-cell office:value-type="float" office:value="48.5885" calcext:value-type="float">
            <text:p>48.5885</text:p>
          </table:table-cell>
          <table:table-cell office:value-type="float" office:value="48.5117" calcext:value-type="float">
            <text:p>48.5117</text:p>
          </table:table-cell>
          <table:table-cell office:value-type="float" office:value="48.7357" calcext:value-type="float">
            <text:p>48.7357</text:p>
          </table:table-cell>
          <table:table-cell office:value-type="float" office:value="48.8283" calcext:value-type="float">
            <text:p>48.8283</text:p>
          </table:table-cell>
          <table:table-cell office:value-type="float" office:value="48.6317" calcext:value-type="float">
            <text:p>48.6317</text:p>
          </table:table-cell>
          <table:table-cell office:value-type="float" office:value="49.0519" calcext:value-type="float">
            <text:p>49.0519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408" calcext:value-type="float">
            <text:p>939.2408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4" calcext:value-type="float">
            <text:p>48.3134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2" calcext:value-type="float">
            <text:p>48.2862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1" calcext:value-type="float">
            <text:p>49.2251</text:p>
          </table:table-cell>
          <table:table-cell office:value-type="float" office:value="48.5907" calcext:value-type="float">
            <text:p>48.5907</text:p>
          </table:table-cell>
          <table:table-cell office:value-type="float" office:value="48.4209" calcext:value-type="float">
            <text:p>48.4209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79" calcext:value-type="float">
            <text:p>48.5079</text:p>
          </table:table-cell>
          <table:table-cell office:value-type="float" office:value="48.5883" calcext:value-type="float">
            <text:p>48.5883</text:p>
          </table:table-cell>
          <table:table-cell office:value-type="float" office:value="48.5114" calcext:value-type="float">
            <text:p>48.5114</text:p>
          </table:table-cell>
          <table:table-cell office:value-type="float" office:value="48.7354" calcext:value-type="float">
            <text:p>48.7354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6" calcext:value-type="float">
            <text:p>49.0516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419" calcext:value-type="float">
            <text:p>939.2419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4" calcext:value-type="float">
            <text:p>48.3134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6" calcext:value-type="float">
            <text:p>48.286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5" calcext:value-type="float">
            <text:p>49.2255</text:p>
          </table:table-cell>
          <table:table-cell office:value-type="float" office:value="48.5906" calcext:value-type="float">
            <text:p>48.5906</text:p>
          </table:table-cell>
          <table:table-cell office:value-type="float" office:value="48.4209" calcext:value-type="float">
            <text:p>48.4209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4" calcext:value-type="float">
            <text:p>48.5884</text:p>
          </table:table-cell>
          <table:table-cell office:value-type="float" office:value="48.5113" calcext:value-type="float">
            <text:p>48.5113</text:p>
          </table:table-cell>
          <table:table-cell office:value-type="float" office:value="48.7354" calcext:value-type="float">
            <text:p>48.7354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4" calcext:value-type="float">
            <text:p>48.6314</text:p>
          </table:table-cell>
          <table:table-cell office:value-type="float" office:value="49.0515" calcext:value-type="float">
            <text:p>49.0515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605" calcext:value-type="float">
            <text:p>939.2605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01" calcext:value-type="float">
            <text:p>48.8901</text:p>
          </table:table-cell>
          <table:table-cell office:value-type="float" office:value="48.2859" calcext:value-type="float">
            <text:p>48.2859</text:p>
          </table:table-cell>
          <table:table-cell office:value-type="float" office:value="48.7329" calcext:value-type="float">
            <text:p>48.7329</text:p>
          </table:table-cell>
          <table:table-cell office:value-type="float" office:value="49.2257" calcext:value-type="float">
            <text:p>49.2257</text:p>
          </table:table-cell>
          <table:table-cell office:value-type="float" office:value="48.5906" calcext:value-type="float">
            <text:p>48.5906</text:p>
          </table:table-cell>
          <table:table-cell office:value-type="float" office:value="48.421" calcext:value-type="float">
            <text:p>48.421</text:p>
          </table:table-cell>
          <table:table-cell office:value-type="float" office:value="48.7965" calcext:value-type="float">
            <text:p>48.7965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4" calcext:value-type="float">
            <text:p>48.5884</text:p>
          </table:table-cell>
          <table:table-cell office:value-type="float" office:value="48.5112" calcext:value-type="float">
            <text:p>48.5112</text:p>
          </table:table-cell>
          <table:table-cell office:value-type="float" office:value="48.7353" calcext:value-type="float">
            <text:p>48.7353</text:p>
          </table:table-cell>
          <table:table-cell office:value-type="float" office:value="48.8282" calcext:value-type="float">
            <text:p>48.8282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4" calcext:value-type="float">
            <text:p>49.0514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2839" calcext:value-type="float">
            <text:p>939.2839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8.3136" calcext:value-type="float">
            <text:p>48.3136</text:p>
          </table:table-cell>
          <table:table-cell office:value-type="float" office:value="48.3647" calcext:value-type="float">
            <text:p>48.3647</text:p>
          </table:table-cell>
          <table:table-cell office:value-type="float" office:value="48.89" calcext:value-type="float">
            <text:p>48.89</text:p>
          </table:table-cell>
          <table:table-cell office:value-type="float" office:value="48.2857" calcext:value-type="float">
            <text:p>48.2857</text:p>
          </table:table-cell>
          <table:table-cell office:value-type="float" office:value="48.7328" calcext:value-type="float">
            <text:p>48.7328</text:p>
          </table:table-cell>
          <table:table-cell office:value-type="float" office:value="49.2254" calcext:value-type="float">
            <text:p>49.2254</text:p>
          </table:table-cell>
          <table:table-cell office:value-type="float" office:value="48.5905" calcext:value-type="float">
            <text:p>48.5905</text:p>
          </table:table-cell>
          <table:table-cell office:value-type="float" office:value="48.4207" calcext:value-type="float">
            <text:p>48.4207</text:p>
          </table:table-cell>
          <table:table-cell office:value-type="float" office:value="48.7964" calcext:value-type="float">
            <text:p>48.7964</text:p>
          </table:table-cell>
          <table:table-cell office:value-type="float" office:value="48.508" calcext:value-type="float">
            <text:p>48.508</text:p>
          </table:table-cell>
          <table:table-cell office:value-type="float" office:value="48.5882" calcext:value-type="float">
            <text:p>48.5882</text:p>
          </table:table-cell>
          <table:table-cell office:value-type="float" office:value="48.5112" calcext:value-type="float">
            <text:p>48.5112</text:p>
          </table:table-cell>
          <table:table-cell office:value-type="float" office:value="48.7351" calcext:value-type="float">
            <text:p>48.7351</text:p>
          </table:table-cell>
          <table:table-cell office:value-type="float" office:value="48.8281" calcext:value-type="float">
            <text:p>48.8281</text:p>
          </table:table-cell>
          <table:table-cell office:value-type="float" office:value="48.6313" calcext:value-type="float">
            <text:p>48.6313</text:p>
          </table:table-cell>
          <table:table-cell office:value-type="float" office:value="49.0513" calcext:value-type="float">
            <text:p>49.051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2952" calcext:value-type="float">
            <text:p>939.2952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8" calcext:value-type="float">
            <text:p>56.3478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6" calcext:value-type="float">
            <text:p>57.0246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4" calcext:value-type="float">
            <text:p>56.8414</text:p>
          </table:table-cell>
          <table:table-cell office:value-type="float" office:value="57.412" calcext:value-type="float">
            <text:p>57.412</text:p>
          </table:table-cell>
          <table:table-cell office:value-type="float" office:value="56.6704" calcext:value-type="float">
            <text:p>56.6704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8" calcext:value-type="float">
            <text:p>56.9108</text:p>
          </table:table-cell>
          <table:table-cell office:value-type="float" office:value="56.5739" calcext:value-type="float">
            <text:p>56.5739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56.5787" calcext:value-type="float">
            <text:p>56.5787</text:p>
          </table:table-cell>
          <table:table-cell office:value-type="float" office:value="56.8425" calcext:value-type="float">
            <text:p>56.8425</text:p>
          </table:table-cell>
          <table:table-cell office:value-type="float" office:value="56.9466" calcext:value-type="float">
            <text:p>56.9466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5" calcext:value-type="float">
            <text:p>57.2095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101" calcext:value-type="float">
            <text:p>939.3101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8" calcext:value-type="float">
            <text:p>56.348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7" calcext:value-type="float">
            <text:p>57.0247</text:p>
          </table:table-cell>
          <table:table-cell office:value-type="float" office:value="56.3199" calcext:value-type="float">
            <text:p>56.3199</text:p>
          </table:table-cell>
          <table:table-cell office:value-type="float" office:value="56.8414" calcext:value-type="float">
            <text:p>56.8414</text:p>
          </table:table-cell>
          <table:table-cell office:value-type="float" office:value="57.4121" calcext:value-type="float">
            <text:p>57.4121</text:p>
          </table:table-cell>
          <table:table-cell office:value-type="float" office:value="56.6704" calcext:value-type="float">
            <text:p>56.6704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9" calcext:value-type="float">
            <text:p>56.9109</text:p>
          </table:table-cell>
          <table:table-cell office:value-type="float" office:value="56.5739" calcext:value-type="float">
            <text:p>56.5739</text:p>
          </table:table-cell>
          <table:table-cell office:value-type="float" office:value="56.6668" calcext:value-type="float">
            <text:p>56.6668</text:p>
          </table:table-cell>
          <table:table-cell office:value-type="float" office:value="56.5787" calcext:value-type="float">
            <text:p>56.5787</text:p>
          </table:table-cell>
          <table:table-cell office:value-type="float" office:value="56.8425" calcext:value-type="float">
            <text:p>56.8425</text:p>
          </table:table-cell>
          <table:table-cell office:value-type="float" office:value="56.9468" calcext:value-type="float">
            <text:p>56.9468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02" calcext:value-type="float">
            <text:p>939.330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9" calcext:value-type="float">
            <text:p>56.3479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6" calcext:value-type="float">
            <text:p>57.0246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2" calcext:value-type="float">
            <text:p>57.412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7" calcext:value-type="float">
            <text:p>56.9107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56.5786" calcext:value-type="float">
            <text:p>56.5786</text:p>
          </table:table-cell>
          <table:table-cell office:value-type="float" office:value="56.8422" calcext:value-type="float">
            <text:p>56.8422</text:p>
          </table:table-cell>
          <table:table-cell office:value-type="float" office:value="56.9467" calcext:value-type="float">
            <text:p>56.9467</text:p>
          </table:table-cell>
          <table:table-cell office:value-type="float" office:value="56.7192" calcext:value-type="float">
            <text:p>56.7192</text:p>
          </table:table-cell>
          <table:table-cell office:value-type="float" office:value="57.2094" calcext:value-type="float">
            <text:p>57.2094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494" calcext:value-type="float">
            <text:p>939.3494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7" calcext:value-type="float">
            <text:p>56.3477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244" calcext:value-type="float">
            <text:p>57.0244</text:p>
          </table:table-cell>
          <table:table-cell office:value-type="float" office:value="56.3198" calcext:value-type="float">
            <text:p>56.3198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5" calcext:value-type="float">
            <text:p>56.6665</text:p>
          </table:table-cell>
          <table:table-cell office:value-type="float" office:value="56.5785" calcext:value-type="float">
            <text:p>56.5785</text:p>
          </table:table-cell>
          <table:table-cell office:value-type="float" office:value="56.8419" calcext:value-type="float">
            <text:p>56.8419</text:p>
          </table:table-cell>
          <table:table-cell office:value-type="float" office:value="56.9463" calcext:value-type="float">
            <text:p>56.9463</text:p>
          </table:table-cell>
          <table:table-cell office:value-type="float" office:value="56.7191" calcext:value-type="float">
            <text:p>56.7191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494" calcext:value-type="float">
            <text:p>939.3494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4" calcext:value-type="float">
            <text:p>56.3474</text:p>
          </table:table-cell>
          <table:table-cell office:value-type="float" office:value="56.4076" calcext:value-type="float">
            <text:p>56.4076</text:p>
          </table:table-cell>
          <table:table-cell office:value-type="float" office:value="57.0241" calcext:value-type="float">
            <text:p>57.0241</text:p>
          </table:table-cell>
          <table:table-cell office:value-type="float" office:value="56.3197" calcext:value-type="float">
            <text:p>56.3197</text:p>
          </table:table-cell>
          <table:table-cell office:value-type="float" office:value="56.8413" calcext:value-type="float">
            <text:p>56.8413</text:p>
          </table:table-cell>
          <table:table-cell office:value-type="float" office:value="57.4116" calcext:value-type="float">
            <text:p>57.4116</text:p>
          </table:table-cell>
          <table:table-cell office:value-type="float" office:value="56.6703" calcext:value-type="float">
            <text:p>56.6703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7" calcext:value-type="float">
            <text:p>56.5737</text:p>
          </table:table-cell>
          <table:table-cell office:value-type="float" office:value="56.6662" calcext:value-type="float">
            <text:p>56.6662</text:p>
          </table:table-cell>
          <table:table-cell office:value-type="float" office:value="56.5785" calcext:value-type="float">
            <text:p>56.5785</text:p>
          </table:table-cell>
          <table:table-cell office:value-type="float" office:value="56.842" calcext:value-type="float">
            <text:p>56.842</text:p>
          </table:table-cell>
          <table:table-cell office:value-type="float" office:value="56.946" calcext:value-type="float">
            <text:p>56.946</text:p>
          </table:table-cell>
          <table:table-cell office:value-type="float" office:value="56.7189" calcext:value-type="float">
            <text:p>56.7189</text:p>
          </table:table-cell>
          <table:table-cell office:value-type="float" office:value="57.2097" calcext:value-type="float">
            <text:p>57.209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517" calcext:value-type="float">
            <text:p>939.3517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2" calcext:value-type="float">
            <text:p>56.3472</text:p>
          </table:table-cell>
          <table:table-cell office:value-type="float" office:value="56.4074" calcext:value-type="float">
            <text:p>56.4074</text:p>
          </table:table-cell>
          <table:table-cell office:value-type="float" office:value="57.0239" calcext:value-type="float">
            <text:p>57.0239</text:p>
          </table:table-cell>
          <table:table-cell office:value-type="float" office:value="56.3196" calcext:value-type="float">
            <text:p>56.3196</text:p>
          </table:table-cell>
          <table:table-cell office:value-type="float" office:value="56.8412" calcext:value-type="float">
            <text:p>56.8412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02" calcext:value-type="float">
            <text:p>56.6702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6" calcext:value-type="float">
            <text:p>56.9106</text:p>
          </table:table-cell>
          <table:table-cell office:value-type="float" office:value="56.5736" calcext:value-type="float">
            <text:p>56.5736</text:p>
          </table:table-cell>
          <table:table-cell office:value-type="float" office:value="56.6659" calcext:value-type="float">
            <text:p>56.6659</text:p>
          </table:table-cell>
          <table:table-cell office:value-type="float" office:value="56.5784" calcext:value-type="float">
            <text:p>56.5784</text:p>
          </table:table-cell>
          <table:table-cell office:value-type="float" office:value="56.8424" calcext:value-type="float">
            <text:p>56.8424</text:p>
          </table:table-cell>
          <table:table-cell office:value-type="float" office:value="56.9457" calcext:value-type="float">
            <text:p>56.9457</text:p>
          </table:table-cell>
          <table:table-cell office:value-type="float" office:value="56.7186" calcext:value-type="float">
            <text:p>56.7186</text:p>
          </table:table-cell>
          <table:table-cell office:value-type="float" office:value="57.2098" calcext:value-type="float">
            <text:p>57.209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511" calcext:value-type="float">
            <text:p>939.3511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56.4072" calcext:value-type="float">
            <text:p>56.4072</text:p>
          </table:table-cell>
          <table:table-cell office:value-type="float" office:value="57.0239" calcext:value-type="float">
            <text:p>57.0239</text:p>
          </table:table-cell>
          <table:table-cell office:value-type="float" office:value="56.3192" calcext:value-type="float">
            <text:p>56.3192</text:p>
          </table:table-cell>
          <table:table-cell office:value-type="float" office:value="56.8411" calcext:value-type="float">
            <text:p>56.8411</text:p>
          </table:table-cell>
          <table:table-cell office:value-type="float" office:value="57.4118" calcext:value-type="float">
            <text:p>57.4118</text:p>
          </table:table-cell>
          <table:table-cell office:value-type="float" office:value="56.67" calcext:value-type="float">
            <text:p>56.67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5" calcext:value-type="float">
            <text:p>56.9105</text:p>
          </table:table-cell>
          <table:table-cell office:value-type="float" office:value="56.5734" calcext:value-type="float">
            <text:p>56.5734</text:p>
          </table:table-cell>
          <table:table-cell office:value-type="float" office:value="56.6654" calcext:value-type="float">
            <text:p>56.6654</text:p>
          </table:table-cell>
          <table:table-cell office:value-type="float" office:value="56.5781" calcext:value-type="float">
            <text:p>56.5781</text:p>
          </table:table-cell>
          <table:table-cell office:value-type="float" office:value="56.8426" calcext:value-type="float">
            <text:p>56.8426</text:p>
          </table:table-cell>
          <table:table-cell office:value-type="float" office:value="56.9456" calcext:value-type="float">
            <text:p>56.9456</text:p>
          </table:table-cell>
          <table:table-cell office:value-type="float" office:value="56.7186" calcext:value-type="float">
            <text:p>56.7186</text:p>
          </table:table-cell>
          <table:table-cell office:value-type="float" office:value="57.2098" calcext:value-type="float">
            <text:p>57.209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72" calcext:value-type="float">
            <text:p>939.3372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6.3469" calcext:value-type="float">
            <text:p>56.3469</text:p>
          </table:table-cell>
          <table:table-cell office:value-type="float" office:value="56.4069" calcext:value-type="float">
            <text:p>56.4069</text:p>
          </table:table-cell>
          <table:table-cell office:value-type="float" office:value="57.0238" calcext:value-type="float">
            <text:p>57.0238</text:p>
          </table:table-cell>
          <table:table-cell office:value-type="float" office:value="56.3188" calcext:value-type="float">
            <text:p>56.3188</text:p>
          </table:table-cell>
          <table:table-cell office:value-type="float" office:value="56.841" calcext:value-type="float">
            <text:p>56.841</text:p>
          </table:table-cell>
          <table:table-cell office:value-type="float" office:value="57.4116" calcext:value-type="float">
            <text:p>57.4116</text:p>
          </table:table-cell>
          <table:table-cell office:value-type="float" office:value="56.6698" calcext:value-type="float">
            <text:p>56.6698</text:p>
          </table:table-cell>
          <table:table-cell office:value-type="float" office:value="56.4663" calcext:value-type="float">
            <text:p>56.4663</text:p>
          </table:table-cell>
          <table:table-cell office:value-type="float" office:value="56.9104" calcext:value-type="float">
            <text:p>56.9104</text:p>
          </table:table-cell>
          <table:table-cell office:value-type="float" office:value="56.573" calcext:value-type="float">
            <text:p>56.573</text:p>
          </table:table-cell>
          <table:table-cell office:value-type="float" office:value="56.665" calcext:value-type="float">
            <text:p>56.665</text:p>
          </table:table-cell>
          <table:table-cell office:value-type="float" office:value="56.578" calcext:value-type="float">
            <text:p>56.578</text:p>
          </table:table-cell>
          <table:table-cell office:value-type="float" office:value="56.8426" calcext:value-type="float">
            <text:p>56.8426</text:p>
          </table:table-cell>
          <table:table-cell office:value-type="float" office:value="56.9453" calcext:value-type="float">
            <text:p>56.9453</text:p>
          </table:table-cell>
          <table:table-cell office:value-type="float" office:value="56.7183" calcext:value-type="float">
            <text:p>56.7183</text:p>
          </table:table-cell>
          <table:table-cell office:value-type="float" office:value="57.2096" calcext:value-type="float">
            <text:p>57.2096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3353" calcext:value-type="float">
            <text:p>939.3353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5" calcext:value-type="float">
            <text:p>64.4725</text:p>
          </table:table-cell>
          <table:table-cell office:value-type="float" office:value="64.5414" calcext:value-type="float">
            <text:p>64.5414</text:p>
          </table:table-cell>
          <table:table-cell office:value-type="float" office:value="65.2396" calcext:value-type="float">
            <text:p>65.2396</text:p>
          </table:table-cell>
          <table:table-cell office:value-type="float" office:value="64.4377" calcext:value-type="float">
            <text:p>64.4377</text:p>
          </table:table-cell>
          <table:table-cell office:value-type="float" office:value="65.0305" calcext:value-type="float">
            <text:p>65.0305</text:p>
          </table:table-cell>
          <table:table-cell office:value-type="float" office:value="65.6763" calcext:value-type="float">
            <text:p>65.6763</text:p>
          </table:table-cell>
          <table:table-cell office:value-type="float" office:value="64.8308" calcext:value-type="float">
            <text:p>64.8308</text:p>
          </table:table-cell>
          <table:table-cell office:value-type="float" office:value="64.6044" calcext:value-type="float">
            <text:p>64.6044</text:p>
          </table:table-cell>
          <table:table-cell office:value-type="float" office:value="65.1065" calcext:value-type="float">
            <text:p>65.1065</text:p>
          </table:table-cell>
          <table:table-cell office:value-type="float" office:value="64.7196" calcext:value-type="float">
            <text:p>64.7196</text:p>
          </table:table-cell>
          <table:table-cell office:value-type="float" office:value="64.8294" calcext:value-type="float">
            <text:p>64.8294</text:p>
          </table:table-cell>
          <table:table-cell office:value-type="float" office:value="64.7258" calcext:value-type="float">
            <text:p>64.7258</text:p>
          </table:table-cell>
          <table:table-cell office:value-type="float" office:value="65.0286" calcext:value-type="float">
            <text:p>65.0286</text:p>
          </table:table-cell>
          <table:table-cell office:value-type="float" office:value="65.1454" calcext:value-type="float">
            <text:p>65.1454</text:p>
          </table:table-cell>
          <table:table-cell office:value-type="float" office:value="64.8804" calcext:value-type="float">
            <text:p>64.8804</text:p>
          </table:table-cell>
          <table:table-cell office:value-type="float" office:value="65.4496" calcext:value-type="float">
            <text:p>65.4496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358" calcext:value-type="float">
            <text:p>939.735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1" calcext:value-type="float">
            <text:p>64.4721</text:p>
          </table:table-cell>
          <table:table-cell office:value-type="float" office:value="64.5411" calcext:value-type="float">
            <text:p>64.5411</text:p>
          </table:table-cell>
          <table:table-cell office:value-type="float" office:value="65.2394" calcext:value-type="float">
            <text:p>65.2394</text:p>
          </table:table-cell>
          <table:table-cell office:value-type="float" office:value="64.4373" calcext:value-type="float">
            <text:p>64.4373</text:p>
          </table:table-cell>
          <table:table-cell office:value-type="float" office:value="65.0302" calcext:value-type="float">
            <text:p>65.0302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9" calcext:value-type="float">
            <text:p>65.1059</text:p>
          </table:table-cell>
          <table:table-cell office:value-type="float" office:value="64.7192" calcext:value-type="float">
            <text:p>64.7192</text:p>
          </table:table-cell>
          <table:table-cell office:value-type="float" office:value="64.8289" calcext:value-type="float">
            <text:p>64.8289</text:p>
          </table:table-cell>
          <table:table-cell office:value-type="float" office:value="64.7253" calcext:value-type="float">
            <text:p>64.7253</text:p>
          </table:table-cell>
          <table:table-cell office:value-type="float" office:value="65.0282" calcext:value-type="float">
            <text:p>65.0282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01" calcext:value-type="float">
            <text:p>64.8801</text:p>
          </table:table-cell>
          <table:table-cell office:value-type="float" office:value="65.4492" calcext:value-type="float">
            <text:p>65.4492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352" calcext:value-type="float">
            <text:p>939.7352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" calcext:value-type="float">
            <text:p>64.472</text:p>
          </table:table-cell>
          <table:table-cell office:value-type="float" office:value="64.5408" calcext:value-type="float">
            <text:p>64.5408</text:p>
          </table:table-cell>
          <table:table-cell office:value-type="float" office:value="65.2393" calcext:value-type="float">
            <text:p>65.2393</text:p>
          </table:table-cell>
          <table:table-cell office:value-type="float" office:value="64.437" calcext:value-type="float">
            <text:p>64.437</text:p>
          </table:table-cell>
          <table:table-cell office:value-type="float" office:value="65.0299" calcext:value-type="float">
            <text:p>65.0299</text:p>
          </table:table-cell>
          <table:table-cell office:value-type="float" office:value="65.6753" calcext:value-type="float">
            <text:p>65.6753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8" calcext:value-type="float">
            <text:p>65.1058</text:p>
          </table:table-cell>
          <table:table-cell office:value-type="float" office:value="64.7191" calcext:value-type="float">
            <text:p>64.7191</text:p>
          </table:table-cell>
          <table:table-cell office:value-type="float" office:value="64.8287" calcext:value-type="float">
            <text:p>64.8287</text:p>
          </table:table-cell>
          <table:table-cell office:value-type="float" office:value="64.725" calcext:value-type="float">
            <text:p>64.725</text:p>
          </table:table-cell>
          <table:table-cell office:value-type="float" office:value="65.0279" calcext:value-type="float">
            <text:p>65.0279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" calcext:value-type="float">
            <text:p>64.88</text:p>
          </table:table-cell>
          <table:table-cell office:value-type="float" office:value="65.4488" calcext:value-type="float">
            <text:p>65.4488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23" calcext:value-type="float">
            <text:p>939.7523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2" calcext:value-type="float">
            <text:p>64.472</text:p>
          </table:table-cell>
          <table:table-cell office:value-type="float" office:value="64.5406" calcext:value-type="float">
            <text:p>64.5406</text:p>
          </table:table-cell>
          <table:table-cell office:value-type="float" office:value="65.2392" calcext:value-type="float">
            <text:p>65.2392</text:p>
          </table:table-cell>
          <table:table-cell office:value-type="float" office:value="64.437" calcext:value-type="float">
            <text:p>64.437</text:p>
          </table:table-cell>
          <table:table-cell office:value-type="float" office:value="65.0298" calcext:value-type="float">
            <text:p>65.0298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5" calcext:value-type="float">
            <text:p>64.8305</text:p>
          </table:table-cell>
          <table:table-cell office:value-type="float" office:value="64.604" calcext:value-type="float">
            <text:p>64.604</text:p>
          </table:table-cell>
          <table:table-cell office:value-type="float" office:value="65.1057" calcext:value-type="float">
            <text:p>65.1057</text:p>
          </table:table-cell>
          <table:table-cell office:value-type="float" office:value="64.7193" calcext:value-type="float">
            <text:p>64.7193</text:p>
          </table:table-cell>
          <table:table-cell office:value-type="float" office:value="64.8286" calcext:value-type="float">
            <text:p>64.8286</text:p>
          </table:table-cell>
          <table:table-cell office:value-type="float" office:value="64.7251" calcext:value-type="float">
            <text:p>64.7251</text:p>
          </table:table-cell>
          <table:table-cell office:value-type="float" office:value="65.0279" calcext:value-type="float">
            <text:p>65.0279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801" calcext:value-type="float">
            <text:p>64.8801</text:p>
          </table:table-cell>
          <table:table-cell office:value-type="float" office:value="65.4488" calcext:value-type="float">
            <text:p>65.4488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61" calcext:value-type="float">
            <text:p>939.761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8" calcext:value-type="float">
            <text:p>64.4718</text:p>
          </table:table-cell>
          <table:table-cell office:value-type="float" office:value="64.5405" calcext:value-type="float">
            <text:p>64.5405</text:p>
          </table:table-cell>
          <table:table-cell office:value-type="float" office:value="65.239" calcext:value-type="float">
            <text:p>65.239</text:p>
          </table:table-cell>
          <table:table-cell office:value-type="float" office:value="64.4368" calcext:value-type="float">
            <text:p>64.4368</text:p>
          </table:table-cell>
          <table:table-cell office:value-type="float" office:value="65.0298" calcext:value-type="float">
            <text:p>65.0298</text:p>
          </table:table-cell>
          <table:table-cell office:value-type="float" office:value="65.6756" calcext:value-type="float">
            <text:p>65.6756</text:p>
          </table:table-cell>
          <table:table-cell office:value-type="float" office:value="64.8304" calcext:value-type="float">
            <text:p>64.8304</text:p>
          </table:table-cell>
          <table:table-cell office:value-type="float" office:value="64.6039" calcext:value-type="float">
            <text:p>64.6039</text:p>
          </table:table-cell>
          <table:table-cell office:value-type="float" office:value="65.1055" calcext:value-type="float">
            <text:p>65.1055</text:p>
          </table:table-cell>
          <table:table-cell office:value-type="float" office:value="64.7193" calcext:value-type="float">
            <text:p>64.7193</text:p>
          </table:table-cell>
          <table:table-cell office:value-type="float" office:value="64.8286" calcext:value-type="float">
            <text:p>64.8286</text:p>
          </table:table-cell>
          <table:table-cell office:value-type="float" office:value="64.725" calcext:value-type="float">
            <text:p>64.725</text:p>
          </table:table-cell>
          <table:table-cell office:value-type="float" office:value="65.028" calcext:value-type="float">
            <text:p>65.028</text:p>
          </table:table-cell>
          <table:table-cell office:value-type="float" office:value="65.145" calcext:value-type="float">
            <text:p>65.145</text:p>
          </table:table-cell>
          <table:table-cell office:value-type="float" office:value="64.8799" calcext:value-type="float">
            <text:p>64.8799</text:p>
          </table:table-cell>
          <table:table-cell office:value-type="float" office:value="65.4487" calcext:value-type="float">
            <text:p>65.4487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65" calcext:value-type="float">
            <text:p>939.7565</text:p>
          </table:table-cell>
          <table:table-cell office:value-type="string" calcext:value-type="string">
            <text:p><text:s/>:</text:p>
          </table:table-cell>
          <table:table-cell office:value-type="float" office:value="12033" calcext:value-type="float">
            <text:p>12033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6" calcext:value-type="float">
            <text:p>64.4716</text:p>
          </table:table-cell>
          <table:table-cell office:value-type="float" office:value="64.5405" calcext:value-type="float">
            <text:p>64.5405</text:p>
          </table:table-cell>
          <table:table-cell office:value-type="float" office:value="65.2388" calcext:value-type="float">
            <text:p>65.2388</text:p>
          </table:table-cell>
          <table:table-cell office:value-type="float" office:value="64.4362" calcext:value-type="float">
            <text:p>64.4362</text:p>
          </table:table-cell>
          <table:table-cell office:value-type="float" office:value="65.0297" calcext:value-type="float">
            <text:p>65.0297</text:p>
          </table:table-cell>
          <table:table-cell office:value-type="float" office:value="65.6754" calcext:value-type="float">
            <text:p>65.6754</text:p>
          </table:table-cell>
          <table:table-cell office:value-type="float" office:value="64.8302" calcext:value-type="float">
            <text:p>64.8302</text:p>
          </table:table-cell>
          <table:table-cell office:value-type="float" office:value="64.6039" calcext:value-type="float">
            <text:p>64.6039</text:p>
          </table:table-cell>
          <table:table-cell office:value-type="float" office:value="65.1055" calcext:value-type="float">
            <text:p>65.1055</text:p>
          </table:table-cell>
          <table:table-cell office:value-type="float" office:value="64.7192" calcext:value-type="float">
            <text:p>64.7192</text:p>
          </table:table-cell>
          <table:table-cell office:value-type="float" office:value="64.8285" calcext:value-type="float">
            <text:p>64.8285</text:p>
          </table:table-cell>
          <table:table-cell office:value-type="float" office:value="64.7249" calcext:value-type="float">
            <text:p>64.7249</text:p>
          </table:table-cell>
          <table:table-cell office:value-type="float" office:value="65.028" calcext:value-type="float">
            <text:p>65.028</text:p>
          </table:table-cell>
          <table:table-cell office:value-type="float" office:value="65.1449" calcext:value-type="float">
            <text:p>65.1449</text:p>
          </table:table-cell>
          <table:table-cell office:value-type="float" office:value="64.8797" calcext:value-type="float">
            <text:p>64.8797</text:p>
          </table:table-cell>
          <table:table-cell office:value-type="float" office:value="65.4486" calcext:value-type="float">
            <text:p>65.4486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572" calcext:value-type="float">
            <text:p>939.7572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2" calcext:value-type="float">
            <text:p>64.4712</text:p>
          </table:table-cell>
          <table:table-cell office:value-type="float" office:value="64.5404" calcext:value-type="float">
            <text:p>64.5404</text:p>
          </table:table-cell>
          <table:table-cell office:value-type="float" office:value="65.2386" calcext:value-type="float">
            <text:p>65.2386</text:p>
          </table:table-cell>
          <table:table-cell office:value-type="float" office:value="64.436" calcext:value-type="float">
            <text:p>64.436</text:p>
          </table:table-cell>
          <table:table-cell office:value-type="float" office:value="65.0295" calcext:value-type="float">
            <text:p>65.0295</text:p>
          </table:table-cell>
          <table:table-cell office:value-type="float" office:value="65.6755" calcext:value-type="float">
            <text:p>65.6755</text:p>
          </table:table-cell>
          <table:table-cell office:value-type="float" office:value="64.8297" calcext:value-type="float">
            <text:p>64.8297</text:p>
          </table:table-cell>
          <table:table-cell office:value-type="float" office:value="64.6038" calcext:value-type="float">
            <text:p>64.6038</text:p>
          </table:table-cell>
          <table:table-cell office:value-type="float" office:value="65.1053" calcext:value-type="float">
            <text:p>65.1053</text:p>
          </table:table-cell>
          <table:table-cell office:value-type="float" office:value="64.719" calcext:value-type="float">
            <text:p>64.719</text:p>
          </table:table-cell>
          <table:table-cell office:value-type="float" office:value="64.8281" calcext:value-type="float">
            <text:p>64.8281</text:p>
          </table:table-cell>
          <table:table-cell office:value-type="float" office:value="64.7247" calcext:value-type="float">
            <text:p>64.7247</text:p>
          </table:table-cell>
          <table:table-cell office:value-type="float" office:value="65.0278" calcext:value-type="float">
            <text:p>65.0278</text:p>
          </table:table-cell>
          <table:table-cell office:value-type="float" office:value="65.1446" calcext:value-type="float">
            <text:p>65.1446</text:p>
          </table:table-cell>
          <table:table-cell office:value-type="float" office:value="64.8794" calcext:value-type="float">
            <text:p>64.8794</text:p>
          </table:table-cell>
          <table:table-cell office:value-type="float" office:value="65.4483" calcext:value-type="float">
            <text:p>65.4483</text:p>
          </table:table-cell>
          <table:table-cell office:value-type="float" office:value="3.2961" calcext:value-type="float">
            <text:p>3.2961</text:p>
          </table:table-cell>
          <table:table-cell office:value-type="float" office:value="939.781" calcext:value-type="float">
            <text:p>939.781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4.4712" calcext:value-type="float">
            <text:p>64.4712</text:p>
          </table:table-cell>
          <table:table-cell office:value-type="float" office:value="64.5403" calcext:value-type="float">
            <text:p>64.5403</text:p>
          </table:table-cell>
          <table:table-cell office:value-type="float" office:value="65.2385" calcext:value-type="float">
            <text:p>65.2385</text:p>
          </table:table-cell>
          <table:table-cell office:value-type="float" office:value="64.436" calcext:value-type="float">
            <text:p>64.436</text:p>
          </table:table-cell>
          <table:table-cell office:value-type="float" office:value="65.0293" calcext:value-type="float">
            <text:p>65.0293</text:p>
          </table:table-cell>
          <table:table-cell office:value-type="float" office:value="65.6764" calcext:value-type="float">
            <text:p>65.6764</text:p>
          </table:table-cell>
          <table:table-cell office:value-type="float" office:value="64.8296" calcext:value-type="float">
            <text:p>64.8296</text:p>
          </table:table-cell>
          <table:table-cell office:value-type="float" office:value="64.6034" calcext:value-type="float">
            <text:p>64.6034</text:p>
          </table:table-cell>
          <table:table-cell office:value-type="float" office:value="65.105" calcext:value-type="float">
            <text:p>65.105</text:p>
          </table:table-cell>
          <table:table-cell office:value-type="float" office:value="64.719" calcext:value-type="float">
            <text:p>64.719</text:p>
          </table:table-cell>
          <table:table-cell office:value-type="float" office:value="64.8279" calcext:value-type="float">
            <text:p>64.8279</text:p>
          </table:table-cell>
          <table:table-cell office:value-type="float" office:value="64.7243" calcext:value-type="float">
            <text:p>64.7243</text:p>
          </table:table-cell>
          <table:table-cell office:value-type="float" office:value="65.0278" calcext:value-type="float">
            <text:p>65.0278</text:p>
          </table:table-cell>
          <table:table-cell office:value-type="float" office:value="65.1443" calcext:value-type="float">
            <text:p>65.1443</text:p>
          </table:table-cell>
          <table:table-cell office:value-type="float" office:value="64.8794" calcext:value-type="float">
            <text:p>64.8794</text:p>
          </table:table-cell>
          <table:table-cell office:value-type="float" office:value="65.448" calcext:value-type="float">
            <text:p>65.448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8152" calcext:value-type="float">
            <text:p>939.8152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2" calcext:value-type="float">
            <text:p>4.0032</text:p>
          </table:table-cell>
          <table:table-cell office:value-type="float" office:value="4.0089" calcext:value-type="float">
            <text:p>4.0089</text:p>
          </table:table-cell>
          <table:table-cell office:value-type="float" office:value="4.0485" calcext:value-type="float">
            <text:p>4.0485</text:p>
          </table:table-cell>
          <table:table-cell office:value-type="float" office:value="3.9992" calcext:value-type="float">
            <text:p>3.9992</text:p>
          </table:table-cell>
          <table:table-cell office:value-type="float" office:value="4.0346" calcext:value-type="float">
            <text:p>4.0346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1" calcext:value-type="float">
            <text:p>4.0441</text:p>
          </table:table-cell>
          <table:table-cell office:value-type="float" office:value="4.0321" calcext:value-type="float">
            <text:p>4.0321</text:p>
          </table:table-cell>
          <table:table-cell office:value-type="float" office:value="4.0623" calcext:value-type="float">
            <text:p>4.0623</text:p>
          </table:table-cell>
          <table:table-cell office:value-type="float" office:value="4.039" calcext:value-type="float">
            <text:p>4.039</text:p>
          </table:table-cell>
          <table:table-cell office:value-type="float" office:value="4.0433" calcext:value-type="float">
            <text:p>4.0433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581" calcext:value-type="float">
            <text:p>4.0581</text:p>
          </table:table-cell>
          <table:table-cell office:value-type="float" office:value="4.0654" calcext:value-type="float">
            <text:p>4.0654</text:p>
          </table:table-cell>
          <table:table-cell office:value-type="float" office:value="4.0492" calcext:value-type="float">
            <text:p>4.0492</text:p>
          </table:table-cell>
          <table:table-cell office:value-type="float" office:value="4.0894" calcext:value-type="float">
            <text:p>4.0894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208" calcext:value-type="float">
            <text:p>940.0208</text:p>
          </table:table-cell>
          <table:table-cell office:value-type="string" calcext:value-type="string">
            <text:p><text:s/>:</text:p>
          </table:table-cell>
          <table:table-cell office:value-type="float" office:value="12038" calcext:value-type="float">
            <text:p>12038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4" calcext:value-type="float">
            <text:p>4.0034</text:p>
          </table:table-cell>
          <table:table-cell office:value-type="float" office:value="4.009" calcext:value-type="float">
            <text:p>4.009</text:p>
          </table:table-cell>
          <table:table-cell office:value-type="float" office:value="4.0486" calcext:value-type="float">
            <text:p>4.0486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7" calcext:value-type="float">
            <text:p>4.0347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2" calcext:value-type="float">
            <text:p>4.0442</text:p>
          </table:table-cell>
          <table:table-cell office:value-type="float" office:value="4.0322" calcext:value-type="float">
            <text:p>4.0322</text:p>
          </table:table-cell>
          <table:table-cell office:value-type="float" office:value="4.0624" calcext:value-type="float">
            <text:p>4.0624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4" calcext:value-type="float">
            <text:p>4.0434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3" calcext:value-type="float">
            <text:p>4.0493</text:p>
          </table:table-cell>
          <table:table-cell office:value-type="float" office:value="4.0896" calcext:value-type="float">
            <text:p>4.0896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118" calcext:value-type="float">
            <text:p>940.0118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4" calcext:value-type="float">
            <text:p>4.0034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4" calcext:value-type="float">
            <text:p>4.0624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5" calcext:value-type="float">
            <text:p>4.0435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8" calcext:value-type="float">
            <text:p>4.0898</text:p>
          </table:table-cell>
          <table:table-cell office:value-type="float" office:value="3.2973" calcext:value-type="float">
            <text:p>3.2973</text:p>
          </table:table-cell>
          <table:table-cell office:value-type="float" office:value="939.989" calcext:value-type="float">
            <text:p>939.989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5" calcext:value-type="float">
            <text:p>4.0035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4" calcext:value-type="float">
            <text:p>3.9994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5" calcext:value-type="float">
            <text:p>4.0625</text:p>
          </table:table-cell>
          <table:table-cell office:value-type="float" office:value="4.0393" calcext:value-type="float">
            <text:p>4.0393</text:p>
          </table:table-cell>
          <table:table-cell office:value-type="float" office:value="4.0435" calcext:value-type="float">
            <text:p>4.0435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9" calcext:value-type="float">
            <text:p>4.0899</text:p>
          </table:table-cell>
          <table:table-cell office:value-type="float" office:value="3.2973" calcext:value-type="float">
            <text:p>3.2973</text:p>
          </table:table-cell>
          <table:table-cell office:value-type="float" office:value="939.9885" calcext:value-type="float">
            <text:p>939.9885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5" calcext:value-type="float">
            <text:p>4.0035</text:p>
          </table:table-cell>
          <table:table-cell office:value-type="float" office:value="4.0091" calcext:value-type="float">
            <text:p>4.0091</text:p>
          </table:table-cell>
          <table:table-cell office:value-type="float" office:value="4.0487" calcext:value-type="float">
            <text:p>4.0487</text:p>
          </table:table-cell>
          <table:table-cell office:value-type="float" office:value="3.9993" calcext:value-type="float">
            <text:p>3.9993</text:p>
          </table:table-cell>
          <table:table-cell office:value-type="float" office:value="4.0348" calcext:value-type="float">
            <text:p>4.0348</text:p>
          </table:table-cell>
          <table:table-cell office:value-type="float" office:value="4.1074" calcext:value-type="float">
            <text:p>4.1074</text:p>
          </table:table-cell>
          <table:table-cell office:value-type="float" office:value="4.0443" calcext:value-type="float">
            <text:p>4.0443</text:p>
          </table:table-cell>
          <table:table-cell office:value-type="float" office:value="4.0323" calcext:value-type="float">
            <text:p>4.0323</text:p>
          </table:table-cell>
          <table:table-cell office:value-type="float" office:value="4.0625" calcext:value-type="float">
            <text:p>4.0625</text:p>
          </table:table-cell>
          <table:table-cell office:value-type="float" office:value="4.0392" calcext:value-type="float">
            <text:p>4.0392</text:p>
          </table:table-cell>
          <table:table-cell office:value-type="float" office:value="4.0436" calcext:value-type="float">
            <text:p>4.0436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583" calcext:value-type="float">
            <text:p>4.0583</text:p>
          </table:table-cell>
          <table:table-cell office:value-type="float" office:value="4.0656" calcext:value-type="float">
            <text:p>4.0656</text:p>
          </table:table-cell>
          <table:table-cell office:value-type="float" office:value="4.0494" calcext:value-type="float">
            <text:p>4.0494</text:p>
          </table:table-cell>
          <table:table-cell office:value-type="float" office:value="4.0898" calcext:value-type="float">
            <text:p>4.0898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07" calcext:value-type="float">
            <text:p>940.000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7" calcext:value-type="float">
            <text:p>4.0037</text:p>
          </table:table-cell>
          <table:table-cell office:value-type="float" office:value="4.0092" calcext:value-type="float">
            <text:p>4.0092</text:p>
          </table:table-cell>
          <table:table-cell office:value-type="float" office:value="4.0489" calcext:value-type="float">
            <text:p>4.0489</text:p>
          </table:table-cell>
          <table:table-cell office:value-type="float" office:value="3.9994" calcext:value-type="float">
            <text:p>3.9994</text:p>
          </table:table-cell>
          <table:table-cell office:value-type="float" office:value="4.0349" calcext:value-type="float">
            <text:p>4.0349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4" calcext:value-type="float">
            <text:p>4.0444</text:p>
          </table:table-cell>
          <table:table-cell office:value-type="float" office:value="4.0324" calcext:value-type="float">
            <text:p>4.0324</text:p>
          </table:table-cell>
          <table:table-cell office:value-type="float" office:value="4.0626" calcext:value-type="float">
            <text:p>4.0626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437" calcext:value-type="float">
            <text:p>4.0437</text:p>
          </table:table-cell>
          <table:table-cell office:value-type="float" office:value="4.0395" calcext:value-type="float">
            <text:p>4.0395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8" calcext:value-type="float">
            <text:p>4.0658</text:p>
          </table:table-cell>
          <table:table-cell office:value-type="float" office:value="4.0495" calcext:value-type="float">
            <text:p>4.0495</text:p>
          </table:table-cell>
          <table:table-cell office:value-type="float" office:value="4.09" calcext:value-type="float">
            <text:p>4.09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04" calcext:value-type="float">
            <text:p>940.000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7" calcext:value-type="float">
            <text:p>4.0037</text:p>
          </table:table-cell>
          <table:table-cell office:value-type="float" office:value="4.0093" calcext:value-type="float">
            <text:p>4.0093</text:p>
          </table:table-cell>
          <table:table-cell office:value-type="float" office:value="4.049" calcext:value-type="float">
            <text:p>4.049</text:p>
          </table:table-cell>
          <table:table-cell office:value-type="float" office:value="3.9996" calcext:value-type="float">
            <text:p>3.9996</text:p>
          </table:table-cell>
          <table:table-cell office:value-type="float" office:value="4.035" calcext:value-type="float">
            <text:p>4.035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5" calcext:value-type="float">
            <text:p>4.0445</text:p>
          </table:table-cell>
          <table:table-cell office:value-type="float" office:value="4.0325" calcext:value-type="float">
            <text:p>4.0325</text:p>
          </table:table-cell>
          <table:table-cell office:value-type="float" office:value="4.0627" calcext:value-type="float">
            <text:p>4.0627</text:p>
          </table:table-cell>
          <table:table-cell office:value-type="float" office:value="4.0394" calcext:value-type="float">
            <text:p>4.0394</text:p>
          </table:table-cell>
          <table:table-cell office:value-type="float" office:value="4.0437" calcext:value-type="float">
            <text:p>4.0437</text:p>
          </table:table-cell>
          <table:table-cell office:value-type="float" office:value="4.0396" calcext:value-type="float">
            <text:p>4.0396</text:p>
          </table:table-cell>
          <table:table-cell office:value-type="float" office:value="4.0584" calcext:value-type="float">
            <text:p>4.0584</text:p>
          </table:table-cell>
          <table:table-cell office:value-type="float" office:value="4.0659" calcext:value-type="float">
            <text:p>4.0659</text:p>
          </table:table-cell>
          <table:table-cell office:value-type="float" office:value="4.0496" calcext:value-type="float">
            <text:p>4.0496</text:p>
          </table:table-cell>
          <table:table-cell office:value-type="float" office:value="4.0901" calcext:value-type="float">
            <text:p>4.0901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106" calcext:value-type="float">
            <text:p>940.0106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.0039" calcext:value-type="float">
            <text:p>4.0039</text:p>
          </table:table-cell>
          <table:table-cell office:value-type="float" office:value="4.0094" calcext:value-type="float">
            <text:p>4.0094</text:p>
          </table:table-cell>
          <table:table-cell office:value-type="float" office:value="4.0491" calcext:value-type="float">
            <text:p>4.0491</text:p>
          </table:table-cell>
          <table:table-cell office:value-type="float" office:value="3.9998" calcext:value-type="float">
            <text:p>3.9998</text:p>
          </table:table-cell>
          <table:table-cell office:value-type="float" office:value="4.0352" calcext:value-type="float">
            <text:p>4.0352</text:p>
          </table:table-cell>
          <table:table-cell office:value-type="float" office:value="4.1075" calcext:value-type="float">
            <text:p>4.1075</text:p>
          </table:table-cell>
          <table:table-cell office:value-type="float" office:value="4.0446" calcext:value-type="float">
            <text:p>4.0446</text:p>
          </table:table-cell>
          <table:table-cell office:value-type="float" office:value="4.0326" calcext:value-type="float">
            <text:p>4.0326</text:p>
          </table:table-cell>
          <table:table-cell office:value-type="float" office:value="4.0628" calcext:value-type="float">
            <text:p>4.0628</text:p>
          </table:table-cell>
          <table:table-cell office:value-type="float" office:value="4.0395" calcext:value-type="float">
            <text:p>4.0395</text:p>
          </table:table-cell>
          <table:table-cell office:value-type="float" office:value="4.0438" calcext:value-type="float">
            <text:p>4.0438</text:p>
          </table:table-cell>
          <table:table-cell office:value-type="float" office:value="4.0397" calcext:value-type="float">
            <text:p>4.0397</text:p>
          </table:table-cell>
          <table:table-cell office:value-type="float" office:value="4.0586" calcext:value-type="float">
            <text:p>4.0586</text:p>
          </table:table-cell>
          <table:table-cell office:value-type="float" office:value="4.066" calcext:value-type="float">
            <text:p>4.066</text:p>
          </table:table-cell>
          <table:table-cell office:value-type="float" office:value="4.0497" calcext:value-type="float">
            <text:p>4.0497</text:p>
          </table:table-cell>
          <table:table-cell office:value-type="float" office:value="4.0904" calcext:value-type="float">
            <text:p>4.0904</text:p>
          </table:table-cell>
          <table:table-cell office:value-type="float" office:value="3.2973" calcext:value-type="float">
            <text:p>3.2973</text:p>
          </table:table-cell>
          <table:table-cell office:value-type="float" office:value="940.0044" calcext:value-type="float">
            <text:p>940.0044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2" calcext:value-type="float">
            <text:p>12.0302</text:p>
          </table:table-cell>
          <table:table-cell office:value-type="float" office:value="12.0443" calcext:value-type="float">
            <text:p>12.0443</text:p>
          </table:table-cell>
          <table:table-cell office:value-type="float" office:value="12.1728" calcext:value-type="float">
            <text:p>12.1728</text:p>
          </table:table-cell>
          <table:table-cell office:value-type="float" office:value="12.0201" calcext:value-type="float">
            <text:p>12.0201</text:p>
          </table:table-cell>
          <table:table-cell office:value-type="float" office:value="12.133" calcext:value-type="float">
            <text:p>12.133</text:p>
          </table:table-cell>
          <table:table-cell office:value-type="float" office:value="12.2751" calcext:value-type="float">
            <text:p>12.2751</text:p>
          </table:table-cell>
          <table:table-cell office:value-type="float" office:value="12.1149" calcext:value-type="float">
            <text:p>12.1149</text:p>
          </table:table-cell>
          <table:table-cell office:value-type="float" office:value="12.0754" calcext:value-type="float">
            <text:p>12.0754</text:p>
          </table:table-cell>
          <table:table-cell office:value-type="float" office:value="12.1661" calcext:value-type="float">
            <text:p>12.1661</text:p>
          </table:table-cell>
          <table:table-cell office:value-type="float" office:value="12.0977" calcext:value-type="float">
            <text:p>12.0977</text:p>
          </table:table-cell>
          <table:table-cell office:value-type="float" office:value="12.1125" calcext:value-type="float">
            <text:p>12.1125</text:p>
          </table:table-cell>
          <table:table-cell office:value-type="float" office:value="12.0986" calcext:value-type="float">
            <text:p>12.0986</text:p>
          </table:table-cell>
          <table:table-cell office:value-type="float" office:value="12.1508" calcext:value-type="float">
            <text:p>12.1508</text:p>
          </table:table-cell>
          <table:table-cell office:value-type="float" office:value="12.1751" calcext:value-type="float">
            <text:p>12.1751</text:p>
          </table:table-cell>
          <table:table-cell office:value-type="float" office:value="12.127" calcext:value-type="float">
            <text:p>12.127</text:p>
          </table:table-cell>
          <table:table-cell office:value-type="float" office:value="12.2311" calcext:value-type="float">
            <text:p>12.2311</text:p>
          </table:table-cell>
          <table:table-cell office:value-type="float" office:value="3.297" calcext:value-type="float">
            <text:p>3.297</text:p>
          </table:table-cell>
          <table:table-cell office:value-type="float" office:value="939.5347" calcext:value-type="float">
            <text:p>939.5347</text:p>
          </table:table-cell>
          <table:table-cell office:value-type="string" calcext:value-type="string">
            <text:p><text:s/>:</text:p>
          </table:table-cell>
          <table:table-cell office:value-type="float" office:value="12032" calcext:value-type="float">
            <text:p>1203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2" calcext:value-type="float">
            <text:p>12.0302</text:p>
          </table:table-cell>
          <table:table-cell office:value-type="float" office:value="12.0443" calcext:value-type="float">
            <text:p>12.0443</text:p>
          </table:table-cell>
          <table:table-cell office:value-type="float" office:value="12.1727" calcext:value-type="float">
            <text:p>12.1727</text:p>
          </table:table-cell>
          <table:table-cell office:value-type="float" office:value="12.02" calcext:value-type="float">
            <text:p>12.02</text:p>
          </table:table-cell>
          <table:table-cell office:value-type="float" office:value="12.1329" calcext:value-type="float">
            <text:p>12.1329</text:p>
          </table:table-cell>
          <table:table-cell office:value-type="float" office:value="12.2749" calcext:value-type="float">
            <text:p>12.2749</text:p>
          </table:table-cell>
          <table:table-cell office:value-type="float" office:value="12.1149" calcext:value-type="float">
            <text:p>12.1149</text:p>
          </table:table-cell>
          <table:table-cell office:value-type="float" office:value="12.0754" calcext:value-type="float">
            <text:p>12.0754</text:p>
          </table:table-cell>
          <table:table-cell office:value-type="float" office:value="12.166" calcext:value-type="float">
            <text:p>12.166</text:p>
          </table:table-cell>
          <table:table-cell office:value-type="float" office:value="12.0977" calcext:value-type="float">
            <text:p>12.0977</text:p>
          </table:table-cell>
          <table:table-cell office:value-type="float" office:value="12.1125" calcext:value-type="float">
            <text:p>12.1125</text:p>
          </table:table-cell>
          <table:table-cell office:value-type="float" office:value="12.0985" calcext:value-type="float">
            <text:p>12.0985</text:p>
          </table:table-cell>
          <table:table-cell office:value-type="float" office:value="12.1506" calcext:value-type="float">
            <text:p>12.1506</text:p>
          </table:table-cell>
          <table:table-cell office:value-type="float" office:value="12.1751" calcext:value-type="float">
            <text:p>12.1751</text:p>
          </table:table-cell>
          <table:table-cell office:value-type="float" office:value="12.1269" calcext:value-type="float">
            <text:p>12.1269</text:p>
          </table:table-cell>
          <table:table-cell office:value-type="float" office:value="12.2311" calcext:value-type="float">
            <text:p>12.2311</text:p>
          </table:table-cell>
          <table:table-cell office:value-type="float" office:value="3.297" calcext:value-type="float">
            <text:p>3.297</text:p>
          </table:table-cell>
          <table:table-cell office:value-type="float" office:value="939.5427" calcext:value-type="float">
            <text:p>939.5427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3" calcext:value-type="float">
            <text:p>12.0303</text:p>
          </table:table-cell>
          <table:table-cell office:value-type="float" office:value="12.0445" calcext:value-type="float">
            <text:p>12.0445</text:p>
          </table:table-cell>
          <table:table-cell office:value-type="float" office:value="12.1729" calcext:value-type="float">
            <text:p>12.1729</text:p>
          </table:table-cell>
          <table:table-cell office:value-type="float" office:value="12.02" calcext:value-type="float">
            <text:p>12.02</text:p>
          </table:table-cell>
          <table:table-cell office:value-type="float" office:value="12.1331" calcext:value-type="float">
            <text:p>12.1331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0755" calcext:value-type="float">
            <text:p>12.0755</text:p>
          </table:table-cell>
          <table:table-cell office:value-type="float" office:value="12.1662" calcext:value-type="float">
            <text:p>12.1662</text:p>
          </table:table-cell>
          <table:table-cell office:value-type="float" office:value="12.0978" calcext:value-type="float">
            <text:p>12.0978</text:p>
          </table:table-cell>
          <table:table-cell office:value-type="float" office:value="12.1126" calcext:value-type="float">
            <text:p>12.1126</text:p>
          </table:table-cell>
          <table:table-cell office:value-type="float" office:value="12.0987" calcext:value-type="float">
            <text:p>12.0987</text:p>
          </table:table-cell>
          <table:table-cell office:value-type="float" office:value="12.1508" calcext:value-type="float">
            <text:p>12.1508</text:p>
          </table:table-cell>
          <table:table-cell office:value-type="float" office:value="12.1752" calcext:value-type="float">
            <text:p>12.1752</text:p>
          </table:table-cell>
          <table:table-cell office:value-type="float" office:value="12.1271" calcext:value-type="float">
            <text:p>12.1271</text:p>
          </table:table-cell>
          <table:table-cell office:value-type="float" office:value="12.2312" calcext:value-type="float">
            <text:p>12.2312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68" calcext:value-type="float">
            <text:p>939.568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4" calcext:value-type="float">
            <text:p>12.0304</text:p>
          </table:table-cell>
          <table:table-cell office:value-type="float" office:value="12.0446" calcext:value-type="float">
            <text:p>12.0446</text:p>
          </table:table-cell>
          <table:table-cell office:value-type="float" office:value="12.173" calcext:value-type="float">
            <text:p>12.173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2" calcext:value-type="float">
            <text:p>12.1332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" calcext:value-type="float">
            <text:p>12.115</text:p>
          </table:table-cell>
          <table:table-cell office:value-type="float" office:value="12.0756" calcext:value-type="float">
            <text:p>12.0756</text:p>
          </table:table-cell>
          <table:table-cell office:value-type="float" office:value="12.1663" calcext:value-type="float">
            <text:p>12.1663</text:p>
          </table:table-cell>
          <table:table-cell office:value-type="float" office:value="12.0979" calcext:value-type="float">
            <text:p>12.0979</text:p>
          </table:table-cell>
          <table:table-cell office:value-type="float" office:value="12.1127" calcext:value-type="float">
            <text:p>12.1127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09" calcext:value-type="float">
            <text:p>12.1509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2" calcext:value-type="float">
            <text:p>12.1272</text:p>
          </table:table-cell>
          <table:table-cell office:value-type="float" office:value="12.2313" calcext:value-type="float">
            <text:p>12.2313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699" calcext:value-type="float">
            <text:p>939.5699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5" calcext:value-type="float">
            <text:p>12.0305</text:p>
          </table:table-cell>
          <table:table-cell office:value-type="float" office:value="12.0447" calcext:value-type="float">
            <text:p>12.0447</text:p>
          </table:table-cell>
          <table:table-cell office:value-type="float" office:value="12.1731" calcext:value-type="float">
            <text:p>12.1731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1" calcext:value-type="float">
            <text:p>12.2751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8" calcext:value-type="float">
            <text:p>12.0758</text:p>
          </table:table-cell>
          <table:table-cell office:value-type="float" office:value="12.1664" calcext:value-type="float">
            <text:p>12.1664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1" calcext:value-type="float">
            <text:p>12.15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4" calcext:value-type="float">
            <text:p>12.231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5877" calcext:value-type="float">
            <text:p>939.5877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6" calcext:value-type="float">
            <text:p>12.0306</text:p>
          </table:table-cell>
          <table:table-cell office:value-type="float" office:value="12.0447" calcext:value-type="float">
            <text:p>12.0447</text:p>
          </table:table-cell>
          <table:table-cell office:value-type="float" office:value="12.1732" calcext:value-type="float">
            <text:p>12.1732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8" calcext:value-type="float">
            <text:p>12.0758</text:p>
          </table:table-cell>
          <table:table-cell office:value-type="float" office:value="12.1664" calcext:value-type="float">
            <text:p>12.1664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12.0988" calcext:value-type="float">
            <text:p>12.0988</text:p>
          </table:table-cell>
          <table:table-cell office:value-type="float" office:value="12.151" calcext:value-type="float">
            <text:p>12.15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4" calcext:value-type="float">
            <text:p>12.2314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6107" calcext:value-type="float">
            <text:p>939.6107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7" calcext:value-type="float">
            <text:p>12.0307</text:p>
          </table:table-cell>
          <table:table-cell office:value-type="float" office:value="12.0448" calcext:value-type="float">
            <text:p>12.0448</text:p>
          </table:table-cell>
          <table:table-cell office:value-type="float" office:value="12.1732" calcext:value-type="float">
            <text:p>12.1732</text:p>
          </table:table-cell>
          <table:table-cell office:value-type="float" office:value="12.0199" calcext:value-type="float">
            <text:p>12.0199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2.0759" calcext:value-type="float">
            <text:p>12.0759</text:p>
          </table:table-cell>
          <table:table-cell office:value-type="float" office:value="12.1665" calcext:value-type="float">
            <text:p>12.1665</text:p>
          </table:table-cell>
          <table:table-cell office:value-type="float" office:value="12.098" calcext:value-type="float">
            <text:p>12.098</text:p>
          </table:table-cell>
          <table:table-cell office:value-type="float" office:value="12.1129" calcext:value-type="float">
            <text:p>12.1129</text:p>
          </table:table-cell>
          <table:table-cell office:value-type="float" office:value="12.0989" calcext:value-type="float">
            <text:p>12.0989</text:p>
          </table:table-cell>
          <table:table-cell office:value-type="float" office:value="12.1511" calcext:value-type="float">
            <text:p>12.1511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1274" calcext:value-type="float">
            <text:p>12.1274</text:p>
          </table:table-cell>
          <table:table-cell office:value-type="float" office:value="12.2315" calcext:value-type="float">
            <text:p>12.2315</text:p>
          </table:table-cell>
          <table:table-cell office:value-type="float" office:value="3.2971" calcext:value-type="float">
            <text:p>3.2971</text:p>
          </table:table-cell>
          <table:table-cell office:value-type="float" office:value="939.6394" calcext:value-type="float">
            <text:p>939.6394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12.0307" calcext:value-type="float">
            <text:p>12.0307</text:p>
          </table:table-cell>
          <table:table-cell office:value-type="float" office:value="12.0449" calcext:value-type="float">
            <text:p>12.0449</text:p>
          </table:table-cell>
          <table:table-cell office:value-type="float" office:value="12.1734" calcext:value-type="float">
            <text:p>12.1734</text:p>
          </table:table-cell>
          <table:table-cell office:value-type="float" office:value="12.0201" calcext:value-type="float">
            <text:p>12.0201</text:p>
          </table:table-cell>
          <table:table-cell office:value-type="float" office:value="12.1334" calcext:value-type="float">
            <text:p>12.1334</text:p>
          </table:table-cell>
          <table:table-cell office:value-type="float" office:value="12.275" calcext:value-type="float">
            <text:p>12.275</text:p>
          </table:table-cell>
          <table:table-cell office:value-type="float" office:value="12.1153" calcext:value-type="float">
            <text:p>12.1153</text:p>
          </table:table-cell>
          <table:table-cell office:value-type="float" office:value="12.076" calcext:value-type="float">
            <text:p>12.076</text:p>
          </table:table-cell>
          <table:table-cell office:value-type="float" office:value="12.1666" calcext:value-type="float">
            <text:p>12.1666</text:p>
          </table:table-cell>
          <table:table-cell office:value-type="float" office:value="12.0981" calcext:value-type="float">
            <text:p>12.098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2.099" calcext:value-type="float">
            <text:p>12.099</text:p>
          </table:table-cell>
          <table:table-cell office:value-type="float" office:value="12.1513" calcext:value-type="float">
            <text:p>12.1513</text:p>
          </table:table-cell>
          <table:table-cell office:value-type="float" office:value="12.1755" calcext:value-type="float">
            <text:p>12.1755</text:p>
          </table:table-cell>
          <table:table-cell office:value-type="float" office:value="12.1275" calcext:value-type="float">
            <text:p>12.1275</text:p>
          </table:table-cell>
          <table:table-cell office:value-type="float" office:value="12.2316" calcext:value-type="float">
            <text:p>12.2316</text:p>
          </table:table-cell>
          <table:table-cell office:value-type="float" office:value="3.2972" calcext:value-type="float">
            <text:p>3.2972</text:p>
          </table:table-cell>
          <table:table-cell office:value-type="float" office:value="939.6642" calcext:value-type="float">
            <text:p>939.6642</text:p>
          </table:table-cell>
          <table:table-cell office:value-type="string" calcext:value-type="string">
            <text:p><text:s/>:</text:p>
          </table:table-cell>
          <table:table-cell office:value-type="float" office:value="12025" calcext:value-type="float">
            <text:p>12025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6" calcext:value-type="float">
            <text:p>20.0826</text:p>
          </table:table-cell>
          <table:table-cell office:value-type="float" office:value="20.1045" calcext:value-type="float">
            <text:p>20.1045</text:p>
          </table:table-cell>
          <table:table-cell office:value-type="float" office:value="20.3207" calcext:value-type="float">
            <text:p>20.3207</text:p>
          </table:table-cell>
          <table:table-cell office:value-type="float" office:value="20.0674" calcext:value-type="float">
            <text:p>20.0674</text:p>
          </table:table-cell>
          <table:table-cell office:value-type="float" office:value="20.2571" calcext:value-type="float">
            <text:p>20.2571</text:p>
          </table:table-cell>
          <table:table-cell office:value-type="float" office:value="20.4752" calcext:value-type="float">
            <text:p>20.4752</text:p>
          </table:table-cell>
          <table:table-cell office:value-type="float" office:value="20.2083" calcext:value-type="float">
            <text:p>20.2083</text:p>
          </table:table-cell>
          <table:table-cell office:value-type="float" office:value="20.1407" calcext:value-type="float">
            <text:p>20.1407</text:p>
          </table:table-cell>
          <table:table-cell office:value-type="float" office:value="20.2943" calcext:value-type="float">
            <text:p>20.2943</text:p>
          </table:table-cell>
          <table:table-cell office:value-type="float" office:value="20.1786" calcext:value-type="float">
            <text:p>20.1786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7" calcext:value-type="float">
            <text:p>20.1807</text:p>
          </table:table-cell>
          <table:table-cell office:value-type="float" office:value="20.2675" calcext:value-type="float">
            <text:p>20.2675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20.2288" calcext:value-type="float">
            <text:p>20.2288</text:p>
          </table:table-cell>
          <table:table-cell office:value-type="float" office:value="20.3995" calcext:value-type="float">
            <text:p>20.39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0935" calcext:value-type="float">
            <text:p>939.0935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6" calcext:value-type="float">
            <text:p>20.0826</text:p>
          </table:table-cell>
          <table:table-cell office:value-type="float" office:value="20.1044" calcext:value-type="float">
            <text:p>20.1044</text:p>
          </table:table-cell>
          <table:table-cell office:value-type="float" office:value="20.3207" calcext:value-type="float">
            <text:p>20.3207</text:p>
          </table:table-cell>
          <table:table-cell office:value-type="float" office:value="20.0672" calcext:value-type="float">
            <text:p>20.0672</text:p>
          </table:table-cell>
          <table:table-cell office:value-type="float" office:value="20.2571" calcext:value-type="float">
            <text:p>20.2571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82" calcext:value-type="float">
            <text:p>20.2082</text:p>
          </table:table-cell>
          <table:table-cell office:value-type="float" office:value="20.1407" calcext:value-type="float">
            <text:p>20.1407</text:p>
          </table:table-cell>
          <table:table-cell office:value-type="float" office:value="20.2943" calcext:value-type="float">
            <text:p>20.2943</text:p>
          </table:table-cell>
          <table:table-cell office:value-type="float" office:value="20.1785" calcext:value-type="float">
            <text:p>20.1785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6" calcext:value-type="float">
            <text:p>20.1806</text:p>
          </table:table-cell>
          <table:table-cell office:value-type="float" office:value="20.2675" calcext:value-type="float">
            <text:p>20.2675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20.2288" calcext:value-type="float">
            <text:p>20.2288</text:p>
          </table:table-cell>
          <table:table-cell office:value-type="float" office:value="20.3995" calcext:value-type="float">
            <text:p>20.39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39.0986" calcext:value-type="float">
            <text:p>939.0986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4" calcext:value-type="float">
            <text:p>20.0824</text:p>
          </table:table-cell>
          <table:table-cell office:value-type="float" office:value="20.1043" calcext:value-type="float">
            <text:p>20.1043</text:p>
          </table:table-cell>
          <table:table-cell office:value-type="float" office:value="20.3206" calcext:value-type="float">
            <text:p>20.3206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9" calcext:value-type="float">
            <text:p>20.2569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81" calcext:value-type="float">
            <text:p>20.2081</text:p>
          </table:table-cell>
          <table:table-cell office:value-type="float" office:value="20.1405" calcext:value-type="float">
            <text:p>20.1405</text:p>
          </table:table-cell>
          <table:table-cell office:value-type="float" office:value="20.2942" calcext:value-type="float">
            <text:p>20.2942</text:p>
          </table:table-cell>
          <table:table-cell office:value-type="float" office:value="20.1783" calcext:value-type="float">
            <text:p>20.1783</text:p>
          </table:table-cell>
          <table:table-cell office:value-type="float" office:value="20.2036" calcext:value-type="float">
            <text:p>20.2036</text:p>
          </table:table-cell>
          <table:table-cell office:value-type="float" office:value="20.1805" calcext:value-type="float">
            <text:p>20.1805</text:p>
          </table:table-cell>
          <table:table-cell office:value-type="float" office:value="20.2673" calcext:value-type="float">
            <text:p>20.2673</text:p>
          </table:table-cell>
          <table:table-cell office:value-type="float" office:value="20.3092" calcext:value-type="float">
            <text:p>20.3092</text:p>
          </table:table-cell>
          <table:table-cell office:value-type="float" office:value="20.2286" calcext:value-type="float">
            <text:p>20.2286</text:p>
          </table:table-cell>
          <table:table-cell office:value-type="float" office:value="20.3993" calcext:value-type="float">
            <text:p>20.3993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933" calcext:value-type="float">
            <text:p>939.0933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2" calcext:value-type="float">
            <text:p>20.0822</text:p>
          </table:table-cell>
          <table:table-cell office:value-type="float" office:value="20.1041" calcext:value-type="float">
            <text:p>20.1041</text:p>
          </table:table-cell>
          <table:table-cell office:value-type="float" office:value="20.3205" calcext:value-type="float">
            <text:p>20.3205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7" calcext:value-type="float">
            <text:p>20.2567</text:p>
          </table:table-cell>
          <table:table-cell office:value-type="float" office:value="20.4751" calcext:value-type="float">
            <text:p>20.4751</text:p>
          </table:table-cell>
          <table:table-cell office:value-type="float" office:value="20.2079" calcext:value-type="float">
            <text:p>20.2079</text:p>
          </table:table-cell>
          <table:table-cell office:value-type="float" office:value="20.1404" calcext:value-type="float">
            <text:p>20.1404</text:p>
          </table:table-cell>
          <table:table-cell office:value-type="float" office:value="20.294" calcext:value-type="float">
            <text:p>20.294</text:p>
          </table:table-cell>
          <table:table-cell office:value-type="float" office:value="20.1781" calcext:value-type="float">
            <text:p>20.1781</text:p>
          </table:table-cell>
          <table:table-cell office:value-type="float" office:value="20.2034" calcext:value-type="float">
            <text:p>20.2034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2" calcext:value-type="float">
            <text:p>20.2672</text:p>
          </table:table-cell>
          <table:table-cell office:value-type="float" office:value="20.309" calcext:value-type="float">
            <text:p>20.309</text:p>
          </table:table-cell>
          <table:table-cell office:value-type="float" office:value="20.2284" calcext:value-type="float">
            <text:p>20.2284</text:p>
          </table:table-cell>
          <table:table-cell office:value-type="float" office:value="20.3992" calcext:value-type="float">
            <text:p>20.3992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861" calcext:value-type="float">
            <text:p>939.0861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4" calcext:value-type="float">
            <text:p>20.104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69" calcext:value-type="float">
            <text:p>20.0669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9" calcext:value-type="float">
            <text:p>20.4749</text:p>
          </table:table-cell>
          <table:table-cell office:value-type="float" office:value="20.2078" calcext:value-type="float">
            <text:p>20.2078</text:p>
          </table:table-cell>
          <table:table-cell office:value-type="float" office:value="20.1403" calcext:value-type="float">
            <text:p>20.1403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8" calcext:value-type="float">
            <text:p>20.178</text:p>
          </table:table-cell>
          <table:table-cell office:value-type="float" office:value="20.2033" calcext:value-type="float">
            <text:p>20.2033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1" calcext:value-type="float">
            <text:p>20.2671</text:p>
          </table:table-cell>
          <table:table-cell office:value-type="float" office:value="20.309" calcext:value-type="float">
            <text:p>20.30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5" calcext:value-type="float">
            <text:p>3.2965</text:p>
          </table:table-cell>
          <table:table-cell office:value-type="float" office:value="939.0657" calcext:value-type="float">
            <text:p>939.0657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69" calcext:value-type="float">
            <text:p>20.0669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8" calcext:value-type="float">
            <text:p>20.4748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2" calcext:value-type="float">
            <text:p>20.2032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69" calcext:value-type="float">
            <text:p>20.2669</text:p>
          </table:table-cell>
          <table:table-cell office:value-type="float" office:value="20.3089" calcext:value-type="float">
            <text:p>20.308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" calcext:value-type="float">
            <text:p>20.399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644" calcext:value-type="float">
            <text:p>939.0644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" calcext:value-type="float">
            <text:p>20.082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20.3204" calcext:value-type="float">
            <text:p>20.3204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5" calcext:value-type="float">
            <text:p>20.2565</text:p>
          </table:table-cell>
          <table:table-cell office:value-type="float" office:value="20.4745" calcext:value-type="float">
            <text:p>20.4745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2" calcext:value-type="float">
            <text:p>20.2032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" calcext:value-type="float">
            <text:p>20.267</text:p>
          </table:table-cell>
          <table:table-cell office:value-type="float" office:value="20.3088" calcext:value-type="float">
            <text:p>20.3088</text:p>
          </table:table-cell>
          <table:table-cell office:value-type="float" office:value="20.2282" calcext:value-type="float">
            <text:p>20.2282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594" calcext:value-type="float">
            <text:p>939.0594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0.0821" calcext:value-type="float">
            <text:p>20.0821</text:p>
          </table:table-cell>
          <table:table-cell office:value-type="float" office:value="20.104" calcext:value-type="float">
            <text:p>20.104</text:p>
          </table:table-cell>
          <table:table-cell office:value-type="float" office:value="20.3205" calcext:value-type="float">
            <text:p>20.3205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2566" calcext:value-type="float">
            <text:p>20.2566</text:p>
          </table:table-cell>
          <table:table-cell office:value-type="float" office:value="20.4744" calcext:value-type="float">
            <text:p>20.4744</text:p>
          </table:table-cell>
          <table:table-cell office:value-type="float" office:value="20.2077" calcext:value-type="float">
            <text:p>20.2077</text:p>
          </table:table-cell>
          <table:table-cell office:value-type="float" office:value="20.1402" calcext:value-type="float">
            <text:p>20.1402</text:p>
          </table:table-cell>
          <table:table-cell office:value-type="float" office:value="20.2938" calcext:value-type="float">
            <text:p>20.2938</text:p>
          </table:table-cell>
          <table:table-cell office:value-type="float" office:value="20.1779" calcext:value-type="float">
            <text:p>20.1779</text:p>
          </table:table-cell>
          <table:table-cell office:value-type="float" office:value="20.2033" calcext:value-type="float">
            <text:p>20.2033</text:p>
          </table:table-cell>
          <table:table-cell office:value-type="float" office:value="20.1803" calcext:value-type="float">
            <text:p>20.1803</text:p>
          </table:table-cell>
          <table:table-cell office:value-type="float" office:value="20.267" calcext:value-type="float">
            <text:p>20.267</text:p>
          </table:table-cell>
          <table:table-cell office:value-type="float" office:value="20.3089" calcext:value-type="float">
            <text:p>20.3089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3.2964" calcext:value-type="float">
            <text:p>3.2964</text:p>
          </table:table-cell>
          <table:table-cell office:value-type="float" office:value="939.0704" calcext:value-type="float">
            <text:p>939.0704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6" calcext:value-type="float">
            <text:p>28.1576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9" calcext:value-type="float">
            <text:p>28.1039</text:p>
          </table:table-cell>
          <table:table-cell office:value-type="float" office:value="28.3712" calcext:value-type="float">
            <text:p>28.3712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9" calcext:value-type="float">
            <text:p>28.4339</text:p>
          </table:table-cell>
          <table:table-cell office:value-type="float" office:value="28.3226" calcext:value-type="float">
            <text:p>28.3226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541" calcext:value-type="float">
            <text:p>939.4541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3" calcext:value-type="float">
            <text:p>28.463</text:p>
          </table:table-cell>
          <table:table-cell office:value-type="float" office:value="28.104" calcext:value-type="float">
            <text:p>28.104</text:p>
          </table:table-cell>
          <table:table-cell office:value-type="float" office:value="28.3712" calcext:value-type="float">
            <text:p>28.3712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3" calcext:value-type="float">
            <text:p>28.4163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9" calcext:value-type="float">
            <text:p>28.4339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574" calcext:value-type="float">
            <text:p>939.4574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8" calcext:value-type="float">
            <text:p>28.12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3" calcext:value-type="float">
            <text:p>28.463</text:p>
          </table:table-cell>
          <table:table-cell office:value-type="float" office:value="28.104" calcext:value-type="float">
            <text:p>28.104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1" calcext:value-type="float">
            <text:p>28.6701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4" calcext:value-type="float">
            <text:p>28.2514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6" calcext:value-type="float">
            <text:p>28.3226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896" calcext:value-type="float">
            <text:p>939.4896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9" calcext:value-type="float">
            <text:p>28.1279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8" calcext:value-type="float">
            <text:p>28.1038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3" calcext:value-type="float">
            <text:p>28.4163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84" calcext:value-type="float">
            <text:p>939.4984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8" calcext:value-type="float">
            <text:p>28.127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8" calcext:value-type="float">
            <text:p>28.1038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4" calcext:value-type="float">
            <text:p>28.6704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9" calcext:value-type="float">
            <text:p>28.19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94" calcext:value-type="float">
            <text:p>939.4994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8" calcext:value-type="float">
            <text:p>28.1278</text:p>
          </table:table-cell>
          <table:table-cell office:value-type="float" office:value="28.1577" calcext:value-type="float">
            <text:p>28.1577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3" calcext:value-type="float">
            <text:p>28.3713</text:p>
          </table:table-cell>
          <table:table-cell office:value-type="float" office:value="28.6706" calcext:value-type="float">
            <text:p>28.6706</text:p>
          </table:table-cell>
          <table:table-cell office:value-type="float" office:value="28.2971" calcext:value-type="float">
            <text:p>28.2971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2" calcext:value-type="float">
            <text:p>28.2512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1" calcext:value-type="float">
            <text:p>28.2541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2" calcext:value-type="float">
            <text:p>28.565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4953" calcext:value-type="float">
            <text:p>939.4953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7" calcext:value-type="float">
            <text:p>28.1277</text:p>
          </table:table-cell>
          <table:table-cell office:value-type="float" office:value="28.1575" calcext:value-type="float">
            <text:p>28.1575</text:p>
          </table:table-cell>
          <table:table-cell office:value-type="float" office:value="28.4629" calcext:value-type="float">
            <text:p>28.4629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1" calcext:value-type="float">
            <text:p>28.3711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" calcext:value-type="float">
            <text:p>28.297</text:p>
          </table:table-cell>
          <table:table-cell office:value-type="float" office:value="28.1988" calcext:value-type="float">
            <text:p>28.1988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2" calcext:value-type="float">
            <text:p>28.2512</text:p>
          </table:table-cell>
          <table:table-cell office:value-type="float" office:value="28.2902" calcext:value-type="float">
            <text:p>28.2902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6" calcext:value-type="float">
            <text:p>28.3806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1" calcext:value-type="float">
            <text:p>28.565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5102" calcext:value-type="float">
            <text:p>939.5102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28.1277" calcext:value-type="float">
            <text:p>28.1277</text:p>
          </table:table-cell>
          <table:table-cell office:value-type="float" office:value="28.1575" calcext:value-type="float">
            <text:p>28.1575</text:p>
          </table:table-cell>
          <table:table-cell office:value-type="float" office:value="28.4628" calcext:value-type="float">
            <text:p>28.4628</text:p>
          </table:table-cell>
          <table:table-cell office:value-type="float" office:value="28.1037" calcext:value-type="float">
            <text:p>28.1037</text:p>
          </table:table-cell>
          <table:table-cell office:value-type="float" office:value="28.3711" calcext:value-type="float">
            <text:p>28.3711</text:p>
          </table:table-cell>
          <table:table-cell office:value-type="float" office:value="28.6702" calcext:value-type="float">
            <text:p>28.6702</text:p>
          </table:table-cell>
          <table:table-cell office:value-type="float" office:value="28.297" calcext:value-type="float">
            <text:p>28.297</text:p>
          </table:table-cell>
          <table:table-cell office:value-type="float" office:value="28.1989" calcext:value-type="float">
            <text:p>28.1989</text:p>
          </table:table-cell>
          <table:table-cell office:value-type="float" office:value="28.4162" calcext:value-type="float">
            <text:p>28.4162</text:p>
          </table:table-cell>
          <table:table-cell office:value-type="float" office:value="28.2513" calcext:value-type="float">
            <text:p>28.2513</text:p>
          </table:table-cell>
          <table:table-cell office:value-type="float" office:value="28.2903" calcext:value-type="float">
            <text:p>28.2903</text:p>
          </table:table-cell>
          <table:table-cell office:value-type="float" office:value="28.2542" calcext:value-type="float">
            <text:p>28.2542</text:p>
          </table:table-cell>
          <table:table-cell office:value-type="float" office:value="28.3805" calcext:value-type="float">
            <text:p>28.3805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28.3225" calcext:value-type="float">
            <text:p>28.3225</text:p>
          </table:table-cell>
          <table:table-cell office:value-type="float" office:value="28.5651" calcext:value-type="float">
            <text:p>28.565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39.5049" calcext:value-type="float">
            <text:p>939.5049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36.2682" calcext:value-type="float">
            <text:p>36.2682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6" calcext:value-type="float">
            <text:p>36.9216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5" calcext:value-type="float">
            <text:p>36.5975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5" calcext:value-type="float">
            <text:p>36.789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022" calcext:value-type="float">
            <text:p>940.1022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7" calcext:value-type="float">
            <text:p>36.9217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053" calcext:value-type="float">
            <text:p>940.1053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4" calcext:value-type="float">
            <text:p>36.5474</text:p>
          </table:table-cell>
          <table:table-cell office:value-type="float" office:value="36.9218" calcext:value-type="float">
            <text:p>36.9218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5" calcext:value-type="float">
            <text:p>36.3855</text:p>
          </table:table-cell>
          <table:table-cell office:value-type="float" office:value="36.555" calcext:value-type="float">
            <text:p>36.555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199" calcext:value-type="float">
            <text:p>940.1199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3" calcext:value-type="float">
            <text:p>36.2063</text:p>
          </table:table-cell>
          <table:table-cell office:value-type="float" office:value="36.5473" calcext:value-type="float">
            <text:p>36.5473</text:p>
          </table:table-cell>
          <table:table-cell office:value-type="float" office:value="36.9216" calcext:value-type="float">
            <text:p>36.9216</text:p>
          </table:table-cell>
          <table:table-cell office:value-type="float" office:value="36.444" calcext:value-type="float">
            <text:p>36.444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1" calcext:value-type="float">
            <text:p>36.3811</text:p>
          </table:table-cell>
          <table:table-cell office:value-type="float" office:value="36.4373" calcext:value-type="float">
            <text:p>36.4373</text:p>
          </table:table-cell>
          <table:table-cell office:value-type="float" office:value="36.3854" calcext:value-type="float">
            <text:p>36.3854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3" calcext:value-type="float">
            <text:p>36.6223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4" calcext:value-type="float">
            <text:p>36.7894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0.1238" calcext:value-type="float">
            <text:p>940.1238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81" calcext:value-type="float">
            <text:p>36.2681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2" calcext:value-type="float">
            <text:p>36.2062</text:p>
          </table:table-cell>
          <table:table-cell office:value-type="float" office:value="36.5472" calcext:value-type="float">
            <text:p>36.5472</text:p>
          </table:table-cell>
          <table:table-cell office:value-type="float" office:value="36.9213" calcext:value-type="float">
            <text:p>36.9213</text:p>
          </table:table-cell>
          <table:table-cell office:value-type="float" office:value="36.4439" calcext:value-type="float">
            <text:p>36.4439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" calcext:value-type="float">
            <text:p>36.38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4" calcext:value-type="float">
            <text:p>36.3854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2" calcext:value-type="float">
            <text:p>36.6222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271" calcext:value-type="float">
            <text:p>940.1271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79" calcext:value-type="float">
            <text:p>36.2679</text:p>
          </table:table-cell>
          <table:table-cell office:value-type="float" office:value="36.6637" calcext:value-type="float">
            <text:p>36.6637</text:p>
          </table:table-cell>
          <table:table-cell office:value-type="float" office:value="36.2062" calcext:value-type="float">
            <text:p>36.2062</text:p>
          </table:table-cell>
          <table:table-cell office:value-type="float" office:value="36.5471" calcext:value-type="float">
            <text:p>36.5471</text:p>
          </table:table-cell>
          <table:table-cell office:value-type="float" office:value="36.9213" calcext:value-type="float">
            <text:p>36.9213</text:p>
          </table:table-cell>
          <table:table-cell office:value-type="float" office:value="36.4437" calcext:value-type="float">
            <text:p>36.4437</text:p>
          </table:table-cell>
          <table:table-cell office:value-type="float" office:value="36.3157" calcext:value-type="float">
            <text:p>36.3157</text:p>
          </table:table-cell>
          <table:table-cell office:value-type="float" office:value="36.5974" calcext:value-type="float">
            <text:p>36.5974</text:p>
          </table:table-cell>
          <table:table-cell office:value-type="float" office:value="36.381" calcext:value-type="float">
            <text:p>36.381</text:p>
          </table:table-cell>
          <table:table-cell office:value-type="float" office:value="36.4372" calcext:value-type="float">
            <text:p>36.4372</text:p>
          </table:table-cell>
          <table:table-cell office:value-type="float" office:value="36.3853" calcext:value-type="float">
            <text:p>36.3853</text:p>
          </table:table-cell>
          <table:table-cell office:value-type="float" office:value="36.5549" calcext:value-type="float">
            <text:p>36.5549</text:p>
          </table:table-cell>
          <table:table-cell office:value-type="float" office:value="36.6221" calcext:value-type="float">
            <text:p>36.6221</text:p>
          </table:table-cell>
          <table:table-cell office:value-type="float" office:value="36.4773" calcext:value-type="float">
            <text:p>36.4773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0.1539" calcext:value-type="float">
            <text:p>940.1539</text:p>
          </table:table-cell>
          <table:table-cell office:value-type="string" calcext:value-type="string">
            <text:p><text:s/>:</text:p>
          </table:table-cell>
          <table:table-cell office:value-type="float" office:value="12022" calcext:value-type="float">
            <text:p>12022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6" calcext:value-type="float">
            <text:p>36.2316</text:p>
          </table:table-cell>
          <table:table-cell office:value-type="float" office:value="36.2678" calcext:value-type="float">
            <text:p>36.2678</text:p>
          </table:table-cell>
          <table:table-cell office:value-type="float" office:value="36.6635" calcext:value-type="float">
            <text:p>36.6635</text:p>
          </table:table-cell>
          <table:table-cell office:value-type="float" office:value="36.206" calcext:value-type="float">
            <text:p>36.206</text:p>
          </table:table-cell>
          <table:table-cell office:value-type="float" office:value="36.5471" calcext:value-type="float">
            <text:p>36.5471</text:p>
          </table:table-cell>
          <table:table-cell office:value-type="float" office:value="36.9212" calcext:value-type="float">
            <text:p>36.9212</text:p>
          </table:table-cell>
          <table:table-cell office:value-type="float" office:value="36.4435" calcext:value-type="float">
            <text:p>36.4435</text:p>
          </table:table-cell>
          <table:table-cell office:value-type="float" office:value="36.3156" calcext:value-type="float">
            <text:p>36.3156</text:p>
          </table:table-cell>
          <table:table-cell office:value-type="float" office:value="36.5973" calcext:value-type="float">
            <text:p>36.5973</text:p>
          </table:table-cell>
          <table:table-cell office:value-type="float" office:value="36.3808" calcext:value-type="float">
            <text:p>36.3808</text:p>
          </table:table-cell>
          <table:table-cell office:value-type="float" office:value="36.4371" calcext:value-type="float">
            <text:p>36.4371</text:p>
          </table:table-cell>
          <table:table-cell office:value-type="float" office:value="36.385" calcext:value-type="float">
            <text:p>36.385</text:p>
          </table:table-cell>
          <table:table-cell office:value-type="float" office:value="36.5546" calcext:value-type="float">
            <text:p>36.5546</text:p>
          </table:table-cell>
          <table:table-cell office:value-type="float" office:value="36.6218" calcext:value-type="float">
            <text:p>36.6218</text:p>
          </table:table-cell>
          <table:table-cell office:value-type="float" office:value="36.4771" calcext:value-type="float">
            <text:p>36.4771</text:p>
          </table:table-cell>
          <table:table-cell office:value-type="float" office:value="36.7892" calcext:value-type="float">
            <text:p>36.7892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631" calcext:value-type="float">
            <text:p>940.1631</text:p>
          </table:table-cell>
          <table:table-cell office:value-type="string" calcext:value-type="string">
            <text:p><text:s/>:</text:p>
          </table:table-cell>
          <table:table-cell office:value-type="float" office:value="12032" calcext:value-type="float">
            <text:p>12032</text:p>
          </table:table-cell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6.2317" calcext:value-type="float">
            <text:p>36.2317</text:p>
          </table:table-cell>
          <table:table-cell office:value-type="float" office:value="36.2678" calcext:value-type="float">
            <text:p>36.2678</text:p>
          </table:table-cell>
          <table:table-cell office:value-type="float" office:value="36.6634" calcext:value-type="float">
            <text:p>36.6634</text:p>
          </table:table-cell>
          <table:table-cell office:value-type="float" office:value="36.206" calcext:value-type="float">
            <text:p>36.206</text:p>
          </table:table-cell>
          <table:table-cell office:value-type="float" office:value="36.5472" calcext:value-type="float">
            <text:p>36.5472</text:p>
          </table:table-cell>
          <table:table-cell office:value-type="float" office:value="36.9211" calcext:value-type="float">
            <text:p>36.9211</text:p>
          </table:table-cell>
          <table:table-cell office:value-type="float" office:value="36.4436" calcext:value-type="float">
            <text:p>36.4436</text:p>
          </table:table-cell>
          <table:table-cell office:value-type="float" office:value="36.3155" calcext:value-type="float">
            <text:p>36.3155</text:p>
          </table:table-cell>
          <table:table-cell office:value-type="float" office:value="36.5973" calcext:value-type="float">
            <text:p>36.5973</text:p>
          </table:table-cell>
          <table:table-cell office:value-type="float" office:value="36.3808" calcext:value-type="float">
            <text:p>36.3808</text:p>
          </table:table-cell>
          <table:table-cell office:value-type="float" office:value="36.4371" calcext:value-type="float">
            <text:p>36.4371</text:p>
          </table:table-cell>
          <table:table-cell office:value-type="float" office:value="36.3851" calcext:value-type="float">
            <text:p>36.3851</text:p>
          </table:table-cell>
          <table:table-cell office:value-type="float" office:value="36.5548" calcext:value-type="float">
            <text:p>36.5548</text:p>
          </table:table-cell>
          <table:table-cell office:value-type="float" office:value="36.6218" calcext:value-type="float">
            <text:p>36.6218</text:p>
          </table:table-cell>
          <table:table-cell office:value-type="float" office:value="36.477" calcext:value-type="float">
            <text:p>36.477</text:p>
          </table:table-cell>
          <table:table-cell office:value-type="float" office:value="36.7893" calcext:value-type="float">
            <text:p>36.7893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0.1904" calcext:value-type="float">
            <text:p>940.1904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1" calcext:value-type="float">
            <text:p>44.2691</text:p>
          </table:table-cell>
          <table:table-cell office:value-type="float" office:value="44.317" calcext:value-type="float">
            <text:p>44.317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8" calcext:value-type="float">
            <text:p>44.2428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7" calcext:value-type="float">
            <text:p>44.4507</text:p>
          </table:table-cell>
          <table:table-cell office:value-type="float" office:value="44.52" calcext:value-type="float">
            <text:p>44.52</text:p>
          </table:table-cell>
          <table:table-cell office:value-type="float" office:value="44.4546" calcext:value-type="float">
            <text:p>44.4546</text:p>
          </table:table-cell>
          <table:table-cell office:value-type="float" office:value="44.6578" calcext:value-type="float">
            <text:p>44.6578</text:p>
          </table:table-cell>
          <table:table-cell office:value-type="float" office:value="44.7416" calcext:value-type="float">
            <text:p>44.7416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7" calcext:value-type="float">
            <text:p>44.947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6887" calcext:value-type="float">
            <text:p>940.688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7" calcext:value-type="float">
            <text:p>75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1" calcext:value-type="float">
            <text:p>44.2691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7" calcext:value-type="float">
            <text:p>44.2427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7" calcext:value-type="float">
            <text:p>44.4507</text:p>
          </table:table-cell>
          <table:table-cell office:value-type="float" office:value="44.52" calcext:value-type="float">
            <text:p>44.52</text:p>
          </table:table-cell>
          <table:table-cell office:value-type="float" office:value="44.4546" calcext:value-type="float">
            <text:p>44.4546</text:p>
          </table:table-cell>
          <table:table-cell office:value-type="float" office:value="44.6577" calcext:value-type="float">
            <text:p>44.6577</text:p>
          </table:table-cell>
          <table:table-cell office:value-type="float" office:value="44.7417" calcext:value-type="float">
            <text:p>44.7417</text:p>
          </table:table-cell>
          <table:table-cell office:value-type="float" office:value="44.5621" calcext:value-type="float">
            <text:p>44.5621</text:p>
          </table:table-cell>
          <table:table-cell office:value-type="float" office:value="44.9478" calcext:value-type="float">
            <text:p>44.947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6957" calcext:value-type="float">
            <text:p>940.6957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25" calcext:value-type="float">
            <text:p>75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3" calcext:value-type="float">
            <text:p>44.7993</text:p>
          </table:table-cell>
          <table:table-cell office:value-type="float" office:value="44.2426" calcext:value-type="float">
            <text:p>44.2426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44.3686" calcext:value-type="float">
            <text:p>44.3686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06" calcext:value-type="float">
            <text:p>44.4506</text:p>
          </table:table-cell>
          <table:table-cell office:value-type="float" office:value="44.5199" calcext:value-type="float">
            <text:p>44.5199</text:p>
          </table:table-cell>
          <table:table-cell office:value-type="float" office:value="44.4545" calcext:value-type="float">
            <text:p>44.4545</text:p>
          </table:table-cell>
          <table:table-cell office:value-type="float" office:value="44.6577" calcext:value-type="float">
            <text:p>44.6577</text:p>
          </table:table-cell>
          <table:table-cell office:value-type="float" office:value="44.7417" calcext:value-type="float">
            <text:p>44.7417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6" calcext:value-type="float">
            <text:p>44.947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135" calcext:value-type="float">
            <text:p>940.7135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9" calcext:value-type="float">
            <text:p>44.3169</text:p>
          </table:table-cell>
          <table:table-cell office:value-type="float" office:value="44.7992" calcext:value-type="float">
            <text:p>44.7992</text:p>
          </table:table-cell>
          <table:table-cell office:value-type="float" office:value="44.2424" calcext:value-type="float">
            <text:p>44.2424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4.5258" calcext:value-type="float">
            <text:p>44.5258</text:p>
          </table:table-cell>
          <table:table-cell office:value-type="float" office:value="44.3685" calcext:value-type="float">
            <text:p>44.3685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504" calcext:value-type="float">
            <text:p>44.4504</text:p>
          </table:table-cell>
          <table:table-cell office:value-type="float" office:value="44.5195" calcext:value-type="float">
            <text:p>44.5195</text:p>
          </table:table-cell>
          <table:table-cell office:value-type="float" office:value="44.4544" calcext:value-type="float">
            <text:p>44.4544</text:p>
          </table:table-cell>
          <table:table-cell office:value-type="float" office:value="44.6576" calcext:value-type="float">
            <text:p>44.6576</text:p>
          </table:table-cell>
          <table:table-cell office:value-type="float" office:value="44.7413" calcext:value-type="float">
            <text:p>44.7413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3" calcext:value-type="float">
            <text:p>44.947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197" calcext:value-type="float">
            <text:p>940.7197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91" calcext:value-type="float">
            <text:p>44.7991</text:p>
          </table:table-cell>
          <table:table-cell office:value-type="float" office:value="44.2422" calcext:value-type="float">
            <text:p>44.2422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8" calcext:value-type="float">
            <text:p>45.1068</text:p>
          </table:table-cell>
          <table:table-cell office:value-type="float" office:value="44.5257" calcext:value-type="float">
            <text:p>44.5257</text:p>
          </table:table-cell>
          <table:table-cell office:value-type="float" office:value="44.3683" calcext:value-type="float">
            <text:p>44.3683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502" calcext:value-type="float">
            <text:p>44.4502</text:p>
          </table:table-cell>
          <table:table-cell office:value-type="float" office:value="44.5192" calcext:value-type="float">
            <text:p>44.5192</text:p>
          </table:table-cell>
          <table:table-cell office:value-type="float" office:value="44.4543" calcext:value-type="float">
            <text:p>44.4543</text:p>
          </table:table-cell>
          <table:table-cell office:value-type="float" office:value="44.6575" calcext:value-type="float">
            <text:p>44.6575</text:p>
          </table:table-cell>
          <table:table-cell office:value-type="float" office:value="44.7411" calcext:value-type="float">
            <text:p>44.7411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2" calcext:value-type="float">
            <text:p>44.947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0.7311" calcext:value-type="float">
            <text:p>940.7311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4" calcext:value-type="float">
            <text:p>75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9" calcext:value-type="float">
            <text:p>44.799</text:p>
          </table:table-cell>
          <table:table-cell office:value-type="float" office:value="44.2423" calcext:value-type="float">
            <text:p>44.2423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7" calcext:value-type="float">
            <text:p>45.1067</text:p>
          </table:table-cell>
          <table:table-cell office:value-type="float" office:value="44.5256" calcext:value-type="float">
            <text:p>44.5256</text:p>
          </table:table-cell>
          <table:table-cell office:value-type="float" office:value="44.3682" calcext:value-type="float">
            <text:p>44.3682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5" calcext:value-type="float">
            <text:p>44.45</text:p>
          </table:table-cell>
          <table:table-cell office:value-type="float" office:value="44.5191" calcext:value-type="float">
            <text:p>44.5191</text:p>
          </table:table-cell>
          <table:table-cell office:value-type="float" office:value="44.4542" calcext:value-type="float">
            <text:p>44.4542</text:p>
          </table:table-cell>
          <table:table-cell office:value-type="float" office:value="44.6575" calcext:value-type="float">
            <text:p>44.6575</text:p>
          </table:table-cell>
          <table:table-cell office:value-type="float" office:value="44.7409" calcext:value-type="float">
            <text:p>44.7409</text:p>
          </table:table-cell>
          <table:table-cell office:value-type="float" office:value="44.562" calcext:value-type="float">
            <text:p>44.562</text:p>
          </table:table-cell>
          <table:table-cell office:value-type="float" office:value="44.947" calcext:value-type="float">
            <text:p>44.94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603" calcext:value-type="float">
            <text:p>940.7603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89" calcext:value-type="float">
            <text:p>44.7989</text:p>
          </table:table-cell>
          <table:table-cell office:value-type="float" office:value="44.242" calcext:value-type="float">
            <text:p>44.242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5" calcext:value-type="float">
            <text:p>45.1065</text:p>
          </table:table-cell>
          <table:table-cell office:value-type="float" office:value="44.5255" calcext:value-type="float">
            <text:p>44.5255</text:p>
          </table:table-cell>
          <table:table-cell office:value-type="float" office:value="44.3679" calcext:value-type="float">
            <text:p>44.3679</text:p>
          </table:table-cell>
          <table:table-cell office:value-type="float" office:value="44.7134" calcext:value-type="float">
            <text:p>44.7134</text:p>
          </table:table-cell>
          <table:table-cell office:value-type="float" office:value="44.4498" calcext:value-type="float">
            <text:p>44.4498</text:p>
          </table:table-cell>
          <table:table-cell office:value-type="float" office:value="44.519" calcext:value-type="float">
            <text:p>44.519</text:p>
          </table:table-cell>
          <table:table-cell office:value-type="float" office:value="44.4541" calcext:value-type="float">
            <text:p>44.4541</text:p>
          </table:table-cell>
          <table:table-cell office:value-type="float" office:value="44.6573" calcext:value-type="float">
            <text:p>44.6573</text:p>
          </table:table-cell>
          <table:table-cell office:value-type="float" office:value="44.7407" calcext:value-type="float">
            <text:p>44.7407</text:p>
          </table:table-cell>
          <table:table-cell office:value-type="float" office:value="44.5619" calcext:value-type="float">
            <text:p>44.5619</text:p>
          </table:table-cell>
          <table:table-cell office:value-type="float" office:value="44.947" calcext:value-type="float">
            <text:p>44.947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627" calcext:value-type="float">
            <text:p>940.7627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4" calcext:value-type="float">
            <text:p>75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44.269" calcext:value-type="float">
            <text:p>44.269</text:p>
          </table:table-cell>
          <table:table-cell office:value-type="float" office:value="44.3168" calcext:value-type="float">
            <text:p>44.3168</text:p>
          </table:table-cell>
          <table:table-cell office:value-type="float" office:value="44.7987" calcext:value-type="float">
            <text:p>44.7987</text:p>
          </table:table-cell>
          <table:table-cell office:value-type="float" office:value="44.2419" calcext:value-type="float">
            <text:p>44.2419</text:p>
          </table:table-cell>
          <table:table-cell office:value-type="float" office:value="44.6538" calcext:value-type="float">
            <text:p>44.6538</text:p>
          </table:table-cell>
          <table:table-cell office:value-type="float" office:value="45.1065" calcext:value-type="float">
            <text:p>45.1065</text:p>
          </table:table-cell>
          <table:table-cell office:value-type="float" office:value="44.5254" calcext:value-type="float">
            <text:p>44.5254</text:p>
          </table:table-cell>
          <table:table-cell office:value-type="float" office:value="44.3677" calcext:value-type="float">
            <text:p>44.3677</text:p>
          </table:table-cell>
          <table:table-cell office:value-type="float" office:value="44.7133" calcext:value-type="float">
            <text:p>44.7133</text:p>
          </table:table-cell>
          <table:table-cell office:value-type="float" office:value="44.4497" calcext:value-type="float">
            <text:p>44.4497</text:p>
          </table:table-cell>
          <table:table-cell office:value-type="float" office:value="44.519" calcext:value-type="float">
            <text:p>44.519</text:p>
          </table:table-cell>
          <table:table-cell office:value-type="float" office:value="44.4539" calcext:value-type="float">
            <text:p>44.4539</text:p>
          </table:table-cell>
          <table:table-cell office:value-type="float" office:value="44.6574" calcext:value-type="float">
            <text:p>44.6574</text:p>
          </table:table-cell>
          <table:table-cell office:value-type="float" office:value="44.7407" calcext:value-type="float">
            <text:p>44.7407</text:p>
          </table:table-cell>
          <table:table-cell office:value-type="float" office:value="44.5618" calcext:value-type="float">
            <text:p>44.5618</text:p>
          </table:table-cell>
          <table:table-cell office:value-type="float" office:value="44.9468" calcext:value-type="float">
            <text:p>44.9468</text:p>
          </table:table-cell>
          <table:table-cell office:value-type="float" office:value="3.2964" calcext:value-type="float">
            <text:p>3.2964</text:p>
          </table:table-cell>
          <table:table-cell office:value-type="float" office:value="940.7758" calcext:value-type="float">
            <text:p>940.7758</text:p>
          </table:table-cell>
          <table:table-cell office:value-type="string" calcext:value-type="string">
            <text:p><text:s/>:</text:p>
          </table:table-cell>
          <table:table-cell office:value-type="float" office:value="12017" calcext:value-type="float">
            <text:p>12017</text:p>
          </table:table-cell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3" calcext:value-type="float">
            <text:p>52.3013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3" calcext:value-type="float">
            <text:p>52.9273</text:p>
          </table:table-cell>
          <table:table-cell office:value-type="float" office:value="52.276" calcext:value-type="float">
            <text:p>52.276</text:p>
          </table:table-cell>
          <table:table-cell office:value-type="float" office:value="52.7525" calcext:value-type="float">
            <text:p>52.7525</text:p>
          </table:table-cell>
          <table:table-cell office:value-type="float" office:value="53.2857" calcext:value-type="float">
            <text:p>53.2857</text:p>
          </table:table-cell>
          <table:table-cell office:value-type="float" office:value="52.6021" calcext:value-type="float">
            <text:p>52.6021</text:p>
          </table:table-cell>
          <table:table-cell office:value-type="float" office:value="52.4117" calcext:value-type="float">
            <text:p>52.4117</text:p>
          </table:table-cell>
          <table:table-cell office:value-type="float" office:value="52.8184" calcext:value-type="float">
            <text:p>52.8184</text:p>
          </table:table-cell>
          <table:table-cell office:value-type="float" office:value="52.5073" calcext:value-type="float">
            <text:p>52.5073</text:p>
          </table:table-cell>
          <table:table-cell office:value-type="float" office:value="52.592" calcext:value-type="float">
            <text:p>52.592</text:p>
          </table:table-cell>
          <table:table-cell office:value-type="float" office:value="52.5122" calcext:value-type="float">
            <text:p>52.5122</text:p>
          </table:table-cell>
          <table:table-cell office:value-type="float" office:value="52.7545" calcext:value-type="float">
            <text:p>52.7545</text:p>
          </table:table-cell>
          <table:table-cell office:value-type="float" office:value="52.8524" calcext:value-type="float">
            <text:p>52.8524</text:p>
          </table:table-cell>
          <table:table-cell office:value-type="float" office:value="52.6406" calcext:value-type="float">
            <text:p>52.6406</text:p>
          </table:table-cell>
          <table:table-cell office:value-type="float" office:value="53.0972" calcext:value-type="float">
            <text:p>53.097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155" calcext:value-type="float">
            <text:p>941.2155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28" calcext:value-type="float">
            <text:p>75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3" calcext:value-type="float">
            <text:p>52.3013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2" calcext:value-type="float">
            <text:p>52.9272</text:p>
          </table:table-cell>
          <table:table-cell office:value-type="float" office:value="52.2759" calcext:value-type="float">
            <text:p>52.2759</text:p>
          </table:table-cell>
          <table:table-cell office:value-type="float" office:value="52.7526" calcext:value-type="float">
            <text:p>52.7526</text:p>
          </table:table-cell>
          <table:table-cell office:value-type="float" office:value="53.2856" calcext:value-type="float">
            <text:p>53.2856</text:p>
          </table:table-cell>
          <table:table-cell office:value-type="float" office:value="52.602" calcext:value-type="float">
            <text:p>52.602</text:p>
          </table:table-cell>
          <table:table-cell office:value-type="float" office:value="52.4117" calcext:value-type="float">
            <text:p>52.4117</text:p>
          </table:table-cell>
          <table:table-cell office:value-type="float" office:value="52.8183" calcext:value-type="float">
            <text:p>52.8183</text:p>
          </table:table-cell>
          <table:table-cell office:value-type="float" office:value="52.5073" calcext:value-type="float">
            <text:p>52.5073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22" calcext:value-type="float">
            <text:p>52.512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5" calcext:value-type="float">
            <text:p>52.8525</text:p>
          </table:table-cell>
          <table:table-cell office:value-type="float" office:value="52.6405" calcext:value-type="float">
            <text:p>52.6405</text:p>
          </table:table-cell>
          <table:table-cell office:value-type="float" office:value="53.0971" calcext:value-type="float">
            <text:p>53.0971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361" calcext:value-type="float">
            <text:p>941.2361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1" calcext:value-type="float">
            <text:p>52.3011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" calcext:value-type="float">
            <text:p>52.927</text:p>
          </table:table-cell>
          <table:table-cell office:value-type="float" office:value="52.2759" calcext:value-type="float">
            <text:p>52.2759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6" calcext:value-type="float">
            <text:p>53.2856</text:p>
          </table:table-cell>
          <table:table-cell office:value-type="float" office:value="52.6019" calcext:value-type="float">
            <text:p>52.6019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8" calcext:value-type="float">
            <text:p>52.818</text:p>
          </table:table-cell>
          <table:table-cell office:value-type="float" office:value="52.5071" calcext:value-type="float">
            <text:p>52.5071</text:p>
          </table:table-cell>
          <table:table-cell office:value-type="float" office:value="52.5922" calcext:value-type="float">
            <text:p>52.5922</text:p>
          </table:table-cell>
          <table:table-cell office:value-type="float" office:value="52.5117" calcext:value-type="float">
            <text:p>52.5117</text:p>
          </table:table-cell>
          <table:table-cell office:value-type="float" office:value="52.7543" calcext:value-type="float">
            <text:p>52.7543</text:p>
          </table:table-cell>
          <table:table-cell office:value-type="float" office:value="52.8523" calcext:value-type="float">
            <text:p>52.8523</text:p>
          </table:table-cell>
          <table:table-cell office:value-type="float" office:value="52.6401" calcext:value-type="float">
            <text:p>52.6401</text:p>
          </table:table-cell>
          <table:table-cell office:value-type="float" office:value="53.097" calcext:value-type="float">
            <text:p>53.097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347" calcext:value-type="float">
            <text:p>941.2347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28" calcext:value-type="float">
            <text:p>75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1" calcext:value-type="float">
            <text:p>52.301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9" calcext:value-type="float">
            <text:p>52.9269</text:p>
          </table:table-cell>
          <table:table-cell office:value-type="float" office:value="52.2758" calcext:value-type="float">
            <text:p>52.2758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7" calcext:value-type="float">
            <text:p>52.507</text:p>
          </table:table-cell>
          <table:table-cell office:value-type="float" office:value="52.5922" calcext:value-type="float">
            <text:p>52.5922</text:p>
          </table:table-cell>
          <table:table-cell office:value-type="float" office:value="52.5114" calcext:value-type="float">
            <text:p>52.5114</text:p>
          </table:table-cell>
          <table:table-cell office:value-type="float" office:value="52.7543" calcext:value-type="float">
            <text:p>52.7543</text:p>
          </table:table-cell>
          <table:table-cell office:value-type="float" office:value="52.852" calcext:value-type="float">
            <text:p>52.852</text:p>
          </table:table-cell>
          <table:table-cell office:value-type="float" office:value="52.6401" calcext:value-type="float">
            <text:p>52.6401</text:p>
          </table:table-cell>
          <table:table-cell office:value-type="float" office:value="53.0969" calcext:value-type="float">
            <text:p>53.0969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424" calcext:value-type="float">
            <text:p>941.2424</text:p>
          </table:table-cell>
          <table:table-cell office:value-type="string" calcext:value-type="string">
            <text:p><text:s/>:</text:p>
          </table:table-cell>
          <table:table-cell office:value-type="float" office:value="12020" calcext:value-type="float">
            <text:p>12020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9" calcext:value-type="float">
            <text:p>52.3009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1" calcext:value-type="float">
            <text:p>52.9271</text:p>
          </table:table-cell>
          <table:table-cell office:value-type="float" office:value="52.2758" calcext:value-type="float">
            <text:p>52.2758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6" calcext:value-type="float">
            <text:p>52.4116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69" calcext:value-type="float">
            <text:p>52.5069</text:p>
          </table:table-cell>
          <table:table-cell office:value-type="float" office:value="52.5924" calcext:value-type="float">
            <text:p>52.5924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1" calcext:value-type="float">
            <text:p>52.8521</text:p>
          </table:table-cell>
          <table:table-cell office:value-type="float" office:value="52.6402" calcext:value-type="float">
            <text:p>52.6402</text:p>
          </table:table-cell>
          <table:table-cell office:value-type="float" office:value="53.0969" calcext:value-type="float">
            <text:p>53.0969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667" calcext:value-type="float">
            <text:p>941.2667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9" calcext:value-type="float">
            <text:p>52.3009</text:p>
          </table:table-cell>
          <table:table-cell office:value-type="float" office:value="52.356" calcext:value-type="float">
            <text:p>52.356</text:p>
          </table:table-cell>
          <table:table-cell office:value-type="float" office:value="52.927" calcext:value-type="float">
            <text:p>52.927</text:p>
          </table:table-cell>
          <table:table-cell office:value-type="float" office:value="52.2755" calcext:value-type="float">
            <text:p>52.2755</text:p>
          </table:table-cell>
          <table:table-cell office:value-type="float" office:value="52.7524" calcext:value-type="float">
            <text:p>52.7524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7" calcext:value-type="float">
            <text:p>52.6017</text:p>
          </table:table-cell>
          <table:table-cell office:value-type="float" office:value="52.4115" calcext:value-type="float">
            <text:p>52.4115</text:p>
          </table:table-cell>
          <table:table-cell office:value-type="float" office:value="52.8179" calcext:value-type="float">
            <text:p>52.8179</text:p>
          </table:table-cell>
          <table:table-cell office:value-type="float" office:value="52.5069" calcext:value-type="float">
            <text:p>52.5069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4" calcext:value-type="float">
            <text:p>52.7544</text:p>
          </table:table-cell>
          <table:table-cell office:value-type="float" office:value="52.8521" calcext:value-type="float">
            <text:p>52.8521</text:p>
          </table:table-cell>
          <table:table-cell office:value-type="float" office:value="52.64" calcext:value-type="float">
            <text:p>52.64</text:p>
          </table:table-cell>
          <table:table-cell office:value-type="float" office:value="53.0968" calcext:value-type="float">
            <text:p>53.0968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2791" calcext:value-type="float">
            <text:p>941.2791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7" calcext:value-type="float">
            <text:p>75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7" calcext:value-type="float">
            <text:p>52.3007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9" calcext:value-type="float">
            <text:p>52.9269</text:p>
          </table:table-cell>
          <table:table-cell office:value-type="float" office:value="52.2751" calcext:value-type="float">
            <text:p>52.2751</text:p>
          </table:table-cell>
          <table:table-cell office:value-type="float" office:value="52.7523" calcext:value-type="float">
            <text:p>52.7523</text:p>
          </table:table-cell>
          <table:table-cell office:value-type="float" office:value="53.2853" calcext:value-type="float">
            <text:p>53.2853</text:p>
          </table:table-cell>
          <table:table-cell office:value-type="float" office:value="52.6014" calcext:value-type="float">
            <text:p>52.6014</text:p>
          </table:table-cell>
          <table:table-cell office:value-type="float" office:value="52.4115" calcext:value-type="float">
            <text:p>52.4115</text:p>
          </table:table-cell>
          <table:table-cell office:value-type="float" office:value="52.8178" calcext:value-type="float">
            <text:p>52.8178</text:p>
          </table:table-cell>
          <table:table-cell office:value-type="float" office:value="52.5068" calcext:value-type="float">
            <text:p>52.5068</text:p>
          </table:table-cell>
          <table:table-cell office:value-type="float" office:value="52.5923" calcext:value-type="float">
            <text:p>52.5923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52.7542" calcext:value-type="float">
            <text:p>52.7542</text:p>
          </table:table-cell>
          <table:table-cell office:value-type="float" office:value="52.852" calcext:value-type="float">
            <text:p>52.852</text:p>
          </table:table-cell>
          <table:table-cell office:value-type="float" office:value="52.6398" calcext:value-type="float">
            <text:p>52.6398</text:p>
          </table:table-cell>
          <table:table-cell office:value-type="float" office:value="53.0966" calcext:value-type="float">
            <text:p>53.0966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3034" calcext:value-type="float">
            <text:p>941.3034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52.3004" calcext:value-type="float">
            <text:p>52.3004</text:p>
          </table:table-cell>
          <table:table-cell office:value-type="float" office:value="52.3559" calcext:value-type="float">
            <text:p>52.3559</text:p>
          </table:table-cell>
          <table:table-cell office:value-type="float" office:value="52.9266" calcext:value-type="float">
            <text:p>52.9266</text:p>
          </table:table-cell>
          <table:table-cell office:value-type="float" office:value="52.2749" calcext:value-type="float">
            <text:p>52.2749</text:p>
          </table:table-cell>
          <table:table-cell office:value-type="float" office:value="52.752" calcext:value-type="float">
            <text:p>52.752</text:p>
          </table:table-cell>
          <table:table-cell office:value-type="float" office:value="53.2847" calcext:value-type="float">
            <text:p>53.2847</text:p>
          </table:table-cell>
          <table:table-cell office:value-type="float" office:value="52.6011" calcext:value-type="float">
            <text:p>52.6011</text:p>
          </table:table-cell>
          <table:table-cell office:value-type="float" office:value="52.4112" calcext:value-type="float">
            <text:p>52.4112</text:p>
          </table:table-cell>
          <table:table-cell office:value-type="float" office:value="52.8175" calcext:value-type="float">
            <text:p>52.8175</text:p>
          </table:table-cell>
          <table:table-cell office:value-type="float" office:value="52.5065" calcext:value-type="float">
            <text:p>52.5065</text:p>
          </table:table-cell>
          <table:table-cell office:value-type="float" office:value="52.5921" calcext:value-type="float">
            <text:p>52.5921</text:p>
          </table:table-cell>
          <table:table-cell office:value-type="float" office:value="52.5111" calcext:value-type="float">
            <text:p>52.5111</text:p>
          </table:table-cell>
          <table:table-cell office:value-type="float" office:value="52.754" calcext:value-type="float">
            <text:p>52.754</text:p>
          </table:table-cell>
          <table:table-cell office:value-type="float" office:value="52.8518" calcext:value-type="float">
            <text:p>52.8518</text:p>
          </table:table-cell>
          <table:table-cell office:value-type="float" office:value="52.6394" calcext:value-type="float">
            <text:p>52.6394</text:p>
          </table:table-cell>
          <table:table-cell office:value-type="float" office:value="53.0962" calcext:value-type="float">
            <text:p>53.0962</text:p>
          </table:table-cell>
          <table:table-cell office:value-type="float" office:value="3.2962" calcext:value-type="float">
            <text:p>3.2962</text:p>
          </table:table-cell>
          <table:table-cell office:value-type="float" office:value="941.3168" calcext:value-type="float">
            <text:p>941.3168</text:p>
          </table:table-cell>
          <table:table-cell office:value-type="string" calcext:value-type="string">
            <text:p><text:s/>:</text:p>
          </table:table-cell>
          <table:table-cell office:value-type="float" office:value="12016" calcext:value-type="float">
            <text:p>12016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6" calcext:value-type="float">
            <text:p>60.3706</text:p>
          </table:table-cell>
          <table:table-cell office:value-type="float" office:value="60.4359" calcext:value-type="float">
            <text:p>60.4359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13" calcext:value-type="float">
            <text:p>60.3413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9" calcext:value-type="float">
            <text:p>61.5019</text:p>
          </table:table-cell>
          <table:table-cell office:value-type="float" office:value="60.7076" calcext:value-type="float">
            <text:p>60.7076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3" calcext:value-type="float">
            <text:p>60.9643</text:p>
          </table:table-cell>
          <table:table-cell office:value-type="float" office:value="60.605" calcext:value-type="float">
            <text:p>60.605</text:p>
          </table:table-cell>
          <table:table-cell office:value-type="float" office:value="60.7046" calcext:value-type="float">
            <text:p>60.7046</text:p>
          </table:table-cell>
          <table:table-cell office:value-type="float" office:value="60.6099" calcext:value-type="float">
            <text:p>60.6099</text:p>
          </table:table-cell>
          <table:table-cell office:value-type="float" office:value="60.8938" calcext:value-type="float">
            <text:p>60.8938</text:p>
          </table:table-cell>
          <table:table-cell office:value-type="float" office:value="61.0036" calcext:value-type="float">
            <text:p>61.0036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042" calcext:value-type="float">
            <text:p>941.6042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6" calcext:value-type="float">
            <text:p>60.3706</text:p>
          </table:table-cell>
          <table:table-cell office:value-type="float" office:value="60.436" calcext:value-type="float">
            <text:p>60.436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14" calcext:value-type="float">
            <text:p>60.3414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7" calcext:value-type="float">
            <text:p>61.5017</text:p>
          </table:table-cell>
          <table:table-cell office:value-type="float" office:value="60.7076" calcext:value-type="float">
            <text:p>60.7076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3" calcext:value-type="float">
            <text:p>60.9643</text:p>
          </table:table-cell>
          <table:table-cell office:value-type="float" office:value="60.605" calcext:value-type="float">
            <text:p>60.605</text:p>
          </table:table-cell>
          <table:table-cell office:value-type="float" office:value="60.7046" calcext:value-type="float">
            <text:p>60.7046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6" calcext:value-type="float">
            <text:p>60.8936</text:p>
          </table:table-cell>
          <table:table-cell office:value-type="float" office:value="61.0035" calcext:value-type="float">
            <text:p>61.0035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26" calcext:value-type="float">
            <text:p>941.6226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5" calcext:value-type="float">
            <text:p>60.3705</text:p>
          </table:table-cell>
          <table:table-cell office:value-type="float" office:value="60.4358" calcext:value-type="float">
            <text:p>60.4358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9" calcext:value-type="float">
            <text:p>60.3409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5" calcext:value-type="float">
            <text:p>60.4965</text:p>
          </table:table-cell>
          <table:table-cell office:value-type="float" office:value="60.9641" calcext:value-type="float">
            <text:p>60.9641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2" calcext:value-type="float">
            <text:p>60.8932</text:p>
          </table:table-cell>
          <table:table-cell office:value-type="float" office:value="61.0034" calcext:value-type="float">
            <text:p>61.0034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8" calcext:value-type="float">
            <text:p>941.628</text:p>
          </table:table-cell>
          <table:table-cell office:value-type="string" calcext:value-type="string">
            <text:p><text:s/>:</text:p>
          </table:table-cell>
          <table:table-cell office:value-type="float" office:value="12024" calcext:value-type="float">
            <text:p>12024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5" calcext:value-type="float">
            <text:p>60.3705</text:p>
          </table:table-cell>
          <table:table-cell office:value-type="float" office:value="60.4358" calcext:value-type="float">
            <text:p>60.4358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7" calcext:value-type="float">
            <text:p>60.3407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6" calcext:value-type="float">
            <text:p>60.4966</text:p>
          </table:table-cell>
          <table:table-cell office:value-type="float" office:value="60.9642" calcext:value-type="float">
            <text:p>60.9642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8" calcext:value-type="float">
            <text:p>60.6098</text:p>
          </table:table-cell>
          <table:table-cell office:value-type="float" office:value="60.893" calcext:value-type="float">
            <text:p>60.893</text:p>
          </table:table-cell>
          <table:table-cell office:value-type="float" office:value="61.0034" calcext:value-type="float">
            <text:p>61.0034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7" calcext:value-type="float">
            <text:p>61.2837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262" calcext:value-type="float">
            <text:p>941.6262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3" calcext:value-type="float">
            <text:p>60.3703</text:p>
          </table:table-cell>
          <table:table-cell office:value-type="float" office:value="60.4356" calcext:value-type="float">
            <text:p>60.4356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403" calcext:value-type="float">
            <text:p>60.3403</text:p>
          </table:table-cell>
          <table:table-cell office:value-type="float" office:value="60.894" calcext:value-type="float">
            <text:p>60.894</text:p>
          </table:table-cell>
          <table:table-cell office:value-type="float" office:value="61.5015" calcext:value-type="float">
            <text:p>61.5015</text:p>
          </table:table-cell>
          <table:table-cell office:value-type="float" office:value="60.7075" calcext:value-type="float">
            <text:p>60.7075</text:p>
          </table:table-cell>
          <table:table-cell office:value-type="float" office:value="60.4964" calcext:value-type="float">
            <text:p>60.4964</text:p>
          </table:table-cell>
          <table:table-cell office:value-type="float" office:value="60.9641" calcext:value-type="float">
            <text:p>60.9641</text:p>
          </table:table-cell>
          <table:table-cell office:value-type="float" office:value="60.6049" calcext:value-type="float">
            <text:p>60.6049</text:p>
          </table:table-cell>
          <table:table-cell office:value-type="float" office:value="60.7045" calcext:value-type="float">
            <text:p>60.7045</text:p>
          </table:table-cell>
          <table:table-cell office:value-type="float" office:value="60.6096" calcext:value-type="float">
            <text:p>60.6096</text:p>
          </table:table-cell>
          <table:table-cell office:value-type="float" office:value="60.893" calcext:value-type="float">
            <text:p>60.893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73" calcext:value-type="float">
            <text:p>60.7573</text:p>
          </table:table-cell>
          <table:table-cell office:value-type="float" office:value="61.2836" calcext:value-type="float">
            <text:p>61.2836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386" calcext:value-type="float">
            <text:p>941.6386</text:p>
          </table:table-cell>
          <table:table-cell office:value-type="string" calcext:value-type="string">
            <text:p><text:s/>:</text:p>
          </table:table-cell>
          <table:table-cell office:value-type="float" office:value="12028" calcext:value-type="float">
            <text:p>12028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701" calcext:value-type="float">
            <text:p>60.3701</text:p>
          </table:table-cell>
          <table:table-cell office:value-type="float" office:value="60.4352" calcext:value-type="float">
            <text:p>60.4352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397" calcext:value-type="float">
            <text:p>60.3397</text:p>
          </table:table-cell>
          <table:table-cell office:value-type="float" office:value="60.8938" calcext:value-type="float">
            <text:p>60.8938</text:p>
          </table:table-cell>
          <table:table-cell office:value-type="float" office:value="61.5017" calcext:value-type="float">
            <text:p>61.5017</text:p>
          </table:table-cell>
          <table:table-cell office:value-type="float" office:value="60.7074" calcext:value-type="float">
            <text:p>60.7074</text:p>
          </table:table-cell>
          <table:table-cell office:value-type="float" office:value="60.4962" calcext:value-type="float">
            <text:p>60.4962</text:p>
          </table:table-cell>
          <table:table-cell office:value-type="float" office:value="60.9638" calcext:value-type="float">
            <text:p>60.9638</text:p>
          </table:table-cell>
          <table:table-cell office:value-type="float" office:value="60.6048" calcext:value-type="float">
            <text:p>60.6048</text:p>
          </table:table-cell>
          <table:table-cell office:value-type="float" office:value="60.7042" calcext:value-type="float">
            <text:p>60.7042</text:p>
          </table:table-cell>
          <table:table-cell office:value-type="float" office:value="60.6093" calcext:value-type="float">
            <text:p>60.6093</text:p>
          </table:table-cell>
          <table:table-cell office:value-type="float" office:value="60.8929" calcext:value-type="float">
            <text:p>60.8929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7" calcext:value-type="float">
            <text:p>60.757</text:p>
          </table:table-cell>
          <table:table-cell office:value-type="float" office:value="61.2834" calcext:value-type="float">
            <text:p>61.2834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506" calcext:value-type="float">
            <text:p>941.6506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699" calcext:value-type="float">
            <text:p>60.3699</text:p>
          </table:table-cell>
          <table:table-cell office:value-type="float" office:value="60.435" calcext:value-type="float">
            <text:p>60.435</text:p>
          </table:table-cell>
          <table:table-cell office:value-type="float" office:value="61.0874" calcext:value-type="float">
            <text:p>61.0874</text:p>
          </table:table-cell>
          <table:table-cell office:value-type="float" office:value="60.3393" calcext:value-type="float">
            <text:p>60.3393</text:p>
          </table:table-cell>
          <table:table-cell office:value-type="float" office:value="60.8936" calcext:value-type="float">
            <text:p>60.8936</text:p>
          </table:table-cell>
          <table:table-cell office:value-type="float" office:value="61.5016" calcext:value-type="float">
            <text:p>61.5016</text:p>
          </table:table-cell>
          <table:table-cell office:value-type="float" office:value="60.7073" calcext:value-type="float">
            <text:p>60.7073</text:p>
          </table:table-cell>
          <table:table-cell office:value-type="float" office:value="60.4959" calcext:value-type="float">
            <text:p>60.4959</text:p>
          </table:table-cell>
          <table:table-cell office:value-type="float" office:value="60.9635" calcext:value-type="float">
            <text:p>60.9635</text:p>
          </table:table-cell>
          <table:table-cell office:value-type="float" office:value="60.6046" calcext:value-type="float">
            <text:p>60.6046</text:p>
          </table:table-cell>
          <table:table-cell office:value-type="float" office:value="60.7041" calcext:value-type="float">
            <text:p>60.7041</text:p>
          </table:table-cell>
          <table:table-cell office:value-type="float" office:value="60.609" calcext:value-type="float">
            <text:p>60.609</text:p>
          </table:table-cell>
          <table:table-cell office:value-type="float" office:value="60.8927" calcext:value-type="float">
            <text:p>60.8927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68" calcext:value-type="float">
            <text:p>60.7568</text:p>
          </table:table-cell>
          <table:table-cell office:value-type="float" office:value="61.2832" calcext:value-type="float">
            <text:p>61.2832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696" calcext:value-type="float">
            <text:p>941.6696</text:p>
          </table:table-cell>
          <table:table-cell office:value-type="string" calcext:value-type="string">
            <text:p><text:s/>:</text:p>
          </table:table-cell>
          <table:table-cell office:value-type="float" office:value="12026" calcext:value-type="float">
            <text:p>12026</text:p>
          </table:table-cell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60.3696" calcext:value-type="float">
            <text:p>60.3696</text:p>
          </table:table-cell>
          <table:table-cell office:value-type="float" office:value="60.435" calcext:value-type="float">
            <text:p>60.435</text:p>
          </table:table-cell>
          <table:table-cell office:value-type="float" office:value="61.0873" calcext:value-type="float">
            <text:p>61.0873</text:p>
          </table:table-cell>
          <table:table-cell office:value-type="float" office:value="60.3394" calcext:value-type="float">
            <text:p>60.3394</text:p>
          </table:table-cell>
          <table:table-cell office:value-type="float" office:value="60.8934" calcext:value-type="float">
            <text:p>60.8934</text:p>
          </table:table-cell>
          <table:table-cell office:value-type="float" office:value="61.5016" calcext:value-type="float">
            <text:p>61.5016</text:p>
          </table:table-cell>
          <table:table-cell office:value-type="float" office:value="60.7071" calcext:value-type="float">
            <text:p>60.7071</text:p>
          </table:table-cell>
          <table:table-cell office:value-type="float" office:value="60.4956" calcext:value-type="float">
            <text:p>60.4956</text:p>
          </table:table-cell>
          <table:table-cell office:value-type="float" office:value="60.9634" calcext:value-type="float">
            <text:p>60.9634</text:p>
          </table:table-cell>
          <table:table-cell office:value-type="float" office:value="60.6044" calcext:value-type="float">
            <text:p>60.6044</text:p>
          </table:table-cell>
          <table:table-cell office:value-type="float" office:value="60.7039" calcext:value-type="float">
            <text:p>60.7039</text:p>
          </table:table-cell>
          <table:table-cell office:value-type="float" office:value="60.6089" calcext:value-type="float">
            <text:p>60.6089</text:p>
          </table:table-cell>
          <table:table-cell office:value-type="float" office:value="60.8925" calcext:value-type="float">
            <text:p>60.8925</text:p>
          </table:table-cell>
          <table:table-cell office:value-type="float" office:value="61.0033" calcext:value-type="float">
            <text:p>61.0033</text:p>
          </table:table-cell>
          <table:table-cell office:value-type="float" office:value="60.7565" calcext:value-type="float">
            <text:p>60.7565</text:p>
          </table:table-cell>
          <table:table-cell office:value-type="float" office:value="61.283" calcext:value-type="float">
            <text:p>61.283</text:p>
          </table:table-cell>
          <table:table-cell office:value-type="float" office:value="3.2963" calcext:value-type="float">
            <text:p>3.2963</text:p>
          </table:table-cell>
          <table:table-cell office:value-type="float" office:value="941.6814" calcext:value-type="float">
            <text:p>941.6814</text:p>
          </table:table-cell>
          <table:table-cell office:value-type="string" calcext:value-type="string">
            <text:p><text:s/>:</text:p>
          </table:table-cell>
          <table:table-cell office:value-type="float" office:value="12018" calcext:value-type="float">
            <text:p>12018</text:p>
          </table:table-cell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5" calcext:value-type="float">
            <text:p>1.4965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" calcext:value-type="float">
            <text:p>1.495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3" calcext:value-type="float">
            <text:p>1.5273</text:p>
          </table:table-cell>
          <table:table-cell office:value-type="float" office:value="1.5249" calcext:value-type="float">
            <text:p>1.5249</text:p>
          </table:table-cell>
          <table:table-cell office:value-type="float" office:value="1.5358" calcext:value-type="float">
            <text:p>1.5358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" calcext:value-type="float">
            <text:p>1.526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6" calcext:value-type="float">
            <text:p>1.5366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5416" calcext:value-type="float">
            <text:p>1.54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8 <text:s text:c="2"/>75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2" calcext:value-type="float">
            <text:p>1.5252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6" calcext:value-type="float">
            <text:p>1.5266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5" calcext:value-type="float">
            <text:p>1.5265</text:p>
          </table:table-cell>
          <table:table-cell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3" calcext:value-type="float">
            <text:p>1.4953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" calcext:value-type="float">
            <text:p>1.533</text:p>
          </table:table-cell>
          <table:table-cell office:value-type="float" office:value="1.5367" calcext:value-type="float">
            <text:p>1.5367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6 <text:s text:c="2"/>75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7</text:p>
          </table:table-cell>
          <table:table-cell table:number-columns-repeated="10"/>
        </table:table-row>
        <table:table-row table:style-name="ro1" table:number-rows-repeated="2">
          <table:table-cell table:number-columns-repeated="31"/>
        </table:table-row>
        <table:table-row table:style-name="ro1">
          <table:table-cell/>
          <table:table-cell office:value-type="string" calcext:value-type="string">
            <text:p>SECOND ORDER LEAST-SQUARES FIT--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ll ADCs with voltage from battery sim-pack. Calibration is default.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om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X^1</text:p>
          </table:table-cell>
          <table:table-cell office:value-type="string" calcext:value-type="string">
            <text:p>X^2</text:p>
          </table:table-cell>
          <table:table-cell office:value-type="float" office:value="1" calcext:value-type="float">
            <text:p>1</text:p>
          </table:table-cell>
          <table:table-cell table:formula="of:=[.D328]+1" office:value-type="float" office:value="2" calcext:value-type="float">
            <text:p>2</text:p>
          </table:table-cell>
          <table:table-cell table:formula="of:=[.E328]+1" office:value-type="float" office:value="3" calcext:value-type="float">
            <text:p>3</text:p>
          </table:table-cell>
          <table:table-cell table:formula="of:=[.F328]+1" office:value-type="float" office:value="4" calcext:value-type="float">
            <text:p>4</text:p>
          </table:table-cell>
          <table:table-cell table:formula="of:=[.G328]+1" office:value-type="float" office:value="5" calcext:value-type="float">
            <text:p>5</text:p>
          </table:table-cell>
          <table:table-cell table:formula="of:=[.H328]+1" office:value-type="float" office:value="6" calcext:value-type="float">
            <text:p>6</text:p>
          </table:table-cell>
          <table:table-cell table:formula="of:=[.I328]+1" office:value-type="float" office:value="7" calcext:value-type="float">
            <text:p>7</text:p>
          </table:table-cell>
          <table:table-cell table:formula="of:=[.J328]+1" office:value-type="float" office:value="8" calcext:value-type="float">
            <text:p>8</text:p>
          </table:table-cell>
          <table:table-cell table:formula="of:=[.K328]+1" office:value-type="float" office:value="9" calcext:value-type="float">
            <text:p>9</text:p>
          </table:table-cell>
          <table:table-cell table:formula="of:=[.L328]+1" office:value-type="float" office:value="10" calcext:value-type="float">
            <text:p>10</text:p>
          </table:table-cell>
          <table:table-cell table:formula="of:=[.M328]+1" office:value-type="float" office:value="11" calcext:value-type="float">
            <text:p>11</text:p>
          </table:table-cell>
          <table:table-cell table:formula="of:=[.N328]+1" office:value-type="float" office:value="12" calcext:value-type="float">
            <text:p>12</text:p>
          </table:table-cell>
          <table:table-cell table:formula="of:=[.O328]+1" office:value-type="float" office:value="13" calcext:value-type="float">
            <text:p>13</text:p>
          </table:table-cell>
          <table:table-cell table:formula="of:=[.P328]+1" office:value-type="float" office:value="14" calcext:value-type="float">
            <text:p>14</text:p>
          </table:table-cell>
          <table:table-cell table:formula="of:=[.Q328]+1" office:value-type="float" office:value="15" calcext:value-type="float">
            <text:p>15</text:p>
          </table:table-cell>
          <table:table-cell table:formula="of:=[.R328]+1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5.69" calcext:value-type="float">
            <text:p>15.690</text:p>
          </table:table-cell>
          <table:table-cell table:style-name="ce6" table:formula="of:=[.B329]*[.B329]" office:value-type="float" office:value="246.1761" calcext:value-type="float">
            <text:p>246.176</text:p>
          </table:table-cell>
          <table:table-cell table:style-name="ce9" office:value-type="float" office:value="16.0335375" calcext:value-type="float">
            <text:p>16.033538</text:p>
          </table:table-cell>
          <table:table-cell table:style-name="ce9" office:value-type="float" office:value="16.0522375" calcext:value-type="float">
            <text:p>16.052238</text:p>
          </table:table-cell>
          <table:table-cell table:style-name="ce9" office:value-type="float" office:value="16.2240625" calcext:value-type="float">
            <text:p>16.224063</text:p>
          </table:table-cell>
          <table:table-cell table:style-name="ce9" office:value-type="float" office:value="16.020775" calcext:value-type="float">
            <text:p>16.020775</text:p>
          </table:table-cell>
          <table:table-cell table:style-name="ce9" office:value-type="float" office:value="16.1728625" calcext:value-type="float">
            <text:p>16.172863</text:p>
          </table:table-cell>
          <table:table-cell table:style-name="ce9" office:value-type="float" office:value="16.3522" calcext:value-type="float">
            <text:p>16.352200</text:p>
          </table:table-cell>
          <table:table-cell table:style-name="ce9" office:value-type="float" office:value="16.141525" calcext:value-type="float">
            <text:p>16.141525</text:p>
          </table:table-cell>
          <table:table-cell table:style-name="ce9" office:value-type="float" office:value="16.0881125" calcext:value-type="float">
            <text:p>16.088113</text:p>
          </table:table-cell>
          <table:table-cell table:style-name="ce9" office:value-type="float" office:value="16.2088125" calcext:value-type="float">
            <text:p>16.208813</text:p>
          </table:table-cell>
          <table:table-cell table:style-name="ce9" office:value-type="float" office:value="16.115025" calcext:value-type="float">
            <text:p>16.115025</text:p>
          </table:table-cell>
          <table:table-cell table:style-name="ce9" office:value-type="float" office:value="16.1369" calcext:value-type="float">
            <text:p>16.136900</text:p>
          </table:table-cell>
          <table:table-cell table:style-name="ce9" office:value-type="float" office:value="16.1165625" calcext:value-type="float">
            <text:p>16.116563</text:p>
          </table:table-cell>
          <table:table-cell table:style-name="ce9" office:value-type="float" office:value="16.18535" calcext:value-type="float">
            <text:p>16.185350</text:p>
          </table:table-cell>
          <table:table-cell table:style-name="ce9" office:value-type="float" office:value="16.2204375" calcext:value-type="float">
            <text:p>16.220438</text:p>
          </table:table-cell>
          <table:table-cell table:style-name="ce9" office:value-type="float" office:value="16.15755" calcext:value-type="float">
            <text:p>16.157550</text:p>
          </table:table-cell>
          <table:table-cell table:style-name="ce9" office:value-type="float" office:value="16.2918875" calcext:value-type="float">
            <text:p>16.291888</text:p>
          </table:table-cell>
          <table:table-cell table:style-name="ce9" office:value-type="float" office:value="3.2968" calcext:value-type="float">
            <text:p>3.296800</text:p>
          </table:table-cell>
          <table:table-cell table:style-name="ce9" office:value-type="float" office:value="939.6352875" calcext:value-type="float">
            <text:p>939.635288</text:p>
          </table:table-cell>
          <table:table-cell table:number-columns-repeated="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7.87" calcext:value-type="float">
            <text:p>7.870</text:p>
          </table:table-cell>
          <table:table-cell table:style-name="ce6" table:formula="of:=[.B330]*[.B330]" office:value-type="float" office:value="61.9369" calcext:value-type="float">
            <text:p>61.937</text:p>
          </table:table-cell>
          <table:table-cell table:style-name="ce9" office:value-type="float" office:value="8.037975" calcext:value-type="float">
            <text:p>8.037975</text:p>
          </table:table-cell>
          <table:table-cell table:style-name="ce9" office:value-type="float" office:value="8.0482375" calcext:value-type="float">
            <text:p>8.048238</text:p>
          </table:table-cell>
          <table:table-cell table:style-name="ce9" office:value-type="float" office:value="8.1332" calcext:value-type="float">
            <text:p>8.133200</text:p>
          </table:table-cell>
          <table:table-cell table:style-name="ce9" office:value-type="float" office:value="8.0299625" calcext:value-type="float">
            <text:p>8.029963</text:p>
          </table:table-cell>
          <table:table-cell table:style-name="ce9" office:value-type="float" office:value="8.1080375" calcext:value-type="float">
            <text:p>8.108038</text:p>
          </table:table-cell>
          <table:table-cell table:style-name="ce9" office:value-type="float" office:value="8.2147875" calcext:value-type="float">
            <text:p>8.214788</text:p>
          </table:table-cell>
          <table:table-cell table:style-name="ce9" office:value-type="float" office:value="8.102725" calcext:value-type="float">
            <text:p>8.102725</text:p>
          </table:table-cell>
          <table:table-cell table:style-name="ce9" office:value-type="float" office:value="8.0748375" calcext:value-type="float">
            <text:p>8.074838</text:p>
          </table:table-cell>
          <table:table-cell table:style-name="ce9" office:value-type="float" office:value="8.1352625" calcext:value-type="float">
            <text:p>8.135263</text:p>
          </table:table-cell>
          <table:table-cell table:style-name="ce9" office:value-type="float" office:value="8.0894375" calcext:value-type="float">
            <text:p>8.089438</text:p>
          </table:table-cell>
          <table:table-cell table:style-name="ce9" office:value-type="float" office:value="8.1003625" calcext:value-type="float">
            <text:p>8.100363</text:p>
          </table:table-cell>
          <table:table-cell table:style-name="ce9" office:value-type="float" office:value="8.090125" calcext:value-type="float">
            <text:p>8.090125</text:p>
          </table:table-cell>
          <table:table-cell table:style-name="ce9" office:value-type="float" office:value="8.1253875" calcext:value-type="float">
            <text:p>8.125388</text:p>
          </table:table-cell>
          <table:table-cell table:style-name="ce9" office:value-type="float" office:value="8.1401" calcext:value-type="float">
            <text:p>8.140100</text:p>
          </table:table-cell>
          <table:table-cell table:style-name="ce9" office:value-type="float" office:value="8.112" calcext:value-type="float">
            <text:p>8.112000</text:p>
          </table:table-cell>
          <table:table-cell table:style-name="ce9" office:value-type="float" office:value="8.17985" calcext:value-type="float">
            <text:p>8.179850</text:p>
          </table:table-cell>
          <table:table-cell table:style-name="ce9" office:value-type="float" office:value="3.2971125" calcext:value-type="float">
            <text:p>3.297113</text:p>
          </table:table-cell>
          <table:table-cell table:style-name="ce9" office:value-type="float" office:value="939.452525" calcext:value-type="float">
            <text:p>939.452525</text:p>
          </table:table-cell>
          <table:table-cell table:number-columns-repeated="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3.52" calcext:value-type="float">
            <text:p>23.520</text:p>
          </table:table-cell>
          <table:table-cell table:style-name="ce6" table:formula="of:=[.B331]*[.B331]" office:value-type="float" office:value="553.1904" calcext:value-type="float">
            <text:p>553.190</text:p>
          </table:table-cell>
          <table:table-cell table:style-name="ce9" office:value-type="float" office:value="24.1027375" calcext:value-type="float">
            <text:p>24.102738</text:p>
          </table:table-cell>
          <table:table-cell table:style-name="ce9" office:value-type="float" office:value="24.1247625" calcext:value-type="float">
            <text:p>24.124763</text:p>
          </table:table-cell>
          <table:table-cell table:style-name="ce9" office:value-type="float" office:value="24.3859" calcext:value-type="float">
            <text:p>24.385900</text:p>
          </table:table-cell>
          <table:table-cell table:style-name="ce9" office:value-type="float" office:value="24.0811875" calcext:value-type="float">
            <text:p>24.081188</text:p>
          </table:table-cell>
          <table:table-cell table:style-name="ce9" office:value-type="float" office:value="24.310325" calcext:value-type="float">
            <text:p>24.310325</text:p>
          </table:table-cell>
          <table:table-cell table:style-name="ce9" office:value-type="float" office:value="24.5676875" calcext:value-type="float">
            <text:p>24.567688</text:p>
          </table:table-cell>
          <table:table-cell table:style-name="ce9" office:value-type="float" office:value="24.2492625" calcext:value-type="float">
            <text:p>24.249263</text:p>
          </table:table-cell>
          <table:table-cell table:style-name="ce9" office:value-type="float" office:value="24.1687125" calcext:value-type="float">
            <text:p>24.168713</text:p>
          </table:table-cell>
          <table:table-cell table:style-name="ce9" office:value-type="float" office:value="24.352125" calcext:value-type="float">
            <text:p>24.352125</text:p>
          </table:table-cell>
          <table:table-cell table:style-name="ce9" office:value-type="float" office:value="24.21165" calcext:value-type="float">
            <text:p>24.211650</text:p>
          </table:table-cell>
          <table:table-cell table:style-name="ce9" office:value-type="float" office:value="24.2444" calcext:value-type="float">
            <text:p>24.244400</text:p>
          </table:table-cell>
          <table:table-cell table:style-name="ce9" office:value-type="float" office:value="24.213575" calcext:value-type="float">
            <text:p>24.213575</text:p>
          </table:table-cell>
          <table:table-cell table:style-name="ce9" office:value-type="float" office:value="24.3180875" calcext:value-type="float">
            <text:p>24.318088</text:p>
          </table:table-cell>
          <table:table-cell table:style-name="ce9" office:value-type="float" office:value="24.36935" calcext:value-type="float">
            <text:p>24.369350</text:p>
          </table:table-cell>
          <table:table-cell table:style-name="ce9" office:value-type="float" office:value="24.2730875" calcext:value-type="float">
            <text:p>24.273088</text:p>
          </table:table-cell>
          <table:table-cell table:style-name="ce9" office:value-type="float" office:value="24.48125" calcext:value-type="float">
            <text:p>24.481250</text:p>
          </table:table-cell>
          <table:table-cell table:style-name="ce9" office:value-type="float" office:value="3.2962625" calcext:value-type="float">
            <text:p>3.296263</text:p>
          </table:table-cell>
          <table:table-cell table:style-name="ce9" office:value-type="float" office:value="938.9726" calcext:value-type="float">
            <text:p>938.972600</text:p>
          </table:table-cell>
          <table:table-cell table:number-columns-repeated="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.39" calcext:value-type="float">
            <text:p>31.390</text:p>
          </table:table-cell>
          <table:table-cell table:style-name="ce6" table:formula="of:=[.B332]*[.B332]" office:value-type="float" office:value="985.3321" calcext:value-type="float">
            <text:p>985.332</text:p>
          </table:table-cell>
          <table:table-cell table:style-name="ce9" office:value-type="float" office:value="32.1828" calcext:value-type="float">
            <text:p>32.182800</text:p>
          </table:table-cell>
          <table:table-cell table:style-name="ce9" office:value-type="float" office:value="32.2124125" calcext:value-type="float">
            <text:p>32.212413</text:p>
          </table:table-cell>
          <table:table-cell table:style-name="ce9" office:value-type="float" office:value="32.5633125" calcext:value-type="float">
            <text:p>32.563313</text:p>
          </table:table-cell>
          <table:table-cell table:style-name="ce9" office:value-type="float" office:value="32.156175" calcext:value-type="float">
            <text:p>32.156175</text:p>
          </table:table-cell>
          <table:table-cell table:style-name="ce9" office:value-type="float" office:value="32.460725" calcext:value-type="float">
            <text:p>32.460725</text:p>
          </table:table-cell>
          <table:table-cell table:style-name="ce9" office:value-type="float" office:value="32.796725" calcext:value-type="float">
            <text:p>32.796725</text:p>
          </table:table-cell>
          <table:table-cell table:style-name="ce9" office:value-type="float" office:value="32.3749625" calcext:value-type="float">
            <text:p>32.374963</text:p>
          </table:table-cell>
          <table:table-cell table:style-name="ce9" office:value-type="float" office:value="32.261125" calcext:value-type="float">
            <text:p>32.261125</text:p>
          </table:table-cell>
          <table:table-cell table:style-name="ce9" office:value-type="float" office:value="32.509325" calcext:value-type="float">
            <text:p>32.509325</text:p>
          </table:table-cell>
          <table:table-cell table:style-name="ce9" office:value-type="float" office:value="32.3184375" calcext:value-type="float">
            <text:p>32.318438</text:p>
          </table:table-cell>
          <table:table-cell table:style-name="ce9" office:value-type="float" office:value="32.367325" calcext:value-type="float">
            <text:p>32.367325</text:p>
          </table:table-cell>
          <table:table-cell table:style-name="ce9" office:value-type="float" office:value="32.3215375" calcext:value-type="float">
            <text:p>32.321538</text:p>
          </table:table-cell>
          <table:table-cell table:style-name="ce9" office:value-type="float" office:value="32.4654625" calcext:value-type="float">
            <text:p>32.465463</text:p>
          </table:table-cell>
          <table:table-cell table:style-name="ce9" office:value-type="float" office:value="32.5285375" calcext:value-type="float">
            <text:p>32.528538</text:p>
          </table:table-cell>
          <table:table-cell table:style-name="ce9" office:value-type="float" office:value="32.4004875" calcext:value-type="float">
            <text:p>32.400488</text:p>
          </table:table-cell>
          <table:table-cell table:style-name="ce9" office:value-type="float" office:value="32.6795125" calcext:value-type="float">
            <text:p>32.679513</text:p>
          </table:table-cell>
          <table:table-cell table:style-name="ce9" office:value-type="float" office:value="3.2962875" calcext:value-type="float">
            <text:p>3.296288</text:p>
          </table:table-cell>
          <table:table-cell table:style-name="ce9" office:value-type="float" office:value="939.0386625" calcext:value-type="float">
            <text:p>939.03866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39.25" calcext:value-type="float">
            <text:p>39.250</text:p>
          </table:table-cell>
          <table:table-cell table:style-name="ce6" table:formula="of:=[.B333]*[.B333]" office:value-type="float" office:value="1540.5625" calcext:value-type="float">
            <text:p>1540.563</text:p>
          </table:table-cell>
          <table:table-cell table:style-name="ce9" office:value-type="float" office:value="40.298975" calcext:value-type="float">
            <text:p>40.298975</text:p>
          </table:table-cell>
          <table:table-cell table:style-name="ce9" office:value-type="float" office:value="40.340875" calcext:value-type="float">
            <text:p>40.340875</text:p>
          </table:table-cell>
          <table:table-cell table:style-name="ce9" office:value-type="float" office:value="40.7765875" calcext:value-type="float">
            <text:p>40.776588</text:p>
          </table:table-cell>
          <table:table-cell table:style-name="ce9" office:value-type="float" office:value="40.27105" calcext:value-type="float">
            <text:p>40.271050</text:p>
          </table:table-cell>
          <table:table-cell table:style-name="ce9" office:value-type="float" office:value="40.6486125" calcext:value-type="float">
            <text:p>40.648613</text:p>
          </table:table-cell>
          <table:table-cell table:style-name="ce9" office:value-type="float" office:value="41.0638" calcext:value-type="float">
            <text:p>41.063800</text:p>
          </table:table-cell>
          <table:table-cell table:style-name="ce9" office:value-type="float" office:value="40.532775" calcext:value-type="float">
            <text:p>40.532775</text:p>
          </table:table-cell>
          <table:table-cell table:style-name="ce9" office:value-type="float" office:value="40.3910625" calcext:value-type="float">
            <text:p>40.391063</text:p>
          </table:table-cell>
          <table:table-cell table:style-name="ce9" office:value-type="float" office:value="40.7028625" calcext:value-type="float">
            <text:p>40.702863</text:p>
          </table:table-cell>
          <table:table-cell table:style-name="ce9" office:value-type="float" office:value="40.4651375" calcext:value-type="float">
            <text:p>40.465138</text:p>
          </table:table-cell>
          <table:table-cell table:style-name="ce9" office:value-type="float" office:value="40.526775" calcext:value-type="float">
            <text:p>40.526775</text:p>
          </table:table-cell>
          <table:table-cell table:style-name="ce9" office:value-type="float" office:value="40.468475" calcext:value-type="float">
            <text:p>40.468475</text:p>
          </table:table-cell>
          <table:table-cell table:style-name="ce9" office:value-type="float" office:value="40.6535375" calcext:value-type="float">
            <text:p>40.653538</text:p>
          </table:table-cell>
          <table:table-cell table:style-name="ce9" office:value-type="float" office:value="40.7304375" calcext:value-type="float">
            <text:p>40.730438</text:p>
          </table:table-cell>
          <table:table-cell table:style-name="ce9" office:value-type="float" office:value="40.5665625" calcext:value-type="float">
            <text:p>40.566563</text:p>
          </table:table-cell>
          <table:table-cell table:style-name="ce9" office:value-type="float" office:value="40.9167625" calcext:value-type="float">
            <text:p>40.916763</text:p>
          </table:table-cell>
          <table:table-cell table:style-name="ce9" office:value-type="float" office:value="3.2965" calcext:value-type="float">
            <text:p>3.296500</text:p>
          </table:table-cell>
          <table:table-cell table:style-name="ce9" office:value-type="float" office:value="939.201025" calcext:value-type="float">
            <text:p>939.20102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47.1" calcext:value-type="float">
            <text:p>47.100</text:p>
          </table:table-cell>
          <table:table-cell table:style-name="ce6" table:formula="of:=[.B334]*[.B334]" office:value-type="float" office:value="2218.41" calcext:value-type="float">
            <text:p>2218.410</text:p>
          </table:table-cell>
          <table:table-cell table:style-name="ce9" office:value-type="float" office:value="48.3136875" calcext:value-type="float">
            <text:p>48.313688</text:p>
          </table:table-cell>
          <table:table-cell table:style-name="ce9" office:value-type="float" office:value="48.365" calcext:value-type="float">
            <text:p>48.365000</text:p>
          </table:table-cell>
          <table:table-cell table:style-name="ce9" office:value-type="float" office:value="48.8902" calcext:value-type="float">
            <text:p>48.890200</text:p>
          </table:table-cell>
          <table:table-cell table:style-name="ce9" office:value-type="float" office:value="48.28625" calcext:value-type="float">
            <text:p>48.286250</text:p>
          </table:table-cell>
          <table:table-cell table:style-name="ce9" office:value-type="float" office:value="48.7330625" calcext:value-type="float">
            <text:p>48.733063</text:p>
          </table:table-cell>
          <table:table-cell table:style-name="ce9" office:value-type="float" office:value="49.225575" calcext:value-type="float">
            <text:p>49.225575</text:p>
          </table:table-cell>
          <table:table-cell table:style-name="ce9" office:value-type="float" office:value="48.5908875" calcext:value-type="float">
            <text:p>48.590888</text:p>
          </table:table-cell>
          <table:table-cell table:style-name="ce9" office:value-type="float" office:value="48.4211125" calcext:value-type="float">
            <text:p>48.421113</text:p>
          </table:table-cell>
          <table:table-cell table:style-name="ce9" office:value-type="float" office:value="48.7968125" calcext:value-type="float">
            <text:p>48.796813</text:p>
          </table:table-cell>
          <table:table-cell table:style-name="ce9" office:value-type="float" office:value="48.5081125" calcext:value-type="float">
            <text:p>48.508113</text:p>
          </table:table-cell>
          <table:table-cell table:style-name="ce9" office:value-type="float" office:value="48.5885875" calcext:value-type="float">
            <text:p>48.588588</text:p>
          </table:table-cell>
          <table:table-cell table:style-name="ce9" office:value-type="float" office:value="48.511625" calcext:value-type="float">
            <text:p>48.511625</text:p>
          </table:table-cell>
          <table:table-cell table:style-name="ce9" office:value-type="float" office:value="48.7357125" calcext:value-type="float">
            <text:p>48.735713</text:p>
          </table:table-cell>
          <table:table-cell table:style-name="ce9" office:value-type="float" office:value="48.828325" calcext:value-type="float">
            <text:p>48.828325</text:p>
          </table:table-cell>
          <table:table-cell table:style-name="ce9" office:value-type="float" office:value="48.631675" calcext:value-type="float">
            <text:p>48.631675</text:p>
          </table:table-cell>
          <table:table-cell table:style-name="ce9" office:value-type="float" office:value="49.0517875" calcext:value-type="float">
            <text:p>49.051788</text:p>
          </table:table-cell>
          <table:table-cell table:style-name="ce9" office:value-type="float" office:value="3.2965125" calcext:value-type="float">
            <text:p>3.296513</text:p>
          </table:table-cell>
          <table:table-cell table:style-name="ce9" office:value-type="float" office:value="939.2589625" calcext:value-type="float">
            <text:p>939.25896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54.9" calcext:value-type="float">
            <text:p>54.900</text:p>
          </table:table-cell>
          <table:table-cell table:style-name="ce6" table:formula="of:=[.B335]*[.B335]" office:value-type="float" office:value="3014.01" calcext:value-type="float">
            <text:p>3014.010</text:p>
          </table:table-cell>
          <table:table-cell table:style-name="ce9" office:value-type="float" office:value="56.3475" calcext:value-type="float">
            <text:p>56.347500</text:p>
          </table:table-cell>
          <table:table-cell table:style-name="ce9" office:value-type="float" office:value="56.4074875" calcext:value-type="float">
            <text:p>56.407488</text:p>
          </table:table-cell>
          <table:table-cell table:style-name="ce9" office:value-type="float" office:value="57.02425" calcext:value-type="float">
            <text:p>57.024250</text:p>
          </table:table-cell>
          <table:table-cell table:style-name="ce9" office:value-type="float" office:value="56.319575" calcext:value-type="float">
            <text:p>56.319575</text:p>
          </table:table-cell>
          <table:table-cell table:style-name="ce9" office:value-type="float" office:value="56.84125" calcext:value-type="float">
            <text:p>56.841250</text:p>
          </table:table-cell>
          <table:table-cell table:style-name="ce9" office:value-type="float" office:value="57.4118375" calcext:value-type="float">
            <text:p>57.411838</text:p>
          </table:table-cell>
          <table:table-cell table:style-name="ce9" office:value-type="float" office:value="56.6702125" calcext:value-type="float">
            <text:p>56.670213</text:p>
          </table:table-cell>
          <table:table-cell table:style-name="ce9" office:value-type="float" office:value="56.4663" calcext:value-type="float">
            <text:p>56.466300</text:p>
          </table:table-cell>
          <table:table-cell table:style-name="ce9" office:value-type="float" office:value="56.9106375" calcext:value-type="float">
            <text:p>56.910638</text:p>
          </table:table-cell>
          <table:table-cell table:style-name="ce9" office:value-type="float" office:value="56.5736125" calcext:value-type="float">
            <text:p>56.573613</text:p>
          </table:table-cell>
          <table:table-cell table:style-name="ce9" office:value-type="float" office:value="56.66615" calcext:value-type="float">
            <text:p>56.666150</text:p>
          </table:table-cell>
          <table:table-cell table:style-name="ce9" office:value-type="float" office:value="56.5784375" calcext:value-type="float">
            <text:p>56.578438</text:p>
          </table:table-cell>
          <table:table-cell table:style-name="ce9" office:value-type="float" office:value="56.8423375" calcext:value-type="float">
            <text:p>56.842338</text:p>
          </table:table-cell>
          <table:table-cell table:style-name="ce9" office:value-type="float" office:value="56.946125" calcext:value-type="float">
            <text:p>56.946125</text:p>
          </table:table-cell>
          <table:table-cell table:style-name="ce9" office:value-type="float" office:value="56.7188875" calcext:value-type="float">
            <text:p>56.718888</text:p>
          </table:table-cell>
          <table:table-cell table:style-name="ce9" office:value-type="float" office:value="57.209625" calcext:value-type="float">
            <text:p>57.209625</text:p>
          </table:table-cell>
          <table:table-cell table:style-name="ce9" office:value-type="float" office:value="3.2964" calcext:value-type="float">
            <text:p>3.296400</text:p>
          </table:table-cell>
          <table:table-cell table:style-name="ce9" office:value-type="float" office:value="939.3393" calcext:value-type="float">
            <text:p>939.33930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62.7" calcext:value-type="float">
            <text:p>62.700</text:p>
          </table:table-cell>
          <table:table-cell table:style-name="ce6" table:formula="of:=[.B336]*[.B336]" office:value-type="float" office:value="3931.29" calcext:value-type="float">
            <text:p>3931.290</text:p>
          </table:table-cell>
          <table:table-cell table:style-name="ce9" office:value-type="float" office:value="64.4718" calcext:value-type="float">
            <text:p>64.471800</text:p>
          </table:table-cell>
          <table:table-cell table:style-name="ce9" office:value-type="float" office:value="64.5407" calcext:value-type="float">
            <text:p>64.540700</text:p>
          </table:table-cell>
          <table:table-cell table:style-name="ce9" office:value-type="float" office:value="65.23905" calcext:value-type="float">
            <text:p>65.239050</text:p>
          </table:table-cell>
          <table:table-cell table:style-name="ce9" office:value-type="float" office:value="64.43675" calcext:value-type="float">
            <text:p>64.436750</text:p>
          </table:table-cell>
          <table:table-cell table:style-name="ce9" office:value-type="float" office:value="65.0298375" calcext:value-type="float">
            <text:p>65.029838</text:p>
          </table:table-cell>
          <table:table-cell table:style-name="ce9" office:value-type="float" office:value="65.6757125" calcext:value-type="float">
            <text:p>65.675713</text:p>
          </table:table-cell>
          <table:table-cell table:style-name="ce9" office:value-type="float" office:value="64.83025" calcext:value-type="float">
            <text:p>64.830250</text:p>
          </table:table-cell>
          <table:table-cell table:style-name="ce9" office:value-type="float" office:value="64.603925" calcext:value-type="float">
            <text:p>64.603925</text:p>
          </table:table-cell>
          <table:table-cell table:style-name="ce9" office:value-type="float" office:value="65.10565" calcext:value-type="float">
            <text:p>65.105650</text:p>
          </table:table-cell>
          <table:table-cell table:style-name="ce9" office:value-type="float" office:value="64.7192125" calcext:value-type="float">
            <text:p>64.719213</text:p>
          </table:table-cell>
          <table:table-cell table:style-name="ce9" office:value-type="float" office:value="64.8285875" calcext:value-type="float">
            <text:p>64.828588</text:p>
          </table:table-cell>
          <table:table-cell table:style-name="ce9" office:value-type="float" office:value="64.7250125" calcext:value-type="float">
            <text:p>64.725013</text:p>
          </table:table-cell>
          <table:table-cell table:style-name="ce9" office:value-type="float" office:value="65.028025" calcext:value-type="float">
            <text:p>65.028025</text:p>
          </table:table-cell>
          <table:table-cell table:style-name="ce9" office:value-type="float" office:value="65.1448625" calcext:value-type="float">
            <text:p>65.144863</text:p>
          </table:table-cell>
          <table:table-cell table:style-name="ce9" office:value-type="float" office:value="64.879875" calcext:value-type="float">
            <text:p>64.879875</text:p>
          </table:table-cell>
          <table:table-cell table:style-name="ce9" office:value-type="float" office:value="65.44875" calcext:value-type="float">
            <text:p>65.448750</text:p>
          </table:table-cell>
          <table:table-cell table:style-name="ce9" office:value-type="float" office:value="3.2961125" calcext:value-type="float">
            <text:p>3.296113</text:p>
          </table:table-cell>
          <table:table-cell table:style-name="ce9" office:value-type="float" office:value="939.761775" calcext:value-type="float">
            <text:p>939.76177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3.942" calcext:value-type="float">
            <text:p>3.942</text:p>
          </table:table-cell>
          <table:table-cell table:style-name="ce6" table:formula="of:=[.B337]*[.B337]" office:value-type="float" office:value="15.539364" calcext:value-type="float">
            <text:p>15.539</text:p>
          </table:table-cell>
          <table:table-cell table:style-name="ce9" office:value-type="float" office:value="4.0035375" calcext:value-type="float">
            <text:p>4.003538</text:p>
          </table:table-cell>
          <table:table-cell table:style-name="ce9" office:value-type="float" office:value="4.0091375" calcext:value-type="float">
            <text:p>4.009138</text:p>
          </table:table-cell>
          <table:table-cell table:style-name="ce9" office:value-type="float" office:value="4.048775" calcext:value-type="float">
            <text:p>4.048775</text:p>
          </table:table-cell>
          <table:table-cell table:style-name="ce9" office:value-type="float" office:value="3.9994125" calcext:value-type="float">
            <text:p>3.999413</text:p>
          </table:table-cell>
          <table:table-cell table:style-name="ce9" office:value-type="float" office:value="4.03485" calcext:value-type="float">
            <text:p>4.034850</text:p>
          </table:table-cell>
          <table:table-cell table:style-name="ce9" office:value-type="float" office:value="4.1074375" calcext:value-type="float">
            <text:p>4.107438</text:p>
          </table:table-cell>
          <table:table-cell table:style-name="ce9" office:value-type="float" office:value="4.0443375" calcext:value-type="float">
            <text:p>4.044338</text:p>
          </table:table-cell>
          <table:table-cell table:style-name="ce9" office:value-type="float" office:value="4.0323375" calcext:value-type="float">
            <text:p>4.032338</text:p>
          </table:table-cell>
          <table:table-cell table:style-name="ce9" office:value-type="float" office:value="4.062525" calcext:value-type="float">
            <text:p>4.062525</text:p>
          </table:table-cell>
          <table:table-cell table:style-name="ce9" office:value-type="float" office:value="4.039275" calcext:value-type="float">
            <text:p>4.039275</text:p>
          </table:table-cell>
          <table:table-cell table:style-name="ce9" office:value-type="float" office:value="4.0435625" calcext:value-type="float">
            <text:p>4.043563</text:p>
          </table:table-cell>
          <table:table-cell table:style-name="ce9" office:value-type="float" office:value="4.039425" calcext:value-type="float">
            <text:p>4.039425</text:p>
          </table:table-cell>
          <table:table-cell table:style-name="ce9" office:value-type="float" office:value="4.05835" calcext:value-type="float">
            <text:p>4.058350</text:p>
          </table:table-cell>
          <table:table-cell table:style-name="ce9" office:value-type="float" office:value="4.0656875" calcext:value-type="float">
            <text:p>4.065688</text:p>
          </table:table-cell>
          <table:table-cell table:style-name="ce9" office:value-type="float" office:value="4.0494375" calcext:value-type="float">
            <text:p>4.049438</text:p>
          </table:table-cell>
          <table:table-cell table:style-name="ce9" office:value-type="float" office:value="4.089875" calcext:value-type="float">
            <text:p>4.089875</text:p>
          </table:table-cell>
          <table:table-cell table:style-name="ce9" office:value-type="float" office:value="3.2973" calcext:value-type="float">
            <text:p>3.297300</text:p>
          </table:table-cell>
          <table:table-cell table:style-name="ce9" office:value-type="float" office:value="940.003275" calcext:value-type="float">
            <text:p>940.00327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11.77" calcext:value-type="float">
            <text:p>11.770</text:p>
          </table:table-cell>
          <table:table-cell table:style-name="ce6" table:formula="of:=[.B338]*[.B338]" office:value-type="float" office:value="138.5329" calcext:value-type="float">
            <text:p>138.533</text:p>
          </table:table-cell>
          <table:table-cell table:style-name="ce9" office:value-type="float" office:value="12.03045" calcext:value-type="float">
            <text:p>12.030450</text:p>
          </table:table-cell>
          <table:table-cell table:style-name="ce9" office:value-type="float" office:value="12.0446" calcext:value-type="float">
            <text:p>12.044600</text:p>
          </table:table-cell>
          <table:table-cell table:style-name="ce9" office:value-type="float" office:value="12.1730375" calcext:value-type="float">
            <text:p>12.173038</text:p>
          </table:table-cell>
          <table:table-cell table:style-name="ce9" office:value-type="float" office:value="12.019975" calcext:value-type="float">
            <text:p>12.019975</text:p>
          </table:table-cell>
          <table:table-cell table:style-name="ce9" office:value-type="float" office:value="12.1331875" calcext:value-type="float">
            <text:p>12.133188</text:p>
          </table:table-cell>
          <table:table-cell table:style-name="ce9" office:value-type="float" office:value="12.2750125" calcext:value-type="float">
            <text:p>12.275013</text:p>
          </table:table-cell>
          <table:table-cell table:style-name="ce9" office:value-type="float" office:value="12.1150875" calcext:value-type="float">
            <text:p>12.115088</text:p>
          </table:table-cell>
          <table:table-cell table:style-name="ce9" office:value-type="float" office:value="12.075675" calcext:value-type="float">
            <text:p>12.075675</text:p>
          </table:table-cell>
          <table:table-cell table:style-name="ce9" office:value-type="float" office:value="12.1663125" calcext:value-type="float">
            <text:p>12.166313</text:p>
          </table:table-cell>
          <table:table-cell table:style-name="ce9" office:value-type="float" office:value="12.0979" calcext:value-type="float">
            <text:p>12.097900</text:p>
          </table:table-cell>
          <table:table-cell table:style-name="ce9" office:value-type="float" office:value="12.112725" calcext:value-type="float">
            <text:p>12.112725</text:p>
          </table:table-cell>
          <table:table-cell table:style-name="ce9" office:value-type="float" office:value="12.0987625" calcext:value-type="float">
            <text:p>12.098763</text:p>
          </table:table-cell>
          <table:table-cell table:style-name="ce9" office:value-type="float" office:value="12.1509375" calcext:value-type="float">
            <text:p>12.150938</text:p>
          </table:table-cell>
          <table:table-cell table:style-name="ce9" office:value-type="float" office:value="12.1753125" calcext:value-type="float">
            <text:p>12.175313</text:p>
          </table:table-cell>
          <table:table-cell table:style-name="ce9" office:value-type="float" office:value="12.1272375" calcext:value-type="float">
            <text:p>12.127238</text:p>
          </table:table-cell>
          <table:table-cell table:style-name="ce9" office:value-type="float" office:value="12.231325" calcext:value-type="float">
            <text:p>12.231325</text:p>
          </table:table-cell>
          <table:table-cell table:style-name="ce9" office:value-type="float" office:value="3.2970875" calcext:value-type="float">
            <text:p>3.297088</text:p>
          </table:table-cell>
          <table:table-cell table:style-name="ce9" office:value-type="float" office:value="939.5896625" calcext:value-type="float">
            <text:p>939.58966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19.62" calcext:value-type="float">
            <text:p>19.620</text:p>
          </table:table-cell>
          <table:table-cell table:style-name="ce6" table:formula="of:=[.B339]*[.B339]" office:value-type="float" office:value="384.9444" calcext:value-type="float">
            <text:p>384.944</text:p>
          </table:table-cell>
          <table:table-cell table:style-name="ce9" office:value-type="float" office:value="20.0822625" calcext:value-type="float">
            <text:p>20.082263</text:p>
          </table:table-cell>
          <table:table-cell table:style-name="ce9" office:value-type="float" office:value="20.1041375" calcext:value-type="float">
            <text:p>20.104138</text:p>
          </table:table-cell>
          <table:table-cell table:style-name="ce9" office:value-type="float" office:value="20.320525" calcext:value-type="float">
            <text:p>20.320525</text:p>
          </table:table-cell>
          <table:table-cell table:style-name="ce9" office:value-type="float" office:value="20.06705" calcext:value-type="float">
            <text:p>20.067050</text:p>
          </table:table-cell>
          <table:table-cell table:style-name="ce9" office:value-type="float" office:value="20.2567375" calcext:value-type="float">
            <text:p>20.256738</text:p>
          </table:table-cell>
          <table:table-cell table:style-name="ce9" office:value-type="float" office:value="20.4748875" calcext:value-type="float">
            <text:p>20.474888</text:p>
          </table:table-cell>
          <table:table-cell table:style-name="ce9" office:value-type="float" office:value="20.207925" calcext:value-type="float">
            <text:p>20.207925</text:p>
          </table:table-cell>
          <table:table-cell table:style-name="ce9" office:value-type="float" office:value="20.1404" calcext:value-type="float">
            <text:p>20.140400</text:p>
          </table:table-cell>
          <table:table-cell table:style-name="ce9" office:value-type="float" office:value="20.294" calcext:value-type="float">
            <text:p>20.294000</text:p>
          </table:table-cell>
          <table:table-cell table:style-name="ce9" office:value-type="float" office:value="20.17815" calcext:value-type="float">
            <text:p>20.178150</text:p>
          </table:table-cell>
          <table:table-cell table:style-name="ce9" office:value-type="float" office:value="20.2034" calcext:value-type="float">
            <text:p>20.203400</text:p>
          </table:table-cell>
          <table:table-cell table:style-name="ce9" office:value-type="float" office:value="20.1804125" calcext:value-type="float">
            <text:p>20.180413</text:p>
          </table:table-cell>
          <table:table-cell table:style-name="ce9" office:value-type="float" office:value="20.2671875" calcext:value-type="float">
            <text:p>20.267188</text:p>
          </table:table-cell>
          <table:table-cell table:style-name="ce9" office:value-type="float" office:value="20.309075" calcext:value-type="float">
            <text:p>20.309075</text:p>
          </table:table-cell>
          <table:table-cell table:style-name="ce9" office:value-type="float" office:value="20.2284625" calcext:value-type="float">
            <text:p>20.228463</text:p>
          </table:table-cell>
          <table:table-cell table:style-name="ce9" office:value-type="float" office:value="20.399225" calcext:value-type="float">
            <text:p>20.399225</text:p>
          </table:table-cell>
          <table:table-cell table:style-name="ce9" office:value-type="float" office:value="3.2964875" calcext:value-type="float">
            <text:p>3.296488</text:p>
          </table:table-cell>
          <table:table-cell table:style-name="ce9" office:value-type="float" office:value="939.078925" calcext:value-type="float">
            <text:p>939.07892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27.44" calcext:value-type="float">
            <text:p>27.440</text:p>
          </table:table-cell>
          <table:table-cell table:style-name="ce6" table:formula="of:=[.B340]*[.B340]" office:value-type="float" office:value="752.9536" calcext:value-type="float">
            <text:p>752.954</text:p>
          </table:table-cell>
          <table:table-cell table:style-name="ce9" office:value-type="float" office:value="28.1278375" calcext:value-type="float">
            <text:p>28.127838</text:p>
          </table:table-cell>
          <table:table-cell table:style-name="ce9" office:value-type="float" office:value="28.1576375" calcext:value-type="float">
            <text:p>28.157638</text:p>
          </table:table-cell>
          <table:table-cell table:style-name="ce9" office:value-type="float" office:value="28.4629125" calcext:value-type="float">
            <text:p>28.462913</text:p>
          </table:table-cell>
          <table:table-cell table:style-name="ce9" office:value-type="float" office:value="28.103825" calcext:value-type="float">
            <text:p>28.103825</text:p>
          </table:table-cell>
          <table:table-cell table:style-name="ce9" office:value-type="float" office:value="28.371225" calcext:value-type="float">
            <text:p>28.371225</text:p>
          </table:table-cell>
          <table:table-cell table:style-name="ce9" office:value-type="float" office:value="28.6702625" calcext:value-type="float">
            <text:p>28.670263</text:p>
          </table:table-cell>
          <table:table-cell table:style-name="ce9" office:value-type="float" office:value="28.297075" calcext:value-type="float">
            <text:p>28.297075</text:p>
          </table:table-cell>
          <table:table-cell table:style-name="ce9" office:value-type="float" office:value="28.1989375" calcext:value-type="float">
            <text:p>28.198938</text:p>
          </table:table-cell>
          <table:table-cell table:style-name="ce9" office:value-type="float" office:value="28.416225" calcext:value-type="float">
            <text:p>28.416225</text:p>
          </table:table-cell>
          <table:table-cell table:style-name="ce9" office:value-type="float" office:value="28.2512875" calcext:value-type="float">
            <text:p>28.251288</text:p>
          </table:table-cell>
          <table:table-cell table:style-name="ce9" office:value-type="float" office:value="28.2902625" calcext:value-type="float">
            <text:p>28.290263</text:p>
          </table:table-cell>
          <table:table-cell table:style-name="ce9" office:value-type="float" office:value="28.2541625" calcext:value-type="float">
            <text:p>28.254163</text:p>
          </table:table-cell>
          <table:table-cell table:style-name="ce9" office:value-type="float" office:value="28.3805875" calcext:value-type="float">
            <text:p>28.380588</text:p>
          </table:table-cell>
          <table:table-cell table:style-name="ce9" office:value-type="float" office:value="28.433825" calcext:value-type="float">
            <text:p>28.433825</text:p>
          </table:table-cell>
          <table:table-cell table:style-name="ce9" office:value-type="float" office:value="28.322525" calcext:value-type="float">
            <text:p>28.322525</text:p>
          </table:table-cell>
          <table:table-cell table:style-name="ce9" office:value-type="float" office:value="28.565175" calcext:value-type="float">
            <text:p>28.565175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39.4886625" calcext:value-type="float">
            <text:p>939.48866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35.31" calcext:value-type="float">
            <text:p>35.310</text:p>
          </table:table-cell>
          <table:table-cell table:style-name="ce6" table:formula="of:=[.B341]*[.B341]" office:value-type="float" office:value="1246.7961" calcext:value-type="float">
            <text:p>1246.796</text:p>
          </table:table-cell>
          <table:table-cell table:style-name="ce9" office:value-type="float" office:value="36.231675" calcext:value-type="float">
            <text:p>36.231675</text:p>
          </table:table-cell>
          <table:table-cell table:style-name="ce9" office:value-type="float" office:value="36.2680125" calcext:value-type="float">
            <text:p>36.268013</text:p>
          </table:table-cell>
          <table:table-cell table:style-name="ce9" office:value-type="float" office:value="36.6635875" calcext:value-type="float">
            <text:p>36.663588</text:p>
          </table:table-cell>
          <table:table-cell table:style-name="ce9" office:value-type="float" office:value="36.2062" calcext:value-type="float">
            <text:p>36.206200</text:p>
          </table:table-cell>
          <table:table-cell table:style-name="ce9" office:value-type="float" office:value="36.5472375" calcext:value-type="float">
            <text:p>36.547238</text:p>
          </table:table-cell>
          <table:table-cell table:style-name="ce9" office:value-type="float" office:value="36.92145" calcext:value-type="float">
            <text:p>36.921450</text:p>
          </table:table-cell>
          <table:table-cell table:style-name="ce9" office:value-type="float" office:value="36.4438375" calcext:value-type="float">
            <text:p>36.443838</text:p>
          </table:table-cell>
          <table:table-cell table:style-name="ce9" office:value-type="float" office:value="36.3156625" calcext:value-type="float">
            <text:p>36.315663</text:p>
          </table:table-cell>
          <table:table-cell table:style-name="ce9" office:value-type="float" office:value="36.5973875" calcext:value-type="float">
            <text:p>36.597388</text:p>
          </table:table-cell>
          <table:table-cell table:style-name="ce9" office:value-type="float" office:value="36.381" calcext:value-type="float">
            <text:p>36.381000</text:p>
          </table:table-cell>
          <table:table-cell table:style-name="ce9" office:value-type="float" office:value="36.4372125" calcext:value-type="float">
            <text:p>36.437213</text:p>
          </table:table-cell>
          <table:table-cell table:style-name="ce9" office:value-type="float" office:value="36.3853375" calcext:value-type="float">
            <text:p>36.385338</text:p>
          </table:table-cell>
          <table:table-cell table:style-name="ce9" office:value-type="float" office:value="36.5548875" calcext:value-type="float">
            <text:p>36.554888</text:p>
          </table:table-cell>
          <table:table-cell table:style-name="ce9" office:value-type="float" office:value="36.6221375" calcext:value-type="float">
            <text:p>36.622138</text:p>
          </table:table-cell>
          <table:table-cell table:style-name="ce9" office:value-type="float" office:value="36.4772375" calcext:value-type="float">
            <text:p>36.477238</text:p>
          </table:table-cell>
          <table:table-cell table:style-name="ce9" office:value-type="float" office:value="36.78935" calcext:value-type="float">
            <text:p>36.789350</text:p>
          </table:table-cell>
          <table:table-cell table:style-name="ce9" office:value-type="float" office:value="3.296625" calcext:value-type="float">
            <text:p>3.296625</text:p>
          </table:table-cell>
          <table:table-cell table:style-name="ce9" office:value-type="float" office:value="940.1357125" calcext:value-type="float">
            <text:p>940.13571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43.1" calcext:value-type="float">
            <text:p>43.100</text:p>
          </table:table-cell>
          <table:table-cell table:style-name="ce6" table:formula="of:=[.B342]*[.B342]" office:value-type="float" office:value="1857.61" calcext:value-type="float">
            <text:p>1857.610</text:p>
          </table:table-cell>
          <table:table-cell table:style-name="ce9" office:value-type="float" office:value="44.269025" calcext:value-type="float">
            <text:p>44.269025</text:p>
          </table:table-cell>
          <table:table-cell table:style-name="ce9" office:value-type="float" office:value="44.3168625" calcext:value-type="float">
            <text:p>44.316863</text:p>
          </table:table-cell>
          <table:table-cell table:style-name="ce9" office:value-type="float" office:value="44.7991" calcext:value-type="float">
            <text:p>44.799100</text:p>
          </table:table-cell>
          <table:table-cell table:style-name="ce9" office:value-type="float" office:value="44.2423625" calcext:value-type="float">
            <text:p>44.242363</text:p>
          </table:table-cell>
          <table:table-cell table:style-name="ce9" office:value-type="float" office:value="44.6538" calcext:value-type="float">
            <text:p>44.653800</text:p>
          </table:table-cell>
          <table:table-cell table:style-name="ce9" office:value-type="float" office:value="45.1067625" calcext:value-type="float">
            <text:p>45.106763</text:p>
          </table:table-cell>
          <table:table-cell table:style-name="ce9" office:value-type="float" office:value="44.5257125" calcext:value-type="float">
            <text:p>44.525713</text:p>
          </table:table-cell>
          <table:table-cell table:style-name="ce9" office:value-type="float" office:value="44.3683" calcext:value-type="float">
            <text:p>44.368300</text:p>
          </table:table-cell>
          <table:table-cell table:style-name="ce9" office:value-type="float" office:value="44.7133625" calcext:value-type="float">
            <text:p>44.713363</text:p>
          </table:table-cell>
          <table:table-cell table:style-name="ce9" office:value-type="float" office:value="44.4502625" calcext:value-type="float">
            <text:p>44.450263</text:p>
          </table:table-cell>
          <table:table-cell table:style-name="ce9" office:value-type="float" office:value="44.5194625" calcext:value-type="float">
            <text:p>44.519463</text:p>
          </table:table-cell>
          <table:table-cell table:style-name="ce9" office:value-type="float" office:value="44.454325" calcext:value-type="float">
            <text:p>44.454325</text:p>
          </table:table-cell>
          <table:table-cell table:style-name="ce9" office:value-type="float" office:value="44.6575625" calcext:value-type="float">
            <text:p>44.657563</text:p>
          </table:table-cell>
          <table:table-cell table:style-name="ce9" office:value-type="float" office:value="44.7412125" calcext:value-type="float">
            <text:p>44.741213</text:p>
          </table:table-cell>
          <table:table-cell table:style-name="ce9" office:value-type="float" office:value="44.56195" calcext:value-type="float">
            <text:p>44.561950</text:p>
          </table:table-cell>
          <table:table-cell table:style-name="ce9" office:value-type="float" office:value="44.9473" calcext:value-type="float">
            <text:p>44.947300</text:p>
          </table:table-cell>
          <table:table-cell table:style-name="ce9" office:value-type="float" office:value="3.2963625" calcext:value-type="float">
            <text:p>3.296363</text:p>
          </table:table-cell>
          <table:table-cell table:style-name="ce9" office:value-type="float" office:value="940.7309375" calcext:value-type="float">
            <text:p>940.73093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50.9" calcext:value-type="float">
            <text:p>50.900</text:p>
          </table:table-cell>
          <table:table-cell table:style-name="ce6" table:formula="of:=[.B343]*[.B343]" office:value-type="float" office:value="2590.81" calcext:value-type="float">
            <text:p>2590.810</text:p>
          </table:table-cell>
          <table:table-cell table:style-name="ce9" office:value-type="float" office:value="52.30095" calcext:value-type="float">
            <text:p>52.300950</text:p>
          </table:table-cell>
          <table:table-cell table:style-name="ce9" office:value-type="float" office:value="52.3559625" calcext:value-type="float">
            <text:p>52.355963</text:p>
          </table:table-cell>
          <table:table-cell table:style-name="ce9" office:value-type="float" office:value="52.927" calcext:value-type="float">
            <text:p>52.927000</text:p>
          </table:table-cell>
          <table:table-cell table:style-name="ce9" office:value-type="float" office:value="52.2756125" calcext:value-type="float">
            <text:p>52.275613</text:p>
          </table:table-cell>
          <table:table-cell table:style-name="ce9" office:value-type="float" office:value="52.752375" calcext:value-type="float">
            <text:p>52.752375</text:p>
          </table:table-cell>
          <table:table-cell table:style-name="ce9" office:value-type="float" office:value="53.28535" calcext:value-type="float">
            <text:p>53.285350</text:p>
          </table:table-cell>
          <table:table-cell table:style-name="ce9" office:value-type="float" office:value="52.6017" calcext:value-type="float">
            <text:p>52.601700</text:p>
          </table:table-cell>
          <table:table-cell table:style-name="ce9" office:value-type="float" office:value="52.41155" calcext:value-type="float">
            <text:p>52.411550</text:p>
          </table:table-cell>
          <table:table-cell table:style-name="ce9" office:value-type="float" office:value="52.8179625" calcext:value-type="float">
            <text:p>52.817963</text:p>
          </table:table-cell>
          <table:table-cell table:style-name="ce9" office:value-type="float" office:value="52.506975" calcext:value-type="float">
            <text:p>52.506975</text:p>
          </table:table-cell>
          <table:table-cell table:style-name="ce9" office:value-type="float" office:value="52.592225" calcext:value-type="float">
            <text:p>52.592225</text:p>
          </table:table-cell>
          <table:table-cell table:style-name="ce9" office:value-type="float" office:value="52.511525" calcext:value-type="float">
            <text:p>52.511525</text:p>
          </table:table-cell>
          <table:table-cell table:style-name="ce9" office:value-type="float" office:value="52.7543125" calcext:value-type="float">
            <text:p>52.754313</text:p>
          </table:table-cell>
          <table:table-cell table:style-name="ce9" office:value-type="float" office:value="52.85215" calcext:value-type="float">
            <text:p>52.852150</text:p>
          </table:table-cell>
          <table:table-cell table:style-name="ce9" office:value-type="float" office:value="52.6400875" calcext:value-type="float">
            <text:p>52.640088</text:p>
          </table:table-cell>
          <table:table-cell table:style-name="ce9" office:value-type="float" office:value="53.0968375" calcext:value-type="float">
            <text:p>53.096838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41.2618375" calcext:value-type="float">
            <text:p>941.26183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58.8" calcext:value-type="float">
            <text:p>58.800</text:p>
          </table:table-cell>
          <table:table-cell table:style-name="ce6" table:formula="of:=[.B344]*[.B344]" office:value-type="float" office:value="3457.44" calcext:value-type="float">
            <text:p>3457.440</text:p>
          </table:table-cell>
          <table:table-cell table:style-name="ce9" office:value-type="float" office:value="60.3702625" calcext:value-type="float">
            <text:p>60.370263</text:p>
          </table:table-cell>
          <table:table-cell table:style-name="ce9" office:value-type="float" office:value="60.4355375" calcext:value-type="float">
            <text:p>60.435538</text:p>
          </table:table-cell>
          <table:table-cell table:style-name="ce9" office:value-type="float" office:value="61.0873875" calcext:value-type="float">
            <text:p>61.087388</text:p>
          </table:table-cell>
          <table:table-cell table:style-name="ce9" office:value-type="float" office:value="60.340375" calcext:value-type="float">
            <text:p>60.340375</text:p>
          </table:table-cell>
          <table:table-cell table:style-name="ce9" office:value-type="float" office:value="60.89385" calcext:value-type="float">
            <text:p>60.893850</text:p>
          </table:table-cell>
          <table:table-cell table:style-name="ce9" office:value-type="float" office:value="61.501625" calcext:value-type="float">
            <text:p>61.501625</text:p>
          </table:table-cell>
          <table:table-cell table:style-name="ce9" office:value-type="float" office:value="60.7074375" calcext:value-type="float">
            <text:p>60.707438</text:p>
          </table:table-cell>
          <table:table-cell table:style-name="ce9" office:value-type="float" office:value="60.4963" calcext:value-type="float">
            <text:p>60.496300</text:p>
          </table:table-cell>
          <table:table-cell table:style-name="ce9" office:value-type="float" office:value="60.9639625" calcext:value-type="float">
            <text:p>60.963963</text:p>
          </table:table-cell>
          <table:table-cell table:style-name="ce9" office:value-type="float" office:value="60.6048125" calcext:value-type="float">
            <text:p>60.604813</text:p>
          </table:table-cell>
          <table:table-cell table:style-name="ce9" office:value-type="float" office:value="60.7043625" calcext:value-type="float">
            <text:p>60.704363</text:p>
          </table:table-cell>
          <table:table-cell table:style-name="ce9" office:value-type="float" office:value="60.6095125" calcext:value-type="float">
            <text:p>60.609513</text:p>
          </table:table-cell>
          <table:table-cell table:style-name="ce9" office:value-type="float" office:value="60.8930875" calcext:value-type="float">
            <text:p>60.893088</text:p>
          </table:table-cell>
          <table:table-cell table:style-name="ce9" office:value-type="float" office:value="61.0033875" calcext:value-type="float">
            <text:p>61.003388</text:p>
          </table:table-cell>
          <table:table-cell table:style-name="ce9" office:value-type="float" office:value="60.7571" calcext:value-type="float">
            <text:p>60.757100</text:p>
          </table:table-cell>
          <table:table-cell table:style-name="ce9" office:value-type="float" office:value="61.2835" calcext:value-type="float">
            <text:p>61.283500</text:p>
          </table:table-cell>
          <table:table-cell table:style-name="ce9" office:value-type="float" office:value="3.2963" calcext:value-type="float">
            <text:p>3.296300</text:p>
          </table:table-cell>
          <table:table-cell table:style-name="ce9" office:value-type="float" office:value="941.64015" calcext:value-type="float">
            <text:p>941.64015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/>
          <table:table-cell table:style-name="ce9" table:number-columns-repeated="18"/>
          <table:table-cell table:number-columns-repeated="10"/>
        </table:table-row>
        <table:table-row table:style-name="ro1">
          <table:table-cell office:value-type="string" calcext:value-type="string">
            <text:p>p→cabs[0].scale2=</text:p>
          </table:table-cell>
          <table:table-cell/>
          <table:table-cell table:style-name="ce4" table:formula="of:=[.G347]" office:value-type="float" office:value="0.0000441468861283535" calcext:value-type="float">
            <text:p>4.414689E-05</text:p>
          </table:table-cell>
          <table:table-cell office:value-type="string" calcext:value-type="string">
            <text:p>;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table:number-columns-repeated="4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E</text:p>
          </table:table-cell>
          <table:table-cell table:style-name="ce12" table:number-columns-repeated="4"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F</text:p>
          </table:table-cell>
          <table:table-cell table:style-name="ce9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p→cabs[1].scale2=</text:p>
          </table:table-cell>
          <table:table-cell/>
          <table:table-cell table:style-name="ce4" table:formula="of:=[.M347]" office:value-type="float" office:value="0.0000478281518719737" calcext:value-type="float">
            <text:p>4.782815E-05</text:p>
          </table:table-cell>
          <table:table-cell office:value-type="string" calcext:value-type="string">
            <text:p>;</text:p>
          </table:table-cell>
          <table:table-cell table:style-name="ce11" table:formula="of:=[.D329]/[.B329]" office:value-type="float" office:value="1.02189531548757" calcext:value-type="float">
            <text:p>1.02190</text:p>
          </table:table-cell>
          <table:table-cell table:style-name="ce9" table:formula="of:=[.D329]/[.E$364]" office:value-type="float" office:value="15.6479987518809" calcext:value-type="float">
            <text:p>15.647999</text:p>
          </table:table-cell>
          <table:table-cell table:number-matrix-columns-spanned="3" table:number-matrix-rows-spanned="5" table:formula="of:=LINEST([.F347:.F362];[.B329:.C344];1;1)" office:value-type="float" office:value="0.0000441468861283535" calcext:value-type="float">
            <text:p>4.41468861283535E-05</text:p>
          </table:table-cell>
          <table:table-cell office:value-type="float" office:value="1.00079846298221" calcext:value-type="float">
            <text:p>1.000798463</text:p>
          </table:table-cell>
          <table:table-cell office:value-type="float" office:value="-0.0434972675353222" calcext:value-type="float">
            <text:p>-0.0434972675</text:p>
          </table:table-cell>
          <table:table-cell/>
          <table:table-cell table:style-name="ce11" table:formula="of:=[.E329]/[.B329]" office:value-type="float" office:value="1.02308715742511" calcext:value-type="float">
            <text:p>1.02309</text:p>
          </table:table-cell>
          <table:table-cell table:style-name="ce11" table:formula="of:=[.E329]/[.K$364]" office:value-type="float" office:value="15.649183705823" calcext:value-type="float">
            <text:p>15.64918</text:p>
          </table:table-cell>
          <table:table-cell table:number-matrix-columns-spanned="3" table:number-matrix-rows-spanned="5" table:formula="of:=LINEST([.L347:.L362];[.B329:.C344];1;1)" office:value-type="float" office:value="0.0000478281518719737" calcext:value-type="float">
            <text:p>4.78281518719737E-05</text:p>
          </table:table-cell>
          <table:table-cell office:value-type="float" office:value="1.00051123173331" calcext:value-type="float">
            <text:p>1.0005112317</text:p>
          </table:table-cell>
          <table:table-cell office:value-type="float" office:value="-0.040319408328493" calcext:value-type="float">
            <text:p>-0.0403194083</text:p>
          </table:table-cell>
          <table:table-cell/>
          <table:table-cell table:style-name="ce11" table:formula="of:=[.F329]/[.B329]" office:value-type="float" office:value="1.03403840025494" calcext:value-type="float">
            <text:p>1.03404</text:p>
          </table:table-cell>
          <table:table-cell table:style-name="ce11" table:formula="of:=[.F329]/[.Q$364]" office:value-type="float" office:value="15.6484351222947" calcext:value-type="float">
            <text:p>15.64844</text:p>
          </table:table-cell>
          <table:table-cell table:number-matrix-columns-spanned="3" table:number-matrix-rows-spanned="5" table:formula="of:=LINEST([.R347:.R362];[.B329:.C344];1;1)" office:value-type="float" office:value="0.000044068538949911" calcext:value-type="float">
            <text:p>4.4068538949911E-05</text:p>
          </table:table-cell>
          <table:table-cell office:value-type="float" office:value="1.00091475217725" calcext:value-type="float">
            <text:p>1.0009147522</text:p>
          </table:table-cell>
          <table:table-cell office:value-type="float" office:value="-0.0456373035843924" calcext:value-type="float">
            <text:p>-0.0456373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2].scale2 =</text:p>
          </table:table-cell>
          <table:table-cell/>
          <table:table-cell table:style-name="ce4" table:formula="of:=[.M347]" office:value-type="float" office:value="0.0000478281518719737" calcext:value-type="float">
            <text:p>4.782815E-05</text:p>
          </table:table-cell>
          <table:table-cell office:value-type="string" calcext:value-type="string">
            <text:p>;</text:p>
          </table:table-cell>
          <table:table-cell table:style-name="ce11" table:formula="of:=[.D330]/[.B330]" office:value-type="float" office:value="1.02134371029225" calcext:value-type="float">
            <text:p>1.02134</text:p>
          </table:table-cell>
          <table:table-cell table:style-name="ce9" table:formula="of:=[.D330]/[.E$364]" office:value-type="float" office:value="7.84469570533951" calcext:value-type="float">
            <text:p>7.844696</text:p>
          </table:table-cell>
          <table:table-cell office:value-type="float" office:value="0.0000237173597606864" calcext:value-type="float">
            <text:p>2.37173597606864E-05</text:p>
          </table:table-cell>
          <table:table-cell office:value-type="float" office:value="0.0016259250001271" calcext:value-type="float">
            <text:p>0.001625925</text:p>
          </table:table-cell>
          <table:table-cell office:value-type="float" office:value="0.0235431836361687" calcext:value-type="float">
            <text:p>0.0235431836</text:p>
          </table:table-cell>
          <table:table-cell/>
          <table:table-cell table:style-name="ce11" table:formula="of:=[.E330]/[.B330]" office:value-type="float" office:value="1.02264771283355" calcext:value-type="float">
            <text:p>1.02265</text:p>
          </table:table-cell>
          <table:table-cell table:style-name="ce11" table:formula="of:=[.E330]/[.K$364]" office:value-type="float" office:value="7.84615522574929" calcext:value-type="float">
            <text:p>7.84616</text:p>
          </table:table-cell>
          <table:table-cell office:value-type="float" office:value="0.0000235815628267328" calcext:value-type="float">
            <text:p>2.35815628267328E-05</text:p>
          </table:table-cell>
          <table:table-cell office:value-type="float" office:value="0.00161661554780679" calcext:value-type="float">
            <text:p>0.0016166155</text:p>
          </table:table-cell>
          <table:table-cell office:value-type="float" office:value="0.0234083839710475" calcext:value-type="float">
            <text:p>0.023408384</text:p>
          </table:table-cell>
          <table:table-cell/>
          <table:table-cell table:style-name="ce11" table:formula="of:=[.F330]/[.B330]" office:value-type="float" office:value="1.03344345616264" calcext:value-type="float">
            <text:p>1.03344</text:p>
          </table:table-cell>
          <table:table-cell table:style-name="ce11" table:formula="of:=[.F330]/[.Q$364]" office:value-type="float" office:value="7.84463524697637" calcext:value-type="float">
            <text:p>7.84464</text:p>
          </table:table-cell>
          <table:table-cell office:value-type="float" office:value="0.000023599855142604" calcext:value-type="float">
            <text:p>2.3599855142604E-05</text:p>
          </table:table-cell>
          <table:table-cell office:value-type="float" office:value="0.00161786956317719" calcext:value-type="float">
            <text:p>0.0016178696</text:p>
          </table:table-cell>
          <table:table-cell office:value-type="float" office:value="0.0234265419513637" calcext:value-type="float">
            <text:p>0.0234265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scale2 =</text:p>
          </table:table-cell>
          <table:table-cell/>
          <table:table-cell table:style-name="ce4" table:formula="of:=[.G367]" office:value-type="float" office:value="0.0000521194685860858" calcext:value-type="float">
            <text:p>5.211947E-05</text:p>
          </table:table-cell>
          <table:table-cell office:value-type="string" calcext:value-type="string">
            <text:p>;</text:p>
          </table:table-cell>
          <table:table-cell table:style-name="ce11" table:formula="of:=[.D331]/[.B331]" office:value-type="float" office:value="1.0247762542517" calcext:value-type="float">
            <text:p>1.02478</text:p>
          </table:table-cell>
          <table:table-cell table:style-name="ce9" table:formula="of:=[.D331]/[.E$364]" office:value-type="float" office:value="23.5231686280656" calcext:value-type="float">
            <text:p>23.523169</text:p>
          </table:table-cell>
          <table:table-cell office:value-type="float" office:value="0.99999812997317" calcext:value-type="float">
            <text:p>0.99999813</text:p>
          </table:table-cell>
          <table:table-cell office:value-type="float" office:value="0.0275044618502553" calcext:value-type="float">
            <text:p>0.0275044619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1]/[.B331]" office:value-type="float" office:value="1.02571269132653" calcext:value-type="float">
            <text:p>1.02571</text:p>
          </table:table-cell>
          <table:table-cell table:style-name="ce11" table:formula="of:=[.E331]/[.K$364]" office:value-type="float" office:value="23.5190165995145" calcext:value-type="float">
            <text:p>23.51902</text:p>
          </table:table-cell>
          <table:table-cell office:value-type="float" office:value="0.999998151171889" calcext:value-type="float">
            <text:p>0.9999981512</text:p>
          </table:table-cell>
          <table:table-cell office:value-type="float" office:value="0.0273469813538174" calcext:value-type="float">
            <text:p>0.027346981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1]/[.B331]" office:value-type="float" office:value="1.03681547619048" calcext:value-type="float">
            <text:p>1.03682</text:p>
          </table:table-cell>
          <table:table-cell table:style-name="ce11" table:formula="of:=[.F331]/[.Q$364]" office:value-type="float" office:value="23.5206918149364" calcext:value-type="float">
            <text:p>23.52069</text:p>
          </table:table-cell>
          <table:table-cell office:value-type="float" office:value="0.999998148866538" calcext:value-type="float">
            <text:p>0.9999981489</text:p>
          </table:table-cell>
          <table:table-cell office:value-type="float" office:value="0.0273681945204223" calcext:value-type="float">
            <text:p>0.0273681945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scale2=</text:p>
          </table:table-cell>
          <table:table-cell/>
          <table:table-cell table:style-name="ce4" table:formula="of:=[.M367]" office:value-type="float" office:value="0.0000429488629356158" calcext:value-type="float">
            <text:p>4.294886E-05</text:p>
          </table:table-cell>
          <table:table-cell office:value-type="string" calcext:value-type="string">
            <text:p>;</text:p>
          </table:table-cell>
          <table:table-cell table:style-name="ce11" table:formula="of:=[.D332]/[.B332]" office:value-type="float" office:value="1.02525645109908" calcext:value-type="float">
            <text:p>1.02526</text:p>
          </table:table-cell>
          <table:table-cell table:style-name="ce9" table:formula="of:=[.D332]/[.E$364]" office:value-type="float" office:value="31.4089398070783" calcext:value-type="float">
            <text:p>31.408940</text:p>
          </table:table-cell>
          <table:table-cell office:value-type="float" office:value="3475879.45781018" calcext:value-type="float">
            <text:p>3475879.45781018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2]/[.B332]" office:value-type="float" office:value="1.02619982478496" calcext:value-type="float">
            <text:p>1.02620</text:p>
          </table:table-cell>
          <table:table-cell table:style-name="ce11" table:formula="of:=[.E332]/[.K$364]" office:value-type="float" office:value="31.4035947213122" calcext:value-type="float">
            <text:p>31.40359</text:p>
          </table:table-cell>
          <table:table-cell office:value-type="float" office:value="3515734.07148485" calcext:value-type="float">
            <text:p>3515734.07148485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2]/[.B332]" office:value-type="float" office:value="1.03737854412233" calcext:value-type="float">
            <text:p>1.03738</text:p>
          </table:table-cell>
          <table:table-cell table:style-name="ce11" table:formula="of:=[.F332]/[.Q$364]" office:value-type="float" office:value="31.4079709088435" calcext:value-type="float">
            <text:p>31.40797</text:p>
          </table:table-cell>
          <table:table-cell office:value-type="float" office:value="3511355.66436653" calcext:value-type="float">
            <text:p>3511355.66436653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scale2 =</text:p>
          </table:table-cell>
          <table:table-cell/>
          <table:table-cell table:style-name="ce4" table:formula="of:=[.S367]" office:value-type="float" office:value="0.0000460898329977913" calcext:value-type="float">
            <text:p>4.608983E-05</text:p>
          </table:table-cell>
          <table:table-cell office:value-type="string" calcext:value-type="string">
            <text:p>;</text:p>
          </table:table-cell>
          <table:table-cell table:style-name="ce11" table:formula="of:=[.D333]/[.B333]" office:value-type="float" office:value="1.02672547770701" calcext:value-type="float">
            <text:p>1.02673</text:p>
          </table:table-cell>
          <table:table-cell table:style-name="ce9" table:formula="of:=[.D333]/[.E$364]" office:value-type="float" office:value="39.3299551332374" calcext:value-type="float">
            <text:p>39.329955</text:p>
          </table:table-cell>
          <table:table-cell office:value-type="float" office:value="5258.97379223534" calcext:value-type="float">
            <text:p>5258.9737922353</text:p>
          </table:table-cell>
          <table:table-cell office:value-type="float" office:value="0.00983444048173792" calcext:value-type="float">
            <text:p>0.0098344405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E333]/[.B333]" office:value-type="float" office:value="1.02779299363057" calcext:value-type="float">
            <text:p>1.02779</text:p>
          </table:table-cell>
          <table:table-cell table:style-name="ce11" table:formula="of:=[.E333]/[.K$364]" office:value-type="float" office:value="39.3279605867184" calcext:value-type="float">
            <text:p>39.32796</text:p>
          </table:table-cell>
          <table:table-cell office:value-type="float" office:value="5258.53540740549" calcext:value-type="float">
            <text:p>5258.5354074055</text:p>
          </table:table-cell>
          <table:table-cell office:value-type="float" office:value="0.00972214605915849" calcext:value-type="float">
            <text:p>0.0097221461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F333]/[.B333]" office:value-type="float" office:value="1.03889394904459" calcext:value-type="float">
            <text:p>1.03889</text:p>
          </table:table-cell>
          <table:table-cell table:style-name="ce11" table:formula="of:=[.F333]/[.Q$364]" office:value-type="float" office:value="39.3298401064668" calcext:value-type="float">
            <text:p>39.32984</text:p>
          </table:table-cell>
          <table:table-cell office:value-type="float" office:value="5260.1376947982" calcext:value-type="float">
            <text:p>5260.1376947982</text:p>
          </table:table-cell>
          <table:table-cell office:value-type="float" office:value="0.00973723492699977" calcext:value-type="float">
            <text:p>0.009737234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scale2=</text:p>
          </table:table-cell>
          <table:table-cell/>
          <table:table-cell table:style-name="ce4" table:formula="of:=[.G386]" office:value-type="float" office:value="0.0000422915312482748" calcext:value-type="float">
            <text:p>4.229153E-05</text:p>
          </table:table-cell>
          <table:table-cell office:value-type="string" calcext:value-type="string">
            <text:p>;</text:p>
          </table:table-cell>
          <table:table-cell table:style-name="ce11" table:formula="of:=[.D334]/[.B334]" office:value-type="float" office:value="1.02576831210191" calcext:value-type="float">
            <text:p>1.02577</text:p>
          </table:table-cell>
          <table:table-cell table:style-name="ce9" table:formula="of:=[.D334]/[.E$364]" office:value-type="float" office:value="47.1519477032916" calcext:value-type="float">
            <text:p>47.151948</text:p>
          </table:table-cell>
          <table:table-cell table:number-columns-repeated="4"/>
          <table:table-cell table:style-name="ce11" table:formula="of:=[.E334]/[.B334]" office:value-type="float" office:value="1.02685774946921" calcext:value-type="float">
            <text:p>1.02686</text:p>
          </table:table-cell>
          <table:table-cell table:style-name="ce11" table:formula="of:=[.E334]/[.K$364]" office:value-type="float" office:value="47.1506087504704" calcext:value-type="float">
            <text:p>47.15061</text:p>
          </table:table-cell>
          <table:table-cell table:style-name="ce7"/>
          <table:table-cell table:number-columns-repeated="3"/>
          <table:table-cell table:style-name="ce11" table:formula="of:=[.F334]/[.B334]" office:value-type="float" office:value="1.038008492569" calcext:value-type="float">
            <text:p>1.03801</text:p>
          </table:table-cell>
          <table:table-cell table:style-name="ce11" table:formula="of:=[.F334]/[.Q$364]" office:value-type="float" office:value="47.1555828150942" calcext:value-type="float">
            <text:p>47.155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7].scale2 =</text:p>
          </table:table-cell>
          <table:table-cell/>
          <table:table-cell table:style-name="ce4" table:formula="of:=[.M386]" office:value-type="float" office:value="0.000042792253948679" calcext:value-type="float">
            <text:p>4.279225E-05</text:p>
          </table:table-cell>
          <table:table-cell office:value-type="string" calcext:value-type="string">
            <text:p>;</text:p>
          </table:table-cell>
          <table:table-cell table:style-name="ce11" table:formula="of:=[.D335]/[.B335]" office:value-type="float" office:value="1.02636612021858" calcext:value-type="float">
            <text:p>1.02637</text:p>
          </table:table-cell>
          <table:table-cell table:style-name="ce9" table:formula="of:=[.D335]/[.E$364]" office:value-type="float" office:value="54.9925809991469" calcext:value-type="float">
            <text:p>54.992581</text:p>
          </table:table-cell>
          <table:table-cell table:number-columns-repeated="4"/>
          <table:table-cell table:style-name="ce11" table:formula="of:=[.E335]/[.B335]" office:value-type="float" office:value="1.02745878870674" calcext:value-type="float">
            <text:p>1.02746</text:p>
          </table:table-cell>
          <table:table-cell table:style-name="ce11" table:formula="of:=[.E335]/[.K$364]" office:value-type="float" office:value="54.9911583523116" calcext:value-type="float">
            <text:p>54.99116</text:p>
          </table:table-cell>
          <table:table-cell table:style-name="ce7"/>
          <table:table-cell table:number-columns-repeated="3"/>
          <table:table-cell table:style-name="ce11" table:formula="of:=[.F335]/[.B335]" office:value-type="float" office:value="1.03869307832423" calcext:value-type="float">
            <text:p>1.03869</text:p>
          </table:table-cell>
          <table:table-cell table:style-name="ce11" table:formula="of:=[.F335]/[.Q$364]" office:value-type="float" office:value="55.0010379041942" calcext:value-type="float">
            <text:p>55.001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scale2=</text:p>
          </table:table-cell>
          <table:table-cell/>
          <table:table-cell table:style-name="ce4" table:formula="of:=[.S386]" office:value-type="float" office:value="0.0000439622006230881" calcext:value-type="float">
            <text:p>4.396220E-05</text:p>
          </table:table-cell>
          <table:table-cell office:value-type="string" calcext:value-type="string">
            <text:p>;</text:p>
          </table:table-cell>
          <table:table-cell table:style-name="ce11" table:formula="of:=[.D336]/[.B336]" office:value-type="float" office:value="1.02825837320574" calcext:value-type="float">
            <text:p>1.02826</text:p>
          </table:table-cell>
          <table:table-cell table:style-name="ce9" table:formula="of:=[.D336]/[.E$364]" office:value-type="float" office:value="62.9215259534283" calcext:value-type="float">
            <text:p>62.921526</text:p>
          </table:table-cell>
          <table:table-cell table:number-columns-repeated="4"/>
          <table:table-cell table:style-name="ce11" table:formula="of:=[.E336]/[.B336]" office:value-type="float" office:value="1.02935725677831" calcext:value-type="float">
            <text:p>1.02936</text:p>
          </table:table-cell>
          <table:table-cell table:style-name="ce11" table:formula="of:=[.E336]/[.K$364]" office:value-type="float" office:value="62.9201549505115" calcext:value-type="float">
            <text:p>62.92015</text:p>
          </table:table-cell>
          <table:table-cell table:style-name="ce7"/>
          <table:table-cell table:number-columns-repeated="3"/>
          <table:table-cell table:style-name="ce11" table:formula="of:=[.F336]/[.B336]" office:value-type="float" office:value="1.040495215311" calcext:value-type="float">
            <text:p>1.04050</text:p>
          </table:table-cell>
          <table:table-cell table:style-name="ce11" table:formula="of:=[.F336]/[.Q$364]" office:value-type="float" office:value="62.9243779950393" calcext:value-type="float">
            <text:p>62.924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scale2 =</text:p>
          </table:table-cell>
          <table:table-cell/>
          <table:table-cell table:style-name="ce4" table:formula="of:=[.G405]" office:value-type="float" office:value="0.0000420051492427577" calcext:value-type="float">
            <text:p>4.200515E-05</text:p>
          </table:table-cell>
          <table:table-cell office:value-type="string" calcext:value-type="string">
            <text:p>;</text:p>
          </table:table-cell>
          <table:table-cell table:style-name="ce11" table:formula="of:=[.D337]/[.B337]" office:value-type="float" office:value="1.01561073059361" calcext:value-type="float">
            <text:p>1.01561</text:p>
          </table:table-cell>
          <table:table-cell table:style-name="ce9" table:formula="of:=[.D337]/[.E$364]" office:value-type="float" office:value="3.90726935980961" calcext:value-type="float">
            <text:p>3.907269</text:p>
          </table:table-cell>
          <table:table-cell table:number-columns-repeated="4"/>
          <table:table-cell table:style-name="ce11" table:formula="of:=[.E337]/[.B337]" office:value-type="float" office:value="1.01703132927448" calcext:value-type="float">
            <text:p>1.01703</text:p>
          </table:table-cell>
          <table:table-cell table:style-name="ce11" table:formula="of:=[.E337]/[.K$364]" office:value-type="float" office:value="3.90847252536626" calcext:value-type="float">
            <text:p>3.90847</text:p>
          </table:table-cell>
          <table:table-cell table:style-name="ce7"/>
          <table:table-cell table:number-columns-repeated="3"/>
          <table:table-cell table:style-name="ce11" table:formula="of:=[.F337]/[.B337]" office:value-type="float" office:value="1.02708650431253" calcext:value-type="float">
            <text:p>1.02709</text:p>
          </table:table-cell>
          <table:table-cell table:style-name="ce11" table:formula="of:=[.F337]/[.Q$364]" office:value-type="float" office:value="3.90512505189553" calcext:value-type="float">
            <text:p>3.905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scale2=</text:p>
          </table:table-cell>
          <table:table-cell/>
          <table:table-cell table:style-name="ce4" table:formula="of:=[.M405]" office:value-type="float" office:value="0.0000480860171953105" calcext:value-type="float">
            <text:p>4.808602E-05</text:p>
          </table:table-cell>
          <table:table-cell office:value-type="string" calcext:value-type="string">
            <text:p>;</text:p>
          </table:table-cell>
          <table:table-cell table:style-name="ce11" table:formula="of:=[.D338]/[.B338]" office:value-type="float" office:value="1.02212829226848" calcext:value-type="float">
            <text:p>1.02213</text:p>
          </table:table-cell>
          <table:table-cell table:style-name="ce9" table:formula="of:=[.D338]/[.E$364]" office:value-type="float" office:value="11.741168571475" calcext:value-type="float">
            <text:p>11.741169</text:p>
          </table:table-cell>
          <table:table-cell table:number-columns-repeated="4"/>
          <table:table-cell table:style-name="ce11" table:formula="of:=[.E338]/[.B338]" office:value-type="float" office:value="1.02333050127443" calcext:value-type="float">
            <text:p>1.02333</text:p>
          </table:table-cell>
          <table:table-cell table:style-name="ce11" table:formula="of:=[.E338]/[.K$364]" office:value-type="float" office:value="11.7421735171284" calcext:value-type="float">
            <text:p>11.74217</text:p>
          </table:table-cell>
          <table:table-cell table:style-name="ce7"/>
          <table:table-cell table:number-columns-repeated="3"/>
          <table:table-cell table:style-name="ce11" table:formula="of:=[.F338]/[.B338]" office:value-type="float" office:value="1.03424277824979" calcext:value-type="float">
            <text:p>1.03424</text:p>
          </table:table-cell>
          <table:table-cell table:style-name="ce11" table:formula="of:=[.F338]/[.Q$364]" office:value-type="float" office:value="11.7411399000719" calcext:value-type="float">
            <text:p>11.741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scale2 =</text:p>
          </table:table-cell>
          <table:table-cell/>
          <table:table-cell table:style-name="ce4" table:formula="of:=[.S405]" office:value-type="float" office:value="0.0000414527104226729" calcext:value-type="float">
            <text:p>4.145271E-05</text:p>
          </table:table-cell>
          <table:table-cell office:value-type="string" calcext:value-type="string">
            <text:p>;</text:p>
          </table:table-cell>
          <table:table-cell table:style-name="ce11" table:formula="of:=[.D339]/[.B339]" office:value-type="float" office:value="1.02356077981651" calcext:value-type="float">
            <text:p>1.02356</text:p>
          </table:table-cell>
          <table:table-cell table:style-name="ce9" table:formula="of:=[.D339]/[.E$364]" office:value-type="float" office:value="19.5993690434781" calcext:value-type="float">
            <text:p>19.599369</text:p>
          </table:table-cell>
          <table:table-cell table:number-columns-repeated="4"/>
          <table:table-cell table:style-name="ce11" table:formula="of:=[.E339]/[.B339]" office:value-type="float" office:value="1.02467571355759" calcext:value-type="float">
            <text:p>1.02468</text:p>
          </table:table-cell>
          <table:table-cell table:style-name="ce11" table:formula="of:=[.E339]/[.K$364]" office:value-type="float" office:value="19.599345012471" calcext:value-type="float">
            <text:p>19.59935</text:p>
          </table:table-cell>
          <table:table-cell table:style-name="ce7"/>
          <table:table-cell table:number-columns-repeated="3"/>
          <table:table-cell table:style-name="ce11" table:formula="of:=[.F339]/[.B339]" office:value-type="float" office:value="1.03570463812436" calcext:value-type="float">
            <text:p>1.03570</text:p>
          </table:table-cell>
          <table:table-cell table:style-name="ce11" table:formula="of:=[.F339]/[.Q$364]" office:value-type="float" office:value="19.5995557286264" calcext:value-type="float">
            <text:p>19.599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scale2 =</text:p>
          </table:table-cell>
          <table:table-cell/>
          <table:table-cell table:style-name="ce4" table:formula="of:=[.G424]" office:value-type="float" office:value="0.0000477674354940214" calcext:value-type="float">
            <text:p>4.776744E-05</text:p>
          </table:table-cell>
          <table:table-cell office:value-type="string" calcext:value-type="string">
            <text:p>;</text:p>
          </table:table-cell>
          <table:table-cell table:style-name="ce11" table:formula="of:=[.D340]/[.B340]" office:value-type="float" office:value="1.02506696428571" calcext:value-type="float">
            <text:p>1.02507</text:p>
          </table:table-cell>
          <table:table-cell table:style-name="ce9" table:formula="of:=[.D340]/[.E$364]" office:value-type="float" office:value="27.4514820009688" calcext:value-type="float">
            <text:p>27.451482</text:p>
          </table:table-cell>
          <table:table-cell table:number-columns-repeated="4"/>
          <table:table-cell table:style-name="ce11" table:formula="of:=[.E340]/[.B340]" office:value-type="float" office:value="1.02615297011662" calcext:value-type="float">
            <text:p>1.02615</text:p>
          </table:table-cell>
          <table:table-cell table:style-name="ce11" table:formula="of:=[.E340]/[.K$364]" office:value-type="float" office:value="27.4506306027101" calcext:value-type="float">
            <text:p>27.45063</text:p>
          </table:table-cell>
          <table:table-cell table:style-name="ce7"/>
          <table:table-cell table:number-columns-repeated="3"/>
          <table:table-cell table:style-name="ce11" table:formula="of:=[.F340]/[.B340]" office:value-type="float" office:value="1.03727815233236" calcext:value-type="float">
            <text:p>1.03728</text:p>
          </table:table-cell>
          <table:table-cell table:style-name="ce11" table:formula="of:=[.F340]/[.Q$364]" office:value-type="float" office:value="27.4530525044391" calcext:value-type="float">
            <text:p>27.453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scale2 =</text:p>
          </table:table-cell>
          <table:table-cell/>
          <table:table-cell table:style-name="ce4" table:formula="of:=[.M424]" office:value-type="float" office:value="0.0000427371700477026" calcext:value-type="float">
            <text:p>4.273717E-05</text:p>
          </table:table-cell>
          <table:table-cell office:value-type="string" calcext:value-type="string">
            <text:p>;</text:p>
          </table:table-cell>
          <table:table-cell table:style-name="ce11" table:formula="of:=[.D341]/[.B341]" office:value-type="float" office:value="1.02610237892948" calcext:value-type="float">
            <text:p>1.02610</text:p>
          </table:table-cell>
          <table:table-cell table:style-name="ce9" table:formula="of:=[.D341]/[.E$364]" office:value-type="float" office:value="35.36045649181" calcext:value-type="float">
            <text:p>35.360456</text:p>
          </table:table-cell>
          <table:table-cell table:number-columns-repeated="4"/>
          <table:table-cell table:style-name="ce11" table:formula="of:=[.E341]/[.B341]" office:value-type="float" office:value="1.02713147833475" calcext:value-type="float">
            <text:p>1.02713</text:p>
          </table:table-cell>
          <table:table-cell table:style-name="ce11" table:formula="of:=[.E341]/[.K$364]" office:value-type="float" office:value="35.3573631250837" calcext:value-type="float">
            <text:p>35.35736</text:p>
          </table:table-cell>
          <table:table-cell table:style-name="ce7"/>
          <table:table-cell table:number-columns-repeated="3"/>
          <table:table-cell table:style-name="ce11" table:formula="of:=[.F341]/[.B341]" office:value-type="float" office:value="1.03833439535542" calcext:value-type="float">
            <text:p>1.03833</text:p>
          </table:table-cell>
          <table:table-cell table:style-name="ce11" table:formula="of:=[.F341]/[.Q$364]" office:value-type="float" office:value="35.3627687482297" calcext:value-type="float">
            <text:p>35.362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scale2 =</text:p>
          </table:table-cell>
          <table:table-cell/>
          <table:table-cell table:style-name="ce4" table:formula="of:=[.S424]" office:value-type="float" office:value="0.0000404010788492375" calcext:value-type="float">
            <text:p>4.040108E-05</text:p>
          </table:table-cell>
          <table:table-cell office:value-type="string" calcext:value-type="string">
            <text:p>;</text:p>
          </table:table-cell>
          <table:table-cell table:style-name="ce11" table:formula="of:=[.D342]/[.B342]" office:value-type="float" office:value="1.02712354988399" calcext:value-type="float">
            <text:p>1.02712</text:p>
          </table:table-cell>
          <table:table-cell table:style-name="ce9" table:formula="of:=[.D342]/[.E$364]" office:value-type="float" office:value="43.2045422257555" calcext:value-type="float">
            <text:p>43.204542</text:p>
          </table:table-cell>
          <table:table-cell table:number-columns-repeated="4"/>
          <table:table-cell table:style-name="ce11" table:formula="of:=[.E342]/[.B342]" office:value-type="float" office:value="1.02823346867749" calcext:value-type="float">
            <text:p>1.02823</text:p>
          </table:table-cell>
          <table:table-cell table:style-name="ce11" table:formula="of:=[.E342]/[.K$364]" office:value-type="float" office:value="43.2041154716406" calcext:value-type="float">
            <text:p>43.20412</text:p>
          </table:table-cell>
          <table:table-cell table:style-name="ce7"/>
          <table:table-cell table:number-columns-repeated="3"/>
          <table:table-cell table:style-name="ce11" table:formula="of:=[.F342]/[.B342]" office:value-type="float" office:value="1.0394222737819" calcext:value-type="float">
            <text:p>1.03942</text:p>
          </table:table-cell>
          <table:table-cell table:style-name="ce11" table:formula="of:=[.F342]/[.Q$364]" office:value-type="float" office:value="43.2096344480425" calcext:value-type="float">
            <text:p>43.209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scale2 =</text:p>
          </table:table-cell>
          <table:table-cell/>
          <table:table-cell table:style-name="ce4" table:formula="of:=[.G443]" office:value-type="float" office:value="0.0000475393684363501" calcext:value-type="float">
            <text:p>4.753937E-05</text:p>
          </table:table-cell>
          <table:table-cell office:value-type="string" calcext:value-type="string">
            <text:p>;</text:p>
          </table:table-cell>
          <table:table-cell table:style-name="ce11" table:formula="of:=[.D343]/[.B343]" office:value-type="float" office:value="1.02752357563851" calcext:value-type="float">
            <text:p>1.02752</text:p>
          </table:table-cell>
          <table:table-cell table:style-name="ce9" table:formula="of:=[.D343]/[.E$364]" office:value-type="float" office:value="51.0433334080009" calcext:value-type="float">
            <text:p>51.043333</text:p>
          </table:table-cell>
          <table:table-cell table:number-columns-repeated="4"/>
          <table:table-cell table:style-name="ce11" table:formula="of:=[.E343]/[.B343]" office:value-type="float" office:value="1.02860437131631" calcext:value-type="float">
            <text:p>1.02860</text:p>
          </table:table-cell>
          <table:table-cell table:style-name="ce11" table:formula="of:=[.E343]/[.K$364]" office:value-type="float" office:value="51.0413626298315" calcext:value-type="float">
            <text:p>51.04136</text:p>
          </table:table-cell>
          <table:table-cell table:style-name="ce7"/>
          <table:table-cell table:number-columns-repeated="3"/>
          <table:table-cell table:style-name="ce11" table:formula="of:=[.F343]/[.B343]" office:value-type="float" office:value="1.0398231827112" calcext:value-type="float">
            <text:p>1.03982</text:p>
          </table:table-cell>
          <table:table-cell table:style-name="ce11" table:formula="of:=[.F343]/[.Q$364]" office:value-type="float" office:value="51.0491577382479" calcext:value-type="float">
            <text:p>51.049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scale2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D344]/[.B344]" office:value-type="float" office:value="1.02670514455782" calcext:value-type="float">
            <text:p>1.02671</text:p>
          </table:table-cell>
          <table:table-cell table:style-name="ce9" table:formula="of:=[.D344]/[.E$364]" office:value-type="float" office:value="58.9186130790366" calcext:value-type="float">
            <text:p>58.918613</text:p>
          </table:table-cell>
          <table:table-cell table:number-columns-repeated="4"/>
          <table:table-cell table:style-name="ce11" table:formula="of:=[.E344]/[.B344]" office:value-type="float" office:value="1.02781526360544" calcext:value-type="float">
            <text:p>1.02782</text:p>
          </table:table-cell>
          <table:table-cell table:style-name="ce11" table:formula="of:=[.E344]/[.K$364]" office:value-type="float" office:value="58.91806850588" calcext:value-type="float">
            <text:p>58.91807</text:p>
          </table:table-cell>
          <table:table-cell table:style-name="ce7"/>
          <table:table-cell table:number-columns-repeated="3"/>
          <table:table-cell table:style-name="ce11" table:formula="of:=[.F344]/[.B344]" office:value-type="float" office:value="1.03890114795918" calcext:value-type="float">
            <text:p>1.03890</text:p>
          </table:table-cell>
          <table:table-cell table:style-name="ce11" table:formula="of:=[.F344]/[.Q$364]" office:value-type="float" office:value="58.9200158766787" calcext:value-type="float">
            <text:p>58.920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scale2=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6"/>
          <table:table-cell table:style-name="ce7"/>
          <table:table-cell table:number-columns-repeated="18"/>
        </table:table-row>
        <table:table-row table:style-name="ro1">
          <table:table-cell table:number-columns-repeated="4"/>
          <table:table-cell table:formula="of:=AVERAGE([.E347:.E362])" office:value-type="float" office:value="1.02463821439612" calcext:value-type="float">
            <text:p>1.0246382144</text:p>
          </table:table-cell>
          <table:table-cell table:style-name="ce9"/>
          <table:table-cell table:number-columns-repeated="4"/>
          <table:table-cell table:formula="of:=AVERAGE([.K347:.K362])" office:value-type="float" office:value="1.02575557944451" calcext:value-type="float">
            <text:p>1.0257555794</text:p>
          </table:table-cell>
          <table:table-cell/>
          <table:table-cell table:style-name="ce7"/>
          <table:table-cell table:number-columns-repeated="3"/>
          <table:table-cell table:formula="of:=AVERAGE([.Q347:.Q362])" office:value-type="float" office:value="1.03678498030037" calcext:value-type="float">
            <text:p>1.0367849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0].scale =</text:p>
          </table:table-cell>
          <table:table-cell/>
          <table:table-cell table:style-name="ce4" table:formula="of:=[.H347]" office:value-type="float" office:value="1.00079846298221" calcext:value-type="float">
            <text:p>1.000798E+00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6"/>
          <table:table-cell table:style-name="ce7"/>
          <table:table-cell table:number-columns-repeated="18"/>
        </table:table-row>
        <table:table-row table:style-name="ro1">
          <table:table-cell office:value-type="string" calcext:value-type="string">
            <text:p>p→cabs[1].scale =</text:p>
          </table:table-cell>
          <table:table-cell/>
          <table:table-cell table:style-name="ce4" table:formula="of:=[.N347]" office:value-type="float" office:value="1.00051123173331" calcext:value-type="float">
            <text:p>1.000511E+00</text:p>
          </table:table-cell>
          <table:table-cell office:value-type="string" calcext:value-type="string">
            <text:p>;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G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style-name="ce7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2].scale =</text:p>
          </table:table-cell>
          <table:table-cell/>
          <table:table-cell table:style-name="ce4" table:formula="of:=[.N347]" office:value-type="float" office:value="1.00051123173331" calcext:value-type="float">
            <text:p>1.000511E+00</text:p>
          </table:table-cell>
          <table:table-cell office:value-type="string" calcext:value-type="string">
            <text:p>;</text:p>
          </table:table-cell>
          <table:table-cell table:style-name="ce11" table:formula="of:=[.G329]/[.B329]" office:value-type="float" office:value="1.02108189929892" calcext:value-type="float">
            <text:p>1.02108</text:p>
          </table:table-cell>
          <table:table-cell table:style-name="ce9" table:formula="of:=[.G329]/[.E$383]" office:value-type="float" office:value="15.6468917511508" calcext:value-type="float">
            <text:p>15.646892</text:p>
          </table:table-cell>
          <table:table-cell table:number-matrix-columns-spanned="3" table:number-matrix-rows-spanned="5" table:formula="of:=LINEST([.F367:.F382];[.B329:.C344];1;1)" office:value-type="float" office:value="0.0000521194685860858" calcext:value-type="float">
            <text:p>5.21194685860858E-05</text:p>
          </table:table-cell>
          <table:table-cell office:value-type="float" office:value="1.00056482558103" calcext:value-type="float">
            <text:p>1.0005648256</text:p>
          </table:table-cell>
          <table:table-cell office:value-type="float" office:value="-0.044213149467474" calcext:value-type="float">
            <text:p>-0.0442131495</text:p>
          </table:table-cell>
          <table:table-cell/>
          <table:table-cell table:style-name="ce11" table:formula="of:=[.H329]/[.B329]" office:value-type="float" office:value="1.03077517527087" calcext:value-type="float">
            <text:p>1.03078</text:p>
          </table:table-cell>
          <table:table-cell table:style-name="ce11" table:formula="of:=[.H329]/[.K$383]" office:value-type="float" office:value="15.6491521446947" calcext:value-type="float">
            <text:p>15.64915</text:p>
          </table:table-cell>
          <table:table-cell table:style-name="ce7" table:number-matrix-columns-spanned="3" table:number-matrix-rows-spanned="5" table:formula="of:=LINEST([.L367:.L382];[.B329:.C344];1;1)" office:value-type="float" office:value="0.0000429488629356158" calcext:value-type="float">
            <text:p>4.29488629356158E-05</text:p>
          </table:table-cell>
          <table:table-cell office:value-type="float" office:value="1.00097111986177" calcext:value-type="float">
            <text:p>1.0009711199</text:p>
          </table:table-cell>
          <table:table-cell office:value-type="float" office:value="-0.045797573696845" calcext:value-type="float">
            <text:p>-0.0457975737</text:p>
          </table:table-cell>
          <table:table-cell/>
          <table:table-cell table:style-name="ce11" table:formula="of:=[.I329]/[.B329]" office:value-type="float" office:value="1.04220522625876" calcext:value-type="float">
            <text:p>1.04221</text:p>
          </table:table-cell>
          <table:table-cell table:style-name="ce11" table:formula="of:=[.I329]/[.Q$383]" office:value-type="float" office:value="15.6497077741289" calcext:value-type="float">
            <text:p>15.64971</text:p>
          </table:table-cell>
          <table:table-cell table:number-matrix-columns-spanned="3" table:number-matrix-rows-spanned="5" table:formula="of:=LINEST([.R367:.R382];[.B329:.C344];1;1)" office:value-type="float" office:value="0.0000460898329977913" calcext:value-type="float">
            <text:p>4.60898329977913E-05</text:p>
          </table:table-cell>
          <table:table-cell office:value-type="float" office:value="0.999233560502786" calcext:value-type="float">
            <text:p>0.9992335605</text:p>
          </table:table-cell>
          <table:table-cell office:value-type="float" office:value="-0.0161721476312948" calcext:value-type="float">
            <text:p>-0.01617214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scale =</text:p>
          </table:table-cell>
          <table:table-cell/>
          <table:table-cell table:style-name="ce4" table:formula="of:=[.H367]" office:value-type="float" office:value="1.00056482558103" calcext:value-type="float">
            <text:p>1.000565E+00</text:p>
          </table:table-cell>
          <table:table-cell office:value-type="string" calcext:value-type="string">
            <text:p>;</text:p>
          </table:table-cell>
          <table:table-cell table:style-name="ce11" table:formula="of:=[.G330]/[.B330]" office:value-type="float" office:value="1.02032560355781" calcext:value-type="float">
            <text:p>1.02033</text:p>
          </table:table-cell>
          <table:table-cell table:style-name="ce9" table:formula="of:=[.G330]/[.E$383]" office:value-type="float" office:value="7.84256404595287" calcext:value-type="float">
            <text:p>7.842564</text:p>
          </table:table-cell>
          <table:table-cell office:value-type="float" office:value="0.0000232280068498452" calcext:value-type="float">
            <text:p>0.000023228</text:p>
          </table:table-cell>
          <table:table-cell office:value-type="float" office:value="0.00159237779505664" calcext:value-type="float">
            <text:p>0.0015923778</text:p>
          </table:table-cell>
          <table:table-cell office:value-type="float" office:value="0.0230574244471579" calcext:value-type="float">
            <text:p>0.0230574244</text:p>
          </table:table-cell>
          <table:table-cell/>
          <table:table-cell table:style-name="ce11" table:formula="of:=[.H330]/[.B330]" office:value-type="float" office:value="1.03024618805591" calcext:value-type="float">
            <text:p>1.03025</text:p>
          </table:table-cell>
          <table:table-cell table:style-name="ce11" table:formula="of:=[.H330]/[.K$383]" office:value-type="float" office:value="7.8454826677955" calcext:value-type="float">
            <text:p>7.84548</text:p>
          </table:table-cell>
          <table:table-cell office:value-type="float" office:value="0.0000230309247643511" calcext:value-type="float">
            <text:p>2.30309247643511E-05</text:p>
          </table:table-cell>
          <table:table-cell office:value-type="float" office:value="0.00157886698722999" calcext:value-type="float">
            <text:p>0.001578867</text:p>
          </table:table-cell>
          <table:table-cell office:value-type="float" office:value="0.0228617896978854" calcext:value-type="float">
            <text:p>0.0228617897</text:p>
          </table:table-cell>
          <table:table-cell/>
          <table:table-cell table:style-name="ce11" table:formula="of:=[.I330]/[.B330]" office:value-type="float" office:value="1.04381035578145" calcext:value-type="float">
            <text:p>1.04381</text:p>
          </table:table-cell>
          <table:table-cell table:style-name="ce11" table:formula="of:=[.I330]/[.Q$383]" office:value-type="float" office:value="7.86187936800961" calcext:value-type="float">
            <text:p>7.86188</text:p>
          </table:table-cell>
          <table:table-cell office:value-type="float" office:value="0.0000232014637592804" calcext:value-type="float">
            <text:p>2.32014637592804E-05</text:p>
          </table:table-cell>
          <table:table-cell office:value-type="float" office:value="0.00159055815429707" calcext:value-type="float">
            <text:p>0.0015905582</text:p>
          </table:table-cell>
          <table:table-cell office:value-type="float" office:value="0.0230310762843884" calcext:value-type="float">
            <text:p>0.0230310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scale =</text:p>
          </table:table-cell>
          <table:table-cell/>
          <table:table-cell table:style-name="ce4" table:formula="of:=[.N367]" office:value-type="float" office:value="1.00097111986177" calcext:value-type="float">
            <text:p>1.000971E+00</text:p>
          </table:table-cell>
          <table:table-cell office:value-type="string" calcext:value-type="string">
            <text:p>;</text:p>
          </table:table-cell>
          <table:table-cell table:style-name="ce11" table:formula="of:=[.G331]/[.B331]" office:value-type="float" office:value="1.0238600127551" calcext:value-type="float">
            <text:p>1.02386</text:p>
          </table:table-cell>
          <table:table-cell table:style-name="ce9" table:formula="of:=[.G331]/[.E$383]" office:value-type="float" office:value="23.5191951732464" calcext:value-type="float">
            <text:p>23.519195</text:p>
          </table:table-cell>
          <table:table-cell office:value-type="float" office:value="0.999998207408237" calcext:value-type="float">
            <text:p>0.9999982074</text:p>
          </table:table-cell>
          <table:table-cell office:value-type="float" office:value="0.0269369708393101" calcext:value-type="float">
            <text:p>0.026936970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H331]/[.B331]" office:value-type="float" office:value="1.03360225340136" calcext:value-type="float">
            <text:p>1.03360</text:p>
          </table:table-cell>
          <table:table-cell table:style-name="ce11" table:formula="of:=[.H331]/[.K$383]" office:value-type="float" office:value="23.5231069708269" calcext:value-type="float">
            <text:p>23.52311</text:p>
          </table:table-cell>
          <table:table-cell office:value-type="float" office:value="0.999998236978305" calcext:value-type="float">
            <text:p>0.999998237</text:p>
          </table:table-cell>
          <table:table-cell office:value-type="float" office:value="0.0267084194003414" calcext:value-type="float">
            <text:p>0.0267084194</text:p>
          </table:table-cell>
          <table:table-cell table:style-name="ce15" office:value-type="string" office:string-value="#N/A" calcext:value-type="string">
            <text:p>#N/A</text:p>
          </table:table-cell>
          <table:table-cell/>
          <table:table-cell table:style-name="ce11" table:formula="of:=[.I331]/[.B331]" office:value-type="float" office:value="1.04454453656463" calcext:value-type="float">
            <text:p>1.04454</text:p>
          </table:table-cell>
          <table:table-cell table:style-name="ce11" table:formula="of:=[.I331]/[.Q$383]" office:value-type="float" office:value="23.5122570700651" calcext:value-type="float">
            <text:p>23.51226</text:p>
          </table:table-cell>
          <table:table-cell office:value-type="float" office:value="0.999998205311998" calcext:value-type="float">
            <text:p>0.9999982053</text:p>
          </table:table-cell>
          <table:table-cell office:value-type="float" office:value="0.0269061894441972" calcext:value-type="float">
            <text:p>0.026906189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scale =</text:p>
          </table:table-cell>
          <table:table-cell/>
          <table:table-cell table:style-name="ce4" table:formula="of:=[.T367]" office:value-type="float" office:value="0.999233560502786" calcext:value-type="float">
            <text:p>9.992336E-01</text:p>
          </table:table-cell>
          <table:table-cell office:value-type="string" calcext:value-type="string">
            <text:p>;</text:p>
          </table:table-cell>
          <table:table-cell table:style-name="ce11" table:formula="of:=[.G332]/[.B332]" office:value-type="float" office:value="1.02440825103536" calcext:value-type="float">
            <text:p>1.02441</text:p>
          </table:table-cell>
          <table:table-cell table:style-name="ce9" table:formula="of:=[.G332]/[.E$383]" office:value-type="float" office:value="31.4057334527239" calcext:value-type="float">
            <text:p>31.405733</text:p>
          </table:table-cell>
          <table:table-cell office:value-type="float" office:value="3626028.23644458" calcext:value-type="float">
            <text:p>3626028.23644458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style-name="ce13"/>
          <table:table-cell table:style-name="ce11" table:formula="of:=[.H332]/[.B332]" office:value-type="float" office:value="1.03411038547308" calcext:value-type="float">
            <text:p>1.03411</text:p>
          </table:table-cell>
          <table:table-cell table:style-name="ce11" table:formula="of:=[.H332]/[.K$383]" office:value-type="float" office:value="31.4095803542566" calcext:value-type="float">
            <text:p>31.40958</text:p>
          </table:table-cell>
          <table:table-cell office:value-type="float" office:value="3686845.46532636" calcext:value-type="float">
            <text:p>3686845.46532636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I332]/[.B332]" office:value-type="float" office:value="1.04481443134756" calcext:value-type="float">
            <text:p>1.04481</text:p>
          </table:table-cell>
          <table:table-cell table:style-name="ce11" table:formula="of:=[.I332]/[.Q$383]" office:value-type="float" office:value="31.3877742565812" calcext:value-type="float">
            <text:p>31.38777</text:p>
          </table:table-cell>
          <table:table-cell office:value-type="float" office:value="3621792.9402304" calcext:value-type="float">
            <text:p>3621792.9402304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scale =</text:p>
          </table:table-cell>
          <table:table-cell/>
          <table:table-cell table:style-name="ce4" table:formula="of:=[.H386]" office:value-type="float" office:value="0.999829604031093" calcext:value-type="float">
            <text:p>9.998296E-01</text:p>
          </table:table-cell>
          <table:table-cell office:value-type="string" calcext:value-type="string">
            <text:p>;</text:p>
          </table:table-cell>
          <table:table-cell table:style-name="ce11" table:formula="of:=[.G333]/[.B333]" office:value-type="float" office:value="1.02601401273885" calcext:value-type="float">
            <text:p>1.02601</text:p>
          </table:table-cell>
          <table:table-cell table:style-name="ce9" table:formula="of:=[.G333]/[.E$383]" office:value-type="float" office:value="39.3312283616231" calcext:value-type="float">
            <text:p>39.331228</text:p>
          </table:table-cell>
          <table:table-cell office:value-type="float" office:value="5262.0950630312" calcext:value-type="float">
            <text:p>5262.0950630312</text:p>
          </table:table-cell>
          <table:table-cell office:value-type="float" office:value="0.00943280517397195" calcext:value-type="float">
            <text:p>0.0094328052</text:p>
          </table:table-cell>
          <table:table-cell office:value-type="string" office:string-value="#N/A" calcext:value-type="string">
            <text:p>#N/A</text:p>
          </table:table-cell>
          <table:table-cell table:style-name="ce13"/>
          <table:table-cell table:style-name="ce11" table:formula="of:=[.H333]/[.B333]" office:value-type="float" office:value="1.03563343949045" calcext:value-type="float">
            <text:p>1.03563</text:p>
          </table:table-cell>
          <table:table-cell table:style-name="ce11" table:formula="of:=[.H333]/[.K$383]" office:value-type="float" office:value="39.3323273157883" calcext:value-type="float">
            <text:p>39.33233</text:p>
          </table:table-cell>
          <table:table-cell office:value-type="float" office:value="5259.94623203384" calcext:value-type="float">
            <text:p>5259.9462320338</text:p>
          </table:table-cell>
          <table:table-cell office:value-type="float" office:value="0.00927341566923892" calcext:value-type="float">
            <text:p>0.009273415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I333]/[.B333]" office:value-type="float" office:value="1.04621146496815" calcext:value-type="float">
            <text:p>1.04621</text:p>
          </table:table-cell>
          <table:table-cell table:style-name="ce11" table:formula="of:=[.I333]/[.Q$383]" office:value-type="float" office:value="39.2996948481106" calcext:value-type="float">
            <text:p>39.29969</text:p>
          </table:table-cell>
          <table:table-cell office:value-type="float" office:value="5243.94351331437" calcext:value-type="float">
            <text:p>5243.9435133144</text:p>
          </table:table-cell>
          <table:table-cell office:value-type="float" office:value="0.00941125939529139" calcext:value-type="float">
            <text:p>0.009411259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7].scale =</text:p>
          </table:table-cell>
          <table:table-cell/>
          <table:table-cell table:style-name="ce4" table:formula="of:=[.N386]" office:value-type="float" office:value="0.999635851885889" calcext:value-type="float">
            <text:p>9.996359E-01</text:p>
          </table:table-cell>
          <table:table-cell office:value-type="string" calcext:value-type="string">
            <text:p>;</text:p>
          </table:table-cell>
          <table:table-cell table:style-name="ce11" table:formula="of:=[.G334]/[.B334]" office:value-type="float" office:value="1.02518577494692" calcext:value-type="float">
            <text:p>1.02519</text:p>
          </table:table-cell>
          <table:table-cell table:style-name="ce9" table:formula="of:=[.G334]/[.E$383]" office:value-type="float" office:value="47.1593744259568" calcext:value-type="float">
            <text:p>47.159374</text:p>
          </table:table-cell>
          <table:table-cell table:number-columns-repeated="3"/>
          <table:table-cell table:style-name="ce13"/>
          <table:table-cell table:style-name="ce11" table:formula="of:=[.H334]/[.B334]" office:value-type="float" office:value="1.03467223991507" calcext:value-type="float">
            <text:p>1.03467</text:p>
          </table:table-cell>
          <table:table-cell table:style-name="ce11" table:formula="of:=[.H334]/[.K$383]" office:value-type="float" office:value="47.1549862950615" calcext:value-type="float">
            <text:p>47.15499</text:p>
          </table:table-cell>
          <table:table-cell table:number-columns-repeated="4"/>
          <table:table-cell table:style-name="ce11" table:formula="of:=[.I334]/[.B334]" office:value-type="float" office:value="1.04512898089172" calcext:value-type="float">
            <text:p>1.04513</text:p>
          </table:table-cell>
          <table:table-cell table:style-name="ce11" table:formula="of:=[.I334]/[.Q$383]" office:value-type="float" office:value="47.1108391386764" calcext:value-type="float">
            <text:p>47.110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scale =</text:p>
          </table:table-cell>
          <table:table-cell/>
          <table:table-cell table:style-name="ce4" table:formula="of:=[.T386]" office:value-type="float" office:value="0.999722752059872" calcext:value-type="float">
            <text:p>9.997228E-01</text:p>
          </table:table-cell>
          <table:table-cell office:value-type="string" calcext:value-type="string">
            <text:p>;</text:p>
          </table:table-cell>
          <table:table-cell table:style-name="ce11" table:formula="of:=[.G335]/[.B335]" office:value-type="float" office:value="1.02585746812386" calcext:value-type="float">
            <text:p>1.02586</text:p>
          </table:table-cell>
          <table:table-cell table:style-name="ce9" table:formula="of:=[.G335]/[.E$383]" office:value-type="float" office:value="55.0052224998991" calcext:value-type="float">
            <text:p>55.005222</text:p>
          </table:table-cell>
          <table:table-cell table:number-columns-repeated="3"/>
          <table:table-cell table:style-name="ce13"/>
          <table:table-cell table:style-name="ce11" table:formula="of:=[.H335]/[.B335]" office:value-type="float" office:value="1.03535974499089" calcext:value-type="float">
            <text:p>1.03536</text:p>
          </table:table-cell>
          <table:table-cell table:style-name="ce11" table:formula="of:=[.H335]/[.K$383]" office:value-type="float" office:value="55.0006141055503" calcext:value-type="float">
            <text:p>55.00061</text:p>
          </table:table-cell>
          <table:table-cell table:number-columns-repeated="4"/>
          <table:table-cell table:style-name="ce11" table:formula="of:=[.I335]/[.B335]" office:value-type="float" office:value="1.04575295992714" calcext:value-type="float">
            <text:p>1.04575</text:p>
          </table:table-cell>
          <table:table-cell table:style-name="ce11" table:formula="of:=[.I335]/[.Q$383]" office:value-type="float" office:value="54.9454189436757" calcext:value-type="float">
            <text:p>54.945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scale =</text:p>
          </table:table-cell>
          <table:table-cell/>
          <table:table-cell table:style-name="ce4" table:formula="of:=[.H405]" office:value-type="float" office:value="0.999707770736233" calcext:value-type="float">
            <text:p>9.997078E-01</text:p>
          </table:table-cell>
          <table:table-cell office:value-type="string" calcext:value-type="string">
            <text:p>;</text:p>
          </table:table-cell>
          <table:table-cell table:style-name="ce11" table:formula="of:=[.G336]/[.B336]" office:value-type="float" office:value="1.02769936204147" calcext:value-type="float">
            <text:p>1.02770</text:p>
          </table:table-cell>
          <table:table-cell table:style-name="ce9" table:formula="of:=[.G336]/[.E$383]" office:value-type="float" office:value="62.9329637327763" calcext:value-type="float">
            <text:p>62.932964</text:p>
          </table:table-cell>
          <table:table-cell table:number-columns-repeated="3"/>
          <table:table-cell table:style-name="ce13"/>
          <table:table-cell table:style-name="ce11" table:formula="of:=[.H336]/[.B336]" office:value-type="float" office:value="1.03715849282297" calcext:value-type="float">
            <text:p>1.03716</text:p>
          </table:table-cell>
          <table:table-cell table:style-name="ce11" table:formula="of:=[.H336]/[.K$383]" office:value-type="float" office:value="62.9240383996507" calcext:value-type="float">
            <text:p>62.92404</text:p>
          </table:table-cell>
          <table:table-cell table:number-columns-repeated="4"/>
          <table:table-cell table:style-name="ce11" table:formula="of:=[.I336]/[.B336]" office:value-type="float" office:value="1.04745952950558" calcext:value-type="float">
            <text:p>1.04746</text:p>
          </table:table-cell>
          <table:table-cell table:style-name="ce11" table:formula="of:=[.I336]/[.Q$383]" office:value-type="float" office:value="62.8542770075404" calcext:value-type="float">
            <text:p>62.854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4" table:formula="of:=[.N405]" office:value-type="float" office:value="0.99824164519373" calcext:value-type="float">
            <text:p>9.982416E-01</text:p>
          </table:table-cell>
          <table:table-cell office:value-type="string" calcext:value-type="string">
            <text:p>;</text:p>
          </table:table-cell>
          <table:table-cell table:style-name="ce11" table:formula="of:=[.G337]/[.B337]" office:value-type="float" office:value="1.01456430745814" calcext:value-type="float">
            <text:p>1.01456</text:p>
          </table:table-cell>
          <table:table-cell table:style-name="ce9" table:formula="of:=[.G337]/[.E$383]" office:value-type="float" office:value="3.90607660713664" calcext:value-type="float">
            <text:p>3.906077</text:p>
          </table:table-cell>
          <table:table-cell table:number-columns-repeated="3"/>
          <table:table-cell table:style-name="ce13"/>
          <table:table-cell table:style-name="ce11" table:formula="of:=[.H337]/[.B337]" office:value-type="float" office:value="1.02355403348554" calcext:value-type="float">
            <text:p>1.02355</text:p>
          </table:table-cell>
          <table:table-cell table:style-name="ce11" table:formula="of:=[.H337]/[.K$383]" office:value-type="float" office:value="3.90419330721579" calcext:value-type="float">
            <text:p>3.90419</text:p>
          </table:table-cell>
          <table:table-cell table:number-columns-repeated="4"/>
          <table:table-cell table:style-name="ce11" table:formula="of:=[.I337]/[.B337]" office:value-type="float" office:value="1.04196790969051" calcext:value-type="float">
            <text:p>1.04197</text:p>
          </table:table-cell>
          <table:table-cell table:style-name="ce11" table:formula="of:=[.I337]/[.Q$383]" office:value-type="float" office:value="3.93098155450022" calcext:value-type="float">
            <text:p>3.930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4" table:formula="of:=[.T405]" office:value-type="float" office:value="0.99974166272858" calcext:value-type="float">
            <text:p>9.997417E-01</text:p>
          </table:table-cell>
          <table:table-cell office:value-type="string" calcext:value-type="string">
            <text:p>;</text:p>
          </table:table-cell>
          <table:table-cell table:style-name="ce11" table:formula="of:=[.G338]/[.B338]" office:value-type="float" office:value="1.02123831775701" calcext:value-type="float">
            <text:p>1.02124</text:p>
          </table:table-cell>
          <table:table-cell table:style-name="ce9" table:formula="of:=[.G338]/[.E$383]" office:value-type="float" office:value="11.7394600246579" calcext:value-type="float">
            <text:p>11.739460</text:p>
          </table:table-cell>
          <table:table-cell table:number-columns-repeated="3"/>
          <table:table-cell table:style-name="ce13"/>
          <table:table-cell table:style-name="ce11" table:formula="of:=[.H338]/[.B338]" office:value-type="float" office:value="1.03085705182668" calcext:value-type="float">
            <text:p>1.03086</text:p>
          </table:table-cell>
          <table:table-cell table:style-name="ce11" table:formula="of:=[.H338]/[.K$383]" office:value-type="float" office:value="11.7402900808442" calcext:value-type="float">
            <text:p>11.74029</text:p>
          </table:table-cell>
          <table:table-cell table:number-columns-repeated="4"/>
          <table:table-cell table:style-name="ce11" table:formula="of:=[.I338]/[.B338]" office:value-type="float" office:value="1.04290675446049" calcext:value-type="float">
            <text:p>1.04291</text:p>
          </table:table-cell>
          <table:table-cell table:style-name="ce11" table:formula="of:=[.I338]/[.Q$383]" office:value-type="float" office:value="11.7476766764582" calcext:value-type="float">
            <text:p>11.747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4" table:formula="of:=[.H424]" office:value-type="float" office:value="0.999547146285438" calcext:value-type="float">
            <text:p>9.995471E-01</text:p>
          </table:table-cell>
          <table:table-cell office:value-type="string" calcext:value-type="string">
            <text:p>;</text:p>
          </table:table-cell>
          <table:table-cell table:style-name="ce11" table:formula="of:=[.G339]/[.B339]" office:value-type="float" office:value="1.02278542303772" calcext:value-type="float">
            <text:p>1.02279</text:p>
          </table:table-cell>
          <table:table-cell table:style-name="ce9" table:formula="of:=[.G339]/[.E$383]" office:value-type="float" office:value="19.598737209338" calcext:value-type="float">
            <text:p>19.598737</text:p>
          </table:table-cell>
          <table:table-cell table:number-columns-repeated="3"/>
          <table:table-cell table:style-name="ce13"/>
          <table:table-cell table:style-name="ce11" table:formula="of:=[.H339]/[.B339]" office:value-type="float" office:value="1.03245349133537" calcext:value-type="float">
            <text:p>1.03245</text:p>
          </table:table-cell>
          <table:table-cell table:style-name="ce11" table:formula="of:=[.H339]/[.K$383]" office:value-type="float" office:value="19.6007829221724" calcext:value-type="float">
            <text:p>19.60078</text:p>
          </table:table-cell>
          <table:table-cell table:number-columns-repeated="4"/>
          <table:table-cell table:style-name="ce11" table:formula="of:=[.I339]/[.B339]" office:value-type="float" office:value="1.04357224770642" calcext:value-type="float">
            <text:p>1.04357</text:p>
          </table:table-cell>
          <table:table-cell table:style-name="ce11" table:formula="of:=[.I339]/[.Q$383]" office:value-type="float" office:value="19.5952841870307" calcext:value-type="float">
            <text:p>19.595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4" table:formula="of:=[.N424]" office:value-type="float" office:value="0.99975017827" calcext:value-type="float">
            <text:p>9.997502E-01</text:p>
          </table:table-cell>
          <table:table-cell office:value-type="string" calcext:value-type="string">
            <text:p>;</text:p>
          </table:table-cell>
          <table:table-cell table:style-name="ce11" table:formula="of:=[.G340]/[.B340]" office:value-type="float" office:value="1.02419187317784" calcext:value-type="float">
            <text:p>1.02419</text:p>
          </table:table-cell>
          <table:table-cell table:style-name="ce9" table:formula="of:=[.G340]/[.E$383]" office:value-type="float" office:value="27.4479547692472" calcext:value-type="float">
            <text:p>27.447955</text:p>
          </table:table-cell>
          <table:table-cell table:number-columns-repeated="3"/>
          <table:table-cell table:style-name="ce13"/>
          <table:table-cell table:style-name="ce11" table:formula="of:=[.H340]/[.B340]" office:value-type="float" office:value="1.03393677113703" calcext:value-type="float">
            <text:p>1.03394</text:p>
          </table:table-cell>
          <table:table-cell table:style-name="ce11" table:formula="of:=[.H340]/[.K$383]" office:value-type="float" office:value="27.45250672578" calcext:value-type="float">
            <text:p>27.45251</text:p>
          </table:table-cell>
          <table:table-cell table:number-columns-repeated="4"/>
          <table:table-cell table:style-name="ce11" table:formula="of:=[.I340]/[.B340]" office:value-type="float" office:value="1.04483463921283" calcext:value-type="float">
            <text:p>1.04483</text:p>
          </table:table-cell>
          <table:table-cell table:style-name="ce11" table:formula="of:=[.I340]/[.Q$383]" office:value-type="float" office:value="27.438585018075" calcext:value-type="float">
            <text:p>27.438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4" table:formula="of:=[.T424]" office:value-type="float" office:value="0.999777018689262" calcext:value-type="float">
            <text:p>9.997770E-01</text:p>
          </table:table-cell>
          <table:table-cell office:value-type="string" calcext:value-type="string">
            <text:p>;</text:p>
          </table:table-cell>
          <table:table-cell table:style-name="ce11" table:formula="of:=[.G341]/[.B341]" office:value-type="float" office:value="1.02538091192297" calcext:value-type="float">
            <text:p>1.02538</text:p>
          </table:table-cell>
          <table:table-cell table:style-name="ce9" table:formula="of:=[.G341]/[.E$383]" office:value-type="float" office:value="35.3612413956577" calcext:value-type="float">
            <text:p>35.361241</text:p>
          </table:table-cell>
          <table:table-cell table:number-columns-repeated="3"/>
          <table:table-cell table:style-name="ce13"/>
          <table:table-cell table:style-name="ce11" table:formula="of:=[.H341]/[.B341]" office:value-type="float" office:value="1.03503929481733" calcext:value-type="float">
            <text:p>1.03504</text:p>
          </table:table-cell>
          <table:table-cell table:style-name="ce11" table:formula="of:=[.H341]/[.K$383]" office:value-type="float" office:value="35.3637632240916" calcext:value-type="float">
            <text:p>35.36376</text:p>
          </table:table-cell>
          <table:table-cell table:number-columns-repeated="4"/>
          <table:table-cell table:style-name="ce11" table:formula="of:=[.I341]/[.B341]" office:value-type="float" office:value="1.04563721325404" calcext:value-type="float">
            <text:p>1.04564</text:p>
          </table:table-cell>
          <table:table-cell table:style-name="ce11" table:formula="of:=[.I341]/[.Q$383]" office:value-type="float" office:value="35.3353006382695" calcext:value-type="float">
            <text:p>35.335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4" table:formula="of:=[.H405]" office:value-type="float" office:value="0.999707770736233" calcext:value-type="float">
            <text:p>9.997078E-01</text:p>
          </table:table-cell>
          <table:table-cell office:value-type="string" calcext:value-type="string">
            <text:p>;</text:p>
          </table:table-cell>
          <table:table-cell table:style-name="ce11" table:formula="of:=[.G342]/[.B342]" office:value-type="float" office:value="1.02650493039443" calcext:value-type="float">
            <text:p>1.02650</text:p>
          </table:table-cell>
          <table:table-cell table:style-name="ce9" table:formula="of:=[.G342]/[.E$383]" office:value-type="float" office:value="43.209860749725" calcext:value-type="float">
            <text:p>43.209861</text:p>
          </table:table-cell>
          <table:table-cell table:number-columns-repeated="3"/>
          <table:table-cell table:style-name="ce13"/>
          <table:table-cell table:style-name="ce11" table:formula="of:=[.H342]/[.B342]" office:value-type="float" office:value="1.03605104408353" calcext:value-type="float">
            <text:p>1.03605</text:p>
          </table:table-cell>
          <table:table-cell table:style-name="ce11" table:formula="of:=[.H342]/[.K$383]" office:value-type="float" office:value="43.207818655403" calcext:value-type="float">
            <text:p>43.20782</text:p>
          </table:table-cell>
          <table:table-cell table:number-columns-repeated="4"/>
          <table:table-cell table:style-name="ce11" table:formula="of:=[.I342]/[.B342]" office:value-type="float" office:value="1.04656061484919" calcext:value-type="float">
            <text:p>1.04656</text:p>
          </table:table-cell>
          <table:table-cell table:style-name="ce11" table:formula="of:=[.I342]/[.Q$383]" office:value-type="float" office:value="43.1689712553684" calcext:value-type="float">
            <text:p>43.168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4" office:value-type="float" office:value="0.00001709153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style-name="ce11" table:formula="of:=[.G343]/[.B343]" office:value-type="float" office:value="1.02702578585462" calcext:value-type="float">
            <text:p>1.02703</text:p>
          </table:table-cell>
          <table:table-cell table:style-name="ce9" table:formula="of:=[.G343]/[.E$383]" office:value-type="float" office:value="51.0556355739724" calcext:value-type="float">
            <text:p>51.055636</text:p>
          </table:table-cell>
          <table:table-cell table:number-columns-repeated="3"/>
          <table:table-cell table:style-name="ce13"/>
          <table:table-cell table:style-name="ce11" table:formula="of:=[.H343]/[.B343]" office:value-type="float" office:value="1.03639243614931" calcext:value-type="float">
            <text:p>1.03639</text:p>
          </table:table-cell>
          <table:table-cell table:style-name="ce11" table:formula="of:=[.H343]/[.K$383]" office:value-type="float" office:value="51.0441452382958" calcext:value-type="float">
            <text:p>51.04415</text:p>
          </table:table-cell>
          <table:table-cell table:number-columns-repeated="4"/>
          <table:table-cell table:style-name="ce11" table:formula="of:=[.I343]/[.B343]" office:value-type="float" office:value="1.04686345776031" calcext:value-type="float">
            <text:p>1.04686</text:p>
          </table:table-cell>
          <table:table-cell table:style-name="ce11" table:formula="of:=[.I343]/[.Q$383]" office:value-type="float" office:value="50.9962057791721" calcext:value-type="float">
            <text:p>50.996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style-name="ce11" table:formula="of:=[.G344]/[.B344]" office:value-type="float" office:value="1.0261968537415" calcext:value-type="float">
            <text:p>1.02620</text:p>
          </table:table-cell>
          <table:table-cell table:style-name="ce9" table:formula="of:=[.G344]/[.E$383]" office:value-type="float" office:value="58.9321874783741" calcext:value-type="float">
            <text:p>58.932187</text:p>
          </table:table-cell>
          <table:table-cell table:number-columns-repeated="3"/>
          <table:table-cell table:style-name="ce13"/>
          <table:table-cell table:style-name="ce11" table:formula="of:=[.H344]/[.B344]" office:value-type="float" office:value="1.03560969387755" calcext:value-type="float">
            <text:p>1.03561</text:p>
          </table:table-cell>
          <table:table-cell table:style-name="ce11" table:formula="of:=[.H344]/[.K$383]" office:value-type="float" office:value="58.9219826314739" calcext:value-type="float">
            <text:p>58.92198</text:p>
          </table:table-cell>
          <table:table-cell table:number-columns-repeated="4"/>
          <table:table-cell table:style-name="ce11" table:formula="of:=[.I344]/[.B344]" office:value-type="float" office:value="1.04594600340136" calcext:value-type="float">
            <text:p>1.04595</text:p>
          </table:table-cell>
          <table:table-cell table:style-name="ce11" table:formula="of:=[.I344]/[.Q$383]" office:value-type="float" office:value="58.8595087440258" calcext:value-type="float">
            <text:p>58.8595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6"/>
          <table:table-cell/>
          <table:table-cell table:formula="of:=AVERAGE([.E367:.E382])" office:value-type="float" office:value="1.02389504924016" calcext:value-type="float">
            <text:p>1.0238950492</text:p>
          </table:table-cell>
          <table:table-cell table:style-name="ce9"/>
          <table:table-cell table:number-columns-repeated="3"/>
          <table:table-cell table:style-name="ce13"/>
          <table:table-cell table:formula="of:=AVERAGE([.K367:.K382])" office:value-type="float" office:value="1.03346573350831" calcext:value-type="float">
            <text:p>1.0334657335</text:p>
          </table:table-cell>
          <table:table-cell table:number-columns-repeated="5"/>
          <table:table-cell table:formula="of:=AVERAGE([.Q367:.Q382])" office:value-type="float" office:value="1.04488852034876" calcext:value-type="float">
            <text:p>1.04488852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→cabs[0].offset =</text:p>
          </table:table-cell>
          <table:table-cell/>
          <table:table-cell table:style-name="ce4" table:formula="of:=[.I347]" office:value-type="float" office:value="-0.0434972675353222" calcext:value-type="float">
            <text:p>-4.349727E-02</text:p>
          </table:table-cell>
          <table:table-cell office:value-type="string" calcext:value-type="string">
            <text:p>;</text:p>
          </table:table-cell>
          <table:table-cell/>
          <table:table-cell table:style-name="ce9"/>
          <table:table-cell table:number-columns-repeated="3"/>
          <table:table-cell table:style-name="ce13"/>
          <table:table-cell table:style-name="ce11"/>
          <table:table-cell table:number-columns-repeated="20"/>
        </table:table-row>
        <table:table-row table:style-name="ro1">
          <table:table-cell office:value-type="string" calcext:value-type="string">
            <text:p>p→cabs[1].offset =</text:p>
          </table:table-cell>
          <table:table-cell/>
          <table:table-cell table:style-name="ce4" table:formula="of:=[.O347]" office:value-type="float" office:value="-0.040319408328493" calcext:value-type="float">
            <text:p>-4.031941E-02</text:p>
          </table:table-cell>
          <table:table-cell office:value-type="string" calcext:value-type="string">
            <text:p>;</text:p>
          </table:table-cell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J</text:p>
          </table:table-cell>
          <table:table-cell table:style-name="ce3" table:number-columns-repeated="3"/>
          <table:table-cell table:style-name="ce14"/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K</text:p>
          </table:table-cell>
          <table:table-cell table:style-name="ce3" table:number-columns-repeated="4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2].offset =</text:p>
          </table:table-cell>
          <table:table-cell/>
          <table:table-cell table:style-name="ce4" table:formula="of:=[.O347]" office:value-type="float" office:value="-0.040319408328493" calcext:value-type="float">
            <text:p>-4.031941E-02</text:p>
          </table:table-cell>
          <table:table-cell office:value-type="string" calcext:value-type="string">
            <text:p>;</text:p>
          </table:table-cell>
          <table:table-cell table:style-name="ce11" table:formula="of:=[.J329]/[.B329]" office:value-type="float" office:value="1.02877788400255" calcext:value-type="float">
            <text:p>1.02878</text:p>
          </table:table-cell>
          <table:table-cell table:style-name="ce11" table:formula="of:=[.J329]/[.E$402]" office:value-type="float" office:value="15.6534972340199" calcext:value-type="float">
            <text:p>15.65350</text:p>
          </table:table-cell>
          <table:table-cell table:number-matrix-columns-spanned="3" table:number-matrix-rows-spanned="5" table:formula="of:=LINEST([.F386:.F401];[.B329:.C344];1;1)" office:value-type="float" office:value="0.0000422915312482748" calcext:value-type="float">
            <text:p>4.22915312482748E-05</text:p>
          </table:table-cell>
          <table:table-cell office:value-type="float" office:value="0.999829604031093" calcext:value-type="float">
            <text:p>0.999829604</text:p>
          </table:table-cell>
          <table:table-cell office:value-type="float" office:value="-0.0243732340077116" calcext:value-type="float">
            <text:p>-0.024373234</text:p>
          </table:table-cell>
          <table:table-cell/>
          <table:table-cell table:style-name="ce11" table:formula="of:=[.K329]/[.B329]" office:value-type="float" office:value="1.02537364563416" calcext:value-type="float">
            <text:p>1.02537</text:p>
          </table:table-cell>
          <table:table-cell table:style-name="ce11" table:formula="of:=[.K329]/[.K$402]" office:value-type="float" office:value="15.6553658396228" calcext:value-type="float">
            <text:p>15.65537</text:p>
          </table:table-cell>
          <table:table-cell table:number-matrix-columns-spanned="3" table:number-matrix-rows-spanned="5" table:formula="of:=LINEST([.L386:.L401];[.B329:.C344];1;1)" office:value-type="float" office:value="0.000042792253948679" calcext:value-type="float">
            <text:p>4.2792253948679E-05</text:p>
          </table:table-cell>
          <table:table-cell office:value-type="float" office:value="0.999635851885889" calcext:value-type="float">
            <text:p>0.9996358519</text:p>
          </table:table-cell>
          <table:table-cell office:value-type="float" office:value="-0.0207320237266302" calcext:value-type="float">
            <text:p>-0.0207320237</text:p>
          </table:table-cell>
          <table:table-cell/>
          <table:table-cell table:style-name="ce11" table:formula="of:=[.L329]/[.B329]" office:value-type="float" office:value="1.03306644359465" calcext:value-type="float">
            <text:p>1.03307</text:p>
          </table:table-cell>
          <table:table-cell table:style-name="ce11" table:formula="of:=[.L329]/[.Q$402]" office:value-type="float" office:value="15.6527545117425" calcext:value-type="float">
            <text:p>15.65275</text:p>
          </table:table-cell>
          <table:table-cell table:number-matrix-columns-spanned="3" table:number-matrix-rows-spanned="5" table:formula="of:=LINEST([.R386:.R401];[.B329:.C344];1;1)" office:value-type="float" office:value="0.0000439622006230881" calcext:value-type="float">
            <text:p>4.39622006230881E-05</text:p>
          </table:table-cell>
          <table:table-cell office:value-type="float" office:value="0.999722752059872" calcext:value-type="float">
            <text:p>0.9997227521</text:p>
          </table:table-cell>
          <table:table-cell office:value-type="float" office:value="-0.0234095162564572" calcext:value-type="float">
            <text:p>-0.02340951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3].offset =</text:p>
          </table:table-cell>
          <table:table-cell/>
          <table:table-cell table:style-name="ce4" table:formula="of:=[.I367]" office:value-type="float" office:value="-0.044213149467474" calcext:value-type="float">
            <text:p>-4.421315E-02</text:p>
          </table:table-cell>
          <table:table-cell office:value-type="string" calcext:value-type="string">
            <text:p>;</text:p>
          </table:table-cell>
          <table:table-cell table:style-name="ce11" table:formula="of:=[.J330]/[.B330]" office:value-type="float" office:value="1.02957115628971" calcext:value-type="float">
            <text:p>1.02957</text:p>
          </table:table-cell>
          <table:table-cell table:style-name="ce11" table:formula="of:=[.J330]/[.E$402]" office:value-type="float" office:value="7.85774475308399" calcext:value-type="float">
            <text:p>7.85774</text:p>
          </table:table-cell>
          <table:table-cell office:value-type="float" office:value="0.000023495969489321" calcext:value-type="float">
            <text:p>0.000023496</text:p>
          </table:table-cell>
          <table:table-cell office:value-type="float" office:value="0.00161074776367962" calcext:value-type="float">
            <text:p>0.0016107478</text:p>
          </table:table-cell>
          <table:table-cell office:value-type="float" office:value="0.0233234192160726" calcext:value-type="float">
            <text:p>0.0233234192</text:p>
          </table:table-cell>
          <table:table-cell/>
          <table:table-cell table:style-name="ce11" table:formula="of:=[.K330]/[.B330]" office:value-type="float" office:value="1.02602763659466" calcext:value-type="float">
            <text:p>1.02603</text:p>
          </table:table-cell>
          <table:table-cell table:style-name="ce11" table:formula="of:=[.K330]/[.K$402]" office:value-type="float" office:value="7.85763619927481" calcext:value-type="float">
            <text:p>7.85764</text:p>
          </table:table-cell>
          <table:table-cell office:value-type="float" office:value="0.0000231588222819525" calcext:value-type="float">
            <text:p>2.31588222819525E-05</text:p>
          </table:table-cell>
          <table:table-cell office:value-type="float" office:value="0.00158763490125671" calcext:value-type="float">
            <text:p>0.0015876349</text:p>
          </table:table-cell>
          <table:table-cell office:value-type="float" office:value="0.0229887479585807" calcext:value-type="float">
            <text:p>0.022988748</text:p>
          </table:table-cell>
          <table:table-cell/>
          <table:table-cell table:style-name="ce11" table:formula="of:=[.L330]/[.B330]" office:value-type="float" office:value="1.03370552731893" calcext:value-type="float">
            <text:p>1.03371</text:p>
          </table:table-cell>
          <table:table-cell table:style-name="ce11" table:formula="of:=[.L330]/[.Q$402]" office:value-type="float" office:value="7.85617495427776" calcext:value-type="float">
            <text:p>7.85617</text:p>
          </table:table-cell>
          <table:table-cell office:value-type="float" office:value="0.0000229576249945694" calcext:value-type="float">
            <text:p>2.29576249945694E-05</text:p>
          </table:table-cell>
          <table:table-cell office:value-type="float" office:value="0.00157384197899155" calcext:value-type="float">
            <text:p>0.001573842</text:p>
          </table:table-cell>
          <table:table-cell office:value-type="float" office:value="0.0227890282287391" calcext:value-type="float">
            <text:p>0.02278902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4].offset =</text:p>
          </table:table-cell>
          <table:table-cell/>
          <table:table-cell table:style-name="ce4" table:formula="of:=[.O367]" office:value-type="float" office:value="-0.045797573696845" calcext:value-type="float">
            <text:p>-4.579757E-02</text:p>
          </table:table-cell>
          <table:table-cell office:value-type="string" calcext:value-type="string">
            <text:p>;</text:p>
          </table:table-cell>
          <table:table-cell table:style-name="ce11" table:formula="of:=[.J331]/[.B331]" office:value-type="float" office:value="1.03100605867347" calcext:value-type="float">
            <text:p>1.03101</text:p>
          </table:table-cell>
          <table:table-cell table:style-name="ce11" table:formula="of:=[.J331]/[.E$402]" office:value-type="float" office:value="23.5161029376576" calcext:value-type="float">
            <text:p>23.51610</text:p>
          </table:table-cell>
          <table:table-cell office:value-type="float" office:value="0.999998160719992" calcext:value-type="float">
            <text:p>0.9999981607</text:p>
          </table:table-cell>
          <table:table-cell office:value-type="float" office:value="0.0272477207823527" calcext:value-type="float">
            <text:p>0.027247720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1]/[.B331]" office:value-type="float" office:value="1.02758131377551" calcext:value-type="float">
            <text:p>1.02758</text:p>
          </table:table-cell>
          <table:table-cell table:style-name="ce11" table:formula="of:=[.K331]/[.K$402]" office:value-type="float" office:value="23.5186095360886" calcext:value-type="float">
            <text:p>23.51861</text:p>
          </table:table-cell>
          <table:table-cell office:value-type="float" office:value="0.999998212553647" calcext:value-type="float">
            <text:p>0.9999982126</text:p>
          </table:table-cell>
          <table:table-cell office:value-type="float" office:value="0.0268567391302399" calcext:value-type="float">
            <text:p>0.0268567391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1]/[.B331]" office:value-type="float" office:value="1.03537946428571" calcext:value-type="float">
            <text:p>1.03538</text:p>
          </table:table-cell>
          <table:table-cell table:style-name="ce11" table:formula="of:=[.L331]/[.Q$402]" office:value-type="float" office:value="23.5167033034818" calcext:value-type="float">
            <text:p>23.51670</text:p>
          </table:table-cell>
          <table:table-cell office:value-type="float" office:value="0.999998244054017" calcext:value-type="float">
            <text:p>0.9999982441</text:p>
          </table:table-cell>
          <table:table-cell office:value-type="float" office:value="0.0266234153888522" calcext:value-type="float">
            <text:p>0.0266234154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5].offset =</text:p>
          </table:table-cell>
          <table:table-cell/>
          <table:table-cell table:style-name="ce4" table:formula="of:=[.U367]" office:value-type="float" office:value="-0.0161721476312948" calcext:value-type="float">
            <text:p>-1.617215E-02</text:p>
          </table:table-cell>
          <table:table-cell office:value-type="string" calcext:value-type="string">
            <text:p>;</text:p>
          </table:table-cell>
          <table:table-cell table:style-name="ce11" table:formula="of:=[.J332]/[.B332]" office:value-type="float" office:value="1.03137822554954" calcext:value-type="float">
            <text:p>1.03138</text:p>
          </table:table-cell>
          <table:table-cell table:style-name="ce11" table:formula="of:=[.J332]/[.E$402]" office:value-type="float" office:value="31.3961280576184" calcext:value-type="float">
            <text:p>31.39613</text:p>
          </table:table-cell>
          <table:table-cell office:value-type="float" office:value="3533985.04632897" calcext:value-type="float">
            <text:p>3533985.04632897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2]/[.B332]" office:value-type="float" office:value="1.02775167250717" calcext:value-type="float">
            <text:p>1.02775</text:p>
          </table:table-cell>
          <table:table-cell table:style-name="ce11" table:formula="of:=[.K332]/[.K$402]" office:value-type="float" office:value="31.3933479936072" calcext:value-type="float">
            <text:p>31.39335</text:p>
          </table:table-cell>
          <table:table-cell office:value-type="float" office:value="3636466.27490854" calcext:value-type="float">
            <text:p>3636466.27490854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2]/[.B332]" office:value-type="float" office:value="1.03565864925135" calcext:value-type="float">
            <text:p>1.03566</text:p>
          </table:table-cell>
          <table:table-cell table:style-name="ce11" table:formula="of:=[.L332]/[.Q$402]" office:value-type="float" office:value="31.3940631719598" calcext:value-type="float">
            <text:p>31.39406</text:p>
          </table:table-cell>
          <table:table-cell office:value-type="float" office:value="3701701.90365467" calcext:value-type="float">
            <text:p>3701701.90365467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6].offset =</text:p>
          </table:table-cell>
          <table:table-cell/>
          <table:table-cell table:style-name="ce4" table:formula="of:=[.I386]" office:value-type="float" office:value="-0.0243732340077116" calcext:value-type="float">
            <text:p>-2.437323E-02</text:p>
          </table:table-cell>
          <table:table-cell office:value-type="string" calcext:value-type="string">
            <text:p>;</text:p>
          </table:table-cell>
          <table:table-cell table:style-name="ce11" table:formula="of:=[.J333]/[.B333]" office:value-type="float" office:value="1.0326821656051" calcext:value-type="float">
            <text:p>1.03268</text:p>
          </table:table-cell>
          <table:table-cell table:style-name="ce11" table:formula="of:=[.J333]/[.E$402]" office:value-type="float" office:value="39.3072947785077" calcext:value-type="float">
            <text:p>39.30729</text:p>
          </table:table-cell>
          <table:table-cell office:value-type="float" office:value="5247.53161404819" calcext:value-type="float">
            <text:p>5247.5316140482</text:p>
          </table:table-cell>
          <table:table-cell office:value-type="float" office:value="0.00965169774182971" calcext:value-type="float">
            <text:p>0.009651697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K333]/[.B333]" office:value-type="float" office:value="1.02907165605096" calcext:value-type="float">
            <text:p>1.02907</text:p>
          </table:table-cell>
          <table:table-cell table:style-name="ce11" table:formula="of:=[.K333]/[.K$402]" office:value-type="float" office:value="39.3046020835925" calcext:value-type="float">
            <text:p>39.30460</text:p>
          </table:table-cell>
          <table:table-cell office:value-type="float" office:value="5245.85305742289" calcext:value-type="float">
            <text:p>5245.8530574229</text:p>
          </table:table-cell>
          <table:table-cell office:value-type="float" office:value="0.00937669767722688" calcext:value-type="float">
            <text:p>0.009376697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L333]/[.B333]" office:value-type="float" office:value="1.03701560509554" calcext:value-type="float">
            <text:p>1.03702</text:p>
          </table:table-cell>
          <table:table-cell table:style-name="ce11" table:formula="of:=[.L333]/[.Q$402]" office:value-type="float" office:value="39.3065139496004" calcext:value-type="float">
            <text:p>39.30651</text:p>
          </table:table-cell>
          <table:table-cell office:value-type="float" office:value="5247.57886744287" calcext:value-type="float">
            <text:p>5247.5788674429</text:p>
          </table:table-cell>
          <table:table-cell office:value-type="float" office:value="0.00921448121057581" calcext:value-type="float">
            <text:p>0.0092144812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→cabs[7].offset =</text:p>
          </table:table-cell>
          <table:table-cell/>
          <table:table-cell table:style-name="ce4" table:formula="of:=[.O386]" office:value-type="float" office:value="-0.0207320237266302" calcext:value-type="float">
            <text:p>-2.073202E-02</text:p>
          </table:table-cell>
          <table:table-cell office:value-type="string" calcext:value-type="string">
            <text:p>;</text:p>
          </table:table-cell>
          <table:table-cell table:style-name="ce11" table:formula="of:=[.J334]/[.B334]" office:value-type="float" office:value="1.03165366242038" calcext:value-type="float">
            <text:p>1.03165</text:p>
          </table:table-cell>
          <table:table-cell table:style-name="ce11" table:formula="of:=[.J334]/[.E$402]" office:value-type="float" office:value="47.1217758594571" calcext:value-type="float">
            <text:p>47.12178</text:p>
          </table:table-cell>
          <table:table-cell table:number-columns-repeated="4"/>
          <table:table-cell table:style-name="ce11" table:formula="of:=[.K334]/[.B334]" office:value-type="float" office:value="1.02804909766454" calcext:value-type="float">
            <text:p>1.02805</text:p>
          </table:table-cell>
          <table:table-cell table:style-name="ce11" table:formula="of:=[.K334]/[.K$402]" office:value-type="float" office:value="47.1186555010126" calcext:value-type="float">
            <text:p>47.11866</text:p>
          </table:table-cell>
          <table:table-cell table:number-columns-repeated="4"/>
          <table:table-cell table:style-name="ce11" table:formula="of:=[.L334]/[.B334]" office:value-type="float" office:value="1.03602574309979" calcext:value-type="float">
            <text:p>1.03603</text:p>
          </table:table-cell>
          <table:table-cell table:style-name="ce11" table:formula="of:=[.L334]/[.Q$402]" office:value-type="float" office:value="47.122793666595" calcext:value-type="float">
            <text:p>47.122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8].offset =</text:p>
          </table:table-cell>
          <table:table-cell/>
          <table:table-cell table:style-name="ce4" table:formula="of:=[.U386]" office:value-type="float" office:value="-0.0234095162564572" calcext:value-type="float">
            <text:p>-2.340952E-02</text:p>
          </table:table-cell>
          <table:table-cell office:value-type="string" calcext:value-type="string">
            <text:p>;</text:p>
          </table:table-cell>
          <table:table-cell table:style-name="ce11" table:formula="of:=[.J335]/[.B335]" office:value-type="float" office:value="1.03224430783242" calcext:value-type="float">
            <text:p>1.03224</text:p>
          </table:table-cell>
          <table:table-cell table:style-name="ce11" table:formula="of:=[.J335]/[.E$402]" office:value-type="float" office:value="54.9568280952433" calcext:value-type="float">
            <text:p>54.95683</text:p>
          </table:table-cell>
          <table:table-cell table:number-columns-repeated="4"/>
          <table:table-cell table:style-name="ce11" table:formula="of:=[.K335]/[.B335]" office:value-type="float" office:value="1.02853005464481" calcext:value-type="float">
            <text:p>1.02853</text:p>
          </table:table-cell>
          <table:table-cell table:style-name="ce11" table:formula="of:=[.K335]/[.K$402]" office:value-type="float" office:value="54.9474392418561" calcext:value-type="float">
            <text:p>54.94744</text:p>
          </table:table-cell>
          <table:table-cell table:number-columns-repeated="4"/>
          <table:table-cell table:style-name="ce11" table:formula="of:=[.L335]/[.B335]" office:value-type="float" office:value="1.03662363387978" calcext:value-type="float">
            <text:p>1.03662</text:p>
          </table:table-cell>
          <table:table-cell table:style-name="ce11" table:formula="of:=[.L335]/[.Q$402]" office:value-type="float" office:value="54.9582665537197" calcext:value-type="float">
            <text:p>54.958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9].offset =</text:p>
          </table:table-cell>
          <table:table-cell/>
          <table:table-cell table:style-name="ce4" table:formula="of:=[.I405]" office:value-type="float" office:value="-0.0216894464273096" calcext:value-type="float">
            <text:p>-2.168945E-02</text:p>
          </table:table-cell>
          <table:table-cell office:value-type="string" calcext:value-type="string">
            <text:p>;</text:p>
          </table:table-cell>
          <table:table-cell table:style-name="ce11" table:formula="of:=[.J336]/[.B336]" office:value-type="float" office:value="1.03397527910686" calcext:value-type="float">
            <text:p>1.03398</text:p>
          </table:table-cell>
          <table:table-cell table:style-name="ce11" table:formula="of:=[.J336]/[.E$402]" office:value-type="float" office:value="62.8701525448073" calcext:value-type="float">
            <text:p>62.87015</text:p>
          </table:table-cell>
          <table:table-cell table:number-columns-repeated="4"/>
          <table:table-cell table:style-name="ce11" table:formula="of:=[.K336]/[.B336]" office:value-type="float" office:value="1.03036562998405" calcext:value-type="float">
            <text:p>1.03037</text:p>
          </table:table-cell>
          <table:table-cell table:style-name="ce11" table:formula="of:=[.K336]/[.K$402]" office:value-type="float" office:value="62.866174049352" calcext:value-type="float">
            <text:p>62.86617</text:p>
          </table:table-cell>
          <table:table-cell table:number-columns-repeated="4"/>
          <table:table-cell table:style-name="ce11" table:formula="of:=[.L336]/[.B336]" office:value-type="float" office:value="1.03836762360447" calcext:value-type="float">
            <text:p>1.03837</text:p>
          </table:table-cell>
          <table:table-cell table:style-name="ce11" table:formula="of:=[.L336]/[.Q$402]" office:value-type="float" office:value="62.8721417301499" calcext:value-type="float">
            <text:p>62.872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0].offset =</text:p>
          </table:table-cell>
          <table:table-cell/>
          <table:table-cell table:style-name="ce4" table:formula="of:=[.O405]" office:value-type="float" office:value="-0.0233249455804483" calcext:value-type="float">
            <text:p>-2.332495E-02</text:p>
          </table:table-cell>
          <table:table-cell office:value-type="string" calcext:value-type="string">
            <text:p>;</text:p>
          </table:table-cell>
          <table:table-cell table:style-name="ce11" table:formula="of:=[.J337]/[.B337]" office:value-type="float" office:value="1.02596080669711" calcext:value-type="float">
            <text:p>1.02596</text:p>
          </table:table-cell>
          <table:table-cell table:style-name="ce11" table:formula="of:=[.J337]/[.E$402]" office:value-type="float" office:value="3.92205977252416" calcext:value-type="float">
            <text:p>3.92206</text:p>
          </table:table-cell>
          <table:table-cell table:number-columns-repeated="4"/>
          <table:table-cell table:style-name="ce11" table:formula="of:=[.K337]/[.B337]" office:value-type="float" office:value="1.02291666666667" calcext:value-type="float">
            <text:p>1.02292</text:p>
          </table:table-cell>
          <table:table-cell table:style-name="ce11" table:formula="of:=[.K337]/[.K$402]" office:value-type="float" office:value="3.92387352781939" calcext:value-type="float">
            <text:p>3.92387</text:p>
          </table:table-cell>
          <table:table-cell table:number-columns-repeated="4"/>
          <table:table-cell table:style-name="ce11" table:formula="of:=[.L337]/[.B337]" office:value-type="float" office:value="1.03057458143075" calcext:value-type="float">
            <text:p>1.03057</text:p>
          </table:table-cell>
          <table:table-cell table:style-name="ce11" table:formula="of:=[.L337]/[.Q$402]" office:value-type="float" office:value="3.92315640166832" calcext:value-type="float">
            <text:p>3.923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1].offset =</text:p>
          </table:table-cell>
          <table:table-cell/>
          <table:table-cell table:style-name="ce4" table:formula="of:=[.U405]" office:value-type="float" office:value="-0.0219628044459625" calcext:value-type="float">
            <text:p>-2.196280E-02</text:p>
          </table:table-cell>
          <table:table-cell office:value-type="string" calcext:value-type="string">
            <text:p>;</text:p>
          </table:table-cell>
          <table:table-cell table:style-name="ce11" table:formula="of:=[.J338]/[.B338]" office:value-type="float" office:value="1.02931924384027" calcext:value-type="float">
            <text:p>1.02932</text:p>
          </table:table-cell>
          <table:table-cell table:style-name="ce11" table:formula="of:=[.J338]/[.E$402]" office:value-type="float" office:value="11.7487962674629" calcext:value-type="float">
            <text:p>11.74880</text:p>
          </table:table-cell>
          <table:table-cell table:number-columns-repeated="4"/>
          <table:table-cell table:style-name="ce11" table:formula="of:=[.K338]/[.B338]" office:value-type="float" office:value="1.02597068819031" calcext:value-type="float">
            <text:p>1.02597</text:p>
          </table:table-cell>
          <table:table-cell table:style-name="ce11" table:formula="of:=[.K338]/[.K$402]" office:value-type="float" office:value="11.750857030953" calcext:value-type="float">
            <text:p>11.75086</text:p>
          </table:table-cell>
          <table:table-cell table:number-columns-repeated="4"/>
          <table:table-cell table:style-name="ce11" table:formula="of:=[.L338]/[.B338]" office:value-type="float" office:value="1.03367141036534" calcext:value-type="float">
            <text:p>1.03367</text:p>
          </table:table-cell>
          <table:table-cell table:style-name="ce11" table:formula="of:=[.L338]/[.Q$402]" office:value-type="float" office:value="11.7489361343185" calcext:value-type="float">
            <text:p>11.748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2].offset =</text:p>
          </table:table-cell>
          <table:table-cell/>
          <table:table-cell table:style-name="ce4" table:formula="of:=[.I424]" office:value-type="float" office:value="-0.0227012572095617" calcext:value-type="float">
            <text:p>-2.270126E-02</text:p>
          </table:table-cell>
          <table:table-cell office:value-type="string" calcext:value-type="string">
            <text:p>;</text:p>
          </table:table-cell>
          <table:table-cell table:style-name="ce11" table:formula="of:=[.J339]/[.B339]" office:value-type="float" office:value="1.02996559633028" calcext:value-type="float">
            <text:p>1.02997</text:p>
          </table:table-cell>
          <table:table-cell table:style-name="ce11" table:formula="of:=[.J339]/[.E$402]" office:value-type="float" office:value="19.5969524622229" calcext:value-type="float">
            <text:p>19.59695</text:p>
          </table:table-cell>
          <table:table-cell table:number-columns-repeated="4"/>
          <table:table-cell table:style-name="ce11" table:formula="of:=[.K339]/[.B339]" office:value-type="float" office:value="1.02652395514781" calcext:value-type="float">
            <text:p>1.02652</text:p>
          </table:table-cell>
          <table:table-cell table:style-name="ce11" table:formula="of:=[.K339]/[.K$402]" office:value-type="float" office:value="19.598652741665" calcext:value-type="float">
            <text:p>19.59865</text:p>
          </table:table-cell>
          <table:table-cell table:number-columns-repeated="4"/>
          <table:table-cell table:style-name="ce11" table:formula="of:=[.L339]/[.B339]" office:value-type="float" office:value="1.03435270132518" calcext:value-type="float">
            <text:p>1.03435</text:p>
          </table:table-cell>
          <table:table-cell table:style-name="ce11" table:formula="of:=[.L339]/[.Q$402]" office:value-type="float" office:value="19.5977959558297" calcext:value-type="float">
            <text:p>19.597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3].offset =</text:p>
          </table:table-cell>
          <table:table-cell/>
          <table:table-cell table:style-name="ce4" table:formula="of:=[.O424]" office:value-type="float" office:value="-0.0231393380270504" calcext:value-type="float">
            <text:p>-2.313934E-02</text:p>
          </table:table-cell>
          <table:table-cell office:value-type="string" calcext:value-type="string">
            <text:p>;</text:p>
          </table:table-cell>
          <table:table-cell table:style-name="ce11" table:formula="of:=[.J340]/[.B340]" office:value-type="float" office:value="1.03123451166181" calcext:value-type="float">
            <text:p>1.03123</text:p>
          </table:table-cell>
          <table:table-cell table:style-name="ce11" table:formula="of:=[.J340]/[.E$402]" office:value-type="float" office:value="27.441532645977" calcext:value-type="float">
            <text:p>27.44153</text:p>
          </table:table-cell>
          <table:table-cell table:number-columns-repeated="4"/>
          <table:table-cell table:style-name="ce11" table:formula="of:=[.K340]/[.B340]" office:value-type="float" office:value="1.02765807215743" calcext:value-type="float">
            <text:p>1.02766</text:p>
          </table:table-cell>
          <table:table-cell table:style-name="ce11" table:formula="of:=[.K340]/[.K$402]" office:value-type="float" office:value="27.4404273870635" calcext:value-type="float">
            <text:p>27.44043</text:p>
          </table:table-cell>
          <table:table-cell table:number-columns-repeated="4"/>
          <table:table-cell table:style-name="ce11" table:formula="of:=[.L340]/[.B340]" office:value-type="float" office:value="1.03557671282799" calcext:value-type="float">
            <text:p>1.03558</text:p>
          </table:table-cell>
          <table:table-cell table:style-name="ce11" table:formula="of:=[.L340]/[.Q$402]" office:value-type="float" office:value="27.4413806733491" calcext:value-type="float">
            <text:p>27.441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4].offset =</text:p>
          </table:table-cell>
          <table:table-cell/>
          <table:table-cell table:style-name="ce4" table:formula="of:=[.U424]" office:value-type="float" office:value="-0.022075760231651" calcext:value-type="float">
            <text:p>-2.207576E-02</text:p>
          </table:table-cell>
          <table:table-cell office:value-type="string" calcext:value-type="string">
            <text:p>;</text:p>
          </table:table-cell>
          <table:table-cell table:style-name="ce11" table:formula="of:=[.J341]/[.B341]" office:value-type="float" office:value="1.03211094590768" calcext:value-type="float">
            <text:p>1.03211</text:p>
          </table:table-cell>
          <table:table-cell table:style-name="ce11" table:formula="of:=[.J341]/[.E$402]" office:value-type="float" office:value="35.3419834559202" calcext:value-type="float">
            <text:p>35.34198</text:p>
          </table:table-cell>
          <table:table-cell table:number-columns-repeated="4"/>
          <table:table-cell table:style-name="ce11" table:formula="of:=[.K341]/[.B341]" office:value-type="float" office:value="1.02848095440385" calcext:value-type="float">
            <text:p>1.02848</text:p>
          </table:table-cell>
          <table:table-cell table:style-name="ce11" table:formula="of:=[.K341]/[.K$402]" office:value-type="float" office:value="35.3388243739452" calcext:value-type="float">
            <text:p>35.33882</text:p>
          </table:table-cell>
          <table:table-cell table:number-columns-repeated="4"/>
          <table:table-cell table:style-name="ce11" table:formula="of:=[.L341]/[.B341]" office:value-type="float" office:value="1.0364595723591" calcext:value-type="float">
            <text:p>1.03646</text:p>
          </table:table-cell>
          <table:table-cell table:style-name="ce11" table:formula="of:=[.L341]/[.Q$402]" office:value-type="float" office:value="35.341880986569" calcext:value-type="float">
            <text:p>35.341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5].offset =</text:p>
          </table:table-cell>
          <table:table-cell/>
          <table:table-cell table:style-name="ce4" table:formula="of:=[.I405]" office:value-type="float" office:value="-0.0216894464273096" calcext:value-type="float">
            <text:p>-2.168945E-02</text:p>
          </table:table-cell>
          <table:table-cell office:value-type="string" calcext:value-type="string">
            <text:p>;</text:p>
          </table:table-cell>
          <table:table-cell table:style-name="ce11" table:formula="of:=[.J342]/[.B342]" office:value-type="float" office:value="1.03307917633411" calcext:value-type="float">
            <text:p>1.03308</text:p>
          </table:table-cell>
          <table:table-cell table:style-name="ce11" table:formula="of:=[.J342]/[.E$402]" office:value-type="float" office:value="43.1795085942324" calcext:value-type="float">
            <text:p>43.17951</text:p>
          </table:table-cell>
          <table:table-cell table:number-columns-repeated="4"/>
          <table:table-cell table:style-name="ce11" table:formula="of:=[.K342]/[.B342]" office:value-type="float" office:value="1.02942691415313" calcext:value-type="float">
            <text:p>1.02943</text:p>
          </table:table-cell>
          <table:table-cell table:style-name="ce11" table:formula="of:=[.K342]/[.K$402]" office:value-type="float" office:value="43.1748577207014" calcext:value-type="float">
            <text:p>43.17486</text:p>
          </table:table-cell>
          <table:table-cell table:number-columns-repeated="4"/>
          <table:table-cell table:style-name="ce11" table:formula="of:=[.L342]/[.B342]" office:value-type="float" office:value="1.03743300464037" calcext:value-type="float">
            <text:p>1.03743</text:p>
          </table:table-cell>
          <table:table-cell table:style-name="ce11" table:formula="of:=[.L342]/[.Q$402]" office:value-type="float" office:value="43.1794301159971" calcext:value-type="float">
            <text:p>43.17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6].offset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J343]/[.B343]" office:value-type="float" office:value="1.03343222003929" calcext:value-type="float">
            <text:p>1.03343</text:p>
          </table:table-cell>
          <table:table-cell table:style-name="ce11" table:formula="of:=[.J343]/[.E$402]" office:value-type="float" office:value="51.0113242370065" calcext:value-type="float">
            <text:p>51.01132</text:p>
          </table:table-cell>
          <table:table-cell table:number-columns-repeated="4"/>
          <table:table-cell table:style-name="ce11" table:formula="of:=[.K343]/[.B343]" office:value-type="float" office:value="1.02969646365422" calcext:value-type="float">
            <text:p>1.02970</text:p>
          </table:table-cell>
          <table:table-cell table:style-name="ce11" table:formula="of:=[.K343]/[.K$402]" office:value-type="float" office:value="51.0017560774568" calcext:value-type="float">
            <text:p>51.00176</text:p>
          </table:table-cell>
          <table:table-cell table:number-columns-repeated="4"/>
          <table:table-cell table:style-name="ce11" table:formula="of:=[.L343]/[.B343]" office:value-type="float" office:value="1.03768099214145" calcext:value-type="float">
            <text:p>1.03768</text:p>
          </table:table-cell>
          <table:table-cell table:style-name="ce11" table:formula="of:=[.L343]/[.Q$402]" office:value-type="float" office:value="51.0059944750992" calcext:value-type="float">
            <text:p>51.005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→cabs[17].offset =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11" table:formula="of:=[.J344]/[.B344]" office:value-type="float" office:value="1.03243941326531" calcext:value-type="float">
            <text:p>1.03244</text:p>
          </table:table-cell>
          <table:table-cell table:style-name="ce11" table:formula="of:=[.J344]/[.E$402]" office:value-type="float" office:value="58.8719904092512" calcext:value-type="float">
            <text:p>58.87199</text:p>
          </table:table-cell>
          <table:table-cell table:number-columns-repeated="4"/>
          <table:table-cell table:style-name="ce11" table:formula="of:=[.K344]/[.B344]" office:value-type="float" office:value="1.02884863945578" calcext:value-type="float">
            <text:p>1.02885</text:p>
          </table:table-cell>
          <table:table-cell table:style-name="ce11" table:formula="of:=[.K344]/[.K$402]" office:value-type="float" office:value="58.8690381450015" calcext:value-type="float">
            <text:p>58.86904</text:p>
          </table:table-cell>
          <table:table-cell table:number-columns-repeated="4"/>
          <table:table-cell table:style-name="ce11" table:formula="of:=[.L344]/[.B344]" office:value-type="float" office:value="1.03680208333333" calcext:value-type="float">
            <text:p>1.03680</text:p>
          </table:table-cell>
          <table:table-cell table:style-name="ce11" table:formula="of:=[.L344]/[.Q$402]" office:value-type="float" office:value="58.8725385697178" calcext:value-type="float">
            <text:p>58.8725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386:.E401])" office:value-type="float" office:value="1.03117691584724" calcext:value-type="float">
            <text:p>1.0311769158</text:p>
          </table:table-cell>
          <table:table-cell table:number-columns-repeated="5"/>
          <table:table-cell table:formula="of:=AVERAGE([.K386:.K401])" office:value-type="float" office:value="1.02764206629282" calcext:value-type="float">
            <text:p>1.0276420663</text:p>
          </table:table-cell>
          <table:table-cell table:number-columns-repeated="5"/>
          <table:table-cell table:formula="of:=AVERAGE([.Q386:.Q401])" office:value-type="float" office:value="1.03552460928461" calcext:value-type="float">
            <text:p>1.0355246093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</text:p>
          </table:table-cell>
          <table:table-cell table:style-name="ce3" table:number-columns-repeated="4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29]/[.B329]" office:value-type="float" office:value="1.02708891013384" calcext:value-type="float">
            <text:p>1.02709</text:p>
          </table:table-cell>
          <table:table-cell table:style-name="ce11" table:formula="of:=[.M329]/[.E$421]" office:value-type="float" office:value="15.6532777876312" calcext:value-type="float">
            <text:p>15.65328</text:p>
          </table:table-cell>
          <table:table-cell table:number-matrix-columns-spanned="3" table:number-matrix-rows-spanned="5" table:formula="of:=LINEST([.F405:.F420];[.B329:.C344];1;1)" office:value-type="float" office:value="0.0000420051492427577" calcext:value-type="float">
            <text:p>4.20051492427577E-05</text:p>
          </table:table-cell>
          <table:table-cell office:value-type="float" office:value="0.999707770736233" calcext:value-type="float">
            <text:p>0.9997077707</text:p>
          </table:table-cell>
          <table:table-cell office:value-type="float" office:value="-0.0216894464273096" calcext:value-type="float">
            <text:p>-0.0216894464</text:p>
          </table:table-cell>
          <table:table-cell/>
          <table:table-cell table:style-name="ce11" table:formula="of:=[.N329]/[.B329]" office:value-type="float" office:value="1.02848311026131" calcext:value-type="float">
            <text:p>1.02848</text:p>
          </table:table-cell>
          <table:table-cell table:style-name="ce11" table:formula="of:=[.N329]/[.K$420]" office:value-type="float" office:value="15.6306677300169" calcext:value-type="float">
            <text:p>15.63067</text:p>
          </table:table-cell>
          <table:table-cell table:number-matrix-columns-spanned="3" table:number-matrix-rows-spanned="5" table:formula="of:=LINEST([.L405:.L420];[.B329:.C344];1;1)" office:value-type="float" office:value="0.0000480860171953105" calcext:value-type="float">
            <text:p>0.000048086</text:p>
          </table:table-cell>
          <table:table-cell office:value-type="float" office:value="0.99824164519373" calcext:value-type="float">
            <text:p>0.9982416452</text:p>
          </table:table-cell>
          <table:table-cell office:value-type="float" office:value="-0.0233249455804483" calcext:value-type="float">
            <text:p>-0.0233249456</text:p>
          </table:table-cell>
          <table:table-cell/>
          <table:table-cell table:style-name="ce11" table:formula="of:=[.O329]/[.B329]" office:value-type="float" office:value="1.02718690248566" calcext:value-type="float">
            <text:p>1.02719</text:p>
          </table:table-cell>
          <table:table-cell table:style-name="ce11" table:formula="of:=[.O329]/[.Q$421]" office:value-type="float" office:value="15.6534181943036" calcext:value-type="float">
            <text:p>15.65342</text:p>
          </table:table-cell>
          <table:table-cell table:number-matrix-columns-spanned="3" table:number-matrix-rows-spanned="5" table:formula="of:=LINEST([.R405:.R420];[.B329:.C344];1;1)" office:value-type="float" office:value="0.0000414527104226729" calcext:value-type="float">
            <text:p>4.14527104226729E-05</text:p>
          </table:table-cell>
          <table:table-cell office:value-type="float" office:value="0.99974166272858" calcext:value-type="float">
            <text:p>0.9997416627</text:p>
          </table:table-cell>
          <table:table-cell office:value-type="float" office:value="-0.0219628044459625" calcext:value-type="float">
            <text:p>-0.021962804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0]/[.B330]" office:value-type="float" office:value="1.02788278271919" calcext:value-type="float">
            <text:p>1.02788</text:p>
          </table:table-cell>
          <table:table-cell table:style-name="ce11" table:formula="of:=[.M330]/[.E$421]" office:value-type="float" office:value="7.85764914005288" calcext:value-type="float">
            <text:p>7.85765</text:p>
          </table:table-cell>
          <table:table-cell office:value-type="float" office:value="0.0000229727647998952" calcext:value-type="float">
            <text:p>2.29727647998952E-05</text:p>
          </table:table-cell>
          <table:table-cell office:value-type="float" office:value="0.0015748798764736" calcext:value-type="float">
            <text:p>0.0015748799</text:p>
          </table:table-cell>
          <table:table-cell office:value-type="float" office:value="0.0228040568499937" calcext:value-type="float">
            <text:p>0.0228040568</text:p>
          </table:table-cell>
          <table:table-cell/>
          <table:table-cell table:style-name="ce11" table:formula="of:=[.N330]/[.B330]" office:value-type="float" office:value="1.0292709656925" calcext:value-type="float">
            <text:p>1.02927</text:p>
          </table:table-cell>
          <table:table-cell table:style-name="ce11" table:formula="of:=[.N330]/[.K$420]" office:value-type="float" office:value="7.84624523484618" calcext:value-type="float">
            <text:p>7.84625</text:p>
          </table:table-cell>
          <table:table-cell office:value-type="float" office:value="0.0000228559088983719" calcext:value-type="float">
            <text:p>2.28559088983719E-05</text:p>
          </table:table-cell>
          <table:table-cell office:value-type="float" office:value="0.00156686891177869" calcext:value-type="float">
            <text:p>0.0015668689</text:p>
          </table:table-cell>
          <table:table-cell office:value-type="float" office:value="0.0226880591176874" calcext:value-type="float">
            <text:p>0.0226880591</text:p>
          </table:table-cell>
          <table:table-cell/>
          <table:table-cell table:style-name="ce11" table:formula="of:=[.O330]/[.B330]" office:value-type="float" office:value="1.02797013977128" calcext:value-type="float">
            <text:p>1.02797</text:p>
          </table:table-cell>
          <table:table-cell table:style-name="ce11" table:formula="of:=[.O330]/[.Q$421]" office:value-type="float" office:value="7.8576377480738" calcext:value-type="float">
            <text:p>7.85764</text:p>
          </table:table-cell>
          <table:table-cell office:value-type="float" office:value="0.0000231198751578948" calcext:value-type="float">
            <text:p>2.31198751578948E-05</text:p>
          </table:table-cell>
          <table:table-cell office:value-type="float" office:value="0.00158496491170781" calcext:value-type="float">
            <text:p>0.0015849649</text:p>
          </table:table-cell>
          <table:table-cell office:value-type="float" office:value="0.0229500868553616" calcext:value-type="float">
            <text:p>0.0229500869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1]/[.B331]" office:value-type="float" office:value="1.0294068877551" calcext:value-type="float">
            <text:p>1.02941</text:p>
          </table:table-cell>
          <table:table-cell table:style-name="ce11" table:formula="of:=[.M331]/[.E$421]" office:value-type="float" office:value="23.5179084827297" calcext:value-type="float">
            <text:p>23.51791</text:p>
          </table:table-cell>
          <table:table-cell office:value-type="float" office:value="0.999998241227087" calcext:value-type="float">
            <text:p>0.9999982412</text:p>
          </table:table-cell>
          <table:table-cell office:value-type="float" office:value="0.0266409726634479" calcext:value-type="float">
            <text:p>0.026640972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1]/[.B331]" office:value-type="float" office:value="1.03079931972789" calcext:value-type="float">
            <text:p>1.03080</text:p>
          </table:table-cell>
          <table:table-cell table:style-name="ce11" table:formula="of:=[.N331]/[.K$420]" office:value-type="float" office:value="23.4838265536517" calcext:value-type="float">
            <text:p>23.48383</text:p>
          </table:table-cell>
          <table:table-cell office:value-type="float" office:value="0.999998255384235" calcext:value-type="float">
            <text:p>0.9999982554</text:p>
          </table:table-cell>
          <table:table-cell office:value-type="float" office:value="0.0265054576348842" calcext:value-type="float">
            <text:p>0.0265054576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1]/[.B331]" office:value-type="float" office:value="1.0294887329932" calcext:value-type="float">
            <text:p>1.02949</text:p>
          </table:table-cell>
          <table:table-cell table:style-name="ce11" table:formula="of:=[.O331]/[.Q$421]" office:value-type="float" office:value="23.5177455151578" calcext:value-type="float">
            <text:p>23.51775</text:p>
          </table:table-cell>
          <table:table-cell office:value-type="float" office:value="0.999998218619325" calcext:value-type="float">
            <text:p>0.9999982186</text:p>
          </table:table-cell>
          <table:table-cell office:value-type="float" office:value="0.0268115730705001" calcext:value-type="float">
            <text:p>0.0268115731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2]/[.B332]" office:value-type="float" office:value="1.02957749283211" calcext:value-type="float">
            <text:p>1.02958</text:p>
          </table:table-cell>
          <table:table-cell table:style-name="ce11" table:formula="of:=[.M332]/[.E$421]" office:value-type="float" office:value="31.3924104895709" calcext:value-type="float">
            <text:p>31.39241</text:p>
          </table:table-cell>
          <table:table-cell office:value-type="float" office:value="3695752.03340146" calcext:value-type="float">
            <text:p>3695752.03340146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2]/[.B332]" office:value-type="float" office:value="1.03113491557821" calcext:value-type="float">
            <text:p>1.03113</text:p>
          </table:table-cell>
          <table:table-cell table:style-name="ce11" table:formula="of:=[.N332]/[.K$420]" office:value-type="float" office:value="31.3519264781011" calcext:value-type="float">
            <text:p>31.35193</text:p>
          </table:table-cell>
          <table:table-cell office:value-type="float" office:value="3725742.24642394" calcext:value-type="float">
            <text:p>3725742.24642394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2]/[.B332]" office:value-type="float" office:value="1.02967625039822" calcext:value-type="float">
            <text:p>1.02968</text:p>
          </table:table-cell>
          <table:table-cell table:style-name="ce11" table:formula="of:=[.O332]/[.Q$421]" office:value-type="float" office:value="31.3927081640621" calcext:value-type="float">
            <text:p>31.39271</text:p>
          </table:table-cell>
          <table:table-cell office:value-type="float" office:value="3648848.6206516" calcext:value-type="float">
            <text:p>3648848.6206516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3]/[.B333]" office:value-type="float" office:value="1.03095891719745" calcext:value-type="float">
            <text:p>1.03096</text:p>
          </table:table-cell>
          <table:table-cell table:style-name="ce11" table:formula="of:=[.M333]/[.E$421]" office:value-type="float" office:value="39.3056813751261" calcext:value-type="float">
            <text:p>39.30568</text:p>
          </table:table-cell>
          <table:table-cell office:value-type="float" office:value="5246.05662523452" calcext:value-type="float">
            <text:p>5246.0566252345</text:p>
          </table:table-cell>
          <table:table-cell office:value-type="float" office:value="0.00922663851790953" calcext:value-type="float">
            <text:p>0.0092266385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N333]/[.B333]" office:value-type="float" office:value="1.03252929936306" calcext:value-type="float">
            <text:p>1.03253</text:p>
          </table:table-cell>
          <table:table-cell table:style-name="ce11" table:formula="of:=[.N333]/[.K$420]" office:value-type="float" office:value="39.2554055731991" calcext:value-type="float">
            <text:p>39.25541</text:p>
          </table:table-cell>
          <table:table-cell office:value-type="float" office:value="5234.96058358118" calcext:value-type="float">
            <text:p>5234.9605835812</text:p>
          </table:table-cell>
          <table:table-cell office:value-type="float" office:value="0.00913301069765034" calcext:value-type="float">
            <text:p>0.0091330107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O333]/[.B333]" office:value-type="float" office:value="1.03104394904459" calcext:value-type="float">
            <text:p>1.03104</text:p>
          </table:table-cell>
          <table:table-cell table:style-name="ce11" table:formula="of:=[.O333]/[.Q$421]" office:value-type="float" office:value="39.305525781985" calcext:value-type="float">
            <text:p>39.30553</text:p>
          </table:table-cell>
          <table:table-cell office:value-type="float" office:value="5246.02592660357" calcext:value-type="float">
            <text:p>5246.0259266036</text:p>
          </table:table-cell>
          <table:table-cell office:value-type="float" office:value="0.00934518585669193" calcext:value-type="float">
            <text:p>0.009345185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M334]/[.B334]" office:value-type="float" office:value="1.02989623142251" calcext:value-type="float">
            <text:p>1.02990</text:p>
          </table:table-cell>
          <table:table-cell table:style-name="ce11" table:formula="of:=[.M334]/[.E$421]" office:value-type="float" office:value="47.1181993149973" calcext:value-type="float">
            <text:p>47.11820</text:p>
          </table:table-cell>
          <table:table-cell table:number-columns-repeated="4"/>
          <table:table-cell table:style-name="ce11" table:formula="of:=[.N334]/[.B334]" office:value-type="float" office:value="1.03160483014862" calcext:value-type="float">
            <text:p>1.03160</text:p>
          </table:table-cell>
          <table:table-cell table:style-name="ce11" table:formula="of:=[.N334]/[.K$420]" office:value-type="float" office:value="47.06431016387" calcext:value-type="float">
            <text:p>47.06431</text:p>
          </table:table-cell>
          <table:table-cell table:number-columns-repeated="4"/>
          <table:table-cell table:style-name="ce11" table:formula="of:=[.O334]/[.B334]" office:value-type="float" office:value="1.02997080679406" calcext:value-type="float">
            <text:p>1.02997</text:p>
          </table:table-cell>
          <table:table-cell table:style-name="ce11" table:formula="of:=[.O334]/[.Q$421]" office:value-type="float" office:value="47.1175384583552" calcext:value-type="float">
            <text:p>47.1175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5]/[.B335]" office:value-type="float" office:value="1.03048474499089" calcext:value-type="float">
            <text:p>1.03048</text:p>
          </table:table-cell>
          <table:table-cell table:style-name="ce11" table:formula="of:=[.M335]/[.E$421]" office:value-type="float" office:value="54.9525968412897" calcext:value-type="float">
            <text:p>54.95260</text:p>
          </table:table-cell>
          <table:table-cell table:number-columns-repeated="4"/>
          <table:table-cell table:style-name="ce11" table:formula="of:=[.N335]/[.B335]" office:value-type="float" office:value="1.03217030965392" calcext:value-type="float">
            <text:p>1.03217</text:p>
          </table:table-cell>
          <table:table-cell table:style-name="ce11" table:formula="of:=[.N335]/[.K$420]" office:value-type="float" office:value="54.8884706597487" calcext:value-type="float">
            <text:p>54.88847</text:p>
          </table:table-cell>
          <table:table-cell table:number-columns-repeated="4"/>
          <table:table-cell table:style-name="ce11" table:formula="of:=[.O335]/[.B335]" office:value-type="float" office:value="1.03057263205829" calcext:value-type="float">
            <text:p>1.03057</text:p>
          </table:table-cell>
          <table:table-cell table:style-name="ce11" table:formula="of:=[.O335]/[.Q$421]" office:value-type="float" office:value="54.9525336415735" calcext:value-type="float">
            <text:p>54.9525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6]/[.B336]" office:value-type="float" office:value="1.0322043460925" calcext:value-type="float">
            <text:p>1.03220</text:p>
          </table:table-cell>
          <table:table-cell table:style-name="ce11" table:formula="of:=[.M336]/[.E$421]" office:value-type="float" office:value="62.864799245377" calcext:value-type="float">
            <text:p>62.86480</text:p>
          </table:table-cell>
          <table:table-cell table:number-columns-repeated="4"/>
          <table:table-cell table:style-name="ce11" table:formula="of:=[.N336]/[.B336]" office:value-type="float" office:value="1.03394876395534" calcext:value-type="float">
            <text:p>1.03395</text:p>
          </table:table-cell>
          <table:table-cell table:style-name="ce11" table:formula="of:=[.N336]/[.K$420]" office:value-type="float" office:value="62.7948435336917" calcext:value-type="float">
            <text:p>62.79484</text:p>
          </table:table-cell>
          <table:table-cell table:number-columns-repeated="4"/>
          <table:table-cell table:style-name="ce11" table:formula="of:=[.O336]/[.B336]" office:value-type="float" office:value="1.03229685007975" calcext:value-type="float">
            <text:p>1.03230</text:p>
          </table:table-cell>
          <table:table-cell table:style-name="ce11" table:formula="of:=[.O336]/[.Q$421]" office:value-type="float" office:value="62.8649991767184" calcext:value-type="float">
            <text:p>62.8650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7]/[.B337]" office:value-type="float" office:value="1.02467656012177" calcext:value-type="float">
            <text:p>1.02468</text:p>
          </table:table-cell>
          <table:table-cell table:style-name="ce11" table:formula="of:=[.M337]/[.E$421]" office:value-type="float" office:value="3.92353680094408" calcext:value-type="float">
            <text:p>3.92354</text:p>
          </table:table-cell>
          <table:table-cell table:number-columns-repeated="4"/>
          <table:table-cell table:style-name="ce11" table:formula="of:=[.N337]/[.B337]" office:value-type="float" office:value="1.02576420598681" calcext:value-type="float">
            <text:p>1.02576</text:p>
          </table:table-cell>
          <table:table-cell table:style-name="ce11" table:formula="of:=[.N337]/[.K$420]" office:value-type="float" office:value="3.91671150487743" calcext:value-type="float">
            <text:p>3.91671</text:p>
          </table:table-cell>
          <table:table-cell table:number-columns-repeated="4"/>
          <table:table-cell table:style-name="ce11" table:formula="of:=[.O337]/[.B337]" office:value-type="float" office:value="1.02471461187215" calcext:value-type="float">
            <text:p>1.02471</text:p>
          </table:table-cell>
          <table:table-cell table:style-name="ce11" table:formula="of:=[.O337]/[.Q$421]" office:value-type="float" office:value="3.92334337980106" calcext:value-type="float">
            <text:p>3.9233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8]/[.B338]" office:value-type="float" office:value="1.02785896346644" calcext:value-type="float">
            <text:p>1.02786</text:p>
          </table:table-cell>
          <table:table-cell table:style-name="ce11" table:formula="of:=[.M338]/[.E$421]" office:value-type="float" office:value="11.7512563180624" calcext:value-type="float">
            <text:p>11.75126</text:p>
          </table:table-cell>
          <table:table-cell table:number-columns-repeated="4"/>
          <table:table-cell table:style-name="ce11" table:formula="of:=[.N338]/[.B338]" office:value-type="float" office:value="1.02911852166525" calcext:value-type="float">
            <text:p>1.02912</text:p>
          </table:table-cell>
          <table:table-cell table:style-name="ce11" table:formula="of:=[.N338]/[.K$420]" office:value-type="float" office:value="11.7327355179786" calcext:value-type="float">
            <text:p>11.73274</text:p>
          </table:table-cell>
          <table:table-cell table:number-columns-repeated="4"/>
          <table:table-cell table:style-name="ce11" table:formula="of:=[.O338]/[.B338]" office:value-type="float" office:value="1.02793224299065" calcext:value-type="float">
            <text:p>1.02793</text:p>
          </table:table-cell>
          <table:table-cell table:style-name="ce11" table:formula="of:=[.O338]/[.Q$421]" office:value-type="float" office:value="11.751078373323" calcext:value-type="float">
            <text:p>11.7510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39]/[.B339]" office:value-type="float" office:value="1.02844801223242" calcext:value-type="float">
            <text:p>1.02845</text:p>
          </table:table-cell>
          <table:table-cell table:style-name="ce11" table:formula="of:=[.M339]/[.E$421]" office:value-type="float" office:value="19.5999812094918" calcext:value-type="float">
            <text:p>19.59998</text:p>
          </table:table-cell>
          <table:table-cell table:number-columns-repeated="4"/>
          <table:table-cell table:style-name="ce11" table:formula="of:=[.N339]/[.B339]" office:value-type="float" office:value="1.02973496432212" calcext:value-type="float">
            <text:p>1.02973</text:p>
          </table:table-cell>
          <table:table-cell table:style-name="ce11" table:formula="of:=[.N339]/[.K$420]" office:value-type="float" office:value="19.5695971603359" calcext:value-type="float">
            <text:p>19.56960</text:p>
          </table:table-cell>
          <table:table-cell table:number-columns-repeated="4"/>
          <table:table-cell table:style-name="ce11" table:formula="of:=[.O339]/[.B339]" office:value-type="float" office:value="1.02856332823649" calcext:value-type="float">
            <text:p>1.02856</text:p>
          </table:table-cell>
          <table:table-cell table:style-name="ce11" table:formula="of:=[.O339]/[.Q$421]" office:value-type="float" office:value="19.6004846688649" calcext:value-type="float">
            <text:p>19.600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0]/[.B340]" office:value-type="float" office:value="1.02956587099125" calcext:value-type="float">
            <text:p>1.02957</text:p>
          </table:table-cell>
          <table:table-cell table:style-name="ce11" table:formula="of:=[.M340]/[.E$421]" office:value-type="float" office:value="27.4417973968847" calcext:value-type="float">
            <text:p>27.44180</text:p>
          </table:table-cell>
          <table:table-cell table:number-columns-repeated="4"/>
          <table:table-cell table:style-name="ce11" table:formula="of:=[.N340]/[.B340]" office:value-type="float" office:value="1.03098624271137" calcext:value-type="float">
            <text:p>1.03099</text:p>
          </table:table-cell>
          <table:table-cell table:style-name="ce11" table:formula="of:=[.N340]/[.K$420]" office:value-type="float" office:value="27.4027659050039" calcext:value-type="float">
            <text:p>27.40277</text:p>
          </table:table-cell>
          <table:table-cell table:number-columns-repeated="4"/>
          <table:table-cell table:style-name="ce11" table:formula="of:=[.O340]/[.B340]" office:value-type="float" office:value="1.02967064504373" calcext:value-type="float">
            <text:p>1.02967</text:p>
          </table:table-cell>
          <table:table-cell table:style-name="ce11" table:formula="of:=[.O340]/[.Q$421]" office:value-type="float" office:value="27.4422179880053" calcext:value-type="float">
            <text:p>27.4422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1]/[.B341]" office:value-type="float" office:value="1.0303313508921" calcext:value-type="float">
            <text:p>1.03033</text:p>
          </table:table-cell>
          <table:table-cell table:style-name="ce11" table:formula="of:=[.M341]/[.E$421]" office:value-type="float" office:value="35.3385675288627" calcext:value-type="float">
            <text:p>35.33857</text:p>
          </table:table-cell>
          <table:table-cell table:number-columns-repeated="4"/>
          <table:table-cell table:style-name="ce11" table:formula="of:=[.N341]/[.B341]" office:value-type="float" office:value="1.0319233220051" calcext:value-type="float">
            <text:p>1.03192</text:p>
          </table:table-cell>
          <table:table-cell table:style-name="ce11" table:formula="of:=[.N341]/[.K$420]" office:value-type="float" office:value="35.2941371388259" calcext:value-type="float">
            <text:p>35.29414</text:p>
          </table:table-cell>
          <table:table-cell table:number-columns-repeated="4"/>
          <table:table-cell table:style-name="ce11" table:formula="of:=[.O341]/[.B341]" office:value-type="float" office:value="1.03045419144718" calcext:value-type="float">
            <text:p>1.03045</text:p>
          </table:table-cell>
          <table:table-cell table:style-name="ce11" table:formula="of:=[.O341]/[.Q$421]" office:value-type="float" office:value="35.3397260754816" calcext:value-type="float">
            <text:p>35.3397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2]/[.B342]" office:value-type="float" office:value="1.0313285962877" calcext:value-type="float">
            <text:p>1.03133</text:p>
          </table:table-cell>
          <table:table-cell table:style-name="ce11" table:formula="of:=[.M342]/[.E$421]" office:value-type="float" office:value="43.1766197474484" calcext:value-type="float">
            <text:p>43.17662</text:p>
          </table:table-cell>
          <table:table-cell table:number-columns-repeated="4"/>
          <table:table-cell table:style-name="ce11" table:formula="of:=[.N342]/[.B342]" office:value-type="float" office:value="1.03293416473318" calcext:value-type="float">
            <text:p>1.03293</text:p>
          </table:table-cell>
          <table:table-cell table:style-name="ce11" table:formula="of:=[.N342]/[.K$420]" office:value-type="float" office:value="43.1228380826831" calcext:value-type="float">
            <text:p>43.12284</text:p>
          </table:table-cell>
          <table:table-cell table:number-columns-repeated="4"/>
          <table:table-cell table:style-name="ce11" table:formula="of:=[.O342]/[.B342]" office:value-type="float" office:value="1.03142285382831" calcext:value-type="float">
            <text:p>1.03142</text:p>
          </table:table-cell>
          <table:table-cell table:style-name="ce11" table:formula="of:=[.O342]/[.Q$421]" office:value-type="float" office:value="43.1768337553673" calcext:value-type="float">
            <text:p>43.1768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3]/[.B343]" office:value-type="float" office:value="1.03157121807466" calcext:value-type="float">
            <text:p>1.03157</text:p>
          </table:table-cell>
          <table:table-cell table:style-name="ce11" table:formula="of:=[.M343]/[.E$421]" office:value-type="float" office:value="51.0024815638329" calcext:value-type="float">
            <text:p>51.00248</text:p>
          </table:table-cell>
          <table:table-cell table:number-columns-repeated="4"/>
          <table:table-cell table:style-name="ce11" table:formula="of:=[.N343]/[.B343]" office:value-type="float" office:value="1.03324607072692" calcext:value-type="float">
            <text:p>1.03325</text:p>
          </table:table-cell>
          <table:table-cell table:style-name="ce11" table:formula="of:=[.N343]/[.K$420]" office:value-type="float" office:value="50.9423491598318" calcext:value-type="float">
            <text:p>50.94235</text:p>
          </table:table-cell>
          <table:table-cell table:number-columns-repeated="4"/>
          <table:table-cell table:style-name="ce11" table:formula="of:=[.O343]/[.B343]" office:value-type="float" office:value="1.03166060903733" calcext:value-type="float">
            <text:p>1.03166</text:p>
          </table:table-cell>
          <table:table-cell table:style-name="ce11" table:formula="of:=[.O343]/[.Q$421]" office:value-type="float" office:value="51.0024926745781" calcext:value-type="float">
            <text:p>51.0024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M344]/[.B344]" office:value-type="float" office:value="1.03069409013605" calcext:value-type="float">
            <text:p>1.03069</text:p>
          </table:table-cell>
          <table:table-cell table:style-name="ce11" table:formula="of:=[.M344]/[.E$421]" office:value-type="float" office:value="58.868290016913" calcext:value-type="float">
            <text:p>58.86829</text:p>
          </table:table-cell>
          <table:table-cell table:number-columns-repeated="4"/>
          <table:table-cell table:style-name="ce11" table:formula="of:=[.N344]/[.B344]" office:value-type="float" office:value="1.03238711734694" calcext:value-type="float">
            <text:p>1.03239</text:p>
          </table:table-cell>
          <table:table-cell table:style-name="ce11" table:formula="of:=[.N344]/[.K$420]" office:value-type="float" office:value="58.8" calcext:value-type="float">
            <text:p>58.80000</text:p>
          </table:table-cell>
          <table:table-cell table:number-columns-repeated="4"/>
          <table:table-cell table:style-name="ce11" table:formula="of:=[.O344]/[.B344]" office:value-type="float" office:value="1.03077402210884" calcext:value-type="float">
            <text:p>1.03077</text:p>
          </table:table-cell>
          <table:table-cell table:style-name="ce11" table:formula="of:=[.O344]/[.Q$421]" office:value-type="float" office:value="58.867766976697" calcext:value-type="float">
            <text:p>58.867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405:.E420])" office:value-type="float" office:value="1.02949843595912" calcext:value-type="float">
            <text:p>1.029498436</text:p>
          </table:table-cell>
          <table:table-cell table:number-columns-repeated="5"/>
          <table:table-cell table:formula="of:=AVERAGE([.K405:.K420])" office:value-type="float" office:value="1.03100225774241" calcext:value-type="float">
            <text:p>1.0310022577</text:p>
          </table:table-cell>
          <table:table-cell table:number-columns-repeated="5"/>
          <table:table-cell table:formula="of:=AVERAGE([.Q405:.Q420])" office:value-type="float" office:value="1.02958742301186" calcext:value-type="float">
            <text:p>1.029587423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4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Q</text:p>
          </table:table-cell>
          <table:table-cell table:style-name="ce3" table:number-columns-repeated="4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29]/[.B329]" office:value-type="float" office:value="1.03157106437221" calcext:value-type="float">
            <text:p>1.03157</text:p>
          </table:table-cell>
          <table:table-cell table:style-name="ce11" table:formula="of:=[.P329]/[.E$440]" office:value-type="float" office:value="15.6495692145806" calcext:value-type="float">
            <text:p>15.64957</text:p>
          </table:table-cell>
          <table:table-cell table:number-matrix-columns-spanned="3" table:number-matrix-rows-spanned="5" table:formula="of:=LINEST([.F424:.F439];[.B329:.C344];1;1)" office:value-type="float" office:value="0.0000477674354940214" calcext:value-type="float">
            <text:p>4.77674354940214E-05</text:p>
          </table:table-cell>
          <table:table-cell office:value-type="float" office:value="0.999547146285438" calcext:value-type="float">
            <text:p>0.9995471463</text:p>
          </table:table-cell>
          <table:table-cell office:value-type="float" office:value="-0.0227012572095617" calcext:value-type="float">
            <text:p>-0.0227012572</text:p>
          </table:table-cell>
          <table:table-cell/>
          <table:table-cell table:style-name="ce11" table:formula="of:=[.Q329]/[.B329]" office:value-type="float" office:value="1.03380736137667" calcext:value-type="float">
            <text:p>1.03381</text:p>
          </table:table-cell>
          <table:table-cell table:style-name="ce11" table:formula="of:=[.Q329]/[.K$440]" office:value-type="float" office:value="15.6535792469717" calcext:value-type="float">
            <text:p>15.65358</text:p>
          </table:table-cell>
          <table:table-cell table:number-matrix-columns-spanned="3" table:number-matrix-rows-spanned="5" table:formula="of:=LINEST([.L424:.L439];[.B329:.C344];1;1)" office:value-type="float" office:value="0.0000427371700477026" calcext:value-type="float">
            <text:p>4.27371700477026E-05</text:p>
          </table:table-cell>
          <table:table-cell office:value-type="float" office:value="0.99975017827" calcext:value-type="float">
            <text:p>0.9997501783</text:p>
          </table:table-cell>
          <table:table-cell office:value-type="float" office:value="-0.0231393380270504" calcext:value-type="float">
            <text:p>-0.023139338</text:p>
          </table:table-cell>
          <table:table-cell/>
          <table:table-cell table:style-name="ce11" table:formula="of:=[.R329]/[.B329]" office:value-type="float" office:value="1.02979923518164" calcext:value-type="float">
            <text:p>1.02980</text:p>
          </table:table-cell>
          <table:table-cell table:style-name="ce11" table:formula="of:=[.R329]/[.Q$440]" office:value-type="float" office:value="15.6546945147872" calcext:value-type="float">
            <text:p>15.65469</text:p>
          </table:table-cell>
          <table:table-cell table:number-matrix-columns-spanned="3" table:number-matrix-rows-spanned="5" table:formula="of:=LINEST([.R424:.R439];[.B329:.C344];1;1)" office:value-type="float" office:value="0.0000404010788492375" calcext:value-type="float">
            <text:p>4.04010788492375E-05</text:p>
          </table:table-cell>
          <table:table-cell office:value-type="float" office:value="0.999777018689262" calcext:value-type="float">
            <text:p>0.9997770187</text:p>
          </table:table-cell>
          <table:table-cell office:value-type="float" office:value="-0.022075760231651" calcext:value-type="float">
            <text:p>-0.022075760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0]/[.B330]" office:value-type="float" office:value="1.03245076238882" calcext:value-type="float">
            <text:p>1.03245</text:p>
          </table:table-cell>
          <table:table-cell table:style-name="ce11" table:formula="of:=[.P330]/[.E$440]" office:value-type="float" office:value="7.85641423117435" calcext:value-type="float">
            <text:p>7.85641</text:p>
          </table:table-cell>
          <table:table-cell office:value-type="float" office:value="0.0000232116824734143" calcext:value-type="float">
            <text:p>2.32116824734143E-05</text:p>
          </table:table-cell>
          <table:table-cell office:value-type="float" office:value="0.00159125869023139" calcext:value-type="float">
            <text:p>0.0015912587</text:p>
          </table:table-cell>
          <table:table-cell office:value-type="float" office:value="0.0230412199540804" calcext:value-type="float">
            <text:p>0.02304122</text:p>
          </table:table-cell>
          <table:table-cell/>
          <table:table-cell table:style-name="ce11" table:formula="of:=[.Q330]/[.B330]" office:value-type="float" office:value="1.03432020330369" calcext:value-type="float">
            <text:p>1.03432</text:p>
          </table:table-cell>
          <table:table-cell table:style-name="ce11" table:formula="of:=[.Q330]/[.K$440]" office:value-type="float" office:value="7.85562660860869" calcext:value-type="float">
            <text:p>7.85563</text:p>
          </table:table-cell>
          <table:table-cell office:value-type="float" office:value="0.0000227604286201067" calcext:value-type="float">
            <text:p>2.27604286201067E-05</text:p>
          </table:table-cell>
          <table:table-cell office:value-type="float" office:value="0.00156032333617429" calcext:value-type="float">
            <text:p>0.0015603233</text:p>
          </table:table-cell>
          <table:table-cell office:value-type="float" office:value="0.0225932800298162" calcext:value-type="float">
            <text:p>0.02259328</text:p>
          </table:table-cell>
          <table:table-cell/>
          <table:table-cell table:style-name="ce11" table:formula="of:=[.R330]/[.B330]" office:value-type="float" office:value="1.03074968233799" calcext:value-type="float">
            <text:p>1.03075</text:p>
          </table:table-cell>
          <table:table-cell table:style-name="ce11" table:formula="of:=[.R330]/[.Q$440]" office:value-type="float" office:value="7.85953822850334" calcext:value-type="float">
            <text:p>7.85954</text:p>
          </table:table-cell>
          <table:table-cell office:value-type="float" office:value="0.0000224990087196231" calcext:value-type="float">
            <text:p>0.000022499</text:p>
          </table:table-cell>
          <table:table-cell office:value-type="float" office:value="0.00154240189989234" calcext:value-type="float">
            <text:p>0.0015424019</text:p>
          </table:table-cell>
          <table:table-cell office:value-type="float" office:value="0.0223337799511676" calcext:value-type="float">
            <text:p>0.0223337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1]/[.B331]" office:value-type="float" office:value="1.03393229166667" calcext:value-type="float">
            <text:p>1.03393</text:p>
          </table:table-cell>
          <table:table-cell table:style-name="ce11" table:formula="of:=[.P331]/[.E$440]" office:value-type="float" office:value="23.5130901400017" calcext:value-type="float">
            <text:p>23.51309</text:p>
          </table:table-cell>
          <table:table-cell office:value-type="float" office:value="0.999998205254604" calcext:value-type="float">
            <text:p>0.9999982053</text:p>
          </table:table-cell>
          <table:table-cell office:value-type="float" office:value="0.0269180398455864" calcext:value-type="float">
            <text:p>0.0269180398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1]/[.B331]" office:value-type="float" office:value="1.03611181972789" calcext:value-type="float">
            <text:p>1.03611</text:p>
          </table:table-cell>
          <table:table-cell table:style-name="ce11" table:formula="of:=[.Q331]/[.K$440]" office:value-type="float" office:value="23.5177103837174" calcext:value-type="float">
            <text:p>23.51771</text:p>
          </table:table-cell>
          <table:table-cell office:value-type="float" office:value="0.999998273903364" calcext:value-type="float">
            <text:p>0.9999982739</text:p>
          </table:table-cell>
          <table:table-cell office:value-type="float" office:value="0.0263947314116664" calcext:value-type="float">
            <text:p>0.026394731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1]/[.B331]" office:value-type="float" office:value="1.03201902636054" calcext:value-type="float">
            <text:p>1.03202</text:p>
          </table:table-cell>
          <table:table-cell table:style-name="ce11" table:formula="of:=[.R331]/[.Q$440]" office:value-type="float" office:value="23.5176601491687" calcext:value-type="float">
            <text:p>23.51766</text:p>
          </table:table-cell>
          <table:table-cell office:value-type="float" office:value="0.999998312892793" calcext:value-type="float">
            <text:p>0.9999983129</text:p>
          </table:table-cell>
          <table:table-cell office:value-type="float" office:value="0.0260915689284769" calcext:value-type="float">
            <text:p>0.0260915689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2]/[.B332]" office:value-type="float" office:value="1.03426130933418" calcext:value-type="float">
            <text:p>1.03426</text:p>
          </table:table-cell>
          <table:table-cell table:style-name="ce11" table:formula="of:=[.P332]/[.E$440]" office:value-type="float" office:value="31.3907640228429" calcext:value-type="float">
            <text:p>31.39076</text:p>
          </table:table-cell>
          <table:table-cell office:value-type="float" office:value="3621677.11765891" calcext:value-type="float">
            <text:p>3621677.11765891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2]/[.B332]" office:value-type="float" office:value="1.0362707072316" calcext:value-type="float">
            <text:p>1.03627</text:p>
          </table:table-cell>
          <table:table-cell table:style-name="ce11" table:formula="of:=[.Q332]/[.K$440]" office:value-type="float" office:value="31.3917574383762" calcext:value-type="float">
            <text:p>31.39176</text:p>
          </table:table-cell>
          <table:table-cell office:value-type="float" office:value="3765715.45689353" calcext:value-type="float">
            <text:p>3765715.45689353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2]/[.B332]" office:value-type="float" office:value="1.03219138260593" calcext:value-type="float">
            <text:p>1.03219</text:p>
          </table:table-cell>
          <table:table-cell table:style-name="ce11" table:formula="of:=[.R332]/[.Q$440]" office:value-type="float" office:value="31.392119098668" calcext:value-type="float">
            <text:p>31.39212</text:p>
          </table:table-cell>
          <table:table-cell office:value-type="float" office:value="3852742.14214822" calcext:value-type="float">
            <text:p>3852742.14214822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3]/[.B333]" office:value-type="float" office:value="1.03575891719745" calcext:value-type="float">
            <text:p>1.03576</text:p>
          </table:table-cell>
          <table:table-cell table:style-name="ce11" table:formula="of:=[.P333]/[.E$440]" office:value-type="float" office:value="39.3077906207649" calcext:value-type="float">
            <text:p>39.30779</text:p>
          </table:table-cell>
          <table:table-cell office:value-type="float" office:value="5248.39590723274" calcext:value-type="float">
            <text:p>5248.3959072327</text:p>
          </table:table-cell>
          <table:table-cell office:value-type="float" office:value="0.00941955129867148" calcext:value-type="float">
            <text:p>0.0094195513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Q333]/[.B333]" office:value-type="float" office:value="1.03771815286624" calcext:value-type="float">
            <text:p>1.03772</text:p>
          </table:table-cell>
          <table:table-cell table:style-name="ce11" table:formula="of:=[.Q333]/[.K$440]" office:value-type="float" office:value="39.3070243123885" calcext:value-type="float">
            <text:p>39.30702</text:p>
          </table:table-cell>
          <table:table-cell office:value-type="float" office:value="5247.01119425296" calcext:value-type="float">
            <text:p>5247.011194253</text:p>
          </table:table-cell>
          <table:table-cell office:value-type="float" office:value="0.00905686400182215" calcext:value-type="float">
            <text:p>0.009056864</text:p>
          </table:table-cell>
          <table:table-cell office:value-type="string" office:string-value="#N/A" calcext:value-type="string">
            <text:p>#N/A</text:p>
          </table:table-cell>
          <table:table-cell/>
          <table:table-cell table:style-name="ce11" table:formula="of:=[.R333]/[.B333]" office:value-type="float" office:value="1.03354299363057" calcext:value-type="float">
            <text:p>1.03354</text:p>
          </table:table-cell>
          <table:table-cell table:style-name="ce11" table:formula="of:=[.R333]/[.Q$440]" office:value-type="float" office:value="39.3040494043047" calcext:value-type="float">
            <text:p>39.30405</text:p>
          </table:table-cell>
          <table:table-cell office:value-type="float" office:value="5245.66229850214" calcext:value-type="float">
            <text:p>5245.6622985022</text:p>
          </table:table-cell>
          <table:table-cell office:value-type="float" office:value="0.00885000959894299" calcext:value-type="float">
            <text:p>0.0088500096</text:p>
          </table:table-cell>
          <table:table-cell office:value-type="string" office:string-value="#N/A" calcext:value-type="string">
            <text:p>#N/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1" table:formula="of:=[.P334]/[.B334]" office:value-type="float" office:value="1.03472850318471" calcext:value-type="float">
            <text:p>1.03473</text:p>
          </table:table-cell>
          <table:table-cell table:style-name="ce11" table:formula="of:=[.P334]/[.E$440]" office:value-type="float" office:value="47.1224228077026" calcext:value-type="float">
            <text:p>47.12242</text:p>
          </table:table-cell>
          <table:table-cell table:number-columns-repeated="4"/>
          <table:table-cell table:style-name="ce11" table:formula="of:=[.Q334]/[.B334]" office:value-type="float" office:value="1.03669479830149" calcext:value-type="float">
            <text:p>1.03669</text:p>
          </table:table-cell>
          <table:table-cell table:style-name="ce11" table:formula="of:=[.Q334]/[.K$440]" office:value-type="float" office:value="47.1219136280627" calcext:value-type="float">
            <text:p>47.12191</text:p>
          </table:table-cell>
          <table:table-cell table:number-columns-repeated="4"/>
          <table:table-cell table:style-name="ce11" table:formula="of:=[.R334]/[.B334]" office:value-type="float" office:value="1.03251963906582" calcext:value-type="float">
            <text:p>1.03252</text:p>
          </table:table-cell>
          <table:table-cell table:style-name="ce11" table:formula="of:=[.R334]/[.Q$440]" office:value-type="float" office:value="47.1181593662044" calcext:value-type="float">
            <text:p>47.1181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5]/[.B335]" office:value-type="float" office:value="1.03537955373406" calcext:value-type="float">
            <text:p>1.03538</text:p>
          </table:table-cell>
          <table:table-cell table:style-name="ce11" table:formula="of:=[.P335]/[.E$440]" office:value-type="float" office:value="54.9606956306041" calcext:value-type="float">
            <text:p>54.96070</text:p>
          </table:table-cell>
          <table:table-cell table:number-columns-repeated="4"/>
          <table:table-cell table:style-name="ce11" table:formula="of:=[.Q335]/[.B335]" office:value-type="float" office:value="1.03727003642987" calcext:value-type="float">
            <text:p>1.03727</text:p>
          </table:table-cell>
          <table:table-cell table:style-name="ce11" table:formula="of:=[.Q335]/[.K$440]" office:value-type="float" office:value="54.9560195583785" calcext:value-type="float">
            <text:p>54.95602</text:p>
          </table:table-cell>
          <table:table-cell table:number-columns-repeated="4"/>
          <table:table-cell table:style-name="ce11" table:formula="of:=[.R335]/[.B335]" office:value-type="float" office:value="1.03313091985428" calcext:value-type="float">
            <text:p>1.03313</text:p>
          </table:table-cell>
          <table:table-cell table:style-name="ce11" table:formula="of:=[.R335]/[.Q$440]" office:value-type="float" office:value="54.9536815316112" calcext:value-type="float">
            <text:p>54.953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6]/[.B336]" office:value-type="float" office:value="1.03712958532695" calcext:value-type="float">
            <text:p>1.03713</text:p>
          </table:table-cell>
          <table:table-cell table:style-name="ce11" table:formula="of:=[.P336]/[.E$440]" office:value-type="float" office:value="62.8754137615174" calcext:value-type="float">
            <text:p>62.87541</text:p>
          </table:table-cell>
          <table:table-cell table:number-columns-repeated="4"/>
          <table:table-cell table:style-name="ce11" table:formula="of:=[.Q336]/[.B336]" office:value-type="float" office:value="1.03899302232855" calcext:value-type="float">
            <text:p>1.03899</text:p>
          </table:table-cell>
          <table:table-cell table:style-name="ce11" table:formula="of:=[.Q336]/[.K$440]" office:value-type="float" office:value="62.8682344527898" calcext:value-type="float">
            <text:p>62.86823</text:p>
          </table:table-cell>
          <table:table-cell table:number-columns-repeated="4"/>
          <table:table-cell table:style-name="ce11" table:formula="of:=[.R336]/[.B336]" office:value-type="float" office:value="1.03476674641148" calcext:value-type="float">
            <text:p>1.03477</text:p>
          </table:table-cell>
          <table:table-cell table:style-name="ce11" table:formula="of:=[.R336]/[.Q$440]" office:value-type="float" office:value="62.8606826704904" calcext:value-type="float">
            <text:p>62.860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7]/[.B337]" office:value-type="float" office:value="1.02951547437849" calcext:value-type="float">
            <text:p>1.02952</text:p>
          </table:table-cell>
          <table:table-cell table:style-name="ce11" table:formula="of:=[.P337]/[.E$440]" office:value-type="float" office:value="3.92400715597704" calcext:value-type="float">
            <text:p>3.92401</text:p>
          </table:table-cell>
          <table:table-cell table:number-columns-repeated="4"/>
          <table:table-cell table:style-name="ce11" table:formula="of:=[.Q337]/[.B337]" office:value-type="float" office:value="1.03137683916793" calcext:value-type="float">
            <text:p>1.03138</text:p>
          </table:table-cell>
          <table:table-cell table:style-name="ce11" table:formula="of:=[.Q337]/[.K$440]" office:value-type="float" office:value="3.9236032612975" calcext:value-type="float">
            <text:p>3.92360</text:p>
          </table:table-cell>
          <table:table-cell table:number-columns-repeated="4"/>
          <table:table-cell table:style-name="ce11" table:formula="of:=[.R337]/[.B337]" office:value-type="float" office:value="1.02725456621005" calcext:value-type="float">
            <text:p>1.02725</text:p>
          </table:table-cell>
          <table:table-cell table:style-name="ce11" table:formula="of:=[.R337]/[.Q$440]" office:value-type="float" office:value="3.92341085246363" calcext:value-type="float">
            <text:p>3.9234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8]/[.B338]" office:value-type="float" office:value="1.03236512319456" calcext:value-type="float">
            <text:p>1.03237</text:p>
          </table:table-cell>
          <table:table-cell table:style-name="ce11" table:formula="of:=[.P338]/[.E$440]" office:value-type="float" office:value="11.7487071597644" calcext:value-type="float">
            <text:p>11.74871</text:p>
          </table:table-cell>
          <table:table-cell table:number-columns-repeated="4"/>
          <table:table-cell table:style-name="ce11" table:formula="of:=[.Q338]/[.B338]" office:value-type="float" office:value="1.03443606627018" calcext:value-type="float">
            <text:p>1.03444</text:p>
          </table:table-cell>
          <table:table-cell table:style-name="ce11" table:formula="of:=[.Q338]/[.K$440]" office:value-type="float" office:value="11.7498198846606" calcext:value-type="float">
            <text:p>11.74982</text:p>
          </table:table-cell>
          <table:table-cell table:number-columns-repeated="4"/>
          <table:table-cell table:style-name="ce11" table:formula="of:=[.R338]/[.B338]" office:value-type="float" office:value="1.03035152931181" calcext:value-type="float">
            <text:p>1.03035</text:p>
          </table:table-cell>
          <table:table-cell table:style-name="ce11" table:formula="of:=[.R338]/[.Q$440]" office:value-type="float" office:value="11.7498134538202" calcext:value-type="float">
            <text:p>11.7498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39]/[.B339]" office:value-type="float" office:value="1.03298611111111" calcext:value-type="float">
            <text:p>1.03299</text:p>
          </table:table-cell>
          <table:table-cell table:style-name="ce11" table:formula="of:=[.P339]/[.E$440]" office:value-type="float" office:value="19.5962863679891" calcext:value-type="float">
            <text:p>19.59629</text:p>
          </table:table-cell>
          <table:table-cell table:number-columns-repeated="4"/>
          <table:table-cell table:style-name="ce11" table:formula="of:=[.Q339]/[.B339]" office:value-type="float" office:value="1.03512104994903" calcext:value-type="float">
            <text:p>1.03512</text:p>
          </table:table-cell>
          <table:table-cell table:style-name="ce11" table:formula="of:=[.Q339]/[.K$440]" office:value-type="float" office:value="19.5993304709069" calcext:value-type="float">
            <text:p>19.59933</text:p>
          </table:table-cell>
          <table:table-cell table:number-columns-repeated="4"/>
          <table:table-cell table:style-name="ce11" table:formula="of:=[.R339]/[.B339]" office:value-type="float" office:value="1.0310123598369" calcext:value-type="float">
            <text:p>1.03101</text:p>
          </table:table-cell>
          <table:table-cell table:style-name="ce11" table:formula="of:=[.R339]/[.Q$440]" office:value-type="float" office:value="19.5989120220163" calcext:value-type="float">
            <text:p>19.5989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0]/[.B340]" office:value-type="float" office:value="1.03427797011662" calcext:value-type="float">
            <text:p>1.03428</text:p>
          </table:table-cell>
          <table:table-cell table:style-name="ce11" table:formula="of:=[.P340]/[.E$440]" office:value-type="float" office:value="27.4411099192609" calcext:value-type="float">
            <text:p>27.44111</text:p>
          </table:table-cell>
          <table:table-cell table:number-columns-repeated="4"/>
          <table:table-cell table:style-name="ce11" table:formula="of:=[.Q340]/[.B340]" office:value-type="float" office:value="1.0362181122449" calcext:value-type="float">
            <text:p>1.03622</text:p>
          </table:table-cell>
          <table:table-cell table:style-name="ce11" table:formula="of:=[.Q340]/[.K$440]" office:value-type="float" office:value="27.4401435184485" calcext:value-type="float">
            <text:p>27.44014</text:p>
          </table:table-cell>
          <table:table-cell table:number-columns-repeated="4"/>
          <table:table-cell table:style-name="ce11" table:formula="of:=[.R340]/[.B340]" office:value-type="float" office:value="1.03216198979592" calcext:value-type="float">
            <text:p>1.03216</text:p>
          </table:table-cell>
          <table:table-cell table:style-name="ce11" table:formula="of:=[.R340]/[.Q$440]" office:value-type="float" office:value="27.4410710016323" calcext:value-type="float">
            <text:p>27.4410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1]/[.B341]" office:value-type="float" office:value="1.0352559473237" calcext:value-type="float">
            <text:p>1.03526</text:p>
          </table:table-cell>
          <table:table-cell table:style-name="ce11" table:formula="of:=[.P341]/[.E$440]" office:value-type="float" office:value="35.3448175085776" calcext:value-type="float">
            <text:p>35.34482</text:p>
          </table:table-cell>
          <table:table-cell table:number-columns-repeated="4"/>
          <table:table-cell table:style-name="ce11" table:formula="of:=[.Q341]/[.B341]" office:value-type="float" office:value="1.03716050693854" calcext:value-type="float">
            <text:p>1.03716</text:p>
          </table:table-cell>
          <table:table-cell table:style-name="ce11" table:formula="of:=[.Q341]/[.K$440]" office:value-type="float" office:value="35.3422977370212" calcext:value-type="float">
            <text:p>35.34230</text:p>
          </table:table-cell>
          <table:table-cell table:number-columns-repeated="4"/>
          <table:table-cell table:style-name="ce11" table:formula="of:=[.R341]/[.B341]" office:value-type="float" office:value="1.03305685358255" calcext:value-type="float">
            <text:p>1.03306</text:p>
          </table:table-cell>
          <table:table-cell table:style-name="ce11" table:formula="of:=[.R341]/[.Q$440]" office:value-type="float" office:value="35.3419924311447" calcext:value-type="float">
            <text:p>35.3419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2]/[.B342]" office:value-type="float" office:value="1.03613834106729" calcext:value-type="float">
            <text:p>1.03614</text:p>
          </table:table-cell>
          <table:table-cell table:style-name="ce11" table:formula="of:=[.P342]/[.E$440]" office:value-type="float" office:value="43.1792710876322" calcext:value-type="float">
            <text:p>43.17927</text:p>
          </table:table-cell>
          <table:table-cell table:number-columns-repeated="4"/>
          <table:table-cell table:style-name="ce11" table:formula="of:=[.Q342]/[.B342]" office:value-type="float" office:value="1.03807917633411" calcext:value-type="float">
            <text:p>1.03808</text:p>
          </table:table-cell>
          <table:table-cell table:style-name="ce11" table:formula="of:=[.Q342]/[.K$440]" office:value-type="float" office:value="43.1776341097058" calcext:value-type="float">
            <text:p>43.17763</text:p>
          </table:table-cell>
          <table:table-cell table:number-columns-repeated="4"/>
          <table:table-cell table:style-name="ce11" table:formula="of:=[.R342]/[.B342]" office:value-type="float" office:value="1.03391995359629" calcext:value-type="float">
            <text:p>1.03392</text:p>
          </table:table-cell>
          <table:table-cell table:style-name="ce11" table:formula="of:=[.R342]/[.Q$440]" office:value-type="float" office:value="43.1750924015846" calcext:value-type="float">
            <text:p>43.1750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3]/[.B343]" office:value-type="float" office:value="1.03643050098232" calcext:value-type="float">
            <text:p>1.03643</text:p>
          </table:table-cell>
          <table:table-cell table:style-name="ce11" table:formula="of:=[.P343]/[.E$440]" office:value-type="float" office:value="51.0079958009164" calcext:value-type="float">
            <text:p>51.00800</text:p>
          </table:table-cell>
          <table:table-cell table:number-columns-repeated="4"/>
          <table:table-cell table:style-name="ce11" table:formula="of:=[.Q343]/[.B343]" office:value-type="float" office:value="1.03835265225933" calcext:value-type="float">
            <text:p>1.03835</text:p>
          </table:table-cell>
          <table:table-cell table:style-name="ce11" table:formula="of:=[.Q343]/[.K$440]" office:value-type="float" office:value="51.0051173649191" calcext:value-type="float">
            <text:p>51.00512</text:p>
          </table:table-cell>
          <table:table-cell table:number-columns-repeated="4"/>
          <table:table-cell table:style-name="ce11" table:formula="of:=[.R343]/[.B343]" office:value-type="float" office:value="1.03418639489195" calcext:value-type="float">
            <text:p>1.03419</text:p>
          </table:table-cell>
          <table:table-cell table:style-name="ce11" table:formula="of:=[.R343]/[.Q$440]" office:value-type="float" office:value="51.0018219992617" calcext:value-type="float">
            <text:p>51.0018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1" table:formula="of:=[.P344]/[.B344]" office:value-type="float" office:value="1.03559672619048" calcext:value-type="float">
            <text:p>1.03560</text:p>
          </table:table-cell>
          <table:table-cell table:style-name="ce11" table:formula="of:=[.P344]/[.E$440]" office:value-type="float" office:value="58.8773543680403" calcext:value-type="float">
            <text:p>58.87735</text:p>
          </table:table-cell>
          <table:table-cell table:number-columns-repeated="4"/>
          <table:table-cell table:style-name="ce11" table:formula="of:=[.Q344]/[.B344]" office:value-type="float" office:value="1.03747257653061" calcext:value-type="float">
            <text:p>1.03747</text:p>
          </table:table-cell>
          <table:table-cell table:style-name="ce11" table:formula="of:=[.Q344]/[.K$440]" office:value-type="float" office:value="58.8714922495138" calcext:value-type="float">
            <text:p>58.87149</text:p>
          </table:table-cell>
          <table:table-cell table:number-columns-repeated="4"/>
          <table:table-cell table:style-name="ce11" table:formula="of:=[.R344]/[.B344]" office:value-type="float" office:value="1.03328401360544" calcext:value-type="float">
            <text:p>1.03328</text:p>
          </table:table-cell>
          <table:table-cell table:style-name="ce11" table:formula="of:=[.R344]/[.Q$440]" office:value-type="float" office:value="58.8662167286736" calcext:value-type="float">
            <text:p>58.8662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AVERAGE([.E424:.E439])" office:value-type="float" office:value="1.0342361363481" calcext:value-type="float">
            <text:p>1.0342361363</text:p>
          </table:table-cell>
          <table:table-cell table:number-columns-repeated="5"/>
          <table:table-cell table:formula="of:=AVERAGE([.K424:.K439])" office:value-type="float" office:value="1.03621269257879" calcext:value-type="float">
            <text:p>1.0362126926</text:p>
          </table:table-cell>
          <table:table-cell table:number-columns-repeated="5"/>
          <table:table-cell table:formula="of:=AVERAGE([.Q424:.Q439])" office:value-type="float" office:value="1.03212170539245" calcext:value-type="float">
            <text:p>1.0321217054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7"/>
          <table:table-cell table:number-columns-repeated="18"/>
        </table:table-row>
        <table:table-row table:style-name="ro1">
          <table:table-cell table:number-columns-repeated="4"/>
          <table:table-cell table:style-name="ce11" table:formula="of:=[.S329]/[.B329]" office:value-type="float" office:value="1.03836121733588" calcext:value-type="float">
            <text:p>1.03836</text:p>
          </table:table-cell>
          <table:table-cell table:style-name="ce11" table:formula="of:=[.S329]/[.E$459]" office:value-type="float" office:value="15.6492157411675" calcext:value-type="float">
            <text:p>15.64922</text:p>
          </table:table-cell>
          <table:table-cell table:number-matrix-columns-spanned="3" table:number-matrix-rows-spanned="5" table:formula="of:=LINEST([.F443:.F458];[.B329:.C344];1;1)" office:value-type="float" office:value="0.0000475393684363501" calcext:value-type="float">
            <text:p>4.75393684363501E-05</text:p>
          </table:table-cell>
          <table:table-cell office:value-type="float" office:value="0.999350285859771" calcext:value-type="float">
            <text:p>0.9993502859</text:p>
          </table:table-cell>
          <table:table-cell office:value-type="float" office:value="-0.0191299819604183" calcext:value-type="float">
            <text:p>-0.01912998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0]/[.B330]" office:value-type="float" office:value="1.0393710292249" calcext:value-type="float">
            <text:p>1.03937</text:p>
          </table:table-cell>
          <table:table-cell table:style-name="ce11" table:formula="of:=[.S330]/[.E$459]" office:value-type="float" office:value="7.85717660893431" calcext:value-type="float">
            <text:p>7.85718</text:p>
          </table:table-cell>
          <table:table-cell office:value-type="float" office:value="0.0000235596942931848" calcext:value-type="float">
            <text:p>2.35596942931848E-05</text:p>
          </table:table-cell>
          <table:table-cell office:value-type="float" office:value="0.0016151163676379" calcext:value-type="float">
            <text:p>0.0016151164</text:p>
          </table:table-cell>
          <table:table-cell office:value-type="float" office:value="0.0233866760361691" calcext:value-type="float">
            <text:p>0.023386676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1]/[.B331]" office:value-type="float" office:value="1.04086947278912" calcext:value-type="float">
            <text:p>1.04087</text:p>
          </table:table-cell>
          <table:table-cell table:style-name="ce11" table:formula="of:=[.S331]/[.E$459]" office:value-type="float" office:value="23.5155296072022" calcext:value-type="float">
            <text:p>23.51553</text:p>
          </table:table-cell>
          <table:table-cell office:value-type="float" office:value="0.999998150251867" calcext:value-type="float">
            <text:p>0.9999981503</text:p>
          </table:table-cell>
          <table:table-cell office:value-type="float" office:value="0.027321620932052" calcext:value-type="float">
            <text:p>0.0273216209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2]/[.B332]" office:value-type="float" office:value="1.04108035998726" calcext:value-type="float">
            <text:p>1.04108</text:p>
          </table:table-cell>
          <table:table-cell table:style-name="ce11" table:formula="of:=[.S332]/[.E$459]" office:value-type="float" office:value="31.390392391838" calcext:value-type="float">
            <text:p>31.39039</text:p>
          </table:table-cell>
          <table:table-cell office:value-type="float" office:value="3513985.42378565" calcext:value-type="float">
            <text:p>3513985.42378565</text:p>
          </table:table-cell>
          <table:table-cell office:value-type="float" office:value="13" calcext:value-type="float">
            <text:p>13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3]/[.B333]" office:value-type="float" office:value="1.0424652866242" calcext:value-type="float">
            <text:p>1.04247</text:p>
          </table:table-cell>
          <table:table-cell table:style-name="ce11" table:formula="of:=[.S333]/[.E$459]" office:value-type="float" office:value="39.3027047229864" calcext:value-type="float">
            <text:p>39.30270</text:p>
          </table:table-cell>
          <table:table-cell office:value-type="float" office:value="5246.17621821141" calcext:value-type="float">
            <text:p>5246.1762182114</text:p>
          </table:table-cell>
          <table:table-cell office:value-type="float" office:value="0.00970412261461168" calcext:value-type="float">
            <text:p>0.0097041226</text:p>
          </table:table-cell>
          <table:table-cell office:value-type="string" office:string-value="#N/A" calcext:value-type="string">
            <text:p>#N/A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11" table:formula="of:=[.S334]/[.B334]" office:value-type="float" office:value="1.04143922505308" calcext:value-type="float">
            <text:p>1.04144</text:p>
          </table:table-cell>
          <table:table-cell table:style-name="ce11" table:formula="of:=[.S334]/[.E$459]" office:value-type="float" office:value="47.1168245593032" calcext:value-type="float">
            <text:p>47.1168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5]/[.B335]" office:value-type="float" office:value="1.04206967213115" calcext:value-type="float">
            <text:p>1.04207</text:p>
          </table:table-cell>
          <table:table-cell table:style-name="ce11" table:formula="of:=[.S335]/[.E$459]" office:value-type="float" office:value="54.9528570029895" calcext:value-type="float">
            <text:p>54.95286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6]/[.B336]" office:value-type="float" office:value="1.04383971291866" calcext:value-type="float">
            <text:p>1.04384</text:p>
          </table:table-cell>
          <table:table-cell table:style-name="ce11" table:formula="of:=[.S336]/[.E$459]" office:value-type="float" office:value="62.86697037036" calcext:value-type="float">
            <text:p>62.86697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7]/[.B337]" office:value-type="float" office:value="1.03751268391679" calcext:value-type="float">
            <text:p>1.03751</text:p>
          </table:table-cell>
          <table:table-cell table:style-name="ce11" table:formula="of:=[.S337]/[.E$459]" office:value-type="float" office:value="3.92854027683456" calcext:value-type="float">
            <text:p>3.92854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8]/[.B338]" office:value-type="float" office:value="1.03919498725573" calcext:value-type="float">
            <text:p>1.03919</text:p>
          </table:table-cell>
          <table:table-cell table:style-name="ce11" table:formula="of:=[.S338]/[.E$459]" office:value-type="float" office:value="11.7488316639392" calcext:value-type="float">
            <text:p>11.7488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39]/[.B339]" office:value-type="float" office:value="1.03971585117227" calcext:value-type="float">
            <text:p>1.03972</text:p>
          </table:table-cell>
          <table:table-cell table:style-name="ce11" table:formula="of:=[.S339]/[.E$459]" office:value-type="float" office:value="19.5945296686844" calcext:value-type="float">
            <text:p>19.5945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0]/[.B340]" office:value-type="float" office:value="1.04100491982507" calcext:value-type="float">
            <text:p>1.04100</text:p>
          </table:table-cell>
          <table:table-cell table:style-name="ce11" table:formula="of:=[.S340]/[.E$459]" office:value-type="float" office:value="27.4383545957585" calcext:value-type="float">
            <text:p>27.43835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1]/[.B341]" office:value-type="float" office:value="1.04189606343812" calcext:value-type="float">
            <text:p>1.04190</text:p>
          </table:table-cell>
          <table:table-cell table:style-name="ce11" table:formula="of:=[.S341]/[.E$459]" office:value-type="float" office:value="35.3381077009844" calcext:value-type="float">
            <text:p>35.3381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2]/[.B342]" office:value-type="float" office:value="1.04286078886311" calcext:value-type="float">
            <text:p>1.04286</text:p>
          </table:table-cell>
          <table:table-cell table:style-name="ce11" table:formula="of:=[.S342]/[.E$459]" office:value-type="float" office:value="43.174248206844" calcext:value-type="float">
            <text:p>43.17425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3]/[.B343]" office:value-type="float" office:value="1.04315987229862" calcext:value-type="float">
            <text:p>1.04316</text:p>
          </table:table-cell>
          <table:table-cell table:style-name="ce11" table:formula="of:=[.S343]/[.E$459]" office:value-type="float" office:value="51.0023080635203" calcext:value-type="float">
            <text:p>51.0023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 table:formula="of:=[.S344]/[.B344]" office:value-type="float" office:value="1.04223639455782" calcext:value-type="float">
            <text:p>1.04224</text:p>
          </table:table-cell>
          <table:table-cell table:style-name="ce11" table:formula="of:=[.S344]/[.E$459]" office:value-type="float" office:value="58.8660284373951" calcext:value-type="float">
            <text:p>58.86603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AVERAGE([.E443:.E458])" office:value-type="float" office:value="1.04106734608699" calcext:value-type="float">
            <text:p>1.0410673461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462]+1" office:value-type="float" office:value="2" calcext:value-type="float">
            <text:p>2</text:p>
          </table:table-cell>
          <table:table-cell table:formula="of:=[.F462]+1" office:value-type="float" office:value="3" calcext:value-type="float">
            <text:p>3</text:p>
          </table:table-cell>
          <table:table-cell table:formula="of:=[.G462]+1" office:value-type="float" office:value="4" calcext:value-type="float">
            <text:p>4</text:p>
          </table:table-cell>
          <table:table-cell table:formula="of:=[.H462]+1" office:value-type="float" office:value="5" calcext:value-type="float">
            <text:p>5</text:p>
          </table:table-cell>
          <table:table-cell table:formula="of:=[.I462]+1" office:value-type="float" office:value="6" calcext:value-type="float">
            <text:p>6</text:p>
          </table:table-cell>
          <table:table-cell table:formula="of:=[.J462]+1" office:value-type="float" office:value="7" calcext:value-type="float">
            <text:p>7</text:p>
          </table:table-cell>
          <table:table-cell table:formula="of:=[.K462]+1" office:value-type="float" office:value="8" calcext:value-type="float">
            <text:p>8</text:p>
          </table:table-cell>
          <table:table-cell table:formula="of:=[.L462]+1" office:value-type="float" office:value="9" calcext:value-type="float">
            <text:p>9</text:p>
          </table:table-cell>
          <table:table-cell table:formula="of:=[.M462]+1" office:value-type="float" office:value="10" calcext:value-type="float">
            <text:p>10</text:p>
          </table:table-cell>
          <table:table-cell table:formula="of:=[.N462]+1" office:value-type="float" office:value="11" calcext:value-type="float">
            <text:p>11</text:p>
          </table:table-cell>
          <table:table-cell table:formula="of:=[.O462]+1" office:value-type="float" office:value="12" calcext:value-type="float">
            <text:p>12</text:p>
          </table:table-cell>
          <table:table-cell table:formula="of:=[.P462]+1" office:value-type="float" office:value="13" calcext:value-type="float">
            <text:p>13</text:p>
          </table:table-cell>
          <table:table-cell table:formula="of:=[.Q462]+1" office:value-type="float" office:value="14" calcext:value-type="float">
            <text:p>14</text:p>
          </table:table-cell>
          <table:table-cell table:formula="of:=[.R462]+1" office:value-type="float" office:value="15" calcext:value-type="float">
            <text:p>15</text:p>
          </table:table-cell>
          <table:table-cell table:formula="of:=[.S462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246" calcext:value-type="float">
            <text:p>51.1246</text:p>
          </table:table-cell>
          <table:table-cell office:value-type="float" office:value="58.9788" calcext:value-type="float">
            <text:p>58.9788</text:p>
          </table:table-cell>
          <table:table-cell office:value-type="float" office:value="35.3832" calcext:value-type="float">
            <text:p>35.3832</text:p>
          </table:table-cell>
          <table:table-cell office:value-type="float" office:value="43.2749" calcext:value-type="float">
            <text:p>43.2749</text:p>
          </table:table-cell>
          <table:table-cell office:value-type="float" office:value="19.5993" calcext:value-type="float">
            <text:p>19.5993</text:p>
          </table:table-cell>
          <table:table-cell office:value-type="float" office:value="27.3106" calcext:value-type="float">
            <text:p>27.3106</text:p>
          </table:table-cell>
          <table:table-cell office:value-type="float" office:value="3.9026" calcext:value-type="float">
            <text:p>3.9026</text:p>
          </table:table-cell>
          <table:table-cell office:value-type="float" office:value="11.6657" calcext:value-type="float">
            <text:p>11.6657</text:p>
          </table:table-cell>
          <table:table-cell office:value-type="float" office:value="54.7556" calcext:value-type="float">
            <text:p>54.7556</text:p>
          </table:table-cell>
          <table:table-cell office:value-type="float" office:value="62.6491" calcext:value-type="float">
            <text:p>62.6491</text:p>
          </table:table-cell>
          <table:table-cell office:value-type="float" office:value="39.1242" calcext:value-type="float">
            <text:p>39.1242</text:p>
          </table:table-cell>
          <table:table-cell office:value-type="float" office:value="46.9015" calcext:value-type="float">
            <text:p>46.9015</text:p>
          </table:table-cell>
          <table:table-cell office:value-type="float" office:value="23.4112" calcext:value-type="float">
            <text:p>23.4112</text:p>
          </table:table-cell>
          <table:table-cell office:value-type="float" office:value="31.2358" calcext:value-type="float">
            <text:p>31.2358</text:p>
          </table:table-cell>
          <table:table-cell office:value-type="float" office:value="15.5494" calcext:value-type="float">
            <text:p>15.5494</text:p>
          </table:table-cell>
          <table:table-cell office:value-type="float" office:value="7.7806" calcext:value-type="float">
            <text:p>7.780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7 <text:s text:c="2"/>75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321" calcext:value-type="float">
            <text:p>51.1321</text:p>
          </table:table-cell>
          <table:table-cell office:value-type="float" office:value="58.9819" calcext:value-type="float">
            <text:p>58.9819</text:p>
          </table:table-cell>
          <table:table-cell office:value-type="float" office:value="35.3832" calcext:value-type="float">
            <text:p>35.3832</text:p>
          </table:table-cell>
          <table:table-cell office:value-type="float" office:value="43.2796" calcext:value-type="float">
            <text:p>43.2796</text:p>
          </table:table-cell>
          <table:table-cell office:value-type="float" office:value="19.5962" calcext:value-type="float">
            <text:p>19.5962</text:p>
          </table:table-cell>
          <table:table-cell office:value-type="float" office:value="27.3149" calcext:value-type="float">
            <text:p>27.3149</text:p>
          </table:table-cell>
          <table:table-cell office:value-type="float" office:value="3.8931" calcext:value-type="float">
            <text:p>3.8931</text:p>
          </table:table-cell>
          <table:table-cell office:value-type="float" office:value="11.667" calcext:value-type="float">
            <text:p>11.667</text:p>
          </table:table-cell>
          <table:table-cell office:value-type="float" office:value="54.7576" calcext:value-type="float">
            <text:p>54.7576</text:p>
          </table:table-cell>
          <table:table-cell office:value-type="float" office:value="62.6551" calcext:value-type="float">
            <text:p>62.6551</text:p>
          </table:table-cell>
          <table:table-cell office:value-type="float" office:value="39.1273" calcext:value-type="float">
            <text:p>39.1273</text:p>
          </table:table-cell>
          <table:table-cell office:value-type="float" office:value="46.9078" calcext:value-type="float">
            <text:p>46.9078</text:p>
          </table:table-cell>
          <table:table-cell office:value-type="float" office:value="23.4109" calcext:value-type="float">
            <text:p>23.4109</text:p>
          </table:table-cell>
          <table:table-cell office:value-type="float" office:value="31.2405" calcext:value-type="float">
            <text:p>31.2405</text:p>
          </table:table-cell>
          <table:table-cell office:value-type="float" office:value="15.5517" calcext:value-type="float">
            <text:p>15.5517</text:p>
          </table:table-cell>
          <table:table-cell office:value-type="float" office:value="7.7816" calcext:value-type="float">
            <text:p>7.78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371" calcext:value-type="float">
            <text:p>51.1371</text:p>
          </table:table-cell>
          <table:table-cell office:value-type="float" office:value="58.9829" calcext:value-type="float">
            <text:p>58.9829</text:p>
          </table:table-cell>
          <table:table-cell office:value-type="float" office:value="35.3833" calcext:value-type="float">
            <text:p>35.3833</text:p>
          </table:table-cell>
          <table:table-cell office:value-type="float" office:value="43.2828" calcext:value-type="float">
            <text:p>43.2828</text:p>
          </table:table-cell>
          <table:table-cell office:value-type="float" office:value="19.5942" calcext:value-type="float">
            <text:p>19.5942</text:p>
          </table:table-cell>
          <table:table-cell office:value-type="float" office:value="27.3178" calcext:value-type="float">
            <text:p>27.3178</text:p>
          </table:table-cell>
          <table:table-cell office:value-type="float" office:value="3.8867" calcext:value-type="float">
            <text:p>3.8867</text:p>
          </table:table-cell>
          <table:table-cell office:value-type="float" office:value="11.668" calcext:value-type="float">
            <text:p>11.668</text:p>
          </table:table-cell>
          <table:table-cell office:value-type="float" office:value="54.759" calcext:value-type="float">
            <text:p>54.759</text:p>
          </table:table-cell>
          <table:table-cell office:value-type="float" office:value="62.6591" calcext:value-type="float">
            <text:p>62.6591</text:p>
          </table:table-cell>
          <table:table-cell office:value-type="float" office:value="39.1294" calcext:value-type="float">
            <text:p>39.1294</text:p>
          </table:table-cell>
          <table:table-cell office:value-type="float" office:value="46.9121" calcext:value-type="float">
            <text:p>46.9121</text:p>
          </table:table-cell>
          <table:table-cell office:value-type="float" office:value="23.4106" calcext:value-type="float">
            <text:p>23.4106</text:p>
          </table:table-cell>
          <table:table-cell office:value-type="float" office:value="31.2436" calcext:value-type="float">
            <text:p>31.2436</text:p>
          </table:table-cell>
          <table:table-cell office:value-type="float" office:value="15.5532" calcext:value-type="float">
            <text:p>15.5532</text:p>
          </table:table-cell>
          <table:table-cell office:value-type="float" office:value="7.7823" calcext:value-type="float">
            <text:p>7.782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9 <text:s text:c="2"/>75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02" calcext:value-type="float">
            <text:p>51.1402</text:p>
          </table:table-cell>
          <table:table-cell office:value-type="float" office:value="58.9823" calcext:value-type="float">
            <text:p>58.9823</text:p>
          </table:table-cell>
          <table:table-cell office:value-type="float" office:value="35.3831" calcext:value-type="float">
            <text:p>35.3831</text:p>
          </table:table-cell>
          <table:table-cell office:value-type="float" office:value="43.2842" calcext:value-type="float">
            <text:p>43.2842</text:p>
          </table:table-cell>
          <table:table-cell office:value-type="float" office:value="19.5928" calcext:value-type="float">
            <text:p>19.5928</text:p>
          </table:table-cell>
          <table:table-cell office:value-type="float" office:value="27.3195" calcext:value-type="float">
            <text:p>27.3195</text:p>
          </table:table-cell>
          <table:table-cell office:value-type="float" office:value="3.8823" calcext:value-type="float">
            <text:p>3.8823</text:p>
          </table:table-cell>
          <table:table-cell office:value-type="float" office:value="11.6684" calcext:value-type="float">
            <text:p>11.6684</text:p>
          </table:table-cell>
          <table:table-cell office:value-type="float" office:value="54.7595" calcext:value-type="float">
            <text:p>54.7595</text:p>
          </table:table-cell>
          <table:table-cell office:value-type="float" office:value="62.6615" calcext:value-type="float">
            <text:p>62.6615</text:p>
          </table:table-cell>
          <table:table-cell office:value-type="float" office:value="39.1305" calcext:value-type="float">
            <text:p>39.1305</text:p>
          </table:table-cell>
          <table:table-cell office:value-type="float" office:value="46.9146" calcext:value-type="float">
            <text:p>46.9146</text:p>
          </table:table-cell>
          <table:table-cell office:value-type="float" office:value="23.41" calcext:value-type="float">
            <text:p>23.41</text:p>
          </table:table-cell>
          <table:table-cell office:value-type="float" office:value="31.2456" calcext:value-type="float">
            <text:p>31.2456</text:p>
          </table:table-cell>
          <table:table-cell office:value-type="float" office:value="15.5541" calcext:value-type="float">
            <text:p>15.5541</text:p>
          </table:table-cell>
          <table:table-cell office:value-type="float" office:value="7.7825" calcext:value-type="float">
            <text:p>7.782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22" calcext:value-type="float">
            <text:p>51.1422</text:p>
          </table:table-cell>
          <table:table-cell office:value-type="float" office:value="58.981" calcext:value-type="float">
            <text:p>58.981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849" calcext:value-type="float">
            <text:p>43.2849</text:p>
          </table:table-cell>
          <table:table-cell office:value-type="float" office:value="19.5918" calcext:value-type="float">
            <text:p>19.5918</text:p>
          </table:table-cell>
          <table:table-cell office:value-type="float" office:value="27.3207" calcext:value-type="float">
            <text:p>27.3207</text:p>
          </table:table-cell>
          <table:table-cell office:value-type="float" office:value="3.8793" calcext:value-type="float">
            <text:p>3.8793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598" calcext:value-type="float">
            <text:p>54.7598</text:p>
          </table:table-cell>
          <table:table-cell office:value-type="float" office:value="62.663" calcext:value-type="float">
            <text:p>62.663</text:p>
          </table:table-cell>
          <table:table-cell office:value-type="float" office:value="39.1313" calcext:value-type="float">
            <text:p>39.1313</text:p>
          </table:table-cell>
          <table:table-cell office:value-type="float" office:value="46.9162" calcext:value-type="float">
            <text:p>46.9162</text:p>
          </table:table-cell>
          <table:table-cell office:value-type="float" office:value="23.4098" calcext:value-type="float">
            <text:p>23.4098</text:p>
          </table:table-cell>
          <table:table-cell office:value-type="float" office:value="31.2469" calcext:value-type="float">
            <text:p>31.2469</text:p>
          </table:table-cell>
          <table:table-cell office:value-type="float" office:value="15.5546" calcext:value-type="float">
            <text:p>15.5546</text:p>
          </table:table-cell>
          <table:table-cell office:value-type="float" office:value="7.7827" calcext:value-type="float">
            <text:p>7.78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35" calcext:value-type="float">
            <text:p>51.1435</text:p>
          </table:table-cell>
          <table:table-cell office:value-type="float" office:value="58.9789" calcext:value-type="float">
            <text:p>58.9789</text:p>
          </table:table-cell>
          <table:table-cell office:value-type="float" office:value="35.3829" calcext:value-type="float">
            <text:p>35.3829</text:p>
          </table:table-cell>
          <table:table-cell office:value-type="float" office:value="43.285" calcext:value-type="float">
            <text:p>43.285</text:p>
          </table:table-cell>
          <table:table-cell office:value-type="float" office:value="19.591" calcext:value-type="float">
            <text:p>19.591</text:p>
          </table:table-cell>
          <table:table-cell office:value-type="float" office:value="27.3214" calcext:value-type="float">
            <text:p>27.3214</text:p>
          </table:table-cell>
          <table:table-cell office:value-type="float" office:value="3.8772" calcext:value-type="float">
            <text:p>3.8772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6" calcext:value-type="float">
            <text:p>54.76</text:p>
          </table:table-cell>
          <table:table-cell office:value-type="float" office:value="62.6639" calcext:value-type="float">
            <text:p>62.6639</text:p>
          </table:table-cell>
          <table:table-cell office:value-type="float" office:value="39.1316" calcext:value-type="float">
            <text:p>39.1316</text:p>
          </table:table-cell>
          <table:table-cell office:value-type="float" office:value="46.9172" calcext:value-type="float">
            <text:p>46.9172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31.2477" calcext:value-type="float">
            <text:p>31.2477</text:p>
          </table:table-cell>
          <table:table-cell office:value-type="float" office:value="15.5549" calcext:value-type="float">
            <text:p>15.5549</text:p>
          </table:table-cell>
          <table:table-cell office:value-type="float" office:value="7.7827" calcext:value-type="float">
            <text:p>7.782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9 <text:s text:c="2"/>75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51.1444" calcext:value-type="float">
            <text:p>51.1444</text:p>
          </table:table-cell>
          <table:table-cell office:value-type="float" office:value="58.9771" calcext:value-type="float">
            <text:p>58.9771</text:p>
          </table:table-cell>
          <table:table-cell office:value-type="float" office:value="35.3827" calcext:value-type="float">
            <text:p>35.3827</text:p>
          </table:table-cell>
          <table:table-cell office:value-type="float" office:value="43.285" calcext:value-type="float">
            <text:p>43.285</text:p>
          </table:table-cell>
          <table:table-cell office:value-type="float" office:value="19.5905" calcext:value-type="float">
            <text:p>19.5905</text:p>
          </table:table-cell>
          <table:table-cell office:value-type="float" office:value="27.3216" calcext:value-type="float">
            <text:p>27.3216</text:p>
          </table:table-cell>
          <table:table-cell office:value-type="float" office:value="3.8757" calcext:value-type="float">
            <text:p>3.8757</text:p>
          </table:table-cell>
          <table:table-cell office:value-type="float" office:value="11.6686" calcext:value-type="float">
            <text:p>11.6686</text:p>
          </table:table-cell>
          <table:table-cell office:value-type="float" office:value="54.7599" calcext:value-type="float">
            <text:p>54.7599</text:p>
          </table:table-cell>
          <table:table-cell office:value-type="float" office:value="62.6645" calcext:value-type="float">
            <text:p>62.6645</text:p>
          </table:table-cell>
          <table:table-cell office:value-type="float" office:value="39.1316" calcext:value-type="float">
            <text:p>39.1316</text:p>
          </table:table-cell>
          <table:table-cell office:value-type="float" office:value="46.9177" calcext:value-type="float">
            <text:p>46.9177</text:p>
          </table:table-cell>
          <table:table-cell office:value-type="float" office:value="23.4093" calcext:value-type="float">
            <text:p>23.4093</text:p>
          </table:table-cell>
          <table:table-cell office:value-type="float" office:value="31.2482" calcext:value-type="float">
            <text:p>31.2482</text:p>
          </table:table-cell>
          <table:table-cell office:value-type="float" office:value="15.555" calcext:value-type="float">
            <text:p>15.555</text:p>
          </table:table-cell>
          <table:table-cell office:value-type="float" office:value="7.7826" calcext:value-type="float">
            <text:p>7.782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0 <text:s text:c="2"/>7550</text:p>
          </table:table-cell>
          <table:table-cell table:number-columns-repeated="9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4" calcext:value-type="float">
            <text:p>8.074</text:p>
          </table:table-cell>
          <table:table-cell office:value-type="float" office:value="11.9398" calcext:value-type="float">
            <text:p>11.9398</text:p>
          </table:table-cell>
          <table:table-cell office:value-type="float" office:value="15.9694" calcext:value-type="float">
            <text:p>15.9694</text:p>
          </table:table-cell>
          <table:table-cell office:value-type="float" office:value="20.0398" calcext:value-type="float">
            <text:p>20.0398</text:p>
          </table:table-cell>
          <table:table-cell office:value-type="float" office:value="51.7825" calcext:value-type="float">
            <text:p>51.7825</text:p>
          </table:table-cell>
          <table:table-cell office:value-type="float" office:value="28.3689" calcext:value-type="float">
            <text:p>28.3689</text:p>
          </table:table-cell>
          <table:table-cell office:value-type="float" office:value="32.1738" calcext:value-type="float">
            <text:p>32.1738</text:p>
          </table:table-cell>
          <table:table-cell office:value-type="float" office:value="36.2769" calcext:value-type="float">
            <text:p>36.2769</text:p>
          </table:table-cell>
          <table:table-cell office:value-type="float" office:value="24.0585" calcext:value-type="float">
            <text:p>24.0585</text:p>
          </table:table-cell>
          <table:table-cell office:value-type="float" office:value="43.8032" calcext:value-type="float">
            <text:p>43.8032</text:p>
          </table:table-cell>
          <table:table-cell office:value-type="float" office:value="48.0046" calcext:value-type="float">
            <text:p>48.0046</text:p>
          </table:table-cell>
          <table:table-cell office:value-type="float" office:value="40.087" calcext:value-type="float">
            <text:p>40.087</text:p>
          </table:table-cell>
          <table:table-cell office:value-type="float" office:value="56.3327" calcext:value-type="float">
            <text:p>56.3327</text:p>
          </table:table-cell>
          <table:table-cell office:value-type="float" office:value="59.8435" calcext:value-type="float">
            <text:p>59.8435</text:p>
          </table:table-cell>
          <table:table-cell office:value-type="float" office:value="64.1086" calcext:value-type="float">
            <text:p>64.108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4 <text:s text:c="2"/>75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1" calcext:value-type="float">
            <text:p>3.9951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3" calcext:value-type="float">
            <text:p>15.9693</text:p>
          </table:table-cell>
          <table:table-cell office:value-type="float" office:value="20.0397" calcext:value-type="float">
            <text:p>20.0397</text:p>
          </table:table-cell>
          <table:table-cell office:value-type="float" office:value="51.7822" calcext:value-type="float">
            <text:p>51.7822</text:p>
          </table:table-cell>
          <table:table-cell office:value-type="float" office:value="28.3687" calcext:value-type="float">
            <text:p>28.3687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5" calcext:value-type="float">
            <text:p>36.2765</text:p>
          </table:table-cell>
          <table:table-cell office:value-type="float" office:value="24.0586" calcext:value-type="float">
            <text:p>24.0586</text:p>
          </table:table-cell>
          <table:table-cell office:value-type="float" office:value="43.8034" calcext:value-type="float">
            <text:p>43.8034</text:p>
          </table:table-cell>
          <table:table-cell office:value-type="float" office:value="48.0043" calcext:value-type="float">
            <text:p>48.0043</text:p>
          </table:table-cell>
          <table:table-cell office:value-type="float" office:value="40.0867" calcext:value-type="float">
            <text:p>40.0867</text:p>
          </table:table-cell>
          <table:table-cell office:value-type="float" office:value="56.3322" calcext:value-type="float">
            <text:p>56.3322</text:p>
          </table:table-cell>
          <table:table-cell office:value-type="float" office:value="59.8432" calcext:value-type="float">
            <text:p>59.8432</text:p>
          </table:table-cell>
          <table:table-cell office:value-type="float" office:value="64.1084" calcext:value-type="float">
            <text:p>64.108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9" calcext:value-type="float">
            <text:p>11.9399</text:p>
          </table:table-cell>
          <table:table-cell office:value-type="float" office:value="15.9697" calcext:value-type="float">
            <text:p>15.9697</text:p>
          </table:table-cell>
          <table:table-cell office:value-type="float" office:value="20.0399" calcext:value-type="float">
            <text:p>20.0399</text:p>
          </table:table-cell>
          <table:table-cell office:value-type="float" office:value="51.7823" calcext:value-type="float">
            <text:p>51.7823</text:p>
          </table:table-cell>
          <table:table-cell office:value-type="float" office:value="28.3686" calcext:value-type="float">
            <text:p>28.3686</text:p>
          </table:table-cell>
          <table:table-cell office:value-type="float" office:value="32.1737" calcext:value-type="float">
            <text:p>32.1737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7" calcext:value-type="float">
            <text:p>24.0587</text:p>
          </table:table-cell>
          <table:table-cell office:value-type="float" office:value="43.8032" calcext:value-type="float">
            <text:p>43.8032</text:p>
          </table:table-cell>
          <table:table-cell office:value-type="float" office:value="48.0045" calcext:value-type="float">
            <text:p>48.0045</text:p>
          </table:table-cell>
          <table:table-cell office:value-type="float" office:value="40.0866" calcext:value-type="float">
            <text:p>40.0866</text:p>
          </table:table-cell>
          <table:table-cell office:value-type="float" office:value="56.3326" calcext:value-type="float">
            <text:p>56.3326</text:p>
          </table:table-cell>
          <table:table-cell office:value-type="float" office:value="59.8435" calcext:value-type="float">
            <text:p>59.8435</text:p>
          </table:table-cell>
          <table:table-cell office:value-type="float" office:value="64.1085" calcext:value-type="float">
            <text:p>64.108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9" calcext:value-type="float">
            <text:p>11.9399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4" calcext:value-type="float">
            <text:p>20.04</text:p>
          </table:table-cell>
          <table:table-cell office:value-type="float" office:value="51.7822" calcext:value-type="float">
            <text:p>51.7822</text:p>
          </table:table-cell>
          <table:table-cell office:value-type="float" office:value="28.3689" calcext:value-type="float">
            <text:p>28.3689</text:p>
          </table:table-cell>
          <table:table-cell office:value-type="float" office:value="32.1736" calcext:value-type="float">
            <text:p>32.1736</text:p>
          </table:table-cell>
          <table:table-cell office:value-type="float" office:value="36.2766" calcext:value-type="float">
            <text:p>36.2766</text:p>
          </table:table-cell>
          <table:table-cell office:value-type="float" office:value="24.0588" calcext:value-type="float">
            <text:p>24.0588</text:p>
          </table:table-cell>
          <table:table-cell office:value-type="float" office:value="43.803" calcext:value-type="float">
            <text:p>43.803</text:p>
          </table:table-cell>
          <table:table-cell office:value-type="float" office:value="48.0041" calcext:value-type="float">
            <text:p>48.0041</text:p>
          </table:table-cell>
          <table:table-cell office:value-type="float" office:value="40.0867" calcext:value-type="float">
            <text:p>40.0867</text:p>
          </table:table-cell>
          <table:table-cell office:value-type="float" office:value="56.3324" calcext:value-type="float">
            <text:p>56.3324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4" calcext:value-type="float">
            <text:p>64.108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7 <text:s text:c="2"/>75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4" calcext:value-type="float">
            <text:p>3.9954</text:p>
          </table:table-cell>
          <table:table-cell office:value-type="float" office:value="8.074" calcext:value-type="float">
            <text:p>8.074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399" calcext:value-type="float">
            <text:p>20.0399</text:p>
          </table:table-cell>
          <table:table-cell office:value-type="float" office:value="51.7823" calcext:value-type="float">
            <text:p>51.7823</text:p>
          </table:table-cell>
          <table:table-cell office:value-type="float" office:value="28.3688" calcext:value-type="float">
            <text:p>28.3688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8" calcext:value-type="float">
            <text:p>36.2768</text:p>
          </table:table-cell>
          <table:table-cell office:value-type="float" office:value="24.0586" calcext:value-type="float">
            <text:p>24.0586</text:p>
          </table:table-cell>
          <table:table-cell office:value-type="float" office:value="43.8029" calcext:value-type="float">
            <text:p>43.8029</text:p>
          </table:table-cell>
          <table:table-cell office:value-type="float" office:value="48.0042" calcext:value-type="float">
            <text:p>48.0042</text:p>
          </table:table-cell>
          <table:table-cell office:value-type="float" office:value="40.087" calcext:value-type="float">
            <text:p>40.087</text:p>
          </table:table-cell>
          <table:table-cell office:value-type="float" office:value="56.3323" calcext:value-type="float">
            <text:p>56.3323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3" calcext:value-type="float">
            <text:p>64.108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3" calcext:value-type="float">
            <text:p>3.9953</text:p>
          </table:table-cell>
          <table:table-cell office:value-type="float" office:value="8.0738" calcext:value-type="float">
            <text:p>8.0738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5" calcext:value-type="float">
            <text:p>15.9695</text:p>
          </table:table-cell>
          <table:table-cell office:value-type="float" office:value="20.0398" calcext:value-type="float">
            <text:p>20.0398</text:p>
          </table:table-cell>
          <table:table-cell office:value-type="float" office:value="51.7819" calcext:value-type="float">
            <text:p>51.7819</text:p>
          </table:table-cell>
          <table:table-cell office:value-type="float" office:value="28.3688" calcext:value-type="float">
            <text:p>28.3688</text:p>
          </table:table-cell>
          <table:table-cell office:value-type="float" office:value="32.1736" calcext:value-type="float">
            <text:p>32.1736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4" calcext:value-type="float">
            <text:p>24.0584</text:p>
          </table:table-cell>
          <table:table-cell office:value-type="float" office:value="43.8029" calcext:value-type="float">
            <text:p>43.8029</text:p>
          </table:table-cell>
          <table:table-cell office:value-type="float" office:value="48.004" calcext:value-type="float">
            <text:p>48.004</text:p>
          </table:table-cell>
          <table:table-cell office:value-type="float" office:value="40.0869" calcext:value-type="float">
            <text:p>40.0869</text:p>
          </table:table-cell>
          <table:table-cell office:value-type="float" office:value="56.3322" calcext:value-type="float">
            <text:p>56.3322</text:p>
          </table:table-cell>
          <table:table-cell office:value-type="float" office:value="59.8432" calcext:value-type="float">
            <text:p>59.8432</text:p>
          </table:table-cell>
          <table:table-cell office:value-type="float" office:value="64.1085" calcext:value-type="float">
            <text:p>64.108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52" calcext:value-type="float">
            <text:p>3.9952</text:p>
          </table:table-cell>
          <table:table-cell office:value-type="float" office:value="8.0739" calcext:value-type="float">
            <text:p>8.0739</text:p>
          </table:table-cell>
          <table:table-cell office:value-type="float" office:value="11.9397" calcext:value-type="float">
            <text:p>11.9397</text:p>
          </table:table-cell>
          <table:table-cell office:value-type="float" office:value="15.9694" calcext:value-type="float">
            <text:p>15.9694</text:p>
          </table:table-cell>
          <table:table-cell office:value-type="float" office:value="20.0396" calcext:value-type="float">
            <text:p>20.0396</text:p>
          </table:table-cell>
          <table:table-cell office:value-type="float" office:value="51.782" calcext:value-type="float">
            <text:p>51.782</text:p>
          </table:table-cell>
          <table:table-cell office:value-type="float" office:value="28.3687" calcext:value-type="float">
            <text:p>28.3687</text:p>
          </table:table-cell>
          <table:table-cell office:value-type="float" office:value="32.1735" calcext:value-type="float">
            <text:p>32.1735</text:p>
          </table:table-cell>
          <table:table-cell office:value-type="float" office:value="36.2767" calcext:value-type="float">
            <text:p>36.2767</text:p>
          </table:table-cell>
          <table:table-cell office:value-type="float" office:value="24.0581" calcext:value-type="float">
            <text:p>24.0581</text:p>
          </table:table-cell>
          <table:table-cell office:value-type="float" office:value="43.803" calcext:value-type="float">
            <text:p>43.803</text:p>
          </table:table-cell>
          <table:table-cell office:value-type="float" office:value="48.004" calcext:value-type="float">
            <text:p>48.004</text:p>
          </table:table-cell>
          <table:table-cell office:value-type="float" office:value="40.0872" calcext:value-type="float">
            <text:p>40.0872</text:p>
          </table:table-cell>
          <table:table-cell office:value-type="float" office:value="56.332" calcext:value-type="float">
            <text:p>56.332</text:p>
          </table:table-cell>
          <table:table-cell office:value-type="float" office:value="59.8434" calcext:value-type="float">
            <text:p>59.8434</text:p>
          </table:table-cell>
          <table:table-cell office:value-type="float" office:value="64.1082" calcext:value-type="float">
            <text:p>64.108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5 <text:s text:c="2"/>7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24.0731" calcext:value-type="float">
            <text:p>24.0731</text:p>
          </table:table-cell>
          <table:table-cell office:value-type="float" office:value="15.979" calcext:value-type="float">
            <text:p>15.979</text:p>
          </table:table-cell>
          <table:table-cell office:value-type="float" office:value="56.3596" calcext:value-type="float">
            <text:p>56.3596</text:p>
          </table:table-cell>
          <table:table-cell office:value-type="float" office:value="40.1107" calcext:value-type="float">
            <text:p>40.1107</text:p>
          </table:table-cell>
          <table:table-cell office:value-type="float" office:value="20.0529" calcext:value-type="float">
            <text:p>20.0529</text:p>
          </table:table-cell>
          <table:table-cell office:value-type="float" office:value="3.9999" calcext:value-type="float">
            <text:p>3.9999</text:p>
          </table:table-cell>
          <table:table-cell office:value-type="float" office:value="51.8135" calcext:value-type="float">
            <text:p>51.8135</text:p>
          </table:table-cell>
          <table:table-cell office:value-type="float" office:value="36.3006" calcext:value-type="float">
            <text:p>36.3006</text:p>
          </table:table-cell>
          <table:table-cell office:value-type="float" office:value="32.1965" calcext:value-type="float">
            <text:p>32.1965</text:p>
          </table:table-cell>
          <table:table-cell office:value-type="float" office:value="8.0803" calcext:value-type="float">
            <text:p>8.0803</text:p>
          </table:table-cell>
          <table:table-cell office:value-type="float" office:value="64.1438" calcext:value-type="float">
            <text:p>64.143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28.3879" calcext:value-type="float">
            <text:p>28.3879</text:p>
          </table:table-cell>
          <table:table-cell office:value-type="float" office:value="11.9473" calcext:value-type="float">
            <text:p>11.9473</text:p>
          </table:table-cell>
          <table:table-cell office:value-type="float" office:value="43.8271" calcext:value-type="float">
            <text:p>43.8271</text:p>
          </table:table-cell>
          <table:table-cell office:value-type="float" office:value="59.8757" calcext:value-type="float">
            <text:p>59.875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3 <text:s text:c="2"/>752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E481]+1" office:value-type="float" office:value="1" calcext:value-type="float">
            <text:p>1</text:p>
          </table:table-cell>
          <table:table-cell table:formula="of:=[.F481]+1" office:value-type="float" office:value="2" calcext:value-type="float">
            <text:p>2</text:p>
          </table:table-cell>
          <table:table-cell table:formula="of:=[.G481]+1" office:value-type="float" office:value="3" calcext:value-type="float">
            <text:p>3</text:p>
          </table:table-cell>
          <table:table-cell table:formula="of:=[.H481]+1" office:value-type="float" office:value="4" calcext:value-type="float">
            <text:p>4</text:p>
          </table:table-cell>
          <table:table-cell table:formula="of:=[.I481]+1" office:value-type="float" office:value="5" calcext:value-type="float">
            <text:p>5</text:p>
          </table:table-cell>
          <table:table-cell table:formula="of:=[.J481]+1" office:value-type="float" office:value="6" calcext:value-type="float">
            <text:p>6</text:p>
          </table:table-cell>
          <table:table-cell table:formula="of:=[.K481]+1" office:value-type="float" office:value="7" calcext:value-type="float">
            <text:p>7</text:p>
          </table:table-cell>
          <table:table-cell table:formula="of:=[.L481]+1" office:value-type="float" office:value="8" calcext:value-type="float">
            <text:p>8</text:p>
          </table:table-cell>
          <table:table-cell table:formula="of:=[.M481]+1" office:value-type="float" office:value="9" calcext:value-type="float">
            <text:p>9</text:p>
          </table:table-cell>
          <table:table-cell table:formula="of:=[.N481]+1" office:value-type="float" office:value="10" calcext:value-type="float">
            <text:p>10</text:p>
          </table:table-cell>
          <table:table-cell table:formula="of:=[.O481]+1" office:value-type="float" office:value="11" calcext:value-type="float">
            <text:p>11</text:p>
          </table:table-cell>
          <table:table-cell table:formula="of:=[.P481]+1" office:value-type="float" office:value="12" calcext:value-type="float">
            <text:p>12</text:p>
          </table:table-cell>
          <table:table-cell table:formula="of:=[.Q481]+1" office:value-type="float" office:value="13" calcext:value-type="float">
            <text:p>13</text:p>
          </table:table-cell>
          <table:table-cell table:formula="of:=[.R481]+1" office:value-type="float" office:value="14" calcext:value-type="float">
            <text:p>14</text:p>
          </table:table-cell>
          <table:table-cell table:formula="of:=[.S481]+1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M</text:p>
          </table:table-cell>
          <table:table-cell office:value-type="float" office:value="3.898" calcext:value-type="float">
            <text:p>3.898</text:p>
          </table:table-cell>
          <table:table-cell office:value-type="float" office:value="7.78" calcext:value-type="float">
            <text:p>7.78</text:p>
          </table:table-cell>
          <table:table-cell office:value-type="float" office:value="11.4" calcext:value-type="float">
            <text:p>11.4</text:p>
          </table:table-cell>
          <table:table-cell office:value-type="float" office:value="15.51" calcext:value-type="float">
            <text:p>15.51</text:p>
          </table:table-cell>
          <table:table-cell office:value-type="float" office:value="19.42" calcext:value-type="float">
            <text:p>19.42</text:p>
          </table:table-cell>
          <table:table-cell office:value-type="float" office:value="23.28" calcext:value-type="float">
            <text:p>23.28</text:p>
          </table:table-cell>
          <table:table-cell office:value-type="float" office:value="27.17" calcext:value-type="float">
            <text:p>27.17</text:p>
          </table:table-cell>
          <table:table-cell office:value-type="float" office:value="31.05" calcext:value-type="float">
            <text:p>31.05</text:p>
          </table:table-cell>
          <table:table-cell office:value-type="float" office:value="34.95" calcext:value-type="float">
            <text:p>34.95</text:p>
          </table:table-cell>
          <table:table-cell office:value-type="float" office:value="38.84" calcext:value-type="float">
            <text:p>38.84</text:p>
          </table:table-cell>
          <table:table-cell office:value-type="float" office:value="42.7" calcext:value-type="float">
            <text:p>42.7</text:p>
          </table:table-cell>
          <table:table-cell office:value-type="float" office:value="46.6" calcext:value-type="float">
            <text:p>46.6</text:p>
          </table:table-cell>
          <table:table-cell office:value-type="float" office:value="58.2" calcext:value-type="float">
            <text:p>58.2</text:p>
          </table:table-cell>
          <table:table-cell office:value-type="float" office:value="54.3" calcext:value-type="float">
            <text:p>54.3</text:p>
          </table:table-cell>
          <table:table-cell office:value-type="float" office:value="58.2" calcext:value-type="float">
            <text:p>58.2</text:p>
          </table:table-cell>
          <table:table-cell office:value-type="float" office:value="62.2" calcext:value-type="float">
            <text:p>62.2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Revised</text:p>
          </table:table-cell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68" calcext:value-type="float">
            <text:p>3.9968</text:p>
          </table:table-cell>
          <table:table-cell office:value-type="float" office:value="8.0754" calcext:value-type="float">
            <text:p>8.0754</text:p>
          </table:table-cell>
          <table:table-cell office:value-type="float" office:value="11.9416" calcext:value-type="float">
            <text:p>11.9416</text:p>
          </table:table-cell>
          <table:table-cell office:value-type="float" office:value="15.9709" calcext:value-type="float">
            <text:p>15.9709</text:p>
          </table:table-cell>
          <table:table-cell office:value-type="float" office:value="20.0423" calcext:value-type="float">
            <text:p>20.0423</text:p>
          </table:table-cell>
          <table:table-cell office:value-type="float" office:value="24.0579" calcext:value-type="float">
            <text:p>24.0579</text:p>
          </table:table-cell>
          <table:table-cell office:value-type="float" office:value="28.3716" calcext:value-type="float">
            <text:p>28.3716</text:p>
          </table:table-cell>
          <table:table-cell office:value-type="float" office:value="32.1761" calcext:value-type="float">
            <text:p>32.1761</text:p>
          </table:table-cell>
          <table:table-cell office:value-type="float" office:value="36.2792" calcext:value-type="float">
            <text:p>36.2792</text:p>
          </table:table-cell>
          <table:table-cell office:value-type="float" office:value="40.0916" calcext:value-type="float">
            <text:p>40.0916</text:p>
          </table:table-cell>
          <table:table-cell office:value-type="float" office:value="43.8076" calcext:value-type="float">
            <text:p>43.8076</text:p>
          </table:table-cell>
          <table:table-cell office:value-type="float" office:value="48.0084" calcext:value-type="float">
            <text:p>48.0084</text:p>
          </table:table-cell>
          <table:table-cell office:value-type="float" office:value="51.7834" calcext:value-type="float">
            <text:p>51.7834</text:p>
          </table:table-cell>
          <table:table-cell office:value-type="float" office:value="56.3336" calcext:value-type="float">
            <text:p>56.3336</text:p>
          </table:table-cell>
          <table:table-cell office:value-type="float" office:value="59.8479" calcext:value-type="float">
            <text:p>59.8479</text:p>
          </table:table-cell>
          <table:table-cell office:value-type="float" office:value="64.1102" calcext:value-type="float">
            <text:p>64.11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1 <text:s text:c="2"/>755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67" calcext:value-type="float">
            <text:p>3.9967</text:p>
          </table:table-cell>
          <table:table-cell office:value-type="float" office:value="8.0752" calcext:value-type="float">
            <text:p>8.0752</text:p>
          </table:table-cell>
          <table:table-cell office:value-type="float" office:value="11.9414" calcext:value-type="float">
            <text:p>11.9414</text:p>
          </table:table-cell>
          <table:table-cell office:value-type="float" office:value="15.9709" calcext:value-type="float">
            <text:p>15.9709</text:p>
          </table:table-cell>
          <table:table-cell office:value-type="float" office:value="20.0425" calcext:value-type="float">
            <text:p>20.0425</text:p>
          </table:table-cell>
          <table:table-cell office:value-type="float" office:value="24.0582" calcext:value-type="float">
            <text:p>24.0582</text:p>
          </table:table-cell>
          <table:table-cell office:value-type="float" office:value="28.3721" calcext:value-type="float">
            <text:p>28.3721</text:p>
          </table:table-cell>
          <table:table-cell office:value-type="float" office:value="32.1763" calcext:value-type="float">
            <text:p>32.1763</text:p>
          </table:table-cell>
          <table:table-cell office:value-type="float" office:value="36.2801" calcext:value-type="float">
            <text:p>36.2801</text:p>
          </table:table-cell>
          <table:table-cell office:value-type="float" office:value="40.0924" calcext:value-type="float">
            <text:p>40.0924</text:p>
          </table:table-cell>
          <table:table-cell office:value-type="float" office:value="43.8083" calcext:value-type="float">
            <text:p>43.8083</text:p>
          </table:table-cell>
          <table:table-cell office:value-type="float" office:value="48.0085" calcext:value-type="float">
            <text:p>48.0085</text:p>
          </table:table-cell>
          <table:table-cell office:value-type="float" office:value="51.7844" calcext:value-type="float">
            <text:p>51.7844</text:p>
          </table:table-cell>
          <table:table-cell office:value-type="float" office:value="56.3339" calcext:value-type="float">
            <text:p>56.3339</text:p>
          </table:table-cell>
          <table:table-cell office:value-type="float" office:value="59.8492" calcext:value-type="float">
            <text:p>59.8492</text:p>
          </table:table-cell>
          <table:table-cell office:value-type="float" office:value="64.111" calcext:value-type="float">
            <text:p>64.11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8 <text:s text:c="2"/>75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quence</text:p>
          </table:table-cell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69" calcext:value-type="float">
            <text:p>3.9969</text:p>
          </table:table-cell>
          <table:table-cell office:value-type="float" office:value="8.0755" calcext:value-type="float">
            <text:p>8.0755</text:p>
          </table:table-cell>
          <table:table-cell office:value-type="float" office:value="11.9418" calcext:value-type="float">
            <text:p>11.9418</text:p>
          </table:table-cell>
          <table:table-cell office:value-type="float" office:value="15.9709" calcext:value-type="float">
            <text:p>15.9709</text:p>
          </table:table-cell>
          <table:table-cell office:value-type="float" office:value="20.0425" calcext:value-type="float">
            <text:p>20.0425</text:p>
          </table:table-cell>
          <table:table-cell office:value-type="float" office:value="24.0586" calcext:value-type="float">
            <text:p>24.0586</text:p>
          </table:table-cell>
          <table:table-cell office:value-type="float" office:value="28.3721" calcext:value-type="float">
            <text:p>28.3721</text:p>
          </table:table-cell>
          <table:table-cell office:value-type="float" office:value="32.1763" calcext:value-type="float">
            <text:p>32.1763</text:p>
          </table:table-cell>
          <table:table-cell office:value-type="float" office:value="36.2806" calcext:value-type="float">
            <text:p>36.2806</text:p>
          </table:table-cell>
          <table:table-cell office:value-type="float" office:value="40.0925" calcext:value-type="float">
            <text:p>40.0925</text:p>
          </table:table-cell>
          <table:table-cell office:value-type="float" office:value="43.8086" calcext:value-type="float">
            <text:p>43.8086</text:p>
          </table:table-cell>
          <table:table-cell office:value-type="float" office:value="48.0083" calcext:value-type="float">
            <text:p>48.0083</text:p>
          </table:table-cell>
          <table:table-cell office:value-type="float" office:value="51.785" calcext:value-type="float">
            <text:p>51.785</text:p>
          </table:table-cell>
          <table:table-cell office:value-type="float" office:value="56.3344" calcext:value-type="float">
            <text:p>56.3344</text:p>
          </table:table-cell>
          <table:table-cell office:value-type="float" office:value="59.8494" calcext:value-type="float">
            <text:p>59.8494</text:p>
          </table:table-cell>
          <table:table-cell office:value-type="float" office:value="64.1115" calcext:value-type="float">
            <text:p>64.111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0 <text:s text:c="2"/>75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71" calcext:value-type="float">
            <text:p>3.9971</text:p>
          </table:table-cell>
          <table:table-cell office:value-type="float" office:value="8.0755" calcext:value-type="float">
            <text:p>8.0755</text:p>
          </table:table-cell>
          <table:table-cell office:value-type="float" office:value="11.9417" calcext:value-type="float">
            <text:p>11.9417</text:p>
          </table:table-cell>
          <table:table-cell office:value-type="float" office:value="15.9709" calcext:value-type="float">
            <text:p>15.9709</text:p>
          </table:table-cell>
          <table:table-cell office:value-type="float" office:value="20.0427" calcext:value-type="float">
            <text:p>20.0427</text:p>
          </table:table-cell>
          <table:table-cell office:value-type="float" office:value="24.0586" calcext:value-type="float">
            <text:p>24.0586</text:p>
          </table:table-cell>
          <table:table-cell office:value-type="float" office:value="28.3724" calcext:value-type="float">
            <text:p>28.3724</text:p>
          </table:table-cell>
          <table:table-cell office:value-type="float" office:value="32.1765" calcext:value-type="float">
            <text:p>32.1765</text:p>
          </table:table-cell>
          <table:table-cell office:value-type="float" office:value="36.2807" calcext:value-type="float">
            <text:p>36.2807</text:p>
          </table:table-cell>
          <table:table-cell office:value-type="float" office:value="40.0929" calcext:value-type="float">
            <text:p>40.0929</text:p>
          </table:table-cell>
          <table:table-cell office:value-type="float" office:value="43.8088" calcext:value-type="float">
            <text:p>43.8088</text:p>
          </table:table-cell>
          <table:table-cell office:value-type="float" office:value="48.0084" calcext:value-type="float">
            <text:p>48.0084</text:p>
          </table:table-cell>
          <table:table-cell office:value-type="float" office:value="51.7852" calcext:value-type="float">
            <text:p>51.7852</text:p>
          </table:table-cell>
          <table:table-cell office:value-type="float" office:value="56.3347" calcext:value-type="float">
            <text:p>56.3347</text:p>
          </table:table-cell>
          <table:table-cell office:value-type="float" office:value="59.8496" calcext:value-type="float">
            <text:p>59.8496</text:p>
          </table:table-cell>
          <table:table-cell office:value-type="float" office:value="64.1121" calcext:value-type="float">
            <text:p>64.1121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68" calcext:value-type="float">
            <text:p>3.9968</text:p>
          </table:table-cell>
          <table:table-cell office:value-type="float" office:value="8.0752" calcext:value-type="float">
            <text:p>8.0752</text:p>
          </table:table-cell>
          <table:table-cell office:value-type="float" office:value="11.9414" calcext:value-type="float">
            <text:p>11.9414</text:p>
          </table:table-cell>
          <table:table-cell office:value-type="float" office:value="15.9707" calcext:value-type="float">
            <text:p>15.9707</text:p>
          </table:table-cell>
          <table:table-cell office:value-type="float" office:value="20.0422" calcext:value-type="float">
            <text:p>20.0422</text:p>
          </table:table-cell>
          <table:table-cell office:value-type="float" office:value="24.0581" calcext:value-type="float">
            <text:p>24.0581</text:p>
          </table:table-cell>
          <table:table-cell office:value-type="float" office:value="28.3719" calcext:value-type="float">
            <text:p>28.3719</text:p>
          </table:table-cell>
          <table:table-cell office:value-type="float" office:value="32.1759" calcext:value-type="float">
            <text:p>32.1759</text:p>
          </table:table-cell>
          <table:table-cell office:value-type="float" office:value="36.2802" calcext:value-type="float">
            <text:p>36.2802</text:p>
          </table:table-cell>
          <table:table-cell office:value-type="float" office:value="40.0923" calcext:value-type="float">
            <text:p>40.0923</text:p>
          </table:table-cell>
          <table:table-cell office:value-type="float" office:value="43.8082" calcext:value-type="float">
            <text:p>43.8082</text:p>
          </table:table-cell>
          <table:table-cell office:value-type="float" office:value="48.0082" calcext:value-type="float">
            <text:p>48.0082</text:p>
          </table:table-cell>
          <table:table-cell office:value-type="float" office:value="51.7848" calcext:value-type="float">
            <text:p>51.7848</text:p>
          </table:table-cell>
          <table:table-cell office:value-type="float" office:value="56.3344" calcext:value-type="float">
            <text:p>56.3344</text:p>
          </table:table-cell>
          <table:table-cell office:value-type="float" office:value="59.849" calcext:value-type="float">
            <text:p>59.849</text:p>
          </table:table-cell>
          <table:table-cell office:value-type="float" office:value="64.1117" calcext:value-type="float">
            <text:p>64.11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6 <text:s text:c="2"/>75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68" calcext:value-type="float">
            <text:p>3.9968</text:p>
          </table:table-cell>
          <table:table-cell office:value-type="float" office:value="8.0751" calcext:value-type="float">
            <text:p>8.0751</text:p>
          </table:table-cell>
          <table:table-cell office:value-type="float" office:value="11.9413" calcext:value-type="float">
            <text:p>11.9413</text:p>
          </table:table-cell>
          <table:table-cell office:value-type="float" office:value="15.9706" calcext:value-type="float">
            <text:p>15.9706</text:p>
          </table:table-cell>
          <table:table-cell office:value-type="float" office:value="20.0422" calcext:value-type="float">
            <text:p>20.0422</text:p>
          </table:table-cell>
          <table:table-cell office:value-type="float" office:value="24.0581" calcext:value-type="float">
            <text:p>24.0581</text:p>
          </table:table-cell>
          <table:table-cell office:value-type="float" office:value="28.3718" calcext:value-type="float">
            <text:p>28.3718</text:p>
          </table:table-cell>
          <table:table-cell office:value-type="float" office:value="32.1759" calcext:value-type="float">
            <text:p>32.1759</text:p>
          </table:table-cell>
          <table:table-cell office:value-type="float" office:value="36.2801" calcext:value-type="float">
            <text:p>36.2801</text:p>
          </table:table-cell>
          <table:table-cell office:value-type="float" office:value="40.092" calcext:value-type="float">
            <text:p>40.092</text:p>
          </table:table-cell>
          <table:table-cell office:value-type="float" office:value="43.8081" calcext:value-type="float">
            <text:p>43.8081</text:p>
          </table:table-cell>
          <table:table-cell office:value-type="float" office:value="48.008" calcext:value-type="float">
            <text:p>48.008</text:p>
          </table:table-cell>
          <table:table-cell office:value-type="float" office:value="51.7847" calcext:value-type="float">
            <text:p>51.7847</text:p>
          </table:table-cell>
          <table:table-cell office:value-type="float" office:value="56.3338" calcext:value-type="float">
            <text:p>56.3338</text:p>
          </table:table-cell>
          <table:table-cell office:value-type="float" office:value="59.8489" calcext:value-type="float">
            <text:p>59.8489</text:p>
          </table:table-cell>
          <table:table-cell office:value-type="float" office:value="64.1112" calcext:value-type="float">
            <text:p>64.111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68" calcext:value-type="float">
            <text:p>3.9968</text:p>
          </table:table-cell>
          <table:table-cell office:value-type="float" office:value="8.0753" calcext:value-type="float">
            <text:p>8.0753</text:p>
          </table:table-cell>
          <table:table-cell office:value-type="float" office:value="11.9414" calcext:value-type="float">
            <text:p>11.9414</text:p>
          </table:table-cell>
          <table:table-cell office:value-type="float" office:value="15.9705" calcext:value-type="float">
            <text:p>15.9705</text:p>
          </table:table-cell>
          <table:table-cell office:value-type="float" office:value="20.0422" calcext:value-type="float">
            <text:p>20.0422</text:p>
          </table:table-cell>
          <table:table-cell office:value-type="float" office:value="24.058" calcext:value-type="float">
            <text:p>24.058</text:p>
          </table:table-cell>
          <table:table-cell office:value-type="float" office:value="28.372" calcext:value-type="float">
            <text:p>28.372</text:p>
          </table:table-cell>
          <table:table-cell office:value-type="float" office:value="32.176" calcext:value-type="float">
            <text:p>32.176</text:p>
          </table:table-cell>
          <table:table-cell office:value-type="float" office:value="36.2801" calcext:value-type="float">
            <text:p>36.2801</text:p>
          </table:table-cell>
          <table:table-cell office:value-type="float" office:value="40.092" calcext:value-type="float">
            <text:p>40.092</text:p>
          </table:table-cell>
          <table:table-cell office:value-type="float" office:value="43.8078" calcext:value-type="float">
            <text:p>43.8078</text:p>
          </table:table-cell>
          <table:table-cell office:value-type="float" office:value="48.0076" calcext:value-type="float">
            <text:p>48.0076</text:p>
          </table:table-cell>
          <table:table-cell office:value-type="float" office:value="51.7846" calcext:value-type="float">
            <text:p>51.7846</text:p>
          </table:table-cell>
          <table:table-cell office:value-type="float" office:value="56.3338" calcext:value-type="float">
            <text:p>56.3338</text:p>
          </table:table-cell>
          <table:table-cell office:value-type="float" office:value="59.8488" calcext:value-type="float">
            <text:p>59.8488</text:p>
          </table:table-cell>
          <table:table-cell office:value-type="float" office:value="64.1114" calcext:value-type="float">
            <text:p>64.111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39 <text:s text:c="2"/>75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office:value-type="float" office:value="3.9965" calcext:value-type="float">
            <text:p>3.9965</text:p>
          </table:table-cell>
          <table:table-cell office:value-type="float" office:value="8.0752" calcext:value-type="float">
            <text:p>8.0752</text:p>
          </table:table-cell>
          <table:table-cell office:value-type="float" office:value="11.9412" calcext:value-type="float">
            <text:p>11.9412</text:p>
          </table:table-cell>
          <table:table-cell office:value-type="float" office:value="15.9703" calcext:value-type="float">
            <text:p>15.9703</text:p>
          </table:table-cell>
          <table:table-cell office:value-type="float" office:value="20.042" calcext:value-type="float">
            <text:p>20.042</text:p>
          </table:table-cell>
          <table:table-cell office:value-type="float" office:value="24.0577" calcext:value-type="float">
            <text:p>24.0577</text:p>
          </table:table-cell>
          <table:table-cell office:value-type="float" office:value="28.3716" calcext:value-type="float">
            <text:p>28.3716</text:p>
          </table:table-cell>
          <table:table-cell office:value-type="float" office:value="32.176" calcext:value-type="float">
            <text:p>32.176</text:p>
          </table:table-cell>
          <table:table-cell office:value-type="float" office:value="36.28" calcext:value-type="float">
            <text:p>36.28</text:p>
          </table:table-cell>
          <table:table-cell office:value-type="float" office:value="40.0919" calcext:value-type="float">
            <text:p>40.0919</text:p>
          </table:table-cell>
          <table:table-cell office:value-type="float" office:value="43.8077" calcext:value-type="float">
            <text:p>43.8077</text:p>
          </table:table-cell>
          <table:table-cell office:value-type="float" office:value="48.0072" calcext:value-type="float">
            <text:p>48.0072</text:p>
          </table:table-cell>
          <table:table-cell office:value-type="float" office:value="51.7849" calcext:value-type="float">
            <text:p>51.7849</text:p>
          </table:table-cell>
          <table:table-cell office:value-type="float" office:value="56.3336" calcext:value-type="float">
            <text:p>56.3336</text:p>
          </table:table-cell>
          <table:table-cell office:value-type="float" office:value="59.8486" calcext:value-type="float">
            <text:p>59.8486</text:p>
          </table:table-cell>
          <table:table-cell office:value-type="float" office:value="64.1113" calcext:value-type="float">
            <text:p>64.1113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ve</text:p>
          </table:table-cell>
          <table:table-cell table:style-name="ce11" table:formula="of:=AVERAGE([.E484:.E491])" office:value-type="float" office:value="3.9968" calcext:value-type="float">
            <text:p>3.99680</text:p>
          </table:table-cell>
          <table:table-cell table:style-name="ce11" table:formula="of:=AVERAGE([.F484:.F491])" office:value-type="float" office:value="8.0753" calcext:value-type="float">
            <text:p>8.07530</text:p>
          </table:table-cell>
          <table:table-cell table:style-name="ce11" table:formula="of:=AVERAGE([.G484:.G491])" office:value-type="float" office:value="11.941475" calcext:value-type="float">
            <text:p>11.94148</text:p>
          </table:table-cell>
          <table:table-cell table:style-name="ce11" table:formula="of:=AVERAGE([.H484:.H491])" office:value-type="float" office:value="15.9707125" calcext:value-type="float">
            <text:p>15.97071</text:p>
          </table:table-cell>
          <table:table-cell table:style-name="ce11" table:formula="of:=AVERAGE([.I484:.I491])" office:value-type="float" office:value="20.042325" calcext:value-type="float">
            <text:p>20.04233</text:p>
          </table:table-cell>
          <table:table-cell table:style-name="ce11" table:formula="of:=AVERAGE([.J484:.J491])" office:value-type="float" office:value="24.05815" calcext:value-type="float">
            <text:p>24.05815</text:p>
          </table:table-cell>
          <table:table-cell table:style-name="ce11" table:formula="of:=AVERAGE([.K484:.K491])" office:value-type="float" office:value="28.3719375" calcext:value-type="float">
            <text:p>28.37194</text:p>
          </table:table-cell>
          <table:table-cell table:style-name="ce11" table:formula="of:=AVERAGE([.L484:.L491])" office:value-type="float" office:value="32.176125" calcext:value-type="float">
            <text:p>32.17613</text:p>
          </table:table-cell>
          <table:table-cell table:style-name="ce11" table:formula="of:=AVERAGE([.M484:.M491])" office:value-type="float" office:value="36.280125" calcext:value-type="float">
            <text:p>36.28013</text:p>
          </table:table-cell>
          <table:table-cell table:style-name="ce11" table:formula="of:=AVERAGE([.N484:.N491])" office:value-type="float" office:value="40.0922" calcext:value-type="float">
            <text:p>40.09220</text:p>
          </table:table-cell>
          <table:table-cell table:style-name="ce11" table:formula="of:=AVERAGE([.O484:.O491])" office:value-type="float" office:value="43.8081375" calcext:value-type="float">
            <text:p>43.80814</text:p>
          </table:table-cell>
          <table:table-cell table:style-name="ce11" table:formula="of:=AVERAGE([.P484:.P491])" office:value-type="float" office:value="48.008075" calcext:value-type="float">
            <text:p>48.00808</text:p>
          </table:table-cell>
          <table:table-cell table:style-name="ce11" table:formula="of:=AVERAGE([.Q484:.Q491])" office:value-type="float" office:value="51.784625" calcext:value-type="float">
            <text:p>51.78463</text:p>
          </table:table-cell>
          <table:table-cell table:style-name="ce11" table:formula="of:=AVERAGE([.R484:.R491])" office:value-type="float" office:value="56.334025" calcext:value-type="float">
            <text:p>56.33403</text:p>
          </table:table-cell>
          <table:table-cell table:style-name="ce11" table:formula="of:=AVERAGE([.S484:.S491])" office:value-type="float" office:value="59.848925" calcext:value-type="float">
            <text:p>59.84893</text:p>
          </table:table-cell>
          <table:table-cell table:style-name="ce11" table:formula="of:=AVERAGE([.T484:.T491])" office:value-type="float" office:value="64.1113" calcext:value-type="float">
            <text:p>64.1113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9" table:formula="of:=[.E492]/[.E482]" office:value-type="float" office:value="1.02534633145203" calcext:value-type="float">
            <text:p>1.025346</text:p>
          </table:table-cell>
          <table:table-cell table:style-name="ce9" table:formula="of:=[.F492]/[.F482]" office:value-type="float" office:value="1.03795629820051" calcext:value-type="float">
            <text:p>1.037956</text:p>
          </table:table-cell>
          <table:table-cell table:style-name="ce9" table:formula="of:=[.G492]/[.G482]" office:value-type="float" office:value="1.04749780701754" calcext:value-type="float">
            <text:p>1.047498</text:p>
          </table:table-cell>
          <table:table-cell table:style-name="ce9" table:formula="of:=[.H492]/[.H482]" office:value-type="float" office:value="1.02970422308188" calcext:value-type="float">
            <text:p>1.029704</text:p>
          </table:table-cell>
          <table:table-cell table:style-name="ce9" table:formula="of:=[.I492]/[.I482]" office:value-type="float" office:value="1.0320455715757" calcext:value-type="float">
            <text:p>1.032046</text:p>
          </table:table-cell>
          <table:table-cell table:style-name="ce9" table:formula="of:=[.J492]/[.J482]" office:value-type="float" office:value="1.03342568728522" calcext:value-type="float">
            <text:p>1.033426</text:p>
          </table:table-cell>
          <table:table-cell table:style-name="ce9" table:formula="of:=[.K492]/[.K482]" office:value-type="float" office:value="1.04423767022451" calcext:value-type="float">
            <text:p>1.044238</text:p>
          </table:table-cell>
          <table:table-cell table:style-name="ce9" table:formula="of:=[.L492]/[.L482]" office:value-type="float" office:value="1.03626811594203" calcext:value-type="float">
            <text:p>1.036268</text:p>
          </table:table-cell>
          <table:table-cell table:style-name="ce9" table:formula="of:=[.M492]/[.M482]" office:value-type="float" office:value="1.03805793991416" calcext:value-type="float">
            <text:p>1.038058</text:p>
          </table:table-cell>
          <table:table-cell table:style-name="ce9" table:formula="of:=[.N492]/[.N482]" office:value-type="float" office:value="1.03223995880536" calcext:value-type="float">
            <text:p>1.032240</text:p>
          </table:table-cell>
          <table:table-cell table:style-name="ce9" table:formula="of:=[.O492]/[.O482]" office:value-type="float" office:value="1.02595169789227" calcext:value-type="float">
            <text:p>1.025952</text:p>
          </table:table-cell>
          <table:table-cell table:style-name="ce9" table:formula="of:=[.P492]/[.P482]" office:value-type="float" office:value="1.03021620171674" calcext:value-type="float">
            <text:p>1.030216</text:p>
          </table:table-cell>
          <table:table-cell table:style-name="ce9" table:formula="of:=[.Q492]/[.Q482]" office:value-type="float" office:value="0.889770189003436" calcext:value-type="float">
            <text:p>0.889770</text:p>
          </table:table-cell>
          <table:table-cell table:style-name="ce9" table:formula="of:=[.R492]/[.R482]" office:value-type="float" office:value="1.03745902394107" calcext:value-type="float">
            <text:p>1.037459</text:p>
          </table:table-cell>
          <table:table-cell table:style-name="ce9" table:formula="of:=[.S492]/[.S482]" office:value-type="float" office:value="1.02833204467354" calcext:value-type="float">
            <text:p>1.028332</text:p>
          </table:table-cell>
          <table:table-cell table:style-name="ce9" table:formula="of:=[.T492]/[.T482]" office:value-type="float" office:value="1.03072829581994" calcext:value-type="float">
            <text:p>1.030728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4" office:value-type="float" office:value="0.00012536" calcext:value-type="float">
            <text:p>1.253600E-04</text:p>
          </table:table-cell>
          <table:table-cell table:style-name="ce4" table:formula="of:=[.$D494]/[.E493]" office:value-type="float" office:value="0.000122261128903122" calcext:value-type="float">
            <text:p>1.222611E-04</text:p>
          </table:table-cell>
          <table:table-cell table:style-name="ce4" table:formula="of:=[.$D494]/[.F493]" office:value-type="float" office:value="0.000120775797803178" calcext:value-type="float">
            <text:p>1.207758E-04</text:p>
          </table:table-cell>
          <table:table-cell table:style-name="ce4" table:formula="of:=[.$D494]/[.G493]" office:value-type="float" office:value="0.000119675668206817" calcext:value-type="float">
            <text:p>1.196757E-04</text:p>
          </table:table-cell>
          <table:table-cell table:style-name="ce4" table:formula="of:=[.$D494]/[.H493]" office:value-type="float" office:value="0.000121743698034762" calcext:value-type="float">
            <text:p>1.217437E-04</text:p>
          </table:table-cell>
          <table:table-cell table:style-name="ce4" table:formula="of:=[.$D494]/[.I493]" office:value-type="float" office:value="0.000121467504393827" calcext:value-type="float">
            <text:p>1.214675E-04</text:p>
          </table:table-cell>
          <table:table-cell table:style-name="ce4" table:formula="of:=[.$D494]/[.J493]" office:value-type="float" office:value="0.00012130528739741" calcext:value-type="float">
            <text:p>1.213053E-04</text:p>
          </table:table-cell>
          <table:table-cell table:style-name="ce4" table:formula="of:=[.$D494]/[.K493]" office:value-type="float" office:value="0.000120049298712857" calcext:value-type="float">
            <text:p>1.200493E-04</text:p>
          </table:table-cell>
          <table:table-cell table:style-name="ce4" table:formula="of:=[.$D494]/[.L493]" office:value-type="float" office:value="0.000120972553407224" calcext:value-type="float">
            <text:p>1.209726E-04</text:p>
          </table:table-cell>
          <table:table-cell table:style-name="ce4" table:formula="of:=[.$D494]/[.M493]" office:value-type="float" office:value="0.000120763972009468" calcext:value-type="float">
            <text:p>1.207640E-04</text:p>
          </table:table-cell>
          <table:table-cell table:style-name="ce4" table:formula="of:=[.$D494]/[.N493]" office:value-type="float" office:value="0.000121444630127556" calcext:value-type="float">
            <text:p>1.214446E-04</text:p>
          </table:table-cell>
          <table:table-cell table:style-name="ce4" table:formula="of:=[.$D494]/[.O493]" office:value-type="float" office:value="0.000122188988290132" calcext:value-type="float">
            <text:p>1.221890E-04</text:p>
          </table:table-cell>
          <table:table-cell table:style-name="ce4" table:formula="of:=[.$D494]/[.P493]" office:value-type="float" office:value="0.000121683196004006" calcext:value-type="float">
            <text:p>1.216832E-04</text:p>
          </table:table-cell>
          <table:table-cell table:style-name="ce4" table:formula="of:=[.$D494]/[.Q493]" office:value-type="float" office:value="0.000140890312520367" calcext:value-type="float">
            <text:p>1.408903E-04</text:p>
          </table:table-cell>
          <table:table-cell table:style-name="ce4" table:formula="of:=[.$D494]/[.R493]" office:value-type="float" office:value="0.000120833687988742" calcext:value-type="float">
            <text:p>1.208337E-04</text:p>
          </table:table-cell>
          <table:table-cell table:style-name="ce4" table:formula="of:=[.$D494]/[.S493]" office:value-type="float" office:value="0.00012190614952566" calcext:value-type="float">
            <text:p>1.219061E-04</text:p>
          </table:table-cell>
          <table:table-cell table:style-name="ce4" table:formula="of:=[.$D494]/[.T493]" office:value-type="float" office:value="0.000121622740452931" calcext:value-type="float">
            <text:p>1.216227E-04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→cabs[0].scale =</text:p>
          </table:table-cell>
          <table:table-cell/>
          <table:table-cell table:style-name="ce4" table:formula="of:=[.E494]" office:value-type="float" office:value="0.000122261128903122" calcext:value-type="float">
            <text:p>1.222611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].scale =</text:p>
          </table:table-cell>
          <table:table-cell/>
          <table:table-cell table:style-name="ce4" table:formula="of:=[.F494]" office:value-type="float" office:value="0.000120775797803178" calcext:value-type="float">
            <text:p>1.207758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2].scale =</text:p>
          </table:table-cell>
          <table:table-cell/>
          <table:table-cell table:style-name="ce4" table:formula="of:=[.G494]" office:value-type="float" office:value="0.000119675668206817" calcext:value-type="float">
            <text:p>1.196757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3].scale =</text:p>
          </table:table-cell>
          <table:table-cell/>
          <table:table-cell table:style-name="ce4" table:formula="of:=[.H494]" office:value-type="float" office:value="0.000121743698034762" calcext:value-type="float">
            <text:p>1.217437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4].scale =</text:p>
          </table:table-cell>
          <table:table-cell/>
          <table:table-cell table:style-name="ce4" table:formula="of:=[.I494]" office:value-type="float" office:value="0.000121467504393827" calcext:value-type="float">
            <text:p>1.214675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5].scale =</text:p>
          </table:table-cell>
          <table:table-cell/>
          <table:table-cell table:style-name="ce4" table:formula="of:=[.J494]" office:value-type="float" office:value="0.00012130528739741" calcext:value-type="float">
            <text:p>1.213053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6].scale =</text:p>
          </table:table-cell>
          <table:table-cell/>
          <table:table-cell table:style-name="ce4" table:formula="of:=[.K494]" office:value-type="float" office:value="0.000120049298712857" calcext:value-type="float">
            <text:p>1.200493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7].scale =</text:p>
          </table:table-cell>
          <table:table-cell/>
          <table:table-cell table:style-name="ce4" table:formula="of:=[.L494]" office:value-type="float" office:value="0.000120972553407224" calcext:value-type="float">
            <text:p>1.20972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8].scale =</text:p>
          </table:table-cell>
          <table:table-cell/>
          <table:table-cell table:style-name="ce4" table:formula="of:=[.M494]" office:value-type="float" office:value="0.000120763972009468" calcext:value-type="float">
            <text:p>1.207640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9].scale =</text:p>
          </table:table-cell>
          <table:table-cell/>
          <table:table-cell table:style-name="ce4" table:formula="of:=[.N494]" office:value-type="float" office:value="0.000121444630127556" calcext:value-type="float">
            <text:p>1.214446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0].scale =</text:p>
          </table:table-cell>
          <table:table-cell/>
          <table:table-cell table:style-name="ce4" table:formula="of:=[.O494]" office:value-type="float" office:value="0.000122188988290132" calcext:value-type="float">
            <text:p>1.221890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1].scale =</text:p>
          </table:table-cell>
          <table:table-cell/>
          <table:table-cell table:style-name="ce4" table:formula="of:=[.P494]" office:value-type="float" office:value="0.000121683196004006" calcext:value-type="float">
            <text:p>1.216832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2].scale =</text:p>
          </table:table-cell>
          <table:table-cell/>
          <table:table-cell table:style-name="ce4" table:formula="of:=[.Q494]" office:value-type="float" office:value="0.000140890312520367" calcext:value-type="float">
            <text:p>1.408903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3].scale =</text:p>
          </table:table-cell>
          <table:table-cell/>
          <table:table-cell table:style-name="ce4" table:formula="of:=[.R494]" office:value-type="float" office:value="0.000120833687988742" calcext:value-type="float">
            <text:p>1.208337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4].scale =</text:p>
          </table:table-cell>
          <table:table-cell/>
          <table:table-cell table:style-name="ce4" table:formula="of:=[.S494]" office:value-type="float" office:value="0.00012190614952566" calcext:value-type="float">
            <text:p>1.219061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5].scale =</text:p>
          </table:table-cell>
          <table:table-cell/>
          <table:table-cell table:style-name="ce4" table:formula="of:=[.T494]" office:value-type="float" office:value="0.000121622740452931" calcext:value-type="float">
            <text:p>1.216227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6].scale =</text:p>
          </table:table-cell>
          <table:table-cell/>
          <table:table-cell table:style-name="ce4" table:formula="of:=[.T494]" office:value-type="float" office:value="0.000121622740452931" calcext:value-type="float">
            <text:p>1.216227E-04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2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514]+1" office:value-type="float" office:value="2" calcext:value-type="float">
            <text:p>2</text:p>
          </table:table-cell>
          <table:table-cell table:formula="of:=[.F514]+1" office:value-type="float" office:value="3" calcext:value-type="float">
            <text:p>3</text:p>
          </table:table-cell>
          <table:table-cell table:formula="of:=[.G514]+1" office:value-type="float" office:value="4" calcext:value-type="float">
            <text:p>4</text:p>
          </table:table-cell>
          <table:table-cell table:formula="of:=[.H514]+1" office:value-type="float" office:value="5" calcext:value-type="float">
            <text:p>5</text:p>
          </table:table-cell>
          <table:table-cell table:formula="of:=[.I514]+1" office:value-type="float" office:value="6" calcext:value-type="float">
            <text:p>6</text:p>
          </table:table-cell>
          <table:table-cell table:formula="of:=[.J514]+1" office:value-type="float" office:value="7" calcext:value-type="float">
            <text:p>7</text:p>
          </table:table-cell>
          <table:table-cell table:formula="of:=[.K514]+1" office:value-type="float" office:value="8" calcext:value-type="float">
            <text:p>8</text:p>
          </table:table-cell>
          <table:table-cell table:formula="of:=[.L514]+1" office:value-type="float" office:value="9" calcext:value-type="float">
            <text:p>9</text:p>
          </table:table-cell>
          <table:table-cell table:formula="of:=[.M514]+1" office:value-type="float" office:value="10" calcext:value-type="float">
            <text:p>10</text:p>
          </table:table-cell>
          <table:table-cell table:formula="of:=[.N514]+1" office:value-type="float" office:value="11" calcext:value-type="float">
            <text:p>11</text:p>
          </table:table-cell>
          <table:table-cell table:formula="of:=[.O514]+1" office:value-type="float" office:value="12" calcext:value-type="float">
            <text:p>12</text:p>
          </table:table-cell>
          <table:table-cell table:formula="of:=[.P514]+1" office:value-type="float" office:value="13" calcext:value-type="float">
            <text:p>13</text:p>
          </table:table-cell>
          <table:table-cell table:formula="of:=[.Q514]+1" office:value-type="float" office:value="14" calcext:value-type="float">
            <text:p>14</text:p>
          </table:table-cell>
          <table:table-cell table:formula="of:=[.R514]+1" office:value-type="float" office:value="15" calcext:value-type="float">
            <text:p>15</text:p>
          </table:table-cell>
          <table:table-cell table:formula="of:=[.S514]+1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" calcext:value-type="float">
            <text:p>3.897</text:p>
          </table:table-cell>
          <table:table-cell office:value-type="float" office:value="3.8815" calcext:value-type="float">
            <text:p>3.8815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6" calcext:value-type="float">
            <text:p>3.9086</text:p>
          </table:table-cell>
          <table:table-cell office:value-type="float" office:value="3.8619" calcext:value-type="float">
            <text:p>3.8619</text:p>
          </table:table-cell>
          <table:table-cell office:value-type="float" office:value="3.888" calcext:value-type="float">
            <text:p>3.888</text:p>
          </table:table-cell>
          <table:table-cell office:value-type="float" office:value="3.8788" calcext:value-type="float">
            <text:p>3.8788</text:p>
          </table:table-cell>
          <table:table-cell office:value-type="float" office:value="3.8993" calcext:value-type="float">
            <text:p>3.8993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4" calcext:value-type="float">
            <text:p>3.8594</text:p>
          </table:table-cell>
          <table:table-cell office:value-type="float" office:value="3.9" calcext:value-type="float">
            <text:p>3.9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12" calcext:value-type="float">
            <text:p>-3.9012</text:p>
          </table:table-cell>
          <table:table-cell office:value-type="float" office:value="3.8993" calcext:value-type="float">
            <text:p>3.8993</text:p>
          </table:table-cell>
          <table:table-cell office:value-type="float" office:value="4.0022" calcext:value-type="float">
            <text:p>4.002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4 <text:s text:c="2"/>75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8" calcext:value-type="float">
            <text:p>3.8968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2" calcext:value-type="float">
            <text:p>3.6192</text:p>
          </table:table-cell>
          <table:table-cell office:value-type="float" office:value="4.1099" calcext:value-type="float">
            <text:p>4.1099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8" calcext:value-type="float">
            <text:p>3.8618</text:p>
          </table:table-cell>
          <table:table-cell office:value-type="float" office:value="3.8878" calcext:value-type="float">
            <text:p>3.8878</text:p>
          </table:table-cell>
          <table:table-cell office:value-type="float" office:value="3.879" calcext:value-type="float">
            <text:p>3.879</text:p>
          </table:table-cell>
          <table:table-cell office:value-type="float" office:value="3.8995" calcext:value-type="float">
            <text:p>3.8995</text:p>
          </table:table-cell>
          <table:table-cell office:value-type="float" office:value="3.8886" calcext:value-type="float">
            <text:p>3.8886</text:p>
          </table:table-cell>
          <table:table-cell office:value-type="float" office:value="3.8598" calcext:value-type="float">
            <text:p>3.8598</text:p>
          </table:table-cell>
          <table:table-cell office:value-type="float" office:value="3.8998" calcext:value-type="float">
            <text:p>3.8998</text:p>
          </table:table-cell>
          <table:table-cell office:value-type="float" office:value="11.6002" calcext:value-type="float">
            <text:p>11.6002</text:p>
          </table:table-cell>
          <table:table-cell office:value-type="float" office:value="-3.9012" calcext:value-type="float">
            <text:p>-3.9012</text:p>
          </table:table-cell>
          <table:table-cell office:value-type="float" office:value="3.8991" calcext:value-type="float">
            <text:p>3.8991</text:p>
          </table:table-cell>
          <table:table-cell office:value-type="float" office:value="4.0025" calcext:value-type="float">
            <text:p>4.0025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7 <text:s text:c="2"/>75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7" calcext:value-type="float">
            <text:p>3.8967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1" calcext:value-type="float">
            <text:p>3.6191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7" calcext:value-type="float">
            <text:p>3.8617</text:p>
          </table:table-cell>
          <table:table-cell office:value-type="float" office:value="3.8867" calcext:value-type="float">
            <text:p>3.8867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1" calcext:value-type="float">
            <text:p>3.8991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4" calcext:value-type="float">
            <text:p>3.8594</text:p>
          </table:table-cell>
          <table:table-cell office:value-type="float" office:value="3.9002" calcext:value-type="float">
            <text:p>3.9002</text:p>
          </table:table-cell>
          <table:table-cell office:value-type="float" office:value="11.6001" calcext:value-type="float">
            <text:p>11.6001</text:p>
          </table:table-cell>
          <table:table-cell office:value-type="float" office:value="-3.9009" calcext:value-type="float">
            <text:p>-3.9009</text:p>
          </table:table-cell>
          <table:table-cell office:value-type="float" office:value="3.8988" calcext:value-type="float">
            <text:p>3.8988</text:p>
          </table:table-cell>
          <table:table-cell office:value-type="float" office:value="4.0024" calcext:value-type="float">
            <text:p>4.0024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3 <text:s text:c="2"/>75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6" calcext:value-type="float">
            <text:p>3.8966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" calcext:value-type="float">
            <text:p>3.619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6" calcext:value-type="float">
            <text:p>3.9086</text:p>
          </table:table-cell>
          <table:table-cell office:value-type="float" office:value="3.8619" calcext:value-type="float">
            <text:p>3.8619</text:p>
          </table:table-cell>
          <table:table-cell office:value-type="float" office:value="3.8864" calcext:value-type="float">
            <text:p>3.8864</text:p>
          </table:table-cell>
          <table:table-cell office:value-type="float" office:value="3.8804" calcext:value-type="float">
            <text:p>3.8804</text:p>
          </table:table-cell>
          <table:table-cell office:value-type="float" office:value="3.8992" calcext:value-type="float">
            <text:p>3.8992</text:p>
          </table:table-cell>
          <table:table-cell office:value-type="float" office:value="3.889" calcext:value-type="float">
            <text:p>3.889</text:p>
          </table:table-cell>
          <table:table-cell office:value-type="float" office:value="3.8595" calcext:value-type="float">
            <text:p>3.8595</text:p>
          </table:table-cell>
          <table:table-cell office:value-type="float" office:value="3.8999" calcext:value-type="float">
            <text:p>3.8999</text:p>
          </table:table-cell>
          <table:table-cell office:value-type="float" office:value="11.5999" calcext:value-type="float">
            <text:p>11.5999</text:p>
          </table:table-cell>
          <table:table-cell office:value-type="float" office:value="-3.9001" calcext:value-type="float">
            <text:p>-3.9001</text:p>
          </table:table-cell>
          <table:table-cell office:value-type="float" office:value="3.8985" calcext:value-type="float">
            <text:p>3.8985</text:p>
          </table:table-cell>
          <table:table-cell office:value-type="float" office:value="4.0022" calcext:value-type="float">
            <text:p>4.002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0 <text:s text:c="2"/>75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5" calcext:value-type="float">
            <text:p>3.8965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1" calcext:value-type="float">
            <text:p>3.6191</text:p>
          </table:table-cell>
          <table:table-cell office:value-type="float" office:value="4.1098" calcext:value-type="float">
            <text:p>4.1098</text:p>
          </table:table-cell>
          <table:table-cell office:value-type="float" office:value="3.9085" calcext:value-type="float">
            <text:p>3.9085</text:p>
          </table:table-cell>
          <table:table-cell office:value-type="float" office:value="3.862" calcext:value-type="float">
            <text:p>3.862</text:p>
          </table:table-cell>
          <table:table-cell office:value-type="float" office:value="3.8863" calcext:value-type="float">
            <text:p>3.8863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4" calcext:value-type="float">
            <text:p>3.8994</text:p>
          </table:table-cell>
          <table:table-cell office:value-type="float" office:value="3.8888" calcext:value-type="float">
            <text:p>3.8888</text:p>
          </table:table-cell>
          <table:table-cell office:value-type="float" office:value="3.8599" calcext:value-type="float">
            <text:p>3.8599</text:p>
          </table:table-cell>
          <table:table-cell office:value-type="float" office:value="3.8995" calcext:value-type="float">
            <text:p>3.8995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03" calcext:value-type="float">
            <text:p>-3.9003</text:p>
          </table:table-cell>
          <table:table-cell office:value-type="float" office:value="3.8984" calcext:value-type="float">
            <text:p>3.8984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68" calcext:value-type="float">
            <text:p>3.8968</text:p>
          </table:table-cell>
          <table:table-cell office:value-type="float" office:value="3.8817" calcext:value-type="float">
            <text:p>3.8817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7" calcext:value-type="float">
            <text:p>4.1097</text:p>
          </table:table-cell>
          <table:table-cell office:value-type="float" office:value="3.9087" calcext:value-type="float">
            <text:p>3.9087</text:p>
          </table:table-cell>
          <table:table-cell office:value-type="float" office:value="3.8618" calcext:value-type="float">
            <text:p>3.8618</text:p>
          </table:table-cell>
          <table:table-cell office:value-type="float" office:value="3.8864" calcext:value-type="float">
            <text:p>3.8864</text:p>
          </table:table-cell>
          <table:table-cell office:value-type="float" office:value="3.8803" calcext:value-type="float">
            <text:p>3.8803</text:p>
          </table:table-cell>
          <table:table-cell office:value-type="float" office:value="3.8995" calcext:value-type="float">
            <text:p>3.8995</text:p>
          </table:table-cell>
          <table:table-cell office:value-type="float" office:value="3.8888" calcext:value-type="float">
            <text:p>3.8888</text:p>
          </table:table-cell>
          <table:table-cell office:value-type="float" office:value="3.8599" calcext:value-type="float">
            <text:p>3.8599</text:p>
          </table:table-cell>
          <table:table-cell office:value-type="float" office:value="3.8994" calcext:value-type="float">
            <text:p>3.8994</text:p>
          </table:table-cell>
          <table:table-cell office:value-type="float" office:value="11.6004" calcext:value-type="float">
            <text:p>11.6004</text:p>
          </table:table-cell>
          <table:table-cell office:value-type="float" office:value="-3.9004" calcext:value-type="float">
            <text:p>-3.9004</text:p>
          </table:table-cell>
          <table:table-cell office:value-type="float" office:value="3.8984" calcext:value-type="float">
            <text:p>3.8984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1" calcext:value-type="float">
            <text:p>3.8971</text:p>
          </table:table-cell>
          <table:table-cell office:value-type="float" office:value="3.8816" calcext:value-type="float">
            <text:p>3.8816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94" calcext:value-type="float">
            <text:p>4.1094</text:p>
          </table:table-cell>
          <table:table-cell office:value-type="float" office:value="3.9091" calcext:value-type="float">
            <text:p>3.9091</text:p>
          </table:table-cell>
          <table:table-cell office:value-type="float" office:value="3.8615" calcext:value-type="float">
            <text:p>3.8615</text:p>
          </table:table-cell>
          <table:table-cell office:value-type="float" office:value="3.8866" calcext:value-type="float">
            <text:p>3.8866</text:p>
          </table:table-cell>
          <table:table-cell office:value-type="float" office:value="3.8798" calcext:value-type="float">
            <text:p>3.8798</text:p>
          </table:table-cell>
          <table:table-cell office:value-type="float" office:value="3.8996" calcext:value-type="float">
            <text:p>3.8996</text:p>
          </table:table-cell>
          <table:table-cell office:value-type="float" office:value="3.8889" calcext:value-type="float">
            <text:p>3.8889</text:p>
          </table:table-cell>
          <table:table-cell office:value-type="float" office:value="3.8597" calcext:value-type="float">
            <text:p>3.8597</text:p>
          </table:table-cell>
          <table:table-cell office:value-type="float" office:value="3.8996" calcext:value-type="float">
            <text:p>3.8996</text:p>
          </table:table-cell>
          <table:table-cell office:value-type="float" office:value="11.6003" calcext:value-type="float">
            <text:p>11.6003</text:p>
          </table:table-cell>
          <table:table-cell office:value-type="float" office:value="-3.9004" calcext:value-type="float">
            <text:p>-3.9004</text:p>
          </table:table-cell>
          <table:table-cell office:value-type="float" office:value="3.8985" calcext:value-type="float">
            <text:p>3.8985</text:p>
          </table:table-cell>
          <table:table-cell office:value-type="float" office:value="4.002" calcext:value-type="float">
            <text:p>4.002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1 <text:s text:c="2"/>75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636</text:p>
          </table:table-cell>
          <table:table-cell office:value-type="string" calcext:value-type="string">
            <text:p>:</text:p>
          </table:table-cell>
          <table:table-cell office:value-type="float" office:value="3.897" calcext:value-type="float">
            <text:p>3.897</text:p>
          </table:table-cell>
          <table:table-cell office:value-type="float" office:value="3.8814" calcext:value-type="float">
            <text:p>3.8814</text:p>
          </table:table-cell>
          <table:table-cell office:value-type="float" office:value="3.6193" calcext:value-type="float">
            <text:p>3.6193</text:p>
          </table:table-cell>
          <table:table-cell office:value-type="float" office:value="4.1089" calcext:value-type="float">
            <text:p>4.1089</text:p>
          </table:table-cell>
          <table:table-cell office:value-type="float" office:value="3.9096" calcext:value-type="float">
            <text:p>3.9096</text:p>
          </table:table-cell>
          <table:table-cell office:value-type="float" office:value="3.8615" calcext:value-type="float">
            <text:p>3.8615</text:p>
          </table:table-cell>
          <table:table-cell office:value-type="float" office:value="3.8865" calcext:value-type="float">
            <text:p>3.8865</text:p>
          </table:table-cell>
          <table:table-cell office:value-type="float" office:value="3.8801" calcext:value-type="float">
            <text:p>3.8801</text:p>
          </table:table-cell>
          <table:table-cell office:value-type="float" office:value="3.8978" calcext:value-type="float">
            <text:p>3.8978</text:p>
          </table:table-cell>
          <table:table-cell office:value-type="float" office:value="3.8908" calcext:value-type="float">
            <text:p>3.8908</text:p>
          </table:table-cell>
          <table:table-cell office:value-type="float" office:value="3.857" calcext:value-type="float">
            <text:p>3.857</text:p>
          </table:table-cell>
          <table:table-cell office:value-type="float" office:value="3.9023" calcext:value-type="float">
            <text:p>3.9023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-3.9005" calcext:value-type="float">
            <text:p>-3.9005</text:p>
          </table:table-cell>
          <table:table-cell office:value-type="float" office:value="3.8979" calcext:value-type="float">
            <text:p>3.8979</text:p>
          </table:table-cell>
          <table:table-cell office:value-type="float" office:value="4.0039" calcext:value-type="float">
            <text:p>4.003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50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6" office:value-type="float" office:value="3.897" calcext:value-type="float">
            <text:p>3.897</text:p>
          </table:table-cell>
          <table:table-cell table:style-name="ce6" office:value-type="float" office:value="3.877" calcext:value-type="float">
            <text:p>3.877</text:p>
          </table:table-cell>
          <table:table-cell table:style-name="ce6" office:value-type="float" office:value="3.862" calcext:value-type="float">
            <text:p>3.862</text:p>
          </table:table-cell>
          <table:table-cell table:style-name="ce6" office:value-type="float" office:value="3.869" calcext:value-type="float">
            <text:p>3.869</text:p>
          </table:table-cell>
          <table:table-cell table:style-name="ce6" office:value-type="float" office:value="3.906" calcext:value-type="float">
            <text:p>3.906</text:p>
          </table:table-cell>
          <table:table-cell table:style-name="ce6" office:value-type="float" office:value="3.86" calcext:value-type="float">
            <text:p>3.860</text:p>
          </table:table-cell>
          <table:table-cell table:style-name="ce6" office:value-type="float" office:value="3.887" calcext:value-type="float">
            <text:p>3.887</text:p>
          </table:table-cell>
          <table:table-cell table:style-name="ce6" office:value-type="float" office:value="3.886" calcext:value-type="float">
            <text:p>3.886</text:p>
          </table:table-cell>
          <table:table-cell table:number-columns-repeated="2" table:style-name="ce6" office:value-type="float" office:value="3.889" calcext:value-type="float">
            <text:p>3.889</text:p>
          </table:table-cell>
          <table:table-cell table:style-name="ce6" office:value-type="float" office:value="3.88" calcext:value-type="float">
            <text:p>3.880</text:p>
          </table:table-cell>
          <table:table-cell table:style-name="ce6" office:value-type="float" office:value="3.881" calcext:value-type="float">
            <text:p>3.881</text:p>
          </table:table-cell>
          <table:table-cell table:style-name="ce6" office:value-type="float" office:value="3.858" calcext:value-type="float">
            <text:p>3.858</text:p>
          </table:table-cell>
          <table:table-cell table:style-name="ce6" office:value-type="float" office:value="3.867" calcext:value-type="float">
            <text:p>3.867</text:p>
          </table:table-cell>
          <table:table-cell table:style-name="ce6" office:value-type="float" office:value="3.882" calcext:value-type="float">
            <text:p>3.882</text:p>
          </table:table-cell>
          <table:table-cell table:style-name="ce6" office:value-type="float" office:value="3.96" calcext:value-type="float">
            <text:p>3.96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[.E524]-[.E522]" office:value-type="float" office:value="0" calcext:value-type="float">
            <text:p>0</text:p>
          </table:table-cell>
          <table:table-cell table:formula="of:=[.F524]-[.F522]" office:value-type="float" office:value="-0.0044000000000004" calcext:value-type="float">
            <text:p>-0.0044</text:p>
          </table:table-cell>
          <table:table-cell table:formula="of:=[.G524]-[.G522]" office:value-type="float" office:value="0.2427" calcext:value-type="float">
            <text:p>0.2427</text:p>
          </table:table-cell>
          <table:table-cell table:formula="of:=[.H524]-[.H522]" office:value-type="float" office:value="-0.2399" calcext:value-type="float">
            <text:p>-0.2399</text:p>
          </table:table-cell>
          <table:table-cell table:formula="of:=[.I524]-[.I522]" office:value-type="float" office:value="-0.00360000000000005" calcext:value-type="float">
            <text:p>-0.0036</text:p>
          </table:table-cell>
          <table:table-cell table:formula="of:=[.J524]-[.J522]" office:value-type="float" office:value="-0.00150000000000006" calcext:value-type="float">
            <text:p>-0.0015</text:p>
          </table:table-cell>
          <table:table-cell table:formula="of:=[.K524]-[.K522]" office:value-type="float" office:value="0.000500000000000167" calcext:value-type="float">
            <text:p>0.0005</text:p>
          </table:table-cell>
          <table:table-cell table:formula="of:=[.L524]-[.L522]" office:value-type="float" office:value="0.00590000000000002" calcext:value-type="float">
            <text:p>0.0059</text:p>
          </table:table-cell>
          <table:table-cell table:formula="of:=[.M524]-[.M522]" office:value-type="float" office:value="-0.00879999999999992" calcext:value-type="float">
            <text:p>-0.0088</text:p>
          </table:table-cell>
          <table:table-cell table:formula="of:=[.N524]-[.N522]" office:value-type="float" office:value="-0.0017999999999998" calcext:value-type="float">
            <text:p>-0.0018</text:p>
          </table:table-cell>
          <table:table-cell table:formula="of:=[.O524]-[.O522]" office:value-type="float" office:value="0.0229999999999997" calcext:value-type="float">
            <text:p>0.023</text:p>
          </table:table-cell>
          <table:table-cell table:formula="of:=[.P524]-[.P522]" office:value-type="float" office:value="-0.0212999999999997" calcext:value-type="float">
            <text:p>-0.0213</text:p>
          </table:table-cell>
          <table:table-cell table:formula="of:=[.Q524]-[.Q522]" office:value-type="float" office:value="-7.7409" calcext:value-type="float">
            <text:p>-7.7409</text:p>
          </table:table-cell>
          <table:table-cell table:formula="of:=[.R524]-[.R522]" office:value-type="float" office:value="7.7675" calcext:value-type="float">
            <text:p>7.7675</text:p>
          </table:table-cell>
          <table:table-cell table:formula="of:=[.S524]-[.S522]" office:value-type="float" office:value="-0.0158999999999998" calcext:value-type="float">
            <text:p>-0.0159</text:p>
          </table:table-cell>
          <table:table-cell table:formula="of:=[.T524]-[.T522]" office:value-type="float" office:value="-0.0438999999999998" calcext:value-type="float">
            <text:p>-0.0439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$</text:p>
          </table:table-cell>
          <table:table-cell table:number-columns-repeated="6"/>
          <table:table-cell table:number-columns-repeated="4" office:value-type="string" calcext:value-type="string">
            <text:p>$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6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N638</text:p>
          </table:table-cell>
          <table:table-cell office:value-type="string" calcext:value-type="string">
            <text:p>:</text:p>
          </table:table-cell>
          <table:table-cell table:number-columns-repeated="27"/>
        </table:table-row>
      </table:table>
      <table:table table:name="Sheet2" table:style-name="ta1">
        <table:table-column table:style-name="co13" table:number-columns-repeated="13" table:default-cell-style-name="Default"/>
        <table:table-column table:style-name="co13" table:default-cell-style-name="ce9"/>
        <table:table-column table:style-name="co13" table:number-columns-repeated="7" table:default-cell-style-name="Default"/>
        <table:table-row table:style-name="ro1">
          <table:table-cell table:style-name="ce1" office:value-type="date" office:date-value="2021-08-15" calcext:value-type="date">
            <text:p>08/15/21</text:p>
          </table:table-cell>
          <table:table-cell table:number-columns-repeated="1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ell by cell</text:p>
          </table:table-cell>
          <table:table-cell table:number-columns-repeated="12"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]+1" office:value-type="float" office:value="2" calcext:value-type="float">
            <text:p>2</text:p>
          </table:table-cell>
          <table:table-cell table:formula="of:=[.C3]+1" office:value-type="float" office:value="3" calcext:value-type="float">
            <text:p>3</text:p>
          </table:table-cell>
          <table:table-cell table:formula="of:=[.D3]+1" office:value-type="float" office:value="4" calcext:value-type="float">
            <text:p>4</text:p>
          </table:table-cell>
          <table:table-cell table:formula="of:=[.E3]+1" office:value-type="float" office:value="5" calcext:value-type="float">
            <text:p>5</text:p>
          </table:table-cell>
          <table:table-cell table:formula="of:=[.F3]+1" office:value-type="float" office:value="6" calcext:value-type="float">
            <text:p>6</text:p>
          </table:table-cell>
          <table:table-cell table:formula="of:=[.G3]+1" office:value-type="float" office:value="7" calcext:value-type="float">
            <text:p>7</text:p>
          </table:table-cell>
          <table:table-cell table:formula="of:=[.H3]+1" office:value-type="float" office:value="8" calcext:value-type="float">
            <text:p>8</text:p>
          </table:table-cell>
          <table:table-cell table:formula="of:=[.I3]+1" office:value-type="float" office:value="9" calcext:value-type="float">
            <text:p>9</text:p>
          </table:table-cell>
          <table:table-cell table:formula="of:=[.J3]+1" office:value-type="float" office:value="10" calcext:value-type="float">
            <text:p>10</text:p>
          </table:table-cell>
          <table:table-cell table:formula="of:=[.K3]+1" office:value-type="float" office:value="11" calcext:value-type="float">
            <text:p>11</text:p>
          </table:table-cell>
          <table:table-cell table:formula="of:=[.L3]+1" office:value-type="float" office:value="12" calcext:value-type="float">
            <text:p>12</text:p>
          </table:table-cell>
          <table:table-cell table:style-name="Default" table:formula="of:=[.M3]+1" office:value-type="float" office:value="13" calcext:value-type="float">
            <text:p>13</text:p>
          </table:table-cell>
          <table:table-cell table:formula="of:=[.N3]+1" office:value-type="float" office:value="14" calcext:value-type="float">
            <text:p>14</text:p>
          </table:table-cell>
          <table:table-cell table:formula="of:=[.O3]+1" office:value-type="float" office:value="15" calcext:value-type="float">
            <text:p>15</text:p>
          </table:table-cell>
          <table:table-cell table:formula="of:=[.P3]+1" office:value-type="float" office:value="16" calcext:value-type="float">
            <text:p>16</text:p>
          </table:table-cell>
          <table:table-cell table:formula="of:=[.Q3]+1" office:value-type="float" office:value="17" calcext:value-type="float">
            <text:p>17</text:p>
          </table:table-cell>
          <table:table-cell table:formula="of:=[.R3]+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M</text:p>
          </table:table-cell>
          <table:table-cell table:style-name="ce13" office:value-type="float" office:value="3.902" calcext:value-type="float">
            <text:p>3.9020</text:p>
          </table:table-cell>
          <table:table-cell table:style-name="ce13" office:value-type="float" office:value="3.88" calcext:value-type="float">
            <text:p>3.8800</text:p>
          </table:table-cell>
          <table:table-cell table:style-name="ce13" office:value-type="float" office:value="3.886" calcext:value-type="float">
            <text:p>3.8860</text:p>
          </table:table-cell>
          <table:table-cell table:style-name="ce13" office:value-type="float" office:value="3.872" calcext:value-type="float">
            <text:p>3.8720</text:p>
          </table:table-cell>
          <table:table-cell table:style-name="ce13" office:value-type="float" office:value="3.91" calcext:value-type="float">
            <text:p>3.9100</text:p>
          </table:table-cell>
          <table:table-cell table:style-name="ce13" office:value-type="float" office:value="3.863" calcext:value-type="float">
            <text:p>3.8630</text:p>
          </table:table-cell>
          <table:table-cell table:style-name="ce13" office:value-type="float" office:value="3.891" calcext:value-type="float">
            <text:p>3.8910</text:p>
          </table:table-cell>
          <table:table-cell table:style-name="ce13" office:value-type="float" office:value="3.89" calcext:value-type="float">
            <text:p>3.8900</text:p>
          </table:table-cell>
          <table:table-cell table:style-name="ce13" office:value-type="float" office:value="3.897" calcext:value-type="float">
            <text:p>3.8970</text:p>
          </table:table-cell>
          <table:table-cell table:style-name="ce13" office:value-type="float" office:value="3.893" calcext:value-type="float">
            <text:p>3.8930</text:p>
          </table:table-cell>
          <table:table-cell table:style-name="ce13" office:value-type="float" office:value="3.883" calcext:value-type="float">
            <text:p>3.8830</text:p>
          </table:table-cell>
          <table:table-cell table:style-name="ce13" office:value-type="float" office:value="3.884" calcext:value-type="float">
            <text:p>3.8840</text:p>
          </table:table-cell>
          <table:table-cell table:style-name="ce13" office:value-type="float" office:value="3.86" calcext:value-type="float">
            <text:p>3.8600</text:p>
          </table:table-cell>
          <table:table-cell table:style-name="ce13" office:value-type="float" office:value="3.87" calcext:value-type="float">
            <text:p>3.8700</text:p>
          </table:table-cell>
          <table:table-cell table:style-name="ce13" office:value-type="float" office:value="3.884" calcext:value-type="float">
            <text:p>3.8840</text:p>
          </table:table-cell>
          <table:table-cell table:style-name="ce13" office:value-type="float" office:value="3.962" calcext:value-type="float">
            <text:p>3.9620</text:p>
          </table:table-cell>
          <table:table-cell/>
          <table:table-cell table:style-name="ce16" table:formula="of:=SUM([.B4:.Q4])" office:value-type="float" office:value="62.227" calcext:value-type="float">
            <text:p>6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</text:p>
          </table:table-cell>
          <table:table-cell table:style-name="ce13" office:value-type="float" office:value="3.8734" calcext:value-type="float">
            <text:p>3.8734</text:p>
          </table:table-cell>
          <table:table-cell table:style-name="ce13" office:value-type="float" office:value="3.9082" calcext:value-type="float">
            <text:p>3.9082</text:p>
          </table:table-cell>
          <table:table-cell table:style-name="ce13" office:value-type="float" office:value="3.887" calcext:value-type="float">
            <text:p>3.8870</text:p>
          </table:table-cell>
          <table:table-cell table:style-name="ce13" office:value-type="float" office:value="3.8843" calcext:value-type="float">
            <text:p>3.8843</text:p>
          </table:table-cell>
          <table:table-cell table:style-name="ce13" office:value-type="float" office:value="4.0331" calcext:value-type="float">
            <text:p>4.0331</text:p>
          </table:table-cell>
          <table:table-cell table:style-name="ce13" office:value-type="float" office:value="3.8221" calcext:value-type="float">
            <text:p>3.8221</text:p>
          </table:table-cell>
          <table:table-cell table:style-name="ce13" office:value-type="float" office:value="3.909" calcext:value-type="float">
            <text:p>3.9090</text:p>
          </table:table-cell>
          <table:table-cell table:style-name="ce13" office:value-type="float" office:value="3.9283" calcext:value-type="float">
            <text:p>3.9283</text:p>
          </table:table-cell>
          <table:table-cell table:style-name="ce13" office:value-type="float" office:value="4.1332" calcext:value-type="float">
            <text:p>4.1332</text:p>
          </table:table-cell>
          <table:table-cell table:style-name="ce13" office:value-type="float" office:value="3.7499" calcext:value-type="float">
            <text:p>3.7499</text:p>
          </table:table-cell>
          <table:table-cell table:style-name="ce13" office:value-type="float" office:value="4.1557" calcext:value-type="float">
            <text:p>4.1557</text:p>
          </table:table-cell>
          <table:table-cell table:style-name="ce13" office:value-type="float" office:value="3.6312" calcext:value-type="float">
            <text:p>3.6312</text:p>
          </table:table-cell>
          <table:table-cell table:style-name="ce13" office:value-type="float" office:value="4.2281" calcext:value-type="float">
            <text:p>4.2281</text:p>
          </table:table-cell>
          <table:table-cell table:style-name="ce13" office:value-type="float" office:value="3.6128" calcext:value-type="float">
            <text:p>3.6128</text:p>
          </table:table-cell>
          <table:table-cell table:style-name="ce13" office:value-type="float" office:value="4.2521" calcext:value-type="float">
            <text:p>4.2521</text:p>
          </table:table-cell>
          <table:table-cell table:style-name="ce13" office:value-type="float" office:value="3.6508" calcext:value-type="float">
            <text:p>3.6508</text:p>
          </table:table-cell>
          <table:table-cell/>
          <table:table-cell table:style-name="ce16" table:formula="of:=SUM([.B5:.Q5])" office:value-type="float" office:value="62.6592" calcext:value-type="float">
            <text:p>62.7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4"/>
          <table:table-cell office:value-type="string" calcext:value-type="string">
            <text:p>Sum of diffs</text:p>
          </table:table-cell>
          <table:table-cell table:number-columns-repeated="2"/>
        </table:table-row>
        <table:table-row table:style-name="ro1">
          <table:table-cell/>
          <table:table-cell table:formula="of:=[.B4]-[.B5]" office:value-type="float" office:value="0.0286" calcext:value-type="float">
            <text:p>0.0286</text:p>
          </table:table-cell>
          <table:table-cell table:formula="of:=[.C4]-[.C5]" office:value-type="float" office:value="-0.0282" calcext:value-type="float">
            <text:p>-0.0282</text:p>
          </table:table-cell>
          <table:table-cell table:formula="of:=[.D4]-[.D5]" office:value-type="float" office:value="-0.00099999999999989" calcext:value-type="float">
            <text:p>-0.001</text:p>
          </table:table-cell>
          <table:table-cell table:formula="of:=[.E4]-[.E5]" office:value-type="float" office:value="-0.0123000000000002" calcext:value-type="float">
            <text:p>-0.0123</text:p>
          </table:table-cell>
          <table:table-cell table:formula="of:=[.F4]-[.F5]" office:value-type="float" office:value="-0.1231" calcext:value-type="float">
            <text:p>-0.1231</text:p>
          </table:table-cell>
          <table:table-cell table:formula="of:=[.G4]-[.G5]" office:value-type="float" office:value="0.0409000000000002" calcext:value-type="float">
            <text:p>0.0409</text:p>
          </table:table-cell>
          <table:table-cell table:formula="of:=[.H4]-[.H5]" office:value-type="float" office:value="-0.0179999999999998" calcext:value-type="float">
            <text:p>-0.018</text:p>
          </table:table-cell>
          <table:table-cell table:formula="of:=[.I4]-[.I5]" office:value-type="float" office:value="-0.0383" calcext:value-type="float">
            <text:p>-0.0383</text:p>
          </table:table-cell>
          <table:table-cell table:formula="of:=[.J4]-[.J5]" office:value-type="float" office:value="-0.2362" calcext:value-type="float">
            <text:p>-0.2362</text:p>
          </table:table-cell>
          <table:table-cell table:formula="of:=[.K4]-[.K5]" office:value-type="float" office:value="0.1431" calcext:value-type="float">
            <text:p>0.1431</text:p>
          </table:table-cell>
          <table:table-cell table:formula="of:=[.L4]-[.L5]" office:value-type="float" office:value="-0.2727" calcext:value-type="float">
            <text:p>-0.2727</text:p>
          </table:table-cell>
          <table:table-cell table:formula="of:=[.M4]-[.M5]" office:value-type="float" office:value="0.2528" calcext:value-type="float">
            <text:p>0.2528</text:p>
          </table:table-cell>
          <table:table-cell table:style-name="Default" table:formula="of:=[.N4]-[.N5]" office:value-type="float" office:value="-0.368100000000001" calcext:value-type="float">
            <text:p>-0.3681</text:p>
          </table:table-cell>
          <table:table-cell table:formula="of:=[.O4]-[.O5]" office:value-type="float" office:value="0.2572" calcext:value-type="float">
            <text:p>0.2572</text:p>
          </table:table-cell>
          <table:table-cell table:formula="of:=[.P4]-[.P5]" office:value-type="float" office:value="-0.368100000000001" calcext:value-type="float">
            <text:p>-0.3681</text:p>
          </table:table-cell>
          <table:table-cell table:formula="of:=[.Q4]-[.Q5]" office:value-type="float" office:value="0.311199999999999" calcext:value-type="float">
            <text:p>0.3112</text:p>
          </table:table-cell>
          <table:table-cell/>
          <table:table-cell table:formula="of:=SUM([.B7:.Q7])" office:value-type="float" office:value="-0.432200000000002" calcext:value-type="float">
            <text:p>-0.43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+[.B7]" office:value-type="float" office:value="0.000399999999999956" calcext:value-type="float">
            <text:p>0.0004</text:p>
          </table:table-cell>
          <table:table-cell/>
          <table:table-cell table:formula="of:=[.E7]+[.D7]" office:value-type="float" office:value="-0.0133000000000001" calcext:value-type="float">
            <text:p>-0.0133</text:p>
          </table:table-cell>
          <table:table-cell/>
          <table:table-cell table:formula="of:=[.G7]+[.F7]" office:value-type="float" office:value="-0.0821999999999998" calcext:value-type="float">
            <text:p>-0.0822</text:p>
          </table:table-cell>
          <table:table-cell/>
          <table:table-cell table:formula="of:=[.I7]+[.H7]" office:value-type="float" office:value="-0.0562999999999998" calcext:value-type="float">
            <text:p>-0.0563</text:p>
          </table:table-cell>
          <table:table-cell/>
          <table:table-cell table:formula="of:=[.K7]+[.J7]" office:value-type="float" office:value="-0.0931000000000006" calcext:value-type="float">
            <text:p>-0.0931</text:p>
          </table:table-cell>
          <table:table-cell/>
          <table:table-cell table:formula="of:=[.M7]+[.L7]" office:value-type="float" office:value="-0.0199000000000003" calcext:value-type="float">
            <text:p>-0.0199</text:p>
          </table:table-cell>
          <table:table-cell table:style-name="Default"/>
          <table:table-cell table:formula="of:=[.O7]+[.N7]" office:value-type="float" office:value="-0.1109" calcext:value-type="float">
            <text:p>-0.1109</text:p>
          </table:table-cell>
          <table:table-cell/>
          <table:table-cell table:formula="of:=[.Q7]+[.P7]" office:value-type="float" office:value="-0.0569000000000011" calcext:value-type="float">
            <text:p>-0.0569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10]+1" office:value-type="float" office:value="2" calcext:value-type="float">
            <text:p>2</text:p>
          </table:table-cell>
          <table:table-cell table:formula="of:=[.E10]+1" office:value-type="float" office:value="3" calcext:value-type="float">
            <text:p>3</text:p>
          </table:table-cell>
          <table:table-cell table:formula="of:=[.F10]+1" office:value-type="float" office:value="4" calcext:value-type="float">
            <text:p>4</text:p>
          </table:table-cell>
          <table:table-cell table:formula="of:=[.G10]+1" office:value-type="float" office:value="5" calcext:value-type="float">
            <text:p>5</text:p>
          </table:table-cell>
          <table:table-cell table:formula="of:=[.H10]+1" office:value-type="float" office:value="6" calcext:value-type="float">
            <text:p>6</text:p>
          </table:table-cell>
          <table:table-cell table:formula="of:=[.I10]+1" office:value-type="float" office:value="7" calcext:value-type="float">
            <text:p>7</text:p>
          </table:table-cell>
          <table:table-cell table:formula="of:=[.J10]+1" office:value-type="float" office:value="8" calcext:value-type="float">
            <text:p>8</text:p>
          </table:table-cell>
          <table:table-cell table:formula="of:=[.K10]+1" office:value-type="float" office:value="9" calcext:value-type="float">
            <text:p>9</text:p>
          </table:table-cell>
          <table:table-cell table:formula="of:=[.L10]+1" office:value-type="float" office:value="10" calcext:value-type="float">
            <text:p>10</text:p>
          </table:table-cell>
          <table:table-cell table:style-name="Default" table:formula="of:=[.M10]+1" office:value-type="float" office:value="11" calcext:value-type="float">
            <text:p>11</text:p>
          </table:table-cell>
          <table:table-cell table:formula="of:=[.N10]+1" office:value-type="float" office:value="12" calcext:value-type="float">
            <text:p>12</text:p>
          </table:table-cell>
          <table:table-cell table:formula="of:=[.O10]+1" office:value-type="float" office:value="13" calcext:value-type="float">
            <text:p>13</text:p>
          </table:table-cell>
          <table:table-cell table:formula="of:=[.P10]+1" office:value-type="float" office:value="14" calcext:value-type="float">
            <text:p>14</text:p>
          </table:table-cell>
          <table:table-cell table:formula="of:=[.Q10]+1" office:value-type="float" office:value="15" calcext:value-type="float">
            <text:p>15</text:p>
          </table:table-cell>
          <table:table-cell table:formula="of:=[.R10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5" calcext:value-type="float">
            <text:p>1.4965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" calcext:value-type="float">
            <text:p>1.495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3" calcext:value-type="float">
            <text:p>1.5273</text:p>
          </table:table-cell>
          <table:table-cell office:value-type="float" office:value="1.5249" calcext:value-type="float">
            <text:p>1.5249</text:p>
          </table:table-cell>
          <table:table-cell office:value-type="float" office:value="1.5358" calcext:value-type="float">
            <text:p>1.5358</text:p>
          </table:table-cell>
          <table:table-cell office:value-type="float" office:value="1.5262" calcext:value-type="float">
            <text:p>1.5262</text:p>
          </table:table-cell>
          <table:table-cell table:style-name="Default" office:value-type="float" office:value="1.5275" calcext:value-type="float">
            <text:p>1.5275</text:p>
          </table:table-cell>
          <table:table-cell office:value-type="float" office:value="1.526" calcext:value-type="float">
            <text:p>1.526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6" calcext:value-type="float">
            <text:p>1.5366</text:p>
          </table:table-cell>
          <table:table-cell office:value-type="float" office:value="1.5302" calcext:value-type="float">
            <text:p>1.5302</text:p>
          </table:table-cell>
          <table:table-cell office:value-type="float" office:value="1.5416" calcext:value-type="float">
            <text:p>1.5416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8 <text:s text:c="2"/>7539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5" calcext:value-type="float">
            <text:p>1.5275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4" calcext:value-type="float">
            <text:p>1.5264</text:p>
          </table:table-cell>
          <table:table-cell table:style-name="Default" office:value-type="float" office:value="1.5276" calcext:value-type="float">
            <text:p>1.5276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9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9" calcext:value-type="float">
            <text:p>1.509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2" calcext:value-type="float">
            <text:p>1.5252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5" calcext:value-type="float">
            <text:p>1.5265</text:p>
          </table:table-cell>
          <table:table-cell table:style-name="Default" office:value-type="float" office:value="1.5276" calcext:value-type="float">
            <text:p>1.5276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6 <text:s text:c="2"/>7533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6" calcext:value-type="float">
            <text:p>1.5266</text:p>
          </table:table-cell>
          <table:table-cell table:style-name="Default"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9" calcext:value-type="float">
            <text:p>1.4969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5145" calcext:value-type="float">
            <text:p>1.5145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5092" calcext:value-type="float">
            <text:p>1.5092</text:p>
          </table:table-cell>
          <table:table-cell office:value-type="float" office:value="1.5476" calcext:value-type="float">
            <text:p>1.5476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5361" calcext:value-type="float">
            <text:p>1.5361</text:p>
          </table:table-cell>
          <table:table-cell office:value-type="float" office:value="1.5265" calcext:value-type="float">
            <text:p>1.5265</text:p>
          </table:table-cell>
          <table:table-cell table:style-name="Default" office:value-type="float" office:value="1.5278" calcext:value-type="float">
            <text:p>1.5278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537" calcext:value-type="float">
            <text:p>1.537</text:p>
          </table:table-cell>
          <table:table-cell office:value-type="float" office:value="1.5306" calcext:value-type="float">
            <text:p>1.5306</text:p>
          </table:table-cell>
          <table:table-cell office:value-type="float" office:value="1.5419" calcext:value-type="float">
            <text:p>1.5419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8 <text:s text:c="2"/>7536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4992" calcext:value-type="float">
            <text:p>1.4992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4953" calcext:value-type="float">
            <text:p>1.4953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5276" calcext:value-type="float">
            <text:p>1.5276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536" calcext:value-type="float">
            <text:p>1.536</text:p>
          </table:table-cell>
          <table:table-cell office:value-type="float" office:value="1.5264" calcext:value-type="float">
            <text:p>1.5264</text:p>
          </table:table-cell>
          <table:table-cell table:style-name="Default" office:value-type="float" office:value="1.5277" calcext:value-type="float">
            <text:p>1.5277</text:p>
          </table:table-cell>
          <table:table-cell office:value-type="float" office:value="1.5263" calcext:value-type="float">
            <text:p>1.5263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5304" calcext:value-type="float">
            <text:p>1.5304</text:p>
          </table:table-cell>
          <table:table-cell office:value-type="float" office:value="1.5418" calcext:value-type="float">
            <text:p>1.5418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42 <text:s text:c="2"/>7537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" calcext:value-type="float">
            <text:p>1.49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951" calcext:value-type="float">
            <text:p>1.4951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2" calcext:value-type="float">
            <text:p>1.5262</text:p>
          </table:table-cell>
          <table:table-cell table:style-name="Default"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" calcext:value-type="float">
            <text:p>1.533</text:p>
          </table:table-cell>
          <table:table-cell office:value-type="float" office:value="1.5367" calcext:value-type="float">
            <text:p>1.5367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6 <text:s text:c="2"/>7537</text:p>
          </table:table-cell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office:value-type="string" calcext:value-type="string">
            <text:p>: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4991" calcext:value-type="float">
            <text:p>1.4991</text:p>
          </table:table-cell>
          <table:table-cell office:value-type="float" office:value="1.5143" calcext:value-type="float">
            <text:p>1.5143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525" calcext:value-type="float">
            <text:p>1.525</text:p>
          </table:table-cell>
          <table:table-cell office:value-type="float" office:value="1.5359" calcext:value-type="float">
            <text:p>1.5359</text:p>
          </table:table-cell>
          <table:table-cell office:value-type="float" office:value="1.5263" calcext:value-type="float">
            <text:p>1.5263</text:p>
          </table:table-cell>
          <table:table-cell table:style-name="Default" office:value-type="float" office:value="1.5275" calcext:value-type="float">
            <text:p>1.5275</text:p>
          </table:table-cell>
          <table:table-cell office:value-type="float" office:value="1.5261" calcext:value-type="float">
            <text:p>1.5261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5417" calcext:value-type="float">
            <text:p>1.5417</text:p>
          </table:table-cell>
          <table:table-cell office:value-type="string" calcext:value-type="string">
            <text:p><text:s text:c="2"/>: <text:s/>120</text:p>
          </table:table-cell>
          <table:table-cell office:value-type="string" calcext:value-type="string">
            <text:p>57 <text:s text:c="2"/>7537</text:p>
          </table:table-cell>
        </table:table-row>
        <table:table-row table:style-name="ro1">
          <table:table-cell table:number-columns-repeated="1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float" office:value="1.4967125" calcext:value-type="float">
            <text:p>1.4967125</text:p>
          </table:table-cell>
          <table:table-cell office:value-type="float" office:value="1.499175" calcext:value-type="float">
            <text:p>1.499175</text:p>
          </table:table-cell>
          <table:table-cell office:value-type="float" office:value="1.51435" calcext:value-type="float">
            <text:p>1.51435</text:p>
          </table:table-cell>
          <table:table-cell office:value-type="float" office:value="1.4952125" calcext:value-type="float">
            <text:p>1.4952125</text:p>
          </table:table-cell>
          <table:table-cell office:value-type="float" office:value="1.509025" calcext:value-type="float">
            <text:p>1.509025</text:p>
          </table:table-cell>
          <table:table-cell office:value-type="float" office:value="1.5474125" calcext:value-type="float">
            <text:p>1.5474125</text:p>
          </table:table-cell>
          <table:table-cell office:value-type="float" office:value="1.527525" calcext:value-type="float">
            <text:p>1.527525</text:p>
          </table:table-cell>
          <table:table-cell office:value-type="float" office:value="1.5251125" calcext:value-type="float">
            <text:p>1.5251125</text:p>
          </table:table-cell>
          <table:table-cell office:value-type="float" office:value="1.5359625" calcext:value-type="float">
            <text:p>1.5359625</text:p>
          </table:table-cell>
          <table:table-cell office:value-type="float" office:value="1.5263875" calcext:value-type="float">
            <text:p>1.5263875</text:p>
          </table:table-cell>
          <table:table-cell table:style-name="Default" office:value-type="float" office:value="1.527625" calcext:value-type="float">
            <text:p>1.527625</text:p>
          </table:table-cell>
          <table:table-cell office:value-type="float" office:value="1.526225" calcext:value-type="float">
            <text:p>1.526225</text:p>
          </table:table-cell>
          <table:table-cell office:value-type="float" office:value="1.533175" calcext:value-type="float">
            <text:p>1.533175</text:p>
          </table:table-cell>
          <table:table-cell office:value-type="float" office:value="1.5368375" calcext:value-type="float">
            <text:p>1.5368375</text:p>
          </table:table-cell>
          <table:table-cell office:value-type="float" office:value="1.5303875" calcext:value-type="float">
            <text:p>1.5303875</text:p>
          </table:table-cell>
          <table:table-cell office:value-type="float" office:value="1.5417625" calcext:value-type="float">
            <text:p>1.54176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0]/[.$A11]" office:value-type="float" office:value="0.996479693741678" calcext:value-type="float">
            <text:p>0.9964796937</text:p>
          </table:table-cell>
          <table:table-cell table:formula="of:=[.E20]/[.$A11]" office:value-type="float" office:value="0.998119174434088" calcext:value-type="float">
            <text:p>0.9981191744</text:p>
          </table:table-cell>
          <table:table-cell table:formula="of:=[.F20]/[.$A11]" office:value-type="float" office:value="1.0082223701731" calcext:value-type="float">
            <text:p>1.0082223702</text:p>
          </table:table-cell>
          <table:table-cell table:formula="of:=[.G20]/[.$A11]" office:value-type="float" office:value="0.995481025299601" calcext:value-type="float">
            <text:p>0.9954810253</text:p>
          </table:table-cell>
          <table:table-cell table:formula="of:=[.H20]/[.$A11]" office:value-type="float" office:value="1.00467709720373" calcext:value-type="float">
            <text:p>1.0046770972</text:p>
          </table:table-cell>
          <table:table-cell table:formula="of:=[.I20]/[.$A11]" office:value-type="float" office:value="1.03023468708389" calcext:value-type="float">
            <text:p>1.0302346871</text:p>
          </table:table-cell>
          <table:table-cell table:formula="of:=[.J20]/[.$A11]" office:value-type="float" office:value="1.01699400798935" calcext:value-type="float">
            <text:p>1.016994008</text:p>
          </table:table-cell>
          <table:table-cell table:formula="of:=[.K20]/[.$A11]" office:value-type="float" office:value="1.01538781624501" calcext:value-type="float">
            <text:p>1.0153878162</text:p>
          </table:table-cell>
          <table:table-cell table:formula="of:=[.L20]/[.$A11]" office:value-type="float" office:value="1.02261151797603" calcext:value-type="float">
            <text:p>1.022611518</text:p>
          </table:table-cell>
          <table:table-cell table:formula="of:=[.M20]/[.$A11]" office:value-type="float" office:value="1.01623668442077" calcext:value-type="float">
            <text:p>1.0162366844</text:p>
          </table:table-cell>
          <table:table-cell table:style-name="Default" table:formula="of:=[.N20]/[.$A11]" office:value-type="float" office:value="1.01706058588549" calcext:value-type="float">
            <text:p>1.0170605859</text:p>
          </table:table-cell>
          <table:table-cell table:formula="of:=[.O20]/[.$A11]" office:value-type="float" office:value="1.01612849533955" calcext:value-type="float">
            <text:p>1.0161284953</text:p>
          </table:table-cell>
          <table:table-cell table:formula="of:=[.P20]/[.$A11]" office:value-type="float" office:value="1.02075565912117" calcext:value-type="float">
            <text:p>1.0207556591</text:p>
          </table:table-cell>
          <table:table-cell table:formula="of:=[.Q20]/[.$A11]" office:value-type="float" office:value="1.02319407456724" calcext:value-type="float">
            <text:p>1.0231940746</text:p>
          </table:table-cell>
          <table:table-cell table:formula="of:=[.R20]/[.$A11]" office:value-type="float" office:value="1.01889980026631" calcext:value-type="float">
            <text:p>1.0188998003</text:p>
          </table:table-cell>
          <table:table-cell table:formula="of:=[.S20]/[.$A11]" office:value-type="float" office:value="1.02647303595206" calcext:value-type="float">
            <text:p>1.02647303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1.502" calcext:value-type="float">
            <text:p>1.502</text:p>
          </table:table-cell>
          <table:table-cell table:formula="of:=[.B23]*[.B23]" office:value-type="float" office:value="2.256004" calcext:value-type="float">
            <text:p>2.256004</text:p>
          </table:table-cell>
          <table:table-cell office:value-type="float" office:value="1.4967125" calcext:value-type="float">
            <text:p>1.4967125</text:p>
          </table:table-cell>
          <table:table-cell office:value-type="float" office:value="1.499175" calcext:value-type="float">
            <text:p>1.499175</text:p>
          </table:table-cell>
          <table:table-cell office:value-type="float" office:value="1.51435" calcext:value-type="float">
            <text:p>1.51435</text:p>
          </table:table-cell>
          <table:table-cell office:value-type="float" office:value="1.4952125" calcext:value-type="float">
            <text:p>1.4952125</text:p>
          </table:table-cell>
          <table:table-cell office:value-type="float" office:value="1.509025" calcext:value-type="float">
            <text:p>1.509025</text:p>
          </table:table-cell>
          <table:table-cell office:value-type="float" office:value="1.5474125" calcext:value-type="float">
            <text:p>1.5474125</text:p>
          </table:table-cell>
          <table:table-cell office:value-type="float" office:value="1.527525" calcext:value-type="float">
            <text:p>1.527525</text:p>
          </table:table-cell>
          <table:table-cell office:value-type="float" office:value="1.5251125" calcext:value-type="float">
            <text:p>1.5251125</text:p>
          </table:table-cell>
          <table:table-cell office:value-type="float" office:value="1.5359625" calcext:value-type="float">
            <text:p>1.5359625</text:p>
          </table:table-cell>
          <table:table-cell office:value-type="float" office:value="1.5263875" calcext:value-type="float">
            <text:p>1.5263875</text:p>
          </table:table-cell>
          <table:table-cell table:style-name="Default" office:value-type="float" office:value="1.527625" calcext:value-type="float">
            <text:p>1.527625</text:p>
          </table:table-cell>
          <table:table-cell office:value-type="float" office:value="1.526225" calcext:value-type="float">
            <text:p>1.526225</text:p>
          </table:table-cell>
          <table:table-cell office:value-type="float" office:value="1.533175" calcext:value-type="float">
            <text:p>1.533175</text:p>
          </table:table-cell>
          <table:table-cell office:value-type="float" office:value="1.5368375" calcext:value-type="float">
            <text:p>1.5368375</text:p>
          </table:table-cell>
          <table:table-cell office:value-type="float" office:value="1.5303875" calcext:value-type="float">
            <text:p>1.5303875</text:p>
          </table:table-cell>
          <table:table-cell office:value-type="float" office:value="1.5417625" calcext:value-type="float">
            <text:p>1.5417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3.942" calcext:value-type="float">
            <text:p>3.942</text:p>
          </table:table-cell>
          <table:table-cell table:style-name="ce6" table:formula="of:=[.B24]*[.B24]" office:value-type="float" office:value="15.539364" calcext:value-type="float">
            <text:p>15.539</text:p>
          </table:table-cell>
          <table:table-cell table:style-name="ce9" office:value-type="float" office:value="4.0035375" calcext:value-type="float">
            <text:p>4.003538</text:p>
          </table:table-cell>
          <table:table-cell table:style-name="ce9" office:value-type="float" office:value="4.0091375" calcext:value-type="float">
            <text:p>4.009138</text:p>
          </table:table-cell>
          <table:table-cell table:style-name="ce9" office:value-type="float" office:value="4.048775" calcext:value-type="float">
            <text:p>4.048775</text:p>
          </table:table-cell>
          <table:table-cell table:style-name="ce9" office:value-type="float" office:value="3.9994125" calcext:value-type="float">
            <text:p>3.999413</text:p>
          </table:table-cell>
          <table:table-cell table:style-name="ce9" office:value-type="float" office:value="4.03485" calcext:value-type="float">
            <text:p>4.034850</text:p>
          </table:table-cell>
          <table:table-cell table:style-name="ce9" office:value-type="float" office:value="4.1074375" calcext:value-type="float">
            <text:p>4.107438</text:p>
          </table:table-cell>
          <table:table-cell table:style-name="ce9" office:value-type="float" office:value="4.0443375" calcext:value-type="float">
            <text:p>4.044338</text:p>
          </table:table-cell>
          <table:table-cell table:style-name="ce9" office:value-type="float" office:value="4.0323375" calcext:value-type="float">
            <text:p>4.032338</text:p>
          </table:table-cell>
          <table:table-cell table:style-name="ce9" office:value-type="float" office:value="4.062525" calcext:value-type="float">
            <text:p>4.062525</text:p>
          </table:table-cell>
          <table:table-cell table:style-name="ce9" office:value-type="float" office:value="4.039275" calcext:value-type="float">
            <text:p>4.039275</text:p>
          </table:table-cell>
          <table:table-cell office:value-type="float" office:value="4.0435625" calcext:value-type="float">
            <text:p>4.043563</text:p>
          </table:table-cell>
          <table:table-cell table:style-name="ce9" office:value-type="float" office:value="4.039425" calcext:value-type="float">
            <text:p>4.039425</text:p>
          </table:table-cell>
          <table:table-cell table:style-name="ce9" office:value-type="float" office:value="4.05835" calcext:value-type="float">
            <text:p>4.058350</text:p>
          </table:table-cell>
          <table:table-cell table:style-name="ce9" office:value-type="float" office:value="4.0656875" calcext:value-type="float">
            <text:p>4.065688</text:p>
          </table:table-cell>
          <table:table-cell table:style-name="ce9" office:value-type="float" office:value="4.0494375" calcext:value-type="float">
            <text:p>4.049438</text:p>
          </table:table-cell>
          <table:table-cell table:style-name="ce9" office:value-type="float" office:value="4.089875" calcext:value-type="float">
            <text:p>4.089875</text:p>
          </table:table-cell>
          <table:table-cell table:style-name="ce9" office:value-type="float" office:value="3.2973" calcext:value-type="float">
            <text:p>3.297300</text:p>
          </table:table-cell>
          <table:table-cell table:style-name="ce9" office:value-type="float" office:value="940.003275" calcext:value-type="float">
            <text:p>940.00327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7.87" calcext:value-type="float">
            <text:p>7.870</text:p>
          </table:table-cell>
          <table:table-cell table:style-name="ce6" table:formula="of:=[.B25]*[.B25]" office:value-type="float" office:value="61.9369" calcext:value-type="float">
            <text:p>61.937</text:p>
          </table:table-cell>
          <table:table-cell table:style-name="ce9" office:value-type="float" office:value="8.037975" calcext:value-type="float">
            <text:p>8.037975</text:p>
          </table:table-cell>
          <table:table-cell table:style-name="ce9" office:value-type="float" office:value="8.0482375" calcext:value-type="float">
            <text:p>8.048238</text:p>
          </table:table-cell>
          <table:table-cell table:style-name="ce9" office:value-type="float" office:value="8.1332" calcext:value-type="float">
            <text:p>8.133200</text:p>
          </table:table-cell>
          <table:table-cell table:style-name="ce9" office:value-type="float" office:value="8.0299625" calcext:value-type="float">
            <text:p>8.029963</text:p>
          </table:table-cell>
          <table:table-cell table:style-name="ce9" office:value-type="float" office:value="8.1080375" calcext:value-type="float">
            <text:p>8.108038</text:p>
          </table:table-cell>
          <table:table-cell table:style-name="ce9" office:value-type="float" office:value="8.2147875" calcext:value-type="float">
            <text:p>8.214788</text:p>
          </table:table-cell>
          <table:table-cell table:style-name="ce9" office:value-type="float" office:value="8.102725" calcext:value-type="float">
            <text:p>8.102725</text:p>
          </table:table-cell>
          <table:table-cell table:style-name="ce9" office:value-type="float" office:value="8.0748375" calcext:value-type="float">
            <text:p>8.074838</text:p>
          </table:table-cell>
          <table:table-cell table:style-name="ce9" office:value-type="float" office:value="8.1352625" calcext:value-type="float">
            <text:p>8.135263</text:p>
          </table:table-cell>
          <table:table-cell table:style-name="ce9" office:value-type="float" office:value="8.0894375" calcext:value-type="float">
            <text:p>8.089438</text:p>
          </table:table-cell>
          <table:table-cell office:value-type="float" office:value="8.1003625" calcext:value-type="float">
            <text:p>8.100363</text:p>
          </table:table-cell>
          <table:table-cell table:style-name="ce9" office:value-type="float" office:value="8.090125" calcext:value-type="float">
            <text:p>8.090125</text:p>
          </table:table-cell>
          <table:table-cell table:style-name="ce9" office:value-type="float" office:value="8.1253875" calcext:value-type="float">
            <text:p>8.125388</text:p>
          </table:table-cell>
          <table:table-cell table:style-name="ce9" office:value-type="float" office:value="8.1401" calcext:value-type="float">
            <text:p>8.140100</text:p>
          </table:table-cell>
          <table:table-cell table:style-name="ce9" office:value-type="float" office:value="8.112" calcext:value-type="float">
            <text:p>8.112000</text:p>
          </table:table-cell>
          <table:table-cell table:style-name="ce9" office:value-type="float" office:value="8.17985" calcext:value-type="float">
            <text:p>8.179850</text:p>
          </table:table-cell>
          <table:table-cell table:style-name="ce9" office:value-type="float" office:value="3.2971125" calcext:value-type="float">
            <text:p>3.297113</text:p>
          </table:table-cell>
          <table:table-cell table:style-name="ce9" office:value-type="float" office:value="939.452525" calcext:value-type="float">
            <text:p>939.4525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11.77" calcext:value-type="float">
            <text:p>11.770</text:p>
          </table:table-cell>
          <table:table-cell table:style-name="ce6" table:formula="of:=[.B26]*[.B26]" office:value-type="float" office:value="138.5329" calcext:value-type="float">
            <text:p>138.533</text:p>
          </table:table-cell>
          <table:table-cell table:style-name="ce9" office:value-type="float" office:value="12.03045" calcext:value-type="float">
            <text:p>12.030450</text:p>
          </table:table-cell>
          <table:table-cell table:style-name="ce9" office:value-type="float" office:value="12.0446" calcext:value-type="float">
            <text:p>12.044600</text:p>
          </table:table-cell>
          <table:table-cell table:style-name="ce9" office:value-type="float" office:value="12.1730375" calcext:value-type="float">
            <text:p>12.173038</text:p>
          </table:table-cell>
          <table:table-cell table:style-name="ce9" office:value-type="float" office:value="12.019975" calcext:value-type="float">
            <text:p>12.019975</text:p>
          </table:table-cell>
          <table:table-cell table:style-name="ce9" office:value-type="float" office:value="12.1331875" calcext:value-type="float">
            <text:p>12.133188</text:p>
          </table:table-cell>
          <table:table-cell table:style-name="ce9" office:value-type="float" office:value="12.2750125" calcext:value-type="float">
            <text:p>12.275013</text:p>
          </table:table-cell>
          <table:table-cell table:style-name="ce9" office:value-type="float" office:value="12.1150875" calcext:value-type="float">
            <text:p>12.115088</text:p>
          </table:table-cell>
          <table:table-cell table:style-name="ce9" office:value-type="float" office:value="12.075675" calcext:value-type="float">
            <text:p>12.075675</text:p>
          </table:table-cell>
          <table:table-cell table:style-name="ce9" office:value-type="float" office:value="12.1663125" calcext:value-type="float">
            <text:p>12.166313</text:p>
          </table:table-cell>
          <table:table-cell table:style-name="ce9" office:value-type="float" office:value="12.0979" calcext:value-type="float">
            <text:p>12.097900</text:p>
          </table:table-cell>
          <table:table-cell office:value-type="float" office:value="12.112725" calcext:value-type="float">
            <text:p>12.112725</text:p>
          </table:table-cell>
          <table:table-cell table:style-name="ce9" office:value-type="float" office:value="12.0987625" calcext:value-type="float">
            <text:p>12.098763</text:p>
          </table:table-cell>
          <table:table-cell table:style-name="ce9" office:value-type="float" office:value="12.1509375" calcext:value-type="float">
            <text:p>12.150938</text:p>
          </table:table-cell>
          <table:table-cell table:style-name="ce9" office:value-type="float" office:value="12.1753125" calcext:value-type="float">
            <text:p>12.175313</text:p>
          </table:table-cell>
          <table:table-cell table:style-name="ce9" office:value-type="float" office:value="12.1272375" calcext:value-type="float">
            <text:p>12.127238</text:p>
          </table:table-cell>
          <table:table-cell table:style-name="ce9" office:value-type="float" office:value="12.231325" calcext:value-type="float">
            <text:p>12.231325</text:p>
          </table:table-cell>
          <table:table-cell table:style-name="ce9" office:value-type="float" office:value="3.2970875" calcext:value-type="float">
            <text:p>3.297088</text:p>
          </table:table-cell>
          <table:table-cell table:style-name="ce9" office:value-type="float" office:value="939.5896625" calcext:value-type="float">
            <text:p>939.58966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5.69" calcext:value-type="float">
            <text:p>15.690</text:p>
          </table:table-cell>
          <table:table-cell table:style-name="ce6" table:formula="of:=[.B27]*[.B27]" office:value-type="float" office:value="246.1761" calcext:value-type="float">
            <text:p>246.176</text:p>
          </table:table-cell>
          <table:table-cell table:style-name="ce9" office:value-type="float" office:value="16.0335375" calcext:value-type="float">
            <text:p>16.033538</text:p>
          </table:table-cell>
          <table:table-cell table:style-name="ce9" office:value-type="float" office:value="16.0522375" calcext:value-type="float">
            <text:p>16.052238</text:p>
          </table:table-cell>
          <table:table-cell table:style-name="ce9" office:value-type="float" office:value="16.2240625" calcext:value-type="float">
            <text:p>16.224063</text:p>
          </table:table-cell>
          <table:table-cell table:style-name="ce9" office:value-type="float" office:value="16.020775" calcext:value-type="float">
            <text:p>16.020775</text:p>
          </table:table-cell>
          <table:table-cell table:style-name="ce9" office:value-type="float" office:value="16.1728625" calcext:value-type="float">
            <text:p>16.172863</text:p>
          </table:table-cell>
          <table:table-cell table:style-name="ce9" office:value-type="float" office:value="16.3522" calcext:value-type="float">
            <text:p>16.352200</text:p>
          </table:table-cell>
          <table:table-cell table:style-name="ce9" office:value-type="float" office:value="16.141525" calcext:value-type="float">
            <text:p>16.141525</text:p>
          </table:table-cell>
          <table:table-cell table:style-name="ce9" office:value-type="float" office:value="16.0881125" calcext:value-type="float">
            <text:p>16.088113</text:p>
          </table:table-cell>
          <table:table-cell table:style-name="ce9" office:value-type="float" office:value="16.2088125" calcext:value-type="float">
            <text:p>16.208813</text:p>
          </table:table-cell>
          <table:table-cell table:style-name="ce9" office:value-type="float" office:value="16.115025" calcext:value-type="float">
            <text:p>16.115025</text:p>
          </table:table-cell>
          <table:table-cell office:value-type="float" office:value="16.1369" calcext:value-type="float">
            <text:p>16.136900</text:p>
          </table:table-cell>
          <table:table-cell table:style-name="ce9" office:value-type="float" office:value="16.1165625" calcext:value-type="float">
            <text:p>16.116563</text:p>
          </table:table-cell>
          <table:table-cell table:style-name="ce9" office:value-type="float" office:value="16.18535" calcext:value-type="float">
            <text:p>16.185350</text:p>
          </table:table-cell>
          <table:table-cell table:style-name="ce9" office:value-type="float" office:value="16.2204375" calcext:value-type="float">
            <text:p>16.220438</text:p>
          </table:table-cell>
          <table:table-cell table:style-name="ce9" office:value-type="float" office:value="16.15755" calcext:value-type="float">
            <text:p>16.157550</text:p>
          </table:table-cell>
          <table:table-cell table:style-name="ce9" office:value-type="float" office:value="16.2918875" calcext:value-type="float">
            <text:p>16.291888</text:p>
          </table:table-cell>
          <table:table-cell table:style-name="ce9" office:value-type="float" office:value="3.2968" calcext:value-type="float">
            <text:p>3.296800</text:p>
          </table:table-cell>
          <table:table-cell table:style-name="ce9" office:value-type="float" office:value="939.6352875" calcext:value-type="float">
            <text:p>939.635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19.62" calcext:value-type="float">
            <text:p>19.620</text:p>
          </table:table-cell>
          <table:table-cell table:style-name="ce6" table:formula="of:=[.B28]*[.B28]" office:value-type="float" office:value="384.9444" calcext:value-type="float">
            <text:p>384.944</text:p>
          </table:table-cell>
          <table:table-cell table:style-name="ce9" office:value-type="float" office:value="20.0822625" calcext:value-type="float">
            <text:p>20.082263</text:p>
          </table:table-cell>
          <table:table-cell table:style-name="ce9" office:value-type="float" office:value="20.1041375" calcext:value-type="float">
            <text:p>20.104138</text:p>
          </table:table-cell>
          <table:table-cell table:style-name="ce9" office:value-type="float" office:value="20.320525" calcext:value-type="float">
            <text:p>20.320525</text:p>
          </table:table-cell>
          <table:table-cell table:style-name="ce9" office:value-type="float" office:value="20.06705" calcext:value-type="float">
            <text:p>20.067050</text:p>
          </table:table-cell>
          <table:table-cell table:style-name="ce9" office:value-type="float" office:value="20.2567375" calcext:value-type="float">
            <text:p>20.256738</text:p>
          </table:table-cell>
          <table:table-cell table:style-name="ce9" office:value-type="float" office:value="20.4748875" calcext:value-type="float">
            <text:p>20.474888</text:p>
          </table:table-cell>
          <table:table-cell table:style-name="ce9" office:value-type="float" office:value="20.207925" calcext:value-type="float">
            <text:p>20.207925</text:p>
          </table:table-cell>
          <table:table-cell table:style-name="ce9" office:value-type="float" office:value="20.1404" calcext:value-type="float">
            <text:p>20.140400</text:p>
          </table:table-cell>
          <table:table-cell table:style-name="ce9" office:value-type="float" office:value="20.294" calcext:value-type="float">
            <text:p>20.294000</text:p>
          </table:table-cell>
          <table:table-cell table:style-name="ce9" office:value-type="float" office:value="20.17815" calcext:value-type="float">
            <text:p>20.178150</text:p>
          </table:table-cell>
          <table:table-cell office:value-type="float" office:value="20.2034" calcext:value-type="float">
            <text:p>20.203400</text:p>
          </table:table-cell>
          <table:table-cell table:style-name="ce9" office:value-type="float" office:value="20.1804125" calcext:value-type="float">
            <text:p>20.180413</text:p>
          </table:table-cell>
          <table:table-cell table:style-name="ce9" office:value-type="float" office:value="20.2671875" calcext:value-type="float">
            <text:p>20.267188</text:p>
          </table:table-cell>
          <table:table-cell table:style-name="ce9" office:value-type="float" office:value="20.309075" calcext:value-type="float">
            <text:p>20.309075</text:p>
          </table:table-cell>
          <table:table-cell table:style-name="ce9" office:value-type="float" office:value="20.2284625" calcext:value-type="float">
            <text:p>20.228463</text:p>
          </table:table-cell>
          <table:table-cell table:style-name="ce9" office:value-type="float" office:value="20.399225" calcext:value-type="float">
            <text:p>20.399225</text:p>
          </table:table-cell>
          <table:table-cell table:style-name="ce9" office:value-type="float" office:value="3.2964875" calcext:value-type="float">
            <text:p>3.296488</text:p>
          </table:table-cell>
          <table:table-cell table:style-name="ce9" office:value-type="float" office:value="939.078925" calcext:value-type="float">
            <text:p>939.07892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23.52" calcext:value-type="float">
            <text:p>23.520</text:p>
          </table:table-cell>
          <table:table-cell table:style-name="ce6" table:formula="of:=[.B29]*[.B29]" office:value-type="float" office:value="553.1904" calcext:value-type="float">
            <text:p>553.190</text:p>
          </table:table-cell>
          <table:table-cell table:style-name="ce9" office:value-type="float" office:value="24.1027375" calcext:value-type="float">
            <text:p>24.102738</text:p>
          </table:table-cell>
          <table:table-cell table:style-name="ce9" office:value-type="float" office:value="24.1247625" calcext:value-type="float">
            <text:p>24.124763</text:p>
          </table:table-cell>
          <table:table-cell table:style-name="ce9" office:value-type="float" office:value="24.3859" calcext:value-type="float">
            <text:p>24.385900</text:p>
          </table:table-cell>
          <table:table-cell table:style-name="ce9" office:value-type="float" office:value="24.0811875" calcext:value-type="float">
            <text:p>24.081188</text:p>
          </table:table-cell>
          <table:table-cell table:style-name="ce9" office:value-type="float" office:value="24.310325" calcext:value-type="float">
            <text:p>24.310325</text:p>
          </table:table-cell>
          <table:table-cell table:style-name="ce9" office:value-type="float" office:value="24.5676875" calcext:value-type="float">
            <text:p>24.567688</text:p>
          </table:table-cell>
          <table:table-cell table:style-name="ce9" office:value-type="float" office:value="24.2492625" calcext:value-type="float">
            <text:p>24.249263</text:p>
          </table:table-cell>
          <table:table-cell table:style-name="ce9" office:value-type="float" office:value="24.1687125" calcext:value-type="float">
            <text:p>24.168713</text:p>
          </table:table-cell>
          <table:table-cell table:style-name="ce9" office:value-type="float" office:value="24.352125" calcext:value-type="float">
            <text:p>24.352125</text:p>
          </table:table-cell>
          <table:table-cell table:style-name="ce9" office:value-type="float" office:value="24.21165" calcext:value-type="float">
            <text:p>24.211650</text:p>
          </table:table-cell>
          <table:table-cell office:value-type="float" office:value="24.2444" calcext:value-type="float">
            <text:p>24.244400</text:p>
          </table:table-cell>
          <table:table-cell table:style-name="ce9" office:value-type="float" office:value="24.213575" calcext:value-type="float">
            <text:p>24.213575</text:p>
          </table:table-cell>
          <table:table-cell table:style-name="ce9" office:value-type="float" office:value="24.3180875" calcext:value-type="float">
            <text:p>24.318088</text:p>
          </table:table-cell>
          <table:table-cell table:style-name="ce9" office:value-type="float" office:value="24.36935" calcext:value-type="float">
            <text:p>24.369350</text:p>
          </table:table-cell>
          <table:table-cell table:style-name="ce9" office:value-type="float" office:value="24.2730875" calcext:value-type="float">
            <text:p>24.273088</text:p>
          </table:table-cell>
          <table:table-cell table:style-name="ce9" office:value-type="float" office:value="24.48125" calcext:value-type="float">
            <text:p>24.481250</text:p>
          </table:table-cell>
          <table:table-cell table:style-name="ce9" office:value-type="float" office:value="3.2962625" calcext:value-type="float">
            <text:p>3.296263</text:p>
          </table:table-cell>
          <table:table-cell table:style-name="ce9" office:value-type="float" office:value="938.9726" calcext:value-type="float">
            <text:p>938.9726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27.44" calcext:value-type="float">
            <text:p>27.440</text:p>
          </table:table-cell>
          <table:table-cell table:style-name="ce6" table:formula="of:=[.B30]*[.B30]" office:value-type="float" office:value="752.9536" calcext:value-type="float">
            <text:p>752.954</text:p>
          </table:table-cell>
          <table:table-cell table:style-name="ce9" office:value-type="float" office:value="28.1278375" calcext:value-type="float">
            <text:p>28.127838</text:p>
          </table:table-cell>
          <table:table-cell table:style-name="ce9" office:value-type="float" office:value="28.1576375" calcext:value-type="float">
            <text:p>28.157638</text:p>
          </table:table-cell>
          <table:table-cell table:style-name="ce9" office:value-type="float" office:value="28.4629125" calcext:value-type="float">
            <text:p>28.462913</text:p>
          </table:table-cell>
          <table:table-cell table:style-name="ce9" office:value-type="float" office:value="28.103825" calcext:value-type="float">
            <text:p>28.103825</text:p>
          </table:table-cell>
          <table:table-cell table:style-name="ce9" office:value-type="float" office:value="28.371225" calcext:value-type="float">
            <text:p>28.371225</text:p>
          </table:table-cell>
          <table:table-cell table:style-name="ce9" office:value-type="float" office:value="28.6702625" calcext:value-type="float">
            <text:p>28.670263</text:p>
          </table:table-cell>
          <table:table-cell table:style-name="ce9" office:value-type="float" office:value="28.297075" calcext:value-type="float">
            <text:p>28.297075</text:p>
          </table:table-cell>
          <table:table-cell table:style-name="ce9" office:value-type="float" office:value="28.1989375" calcext:value-type="float">
            <text:p>28.198938</text:p>
          </table:table-cell>
          <table:table-cell table:style-name="ce9" office:value-type="float" office:value="28.416225" calcext:value-type="float">
            <text:p>28.416225</text:p>
          </table:table-cell>
          <table:table-cell table:style-name="ce9" office:value-type="float" office:value="28.2512875" calcext:value-type="float">
            <text:p>28.251288</text:p>
          </table:table-cell>
          <table:table-cell office:value-type="float" office:value="28.2902625" calcext:value-type="float">
            <text:p>28.290263</text:p>
          </table:table-cell>
          <table:table-cell table:style-name="ce9" office:value-type="float" office:value="28.2541625" calcext:value-type="float">
            <text:p>28.254163</text:p>
          </table:table-cell>
          <table:table-cell table:style-name="ce9" office:value-type="float" office:value="28.3805875" calcext:value-type="float">
            <text:p>28.380588</text:p>
          </table:table-cell>
          <table:table-cell table:style-name="ce9" office:value-type="float" office:value="28.433825" calcext:value-type="float">
            <text:p>28.433825</text:p>
          </table:table-cell>
          <table:table-cell table:style-name="ce9" office:value-type="float" office:value="28.322525" calcext:value-type="float">
            <text:p>28.322525</text:p>
          </table:table-cell>
          <table:table-cell table:style-name="ce9" office:value-type="float" office:value="28.565175" calcext:value-type="float">
            <text:p>28.565175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39.4886625" calcext:value-type="float">
            <text:p>939.48866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31.39" calcext:value-type="float">
            <text:p>31.390</text:p>
          </table:table-cell>
          <table:table-cell table:style-name="ce6" table:formula="of:=[.B31]*[.B31]" office:value-type="float" office:value="985.3321" calcext:value-type="float">
            <text:p>985.332</text:p>
          </table:table-cell>
          <table:table-cell table:style-name="ce9" office:value-type="float" office:value="32.1828" calcext:value-type="float">
            <text:p>32.182800</text:p>
          </table:table-cell>
          <table:table-cell table:style-name="ce9" office:value-type="float" office:value="32.2124125" calcext:value-type="float">
            <text:p>32.212413</text:p>
          </table:table-cell>
          <table:table-cell table:style-name="ce9" office:value-type="float" office:value="32.5633125" calcext:value-type="float">
            <text:p>32.563313</text:p>
          </table:table-cell>
          <table:table-cell table:style-name="ce9" office:value-type="float" office:value="32.156175" calcext:value-type="float">
            <text:p>32.156175</text:p>
          </table:table-cell>
          <table:table-cell table:style-name="ce9" office:value-type="float" office:value="32.460725" calcext:value-type="float">
            <text:p>32.460725</text:p>
          </table:table-cell>
          <table:table-cell table:style-name="ce9" office:value-type="float" office:value="32.796725" calcext:value-type="float">
            <text:p>32.796725</text:p>
          </table:table-cell>
          <table:table-cell table:style-name="ce9" office:value-type="float" office:value="32.3749625" calcext:value-type="float">
            <text:p>32.374963</text:p>
          </table:table-cell>
          <table:table-cell table:style-name="ce9" office:value-type="float" office:value="32.261125" calcext:value-type="float">
            <text:p>32.261125</text:p>
          </table:table-cell>
          <table:table-cell table:style-name="ce9" office:value-type="float" office:value="32.509325" calcext:value-type="float">
            <text:p>32.509325</text:p>
          </table:table-cell>
          <table:table-cell table:style-name="ce9" office:value-type="float" office:value="32.3184375" calcext:value-type="float">
            <text:p>32.318438</text:p>
          </table:table-cell>
          <table:table-cell office:value-type="float" office:value="32.367325" calcext:value-type="float">
            <text:p>32.367325</text:p>
          </table:table-cell>
          <table:table-cell table:style-name="ce9" office:value-type="float" office:value="32.3215375" calcext:value-type="float">
            <text:p>32.321538</text:p>
          </table:table-cell>
          <table:table-cell table:style-name="ce9" office:value-type="float" office:value="32.4654625" calcext:value-type="float">
            <text:p>32.465463</text:p>
          </table:table-cell>
          <table:table-cell table:style-name="ce9" office:value-type="float" office:value="32.5285375" calcext:value-type="float">
            <text:p>32.528538</text:p>
          </table:table-cell>
          <table:table-cell table:style-name="ce9" office:value-type="float" office:value="32.4004875" calcext:value-type="float">
            <text:p>32.400488</text:p>
          </table:table-cell>
          <table:table-cell table:style-name="ce9" office:value-type="float" office:value="32.6795125" calcext:value-type="float">
            <text:p>32.679513</text:p>
          </table:table-cell>
          <table:table-cell table:style-name="ce9" office:value-type="float" office:value="3.2962875" calcext:value-type="float">
            <text:p>3.296288</text:p>
          </table:table-cell>
          <table:table-cell table:style-name="ce9" office:value-type="float" office:value="939.0386625" calcext:value-type="float">
            <text:p>939.0386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35.31" calcext:value-type="float">
            <text:p>35.310</text:p>
          </table:table-cell>
          <table:table-cell table:style-name="ce6" table:formula="of:=[.B32]*[.B32]" office:value-type="float" office:value="1246.7961" calcext:value-type="float">
            <text:p>1246.796</text:p>
          </table:table-cell>
          <table:table-cell table:style-name="ce9" office:value-type="float" office:value="36.231675" calcext:value-type="float">
            <text:p>36.231675</text:p>
          </table:table-cell>
          <table:table-cell table:style-name="ce9" office:value-type="float" office:value="36.2680125" calcext:value-type="float">
            <text:p>36.268013</text:p>
          </table:table-cell>
          <table:table-cell table:style-name="ce9" office:value-type="float" office:value="36.6635875" calcext:value-type="float">
            <text:p>36.663588</text:p>
          </table:table-cell>
          <table:table-cell table:style-name="ce9" office:value-type="float" office:value="36.2062" calcext:value-type="float">
            <text:p>36.206200</text:p>
          </table:table-cell>
          <table:table-cell table:style-name="ce9" office:value-type="float" office:value="36.5472375" calcext:value-type="float">
            <text:p>36.547238</text:p>
          </table:table-cell>
          <table:table-cell table:style-name="ce9" office:value-type="float" office:value="36.92145" calcext:value-type="float">
            <text:p>36.921450</text:p>
          </table:table-cell>
          <table:table-cell table:style-name="ce9" office:value-type="float" office:value="36.4438375" calcext:value-type="float">
            <text:p>36.443838</text:p>
          </table:table-cell>
          <table:table-cell table:style-name="ce9" office:value-type="float" office:value="36.3156625" calcext:value-type="float">
            <text:p>36.315663</text:p>
          </table:table-cell>
          <table:table-cell table:style-name="ce9" office:value-type="float" office:value="36.5973875" calcext:value-type="float">
            <text:p>36.597388</text:p>
          </table:table-cell>
          <table:table-cell table:style-name="ce9" office:value-type="float" office:value="36.381" calcext:value-type="float">
            <text:p>36.381000</text:p>
          </table:table-cell>
          <table:table-cell office:value-type="float" office:value="36.4372125" calcext:value-type="float">
            <text:p>36.437213</text:p>
          </table:table-cell>
          <table:table-cell table:style-name="ce9" office:value-type="float" office:value="36.3853375" calcext:value-type="float">
            <text:p>36.385338</text:p>
          </table:table-cell>
          <table:table-cell table:style-name="ce9" office:value-type="float" office:value="36.5548875" calcext:value-type="float">
            <text:p>36.554888</text:p>
          </table:table-cell>
          <table:table-cell table:style-name="ce9" office:value-type="float" office:value="36.6221375" calcext:value-type="float">
            <text:p>36.622138</text:p>
          </table:table-cell>
          <table:table-cell table:style-name="ce9" office:value-type="float" office:value="36.4772375" calcext:value-type="float">
            <text:p>36.477238</text:p>
          </table:table-cell>
          <table:table-cell table:style-name="ce9" office:value-type="float" office:value="36.78935" calcext:value-type="float">
            <text:p>36.789350</text:p>
          </table:table-cell>
          <table:table-cell table:style-name="ce9" office:value-type="float" office:value="3.296625" calcext:value-type="float">
            <text:p>3.296625</text:p>
          </table:table-cell>
          <table:table-cell table:style-name="ce9" office:value-type="float" office:value="940.1357125" calcext:value-type="float">
            <text:p>940.135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39.25" calcext:value-type="float">
            <text:p>39.250</text:p>
          </table:table-cell>
          <table:table-cell table:style-name="ce6" table:formula="of:=[.B33]*[.B33]" office:value-type="float" office:value="1540.5625" calcext:value-type="float">
            <text:p>1540.563</text:p>
          </table:table-cell>
          <table:table-cell table:style-name="ce9" office:value-type="float" office:value="40.298975" calcext:value-type="float">
            <text:p>40.298975</text:p>
          </table:table-cell>
          <table:table-cell table:style-name="ce9" office:value-type="float" office:value="40.340875" calcext:value-type="float">
            <text:p>40.340875</text:p>
          </table:table-cell>
          <table:table-cell table:style-name="ce9" office:value-type="float" office:value="40.7765875" calcext:value-type="float">
            <text:p>40.776588</text:p>
          </table:table-cell>
          <table:table-cell table:style-name="ce9" office:value-type="float" office:value="40.27105" calcext:value-type="float">
            <text:p>40.271050</text:p>
          </table:table-cell>
          <table:table-cell table:style-name="ce9" office:value-type="float" office:value="40.6486125" calcext:value-type="float">
            <text:p>40.648613</text:p>
          </table:table-cell>
          <table:table-cell table:style-name="ce9" office:value-type="float" office:value="41.0638" calcext:value-type="float">
            <text:p>41.063800</text:p>
          </table:table-cell>
          <table:table-cell table:style-name="ce9" office:value-type="float" office:value="40.532775" calcext:value-type="float">
            <text:p>40.532775</text:p>
          </table:table-cell>
          <table:table-cell table:style-name="ce9" office:value-type="float" office:value="40.3910625" calcext:value-type="float">
            <text:p>40.391063</text:p>
          </table:table-cell>
          <table:table-cell table:style-name="ce9" office:value-type="float" office:value="40.7028625" calcext:value-type="float">
            <text:p>40.702863</text:p>
          </table:table-cell>
          <table:table-cell table:style-name="ce9" office:value-type="float" office:value="40.4651375" calcext:value-type="float">
            <text:p>40.465138</text:p>
          </table:table-cell>
          <table:table-cell office:value-type="float" office:value="40.526775" calcext:value-type="float">
            <text:p>40.526775</text:p>
          </table:table-cell>
          <table:table-cell table:style-name="ce9" office:value-type="float" office:value="40.468475" calcext:value-type="float">
            <text:p>40.468475</text:p>
          </table:table-cell>
          <table:table-cell table:style-name="ce9" office:value-type="float" office:value="40.6535375" calcext:value-type="float">
            <text:p>40.653538</text:p>
          </table:table-cell>
          <table:table-cell table:style-name="ce9" office:value-type="float" office:value="40.7304375" calcext:value-type="float">
            <text:p>40.730438</text:p>
          </table:table-cell>
          <table:table-cell table:style-name="ce9" office:value-type="float" office:value="40.5665625" calcext:value-type="float">
            <text:p>40.566563</text:p>
          </table:table-cell>
          <table:table-cell table:style-name="ce9" office:value-type="float" office:value="40.9167625" calcext:value-type="float">
            <text:p>40.916763</text:p>
          </table:table-cell>
          <table:table-cell table:style-name="ce9" office:value-type="float" office:value="3.2965" calcext:value-type="float">
            <text:p>3.296500</text:p>
          </table:table-cell>
          <table:table-cell table:style-name="ce9" office:value-type="float" office:value="939.201025" calcext:value-type="float">
            <text:p>939.201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43.1" calcext:value-type="float">
            <text:p>43.100</text:p>
          </table:table-cell>
          <table:table-cell table:style-name="ce6" table:formula="of:=[.B34]*[.B34]" office:value-type="float" office:value="1857.61" calcext:value-type="float">
            <text:p>1857.610</text:p>
          </table:table-cell>
          <table:table-cell table:style-name="ce9" office:value-type="float" office:value="44.269025" calcext:value-type="float">
            <text:p>44.269025</text:p>
          </table:table-cell>
          <table:table-cell table:style-name="ce9" office:value-type="float" office:value="44.3168625" calcext:value-type="float">
            <text:p>44.316863</text:p>
          </table:table-cell>
          <table:table-cell table:style-name="ce9" office:value-type="float" office:value="44.7991" calcext:value-type="float">
            <text:p>44.799100</text:p>
          </table:table-cell>
          <table:table-cell table:style-name="ce9" office:value-type="float" office:value="44.2423625" calcext:value-type="float">
            <text:p>44.242363</text:p>
          </table:table-cell>
          <table:table-cell table:style-name="ce9" office:value-type="float" office:value="44.6538" calcext:value-type="float">
            <text:p>44.653800</text:p>
          </table:table-cell>
          <table:table-cell table:style-name="ce9" office:value-type="float" office:value="45.1067625" calcext:value-type="float">
            <text:p>45.106763</text:p>
          </table:table-cell>
          <table:table-cell table:style-name="ce9" office:value-type="float" office:value="44.5257125" calcext:value-type="float">
            <text:p>44.525713</text:p>
          </table:table-cell>
          <table:table-cell table:style-name="ce9" office:value-type="float" office:value="44.3683" calcext:value-type="float">
            <text:p>44.368300</text:p>
          </table:table-cell>
          <table:table-cell table:style-name="ce9" office:value-type="float" office:value="44.7133625" calcext:value-type="float">
            <text:p>44.713363</text:p>
          </table:table-cell>
          <table:table-cell table:style-name="ce9" office:value-type="float" office:value="44.4502625" calcext:value-type="float">
            <text:p>44.450263</text:p>
          </table:table-cell>
          <table:table-cell office:value-type="float" office:value="44.5194625" calcext:value-type="float">
            <text:p>44.519463</text:p>
          </table:table-cell>
          <table:table-cell table:style-name="ce9" office:value-type="float" office:value="44.454325" calcext:value-type="float">
            <text:p>44.454325</text:p>
          </table:table-cell>
          <table:table-cell table:style-name="ce9" office:value-type="float" office:value="44.6575625" calcext:value-type="float">
            <text:p>44.657563</text:p>
          </table:table-cell>
          <table:table-cell table:style-name="ce9" office:value-type="float" office:value="44.7412125" calcext:value-type="float">
            <text:p>44.741213</text:p>
          </table:table-cell>
          <table:table-cell table:style-name="ce9" office:value-type="float" office:value="44.56195" calcext:value-type="float">
            <text:p>44.561950</text:p>
          </table:table-cell>
          <table:table-cell table:style-name="ce9" office:value-type="float" office:value="44.9473" calcext:value-type="float">
            <text:p>44.947300</text:p>
          </table:table-cell>
          <table:table-cell table:style-name="ce9" office:value-type="float" office:value="3.2963625" calcext:value-type="float">
            <text:p>3.296363</text:p>
          </table:table-cell>
          <table:table-cell table:style-name="ce9" office:value-type="float" office:value="940.7309375" calcext:value-type="float">
            <text:p>940.730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47.1" calcext:value-type="float">
            <text:p>47.100</text:p>
          </table:table-cell>
          <table:table-cell table:style-name="ce6" table:formula="of:=[.B35]*[.B35]" office:value-type="float" office:value="2218.41" calcext:value-type="float">
            <text:p>2218.410</text:p>
          </table:table-cell>
          <table:table-cell table:style-name="ce9" office:value-type="float" office:value="48.3136875" calcext:value-type="float">
            <text:p>48.313688</text:p>
          </table:table-cell>
          <table:table-cell table:style-name="ce9" office:value-type="float" office:value="48.365" calcext:value-type="float">
            <text:p>48.365000</text:p>
          </table:table-cell>
          <table:table-cell table:style-name="ce9" office:value-type="float" office:value="48.8902" calcext:value-type="float">
            <text:p>48.890200</text:p>
          </table:table-cell>
          <table:table-cell table:style-name="ce9" office:value-type="float" office:value="48.28625" calcext:value-type="float">
            <text:p>48.286250</text:p>
          </table:table-cell>
          <table:table-cell table:style-name="ce9" office:value-type="float" office:value="48.7330625" calcext:value-type="float">
            <text:p>48.733063</text:p>
          </table:table-cell>
          <table:table-cell table:style-name="ce9" office:value-type="float" office:value="49.225575" calcext:value-type="float">
            <text:p>49.225575</text:p>
          </table:table-cell>
          <table:table-cell table:style-name="ce9" office:value-type="float" office:value="48.5908875" calcext:value-type="float">
            <text:p>48.590888</text:p>
          </table:table-cell>
          <table:table-cell table:style-name="ce9" office:value-type="float" office:value="48.4211125" calcext:value-type="float">
            <text:p>48.421113</text:p>
          </table:table-cell>
          <table:table-cell table:style-name="ce9" office:value-type="float" office:value="48.7968125" calcext:value-type="float">
            <text:p>48.796813</text:p>
          </table:table-cell>
          <table:table-cell table:style-name="ce9" office:value-type="float" office:value="48.5081125" calcext:value-type="float">
            <text:p>48.508113</text:p>
          </table:table-cell>
          <table:table-cell office:value-type="float" office:value="48.5885875" calcext:value-type="float">
            <text:p>48.588588</text:p>
          </table:table-cell>
          <table:table-cell table:style-name="ce9" office:value-type="float" office:value="48.511625" calcext:value-type="float">
            <text:p>48.511625</text:p>
          </table:table-cell>
          <table:table-cell table:style-name="ce9" office:value-type="float" office:value="48.7357125" calcext:value-type="float">
            <text:p>48.735713</text:p>
          </table:table-cell>
          <table:table-cell table:style-name="ce9" office:value-type="float" office:value="48.828325" calcext:value-type="float">
            <text:p>48.828325</text:p>
          </table:table-cell>
          <table:table-cell table:style-name="ce9" office:value-type="float" office:value="48.631675" calcext:value-type="float">
            <text:p>48.631675</text:p>
          </table:table-cell>
          <table:table-cell table:style-name="ce9" office:value-type="float" office:value="49.0517875" calcext:value-type="float">
            <text:p>49.051788</text:p>
          </table:table-cell>
          <table:table-cell table:style-name="ce9" office:value-type="float" office:value="3.2965125" calcext:value-type="float">
            <text:p>3.296513</text:p>
          </table:table-cell>
          <table:table-cell table:style-name="ce9" office:value-type="float" office:value="939.2589625" calcext:value-type="float">
            <text:p>939.2589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50.9" calcext:value-type="float">
            <text:p>50.900</text:p>
          </table:table-cell>
          <table:table-cell table:style-name="ce6" table:formula="of:=[.B36]*[.B36]" office:value-type="float" office:value="2590.81" calcext:value-type="float">
            <text:p>2590.810</text:p>
          </table:table-cell>
          <table:table-cell table:style-name="ce9" office:value-type="float" office:value="52.30095" calcext:value-type="float">
            <text:p>52.300950</text:p>
          </table:table-cell>
          <table:table-cell table:style-name="ce9" office:value-type="float" office:value="52.3559625" calcext:value-type="float">
            <text:p>52.355963</text:p>
          </table:table-cell>
          <table:table-cell table:style-name="ce9" office:value-type="float" office:value="52.927" calcext:value-type="float">
            <text:p>52.927000</text:p>
          </table:table-cell>
          <table:table-cell table:style-name="ce9" office:value-type="float" office:value="52.2756125" calcext:value-type="float">
            <text:p>52.275613</text:p>
          </table:table-cell>
          <table:table-cell table:style-name="ce9" office:value-type="float" office:value="52.752375" calcext:value-type="float">
            <text:p>52.752375</text:p>
          </table:table-cell>
          <table:table-cell table:style-name="ce9" office:value-type="float" office:value="53.28535" calcext:value-type="float">
            <text:p>53.285350</text:p>
          </table:table-cell>
          <table:table-cell table:style-name="ce9" office:value-type="float" office:value="52.6017" calcext:value-type="float">
            <text:p>52.601700</text:p>
          </table:table-cell>
          <table:table-cell table:style-name="ce9" office:value-type="float" office:value="52.41155" calcext:value-type="float">
            <text:p>52.411550</text:p>
          </table:table-cell>
          <table:table-cell table:style-name="ce9" office:value-type="float" office:value="52.8179625" calcext:value-type="float">
            <text:p>52.817963</text:p>
          </table:table-cell>
          <table:table-cell table:style-name="ce9" office:value-type="float" office:value="52.506975" calcext:value-type="float">
            <text:p>52.506975</text:p>
          </table:table-cell>
          <table:table-cell office:value-type="float" office:value="52.592225" calcext:value-type="float">
            <text:p>52.592225</text:p>
          </table:table-cell>
          <table:table-cell table:style-name="ce9" office:value-type="float" office:value="52.511525" calcext:value-type="float">
            <text:p>52.511525</text:p>
          </table:table-cell>
          <table:table-cell table:style-name="ce9" office:value-type="float" office:value="52.7543125" calcext:value-type="float">
            <text:p>52.754313</text:p>
          </table:table-cell>
          <table:table-cell table:style-name="ce9" office:value-type="float" office:value="52.85215" calcext:value-type="float">
            <text:p>52.852150</text:p>
          </table:table-cell>
          <table:table-cell table:style-name="ce9" office:value-type="float" office:value="52.6400875" calcext:value-type="float">
            <text:p>52.640088</text:p>
          </table:table-cell>
          <table:table-cell table:style-name="ce9" office:value-type="float" office:value="53.0968375" calcext:value-type="float">
            <text:p>53.096838</text:p>
          </table:table-cell>
          <table:table-cell table:style-name="ce9" office:value-type="float" office:value="3.2962" calcext:value-type="float">
            <text:p>3.296200</text:p>
          </table:table-cell>
          <table:table-cell table:style-name="ce9" office:value-type="float" office:value="941.2618375" calcext:value-type="float">
            <text:p>941.261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54.9" calcext:value-type="float">
            <text:p>54.900</text:p>
          </table:table-cell>
          <table:table-cell table:style-name="ce6" table:formula="of:=[.B37]*[.B37]" office:value-type="float" office:value="3014.01" calcext:value-type="float">
            <text:p>3014.010</text:p>
          </table:table-cell>
          <table:table-cell table:style-name="ce9" office:value-type="float" office:value="56.3475" calcext:value-type="float">
            <text:p>56.347500</text:p>
          </table:table-cell>
          <table:table-cell table:style-name="ce9" office:value-type="float" office:value="56.4074875" calcext:value-type="float">
            <text:p>56.407488</text:p>
          </table:table-cell>
          <table:table-cell table:style-name="ce9" office:value-type="float" office:value="57.02425" calcext:value-type="float">
            <text:p>57.024250</text:p>
          </table:table-cell>
          <table:table-cell table:style-name="ce9" office:value-type="float" office:value="56.319575" calcext:value-type="float">
            <text:p>56.319575</text:p>
          </table:table-cell>
          <table:table-cell table:style-name="ce9" office:value-type="float" office:value="56.84125" calcext:value-type="float">
            <text:p>56.841250</text:p>
          </table:table-cell>
          <table:table-cell table:style-name="ce9" office:value-type="float" office:value="57.4118375" calcext:value-type="float">
            <text:p>57.411838</text:p>
          </table:table-cell>
          <table:table-cell table:style-name="ce9" office:value-type="float" office:value="56.6702125" calcext:value-type="float">
            <text:p>56.670213</text:p>
          </table:table-cell>
          <table:table-cell table:style-name="ce9" office:value-type="float" office:value="56.4663" calcext:value-type="float">
            <text:p>56.466300</text:p>
          </table:table-cell>
          <table:table-cell table:style-name="ce9" office:value-type="float" office:value="56.9106375" calcext:value-type="float">
            <text:p>56.910638</text:p>
          </table:table-cell>
          <table:table-cell table:style-name="ce9" office:value-type="float" office:value="56.5736125" calcext:value-type="float">
            <text:p>56.573613</text:p>
          </table:table-cell>
          <table:table-cell office:value-type="float" office:value="56.66615" calcext:value-type="float">
            <text:p>56.666150</text:p>
          </table:table-cell>
          <table:table-cell table:style-name="ce9" office:value-type="float" office:value="56.5784375" calcext:value-type="float">
            <text:p>56.578438</text:p>
          </table:table-cell>
          <table:table-cell table:style-name="ce9" office:value-type="float" office:value="56.8423375" calcext:value-type="float">
            <text:p>56.842338</text:p>
          </table:table-cell>
          <table:table-cell table:style-name="ce9" office:value-type="float" office:value="56.946125" calcext:value-type="float">
            <text:p>56.946125</text:p>
          </table:table-cell>
          <table:table-cell table:style-name="ce9" office:value-type="float" office:value="56.7188875" calcext:value-type="float">
            <text:p>56.718888</text:p>
          </table:table-cell>
          <table:table-cell table:style-name="ce9" office:value-type="float" office:value="57.209625" calcext:value-type="float">
            <text:p>57.209625</text:p>
          </table:table-cell>
          <table:table-cell table:style-name="ce9" office:value-type="float" office:value="3.2964" calcext:value-type="float">
            <text:p>3.296400</text:p>
          </table:table-cell>
          <table:table-cell table:style-name="ce9" office:value-type="float" office:value="939.3393" calcext:value-type="float">
            <text:p>939.339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58.8" calcext:value-type="float">
            <text:p>58.800</text:p>
          </table:table-cell>
          <table:table-cell table:style-name="ce6" table:formula="of:=[.B38]*[.B38]" office:value-type="float" office:value="3457.44" calcext:value-type="float">
            <text:p>3457.440</text:p>
          </table:table-cell>
          <table:table-cell table:style-name="ce9" office:value-type="float" office:value="60.3702625" calcext:value-type="float">
            <text:p>60.370263</text:p>
          </table:table-cell>
          <table:table-cell table:style-name="ce9" office:value-type="float" office:value="60.4355375" calcext:value-type="float">
            <text:p>60.435538</text:p>
          </table:table-cell>
          <table:table-cell table:style-name="ce9" office:value-type="float" office:value="61.0873875" calcext:value-type="float">
            <text:p>61.087388</text:p>
          </table:table-cell>
          <table:table-cell table:style-name="ce9" office:value-type="float" office:value="60.340375" calcext:value-type="float">
            <text:p>60.340375</text:p>
          </table:table-cell>
          <table:table-cell table:style-name="ce9" office:value-type="float" office:value="60.89385" calcext:value-type="float">
            <text:p>60.893850</text:p>
          </table:table-cell>
          <table:table-cell table:style-name="ce9" office:value-type="float" office:value="61.501625" calcext:value-type="float">
            <text:p>61.501625</text:p>
          </table:table-cell>
          <table:table-cell table:style-name="ce9" office:value-type="float" office:value="60.7074375" calcext:value-type="float">
            <text:p>60.707438</text:p>
          </table:table-cell>
          <table:table-cell table:style-name="ce9" office:value-type="float" office:value="60.4963" calcext:value-type="float">
            <text:p>60.496300</text:p>
          </table:table-cell>
          <table:table-cell table:style-name="ce9" office:value-type="float" office:value="60.9639625" calcext:value-type="float">
            <text:p>60.963963</text:p>
          </table:table-cell>
          <table:table-cell table:style-name="ce9" office:value-type="float" office:value="60.6048125" calcext:value-type="float">
            <text:p>60.604813</text:p>
          </table:table-cell>
          <table:table-cell office:value-type="float" office:value="60.7043625" calcext:value-type="float">
            <text:p>60.704363</text:p>
          </table:table-cell>
          <table:table-cell table:style-name="ce9" office:value-type="float" office:value="60.6095125" calcext:value-type="float">
            <text:p>60.609513</text:p>
          </table:table-cell>
          <table:table-cell table:style-name="ce9" office:value-type="float" office:value="60.8930875" calcext:value-type="float">
            <text:p>60.893088</text:p>
          </table:table-cell>
          <table:table-cell table:style-name="ce9" office:value-type="float" office:value="61.0033875" calcext:value-type="float">
            <text:p>61.003388</text:p>
          </table:table-cell>
          <table:table-cell table:style-name="ce9" office:value-type="float" office:value="60.7571" calcext:value-type="float">
            <text:p>60.757100</text:p>
          </table:table-cell>
          <table:table-cell table:style-name="ce9" office:value-type="float" office:value="61.2835" calcext:value-type="float">
            <text:p>61.283500</text:p>
          </table:table-cell>
          <table:table-cell table:style-name="ce9" office:value-type="float" office:value="3.2963" calcext:value-type="float">
            <text:p>3.296300</text:p>
          </table:table-cell>
          <table:table-cell table:style-name="ce9" office:value-type="float" office:value="941.64015" calcext:value-type="float">
            <text:p>941.640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62.7" calcext:value-type="float">
            <text:p>62.700</text:p>
          </table:table-cell>
          <table:table-cell table:style-name="ce6" table:formula="of:=[.B39]*[.B39]" office:value-type="float" office:value="3931.29" calcext:value-type="float">
            <text:p>3931.290</text:p>
          </table:table-cell>
          <table:table-cell table:style-name="ce9" office:value-type="float" office:value="64.4718" calcext:value-type="float">
            <text:p>64.471800</text:p>
          </table:table-cell>
          <table:table-cell table:style-name="ce9" office:value-type="float" office:value="64.5407" calcext:value-type="float">
            <text:p>64.540700</text:p>
          </table:table-cell>
          <table:table-cell table:style-name="ce9" office:value-type="float" office:value="65.23905" calcext:value-type="float">
            <text:p>65.239050</text:p>
          </table:table-cell>
          <table:table-cell table:style-name="ce9" office:value-type="float" office:value="64.43675" calcext:value-type="float">
            <text:p>64.436750</text:p>
          </table:table-cell>
          <table:table-cell table:style-name="ce9" office:value-type="float" office:value="65.0298375" calcext:value-type="float">
            <text:p>65.029838</text:p>
          </table:table-cell>
          <table:table-cell table:style-name="ce9" office:value-type="float" office:value="65.6757125" calcext:value-type="float">
            <text:p>65.675713</text:p>
          </table:table-cell>
          <table:table-cell table:style-name="ce9" office:value-type="float" office:value="64.83025" calcext:value-type="float">
            <text:p>64.830250</text:p>
          </table:table-cell>
          <table:table-cell table:style-name="ce9" office:value-type="float" office:value="64.603925" calcext:value-type="float">
            <text:p>64.603925</text:p>
          </table:table-cell>
          <table:table-cell table:style-name="ce9" office:value-type="float" office:value="65.10565" calcext:value-type="float">
            <text:p>65.105650</text:p>
          </table:table-cell>
          <table:table-cell table:style-name="ce9" office:value-type="float" office:value="64.7192125" calcext:value-type="float">
            <text:p>64.719213</text:p>
          </table:table-cell>
          <table:table-cell office:value-type="float" office:value="64.8285875" calcext:value-type="float">
            <text:p>64.828588</text:p>
          </table:table-cell>
          <table:table-cell table:style-name="ce9" office:value-type="float" office:value="64.7250125" calcext:value-type="float">
            <text:p>64.725013</text:p>
          </table:table-cell>
          <table:table-cell table:style-name="ce9" office:value-type="float" office:value="65.028025" calcext:value-type="float">
            <text:p>65.028025</text:p>
          </table:table-cell>
          <table:table-cell table:style-name="ce9" office:value-type="float" office:value="65.1448625" calcext:value-type="float">
            <text:p>65.144863</text:p>
          </table:table-cell>
          <table:table-cell table:style-name="ce9" office:value-type="float" office:value="64.879875" calcext:value-type="float">
            <text:p>64.879875</text:p>
          </table:table-cell>
          <table:table-cell table:style-name="ce9" office:value-type="float" office:value="65.44875" calcext:value-type="float">
            <text:p>65.448750</text:p>
          </table:table-cell>
          <table:table-cell table:style-name="ce9" office:value-type="float" office:value="3.2961125" calcext:value-type="float">
            <text:p>3.296113</text:p>
          </table:table-cell>
          <table:table-cell table:style-name="ce9" office:value-type="float" office:value="939.761775" calcext:value-type="float">
            <text:p>939.761775</text:p>
          </table:table-cell>
        </table:table-row>
        <table:table-row table:style-name="ro1">
          <table:table-cell table:number-columns-repeated="1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float" office:value="51.1132" calcext:value-type="float">
            <text:p>51.1132</text:p>
          </table:table-cell>
          <table:table-cell office:value-type="float" office:value="58.9712" calcext:value-type="float">
            <text:p>58.9712</text:p>
          </table:table-cell>
          <table:table-cell office:value-type="float" office:value="35.383" calcext:value-type="float">
            <text:p>35.383</text:p>
          </table:table-cell>
          <table:table-cell office:value-type="float" office:value="43.2672" calcext:value-type="float">
            <text:p>43.2672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27.304" calcext:value-type="float">
            <text:p>27.304</text:p>
          </table:table-cell>
          <table:table-cell office:value-type="float" office:value="3.9166" calcext:value-type="float">
            <text:p>3.9166</text:p>
          </table:table-cell>
          <table:table-cell office:value-type="float" office:value="11.6635" calcext:value-type="float">
            <text:p>11.6635</text:p>
          </table:table-cell>
          <table:table-cell office:value-type="float" office:value="54.7522" calcext:value-type="float">
            <text:p>54.7522</text:p>
          </table:table-cell>
          <table:table-cell office:value-type="float" office:value="62.6399" calcext:value-type="float">
            <text:p>62.6399</text:p>
          </table:table-cell>
          <table:table-cell table:style-name="Default" office:value-type="float" office:value="39.1192" calcext:value-type="float">
            <text:p>39.1192</text:p>
          </table:table-cell>
          <table:table-cell office:value-type="float" office:value="46.8919" calcext:value-type="float">
            <text:p>46.8919</text:p>
          </table:table-cell>
          <table:table-cell office:value-type="float" office:value="23.4117" calcext:value-type="float">
            <text:p>23.4117</text:p>
          </table:table-cell>
          <table:table-cell office:value-type="float" office:value="31.2286" calcext:value-type="float">
            <text:p>31.2286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7.779" calcext:value-type="float">
            <text:p>7.77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]/[.B24]" office:value-type="float" office:value="1.01561073059361" calcext:value-type="float">
            <text:p>1.0156107306</text:p>
          </table:table-cell>
          <table:table-cell table:formula="of:=([.E26]/[.$B26])" office:value-type="float" office:value="1.02333050127443" calcext:value-type="float">
            <text:p>1.0233305013</text:p>
          </table:table-cell>
          <table:table-cell table:formula="of:=([.F26]/[.$B26])" office:value-type="float" office:value="1.03424277824979" calcext:value-type="float">
            <text:p>1.0342427782</text:p>
          </table:table-cell>
          <table:table-cell table:formula="of:=([.G26]/[.$B26])" office:value-type="float" office:value="1.02123831775701" calcext:value-type="float">
            <text:p>1.0212383178</text:p>
          </table:table-cell>
          <table:table-cell table:formula="of:=([.H26]/[.$B26])" office:value-type="float" office:value="1.03085705182668" calcext:value-type="float">
            <text:p>1.0308570518</text:p>
          </table:table-cell>
          <table:table-cell table:formula="of:=([.I26]/[.$B26])" office:value-type="float" office:value="1.04290675446049" calcext:value-type="float">
            <text:p>1.0429067545</text:p>
          </table:table-cell>
          <table:table-cell table:formula="of:=([.J26]/[.$B26])" office:value-type="float" office:value="1.02931924384027" calcext:value-type="float">
            <text:p>1.0293192438</text:p>
          </table:table-cell>
          <table:table-cell table:formula="of:=([.K26]/[.$B26])" office:value-type="float" office:value="1.02597068819031" calcext:value-type="float">
            <text:p>1.0259706882</text:p>
          </table:table-cell>
          <table:table-cell table:formula="of:=([.L26]/[.$B26])" office:value-type="float" office:value="1.03367141036534" calcext:value-type="float">
            <text:p>1.0336714104</text:p>
          </table:table-cell>
          <table:table-cell table:formula="of:=([.M26]/[.$B26])" office:value-type="float" office:value="1.02785896346644" calcext:value-type="float">
            <text:p>1.0278589635</text:p>
          </table:table-cell>
          <table:table-cell table:style-name="Default" table:formula="of:=([.N26]/[.$B26])" office:value-type="float" office:value="1.02911852166525" calcext:value-type="float">
            <text:p>1.0291185217</text:p>
          </table:table-cell>
          <table:table-cell table:formula="of:=([.O26]/[.$B26])" office:value-type="float" office:value="1.02793224299065" calcext:value-type="float">
            <text:p>1.027932243</text:p>
          </table:table-cell>
          <table:table-cell table:formula="of:=([.P26]/[.$B26])" office:value-type="float" office:value="1.03236512319456" calcext:value-type="float">
            <text:p>1.0323651232</text:p>
          </table:table-cell>
          <table:table-cell table:formula="of:=([.Q26]/[.$B26])" office:value-type="float" office:value="1.03443606627018" calcext:value-type="float">
            <text:p>1.0344360663</text:p>
          </table:table-cell>
          <table:table-cell table:formula="of:=([.R26]/[.$B26])" office:value-type="float" office:value="1.03035152931181" calcext:value-type="float">
            <text:p>1.0303515293</text:p>
          </table:table-cell>
          <table:table-cell table:formula="of:=([.S26]/[.$B26])" office:value-type="float" office:value="1.03919498725573" calcext:value-type="float">
            <text:p>1.0391949873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.502" calcext:value-type="float">
            <text:p>1.502</text:p>
          </table:table-cell>
          <table:table-cell table:style-name="ce6" table:formula="of:=[.B43]*[.B43]" office:value-type="float" office:value="2.256004" calcext:value-type="float">
            <text:p>2.256</text:p>
          </table:table-cell>
          <table:table-cell table:style-name="ce11" table:formula="of:=[.D23]/[.$B23]" office:value-type="float" office:value="0.996479693741678" calcext:value-type="float">
            <text:p>0.99648</text:p>
          </table:table-cell>
          <table:table-cell table:style-name="ce11" table:formula="of:=[.E23]/[.$B23]" office:value-type="float" office:value="0.998119174434088" calcext:value-type="float">
            <text:p>0.99812</text:p>
          </table:table-cell>
          <table:table-cell table:style-name="ce11" table:formula="of:=[.F23]/[.$B23]" office:value-type="float" office:value="1.0082223701731" calcext:value-type="float">
            <text:p>1.00822</text:p>
          </table:table-cell>
          <table:table-cell table:style-name="ce11" table:formula="of:=[.G23]/[.$B23]" office:value-type="float" office:value="0.995481025299601" calcext:value-type="float">
            <text:p>0.99548</text:p>
          </table:table-cell>
          <table:table-cell table:style-name="ce11" table:formula="of:=[.H23]/[.$B23]" office:value-type="float" office:value="1.00467709720373" calcext:value-type="float">
            <text:p>1.00468</text:p>
          </table:table-cell>
          <table:table-cell table:style-name="ce11" table:formula="of:=[.I23]/[.$B23]" office:value-type="float" office:value="1.03023468708389" calcext:value-type="float">
            <text:p>1.03023</text:p>
          </table:table-cell>
          <table:table-cell table:style-name="ce11" table:formula="of:=[.J23]/[.$B23]" office:value-type="float" office:value="1.01699400798935" calcext:value-type="float">
            <text:p>1.01699</text:p>
          </table:table-cell>
          <table:table-cell table:style-name="ce11" table:formula="of:=[.K23]/[.$B23]" office:value-type="float" office:value="1.01538781624501" calcext:value-type="float">
            <text:p>1.01539</text:p>
          </table:table-cell>
          <table:table-cell table:style-name="ce11" table:formula="of:=[.L23]/[.$B23]" office:value-type="float" office:value="1.02261151797603" calcext:value-type="float">
            <text:p>1.02261</text:p>
          </table:table-cell>
          <table:table-cell table:style-name="ce11" table:formula="of:=[.M23]/[.$B23]" office:value-type="float" office:value="1.01623668442077" calcext:value-type="float">
            <text:p>1.01624</text:p>
          </table:table-cell>
          <table:table-cell table:style-name="ce11" table:formula="of:=[.N23]/[.$B23]" office:value-type="float" office:value="1.01706058588549" calcext:value-type="float">
            <text:p>1.01706</text:p>
          </table:table-cell>
          <table:table-cell table:style-name="ce11" table:formula="of:=[.O23]/[.$B23]" office:value-type="float" office:value="1.01612849533955" calcext:value-type="float">
            <text:p>1.01613</text:p>
          </table:table-cell>
          <table:table-cell table:style-name="ce11" table:formula="of:=[.P23]/[.$B23]" office:value-type="float" office:value="1.02075565912117" calcext:value-type="float">
            <text:p>1.02076</text:p>
          </table:table-cell>
          <table:table-cell table:style-name="ce11" table:formula="of:=[.Q23]/[.$B23]" office:value-type="float" office:value="1.02319407456724" calcext:value-type="float">
            <text:p>1.02319</text:p>
          </table:table-cell>
          <table:table-cell table:style-name="ce11" table:formula="of:=[.R23]/[.$B23]" office:value-type="float" office:value="1.01889980026631" calcext:value-type="float">
            <text:p>1.01890</text:p>
          </table:table-cell>
          <table:table-cell table:style-name="ce11" table:formula="of:=[.S23]/[.$B23]" office:value-type="float" office:value="1.02647303595206" calcext:value-type="float">
            <text:p>1.0264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4]" office:value-type="float" office:value="3.942" calcext:value-type="float">
            <text:p>3.942</text:p>
          </table:table-cell>
          <table:table-cell table:style-name="ce6" table:formula="of:=[.C24]" office:value-type="float" office:value="15.539364" calcext:value-type="float">
            <text:p>15.539</text:p>
          </table:table-cell>
          <table:table-cell table:style-name="ce9" table:formula="of:=[.D24]/[.B24]" office:value-type="float" office:value="1.01561073059361" calcext:value-type="float">
            <text:p>1.015611</text:p>
          </table:table-cell>
          <table:table-cell table:style-name="ce11" table:formula="of:=[.E24]/[.$B24]" office:value-type="float" office:value="1.01703132927448" calcext:value-type="float">
            <text:p>1.01703</text:p>
          </table:table-cell>
          <table:table-cell table:style-name="ce11" table:formula="of:=[.F24]/[.$B24]" office:value-type="float" office:value="1.02708650431253" calcext:value-type="float">
            <text:p>1.02709</text:p>
          </table:table-cell>
          <table:table-cell table:style-name="ce11" table:formula="of:=[.G24]/[.$B24]" office:value-type="float" office:value="1.01456430745814" calcext:value-type="float">
            <text:p>1.01456</text:p>
          </table:table-cell>
          <table:table-cell table:style-name="ce11" table:formula="of:=[.H24]/[.$B24]" office:value-type="float" office:value="1.02355403348554" calcext:value-type="float">
            <text:p>1.02355</text:p>
          </table:table-cell>
          <table:table-cell table:style-name="ce11" table:formula="of:=[.I24]/[.$B24]" office:value-type="float" office:value="1.04196790969051" calcext:value-type="float">
            <text:p>1.04197</text:p>
          </table:table-cell>
          <table:table-cell table:style-name="ce11" table:formula="of:=[.J24]/[.$B24]" office:value-type="float" office:value="1.02596080669711" calcext:value-type="float">
            <text:p>1.02596</text:p>
          </table:table-cell>
          <table:table-cell table:style-name="ce11" table:formula="of:=[.K24]/[.$B24]" office:value-type="float" office:value="1.02291666666667" calcext:value-type="float">
            <text:p>1.02292</text:p>
          </table:table-cell>
          <table:table-cell table:style-name="ce11" table:formula="of:=[.L24]/[.$B24]" office:value-type="float" office:value="1.03057458143075" calcext:value-type="float">
            <text:p>1.03057</text:p>
          </table:table-cell>
          <table:table-cell table:style-name="ce11" table:formula="of:=[.M24]/[.$B24]" office:value-type="float" office:value="1.02467656012177" calcext:value-type="float">
            <text:p>1.02468</text:p>
          </table:table-cell>
          <table:table-cell table:style-name="ce11" table:formula="of:=[.N24]/[.$B24]" office:value-type="float" office:value="1.02576420598681" calcext:value-type="float">
            <text:p>1.02576</text:p>
          </table:table-cell>
          <table:table-cell table:style-name="ce11" table:formula="of:=[.O24]/[.$B24]" office:value-type="float" office:value="1.02471461187215" calcext:value-type="float">
            <text:p>1.02471</text:p>
          </table:table-cell>
          <table:table-cell table:style-name="ce11" table:formula="of:=[.P24]/[.$B24]" office:value-type="float" office:value="1.02951547437849" calcext:value-type="float">
            <text:p>1.02952</text:p>
          </table:table-cell>
          <table:table-cell table:style-name="ce11" table:formula="of:=[.Q24]/[.$B24]" office:value-type="float" office:value="1.03137683916793" calcext:value-type="float">
            <text:p>1.03138</text:p>
          </table:table-cell>
          <table:table-cell table:style-name="ce11" table:formula="of:=[.R24]/[.$B24]" office:value-type="float" office:value="1.02725456621005" calcext:value-type="float">
            <text:p>1.02725</text:p>
          </table:table-cell>
          <table:table-cell table:style-name="ce11" table:formula="of:=[.S24]/[.$B24]" office:value-type="float" office:value="1.03751268391679" calcext:value-type="float">
            <text:p>1.03751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5]" office:value-type="float" office:value="7.87" calcext:value-type="float">
            <text:p>7.870</text:p>
          </table:table-cell>
          <table:table-cell table:style-name="ce6" table:formula="of:=[.C25]" office:value-type="float" office:value="61.9369" calcext:value-type="float">
            <text:p>61.937</text:p>
          </table:table-cell>
          <table:table-cell table:style-name="ce9" table:formula="of:=[.D25]/[.B25]" office:value-type="float" office:value="1.02134371029225" calcext:value-type="float">
            <text:p>1.021344</text:p>
          </table:table-cell>
          <table:table-cell table:style-name="ce11" table:formula="of:=[.E25]/[.$B25]" office:value-type="float" office:value="1.02264771283355" calcext:value-type="float">
            <text:p>1.02265</text:p>
          </table:table-cell>
          <table:table-cell table:style-name="ce11" table:formula="of:=[.F25]/[.$B25]" office:value-type="float" office:value="1.03344345616264" calcext:value-type="float">
            <text:p>1.03344</text:p>
          </table:table-cell>
          <table:table-cell table:style-name="ce11" table:formula="of:=[.G25]/[.$B25]" office:value-type="float" office:value="1.02032560355781" calcext:value-type="float">
            <text:p>1.02033</text:p>
          </table:table-cell>
          <table:table-cell table:style-name="ce11" table:formula="of:=[.H25]/[.$B25]" office:value-type="float" office:value="1.03024618805591" calcext:value-type="float">
            <text:p>1.03025</text:p>
          </table:table-cell>
          <table:table-cell table:style-name="ce11" table:formula="of:=[.I25]/[.$B25]" office:value-type="float" office:value="1.04381035578145" calcext:value-type="float">
            <text:p>1.04381</text:p>
          </table:table-cell>
          <table:table-cell table:style-name="ce11" table:formula="of:=[.J25]/[.$B25]" office:value-type="float" office:value="1.02957115628971" calcext:value-type="float">
            <text:p>1.02957</text:p>
          </table:table-cell>
          <table:table-cell table:style-name="ce11" table:formula="of:=[.K25]/[.$B25]" office:value-type="float" office:value="1.02602763659466" calcext:value-type="float">
            <text:p>1.02603</text:p>
          </table:table-cell>
          <table:table-cell table:style-name="ce11" table:formula="of:=[.L25]/[.$B25]" office:value-type="float" office:value="1.03370552731893" calcext:value-type="float">
            <text:p>1.03371</text:p>
          </table:table-cell>
          <table:table-cell table:style-name="ce11" table:formula="of:=[.M25]/[.$B25]" office:value-type="float" office:value="1.02788278271919" calcext:value-type="float">
            <text:p>1.02788</text:p>
          </table:table-cell>
          <table:table-cell table:style-name="ce11" table:formula="of:=[.N25]/[.$B25]" office:value-type="float" office:value="1.0292709656925" calcext:value-type="float">
            <text:p>1.02927</text:p>
          </table:table-cell>
          <table:table-cell table:style-name="ce11" table:formula="of:=[.O25]/[.$B25]" office:value-type="float" office:value="1.02797013977128" calcext:value-type="float">
            <text:p>1.02797</text:p>
          </table:table-cell>
          <table:table-cell table:style-name="ce11" table:formula="of:=[.P25]/[.$B25]" office:value-type="float" office:value="1.03245076238882" calcext:value-type="float">
            <text:p>1.03245</text:p>
          </table:table-cell>
          <table:table-cell table:style-name="ce11" table:formula="of:=[.Q25]/[.$B25]" office:value-type="float" office:value="1.03432020330369" calcext:value-type="float">
            <text:p>1.03432</text:p>
          </table:table-cell>
          <table:table-cell table:style-name="ce11" table:formula="of:=[.R25]/[.$B25]" office:value-type="float" office:value="1.03074968233799" calcext:value-type="float">
            <text:p>1.03075</text:p>
          </table:table-cell>
          <table:table-cell table:style-name="ce11" table:formula="of:=[.S25]/[.$B25]" office:value-type="float" office:value="1.0393710292249" calcext:value-type="float">
            <text:p>1.0393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6]" office:value-type="float" office:value="11.77" calcext:value-type="float">
            <text:p>11.770</text:p>
          </table:table-cell>
          <table:table-cell table:style-name="ce6" table:formula="of:=[.C26]" office:value-type="float" office:value="138.5329" calcext:value-type="float">
            <text:p>138.533</text:p>
          </table:table-cell>
          <table:table-cell table:style-name="ce9" table:formula="of:=[.D26]/[.B26]" office:value-type="float" office:value="1.02212829226848" calcext:value-type="float">
            <text:p>1.022128</text:p>
          </table:table-cell>
          <table:table-cell table:style-name="ce11" table:formula="of:=[.E26]/[.$B26]" office:value-type="float" office:value="1.02333050127443" calcext:value-type="float">
            <text:p>1.02333</text:p>
          </table:table-cell>
          <table:table-cell table:style-name="ce11" table:formula="of:=[.F26]/[.$B26]" office:value-type="float" office:value="1.03424277824979" calcext:value-type="float">
            <text:p>1.03424</text:p>
          </table:table-cell>
          <table:table-cell table:style-name="ce11" table:formula="of:=[.G26]/[.$B26]" office:value-type="float" office:value="1.02123831775701" calcext:value-type="float">
            <text:p>1.02124</text:p>
          </table:table-cell>
          <table:table-cell table:style-name="ce11" table:formula="of:=[.H26]/[.$B26]" office:value-type="float" office:value="1.03085705182668" calcext:value-type="float">
            <text:p>1.03086</text:p>
          </table:table-cell>
          <table:table-cell table:style-name="ce11" table:formula="of:=[.I26]/[.$B26]" office:value-type="float" office:value="1.04290675446049" calcext:value-type="float">
            <text:p>1.04291</text:p>
          </table:table-cell>
          <table:table-cell table:style-name="ce11" table:formula="of:=[.J26]/[.$B26]" office:value-type="float" office:value="1.02931924384027" calcext:value-type="float">
            <text:p>1.02932</text:p>
          </table:table-cell>
          <table:table-cell table:style-name="ce11" table:formula="of:=[.K26]/[.$B26]" office:value-type="float" office:value="1.02597068819031" calcext:value-type="float">
            <text:p>1.02597</text:p>
          </table:table-cell>
          <table:table-cell table:style-name="ce11" table:formula="of:=[.L26]/[.$B26]" office:value-type="float" office:value="1.03367141036534" calcext:value-type="float">
            <text:p>1.03367</text:p>
          </table:table-cell>
          <table:table-cell table:style-name="ce11" table:formula="of:=[.M26]/[.$B26]" office:value-type="float" office:value="1.02785896346644" calcext:value-type="float">
            <text:p>1.02786</text:p>
          </table:table-cell>
          <table:table-cell table:style-name="ce11" table:formula="of:=[.N26]/[.$B26]" office:value-type="float" office:value="1.02911852166525" calcext:value-type="float">
            <text:p>1.02912</text:p>
          </table:table-cell>
          <table:table-cell table:style-name="ce11" table:formula="of:=[.O26]/[.$B26]" office:value-type="float" office:value="1.02793224299065" calcext:value-type="float">
            <text:p>1.02793</text:p>
          </table:table-cell>
          <table:table-cell table:style-name="ce11" table:formula="of:=[.P26]/[.$B26]" office:value-type="float" office:value="1.03236512319456" calcext:value-type="float">
            <text:p>1.03237</text:p>
          </table:table-cell>
          <table:table-cell table:style-name="ce11" table:formula="of:=[.Q26]/[.$B26]" office:value-type="float" office:value="1.03443606627018" calcext:value-type="float">
            <text:p>1.03444</text:p>
          </table:table-cell>
          <table:table-cell table:style-name="ce11" table:formula="of:=[.R26]/[.$B26]" office:value-type="float" office:value="1.03035152931181" calcext:value-type="float">
            <text:p>1.03035</text:p>
          </table:table-cell>
          <table:table-cell table:style-name="ce11" table:formula="of:=[.S26]/[.$B26]" office:value-type="float" office:value="1.03919498725573" calcext:value-type="float">
            <text:p>1.03919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7]" office:value-type="float" office:value="15.69" calcext:value-type="float">
            <text:p>15.690</text:p>
          </table:table-cell>
          <table:table-cell table:style-name="ce6" table:formula="of:=[.C27]" office:value-type="float" office:value="246.1761" calcext:value-type="float">
            <text:p>246.176</text:p>
          </table:table-cell>
          <table:table-cell table:style-name="ce9" table:formula="of:=[.D27]/[.B27]" office:value-type="float" office:value="1.02189531548757" calcext:value-type="float">
            <text:p>1.021895</text:p>
          </table:table-cell>
          <table:table-cell table:style-name="ce11" table:formula="of:=[.E27]/[.$B27]" office:value-type="float" office:value="1.02308715742511" calcext:value-type="float">
            <text:p>1.02309</text:p>
          </table:table-cell>
          <table:table-cell table:style-name="ce11" table:formula="of:=[.F27]/[.$B27]" office:value-type="float" office:value="1.03403840025494" calcext:value-type="float">
            <text:p>1.03404</text:p>
          </table:table-cell>
          <table:table-cell table:style-name="ce11" table:formula="of:=[.G27]/[.$B27]" office:value-type="float" office:value="1.02108189929892" calcext:value-type="float">
            <text:p>1.02108</text:p>
          </table:table-cell>
          <table:table-cell table:style-name="ce11" table:formula="of:=[.H27]/[.$B27]" office:value-type="float" office:value="1.03077517527087" calcext:value-type="float">
            <text:p>1.03078</text:p>
          </table:table-cell>
          <table:table-cell table:style-name="ce11" table:formula="of:=[.I27]/[.$B27]" office:value-type="float" office:value="1.04220522625876" calcext:value-type="float">
            <text:p>1.04221</text:p>
          </table:table-cell>
          <table:table-cell table:style-name="ce11" table:formula="of:=[.J27]/[.$B27]" office:value-type="float" office:value="1.02877788400255" calcext:value-type="float">
            <text:p>1.02878</text:p>
          </table:table-cell>
          <table:table-cell table:style-name="ce11" table:formula="of:=[.K27]/[.$B27]" office:value-type="float" office:value="1.02537364563416" calcext:value-type="float">
            <text:p>1.02537</text:p>
          </table:table-cell>
          <table:table-cell table:style-name="ce11" table:formula="of:=[.L27]/[.$B27]" office:value-type="float" office:value="1.03306644359465" calcext:value-type="float">
            <text:p>1.03307</text:p>
          </table:table-cell>
          <table:table-cell table:style-name="ce11" table:formula="of:=[.M27]/[.$B27]" office:value-type="float" office:value="1.02708891013384" calcext:value-type="float">
            <text:p>1.02709</text:p>
          </table:table-cell>
          <table:table-cell table:style-name="ce11" table:formula="of:=[.N27]/[.$B27]" office:value-type="float" office:value="1.02848311026131" calcext:value-type="float">
            <text:p>1.02848</text:p>
          </table:table-cell>
          <table:table-cell table:style-name="ce11" table:formula="of:=[.O27]/[.$B27]" office:value-type="float" office:value="1.02718690248566" calcext:value-type="float">
            <text:p>1.02719</text:p>
          </table:table-cell>
          <table:table-cell table:style-name="ce11" table:formula="of:=[.P27]/[.$B27]" office:value-type="float" office:value="1.03157106437221" calcext:value-type="float">
            <text:p>1.03157</text:p>
          </table:table-cell>
          <table:table-cell table:style-name="ce11" table:formula="of:=[.Q27]/[.$B27]" office:value-type="float" office:value="1.03380736137667" calcext:value-type="float">
            <text:p>1.03381</text:p>
          </table:table-cell>
          <table:table-cell table:style-name="ce11" table:formula="of:=[.R27]/[.$B27]" office:value-type="float" office:value="1.02979923518164" calcext:value-type="float">
            <text:p>1.02980</text:p>
          </table:table-cell>
          <table:table-cell table:style-name="ce11" table:formula="of:=[.S27]/[.$B27]" office:value-type="float" office:value="1.03836121733588" calcext:value-type="float">
            <text:p>1.0383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8]" office:value-type="float" office:value="19.62" calcext:value-type="float">
            <text:p>19.620</text:p>
          </table:table-cell>
          <table:table-cell table:style-name="ce6" table:formula="of:=[.C28]" office:value-type="float" office:value="384.9444" calcext:value-type="float">
            <text:p>384.944</text:p>
          </table:table-cell>
          <table:table-cell table:style-name="ce9" table:formula="of:=[.D28]/[.B28]" office:value-type="float" office:value="1.02356077981651" calcext:value-type="float">
            <text:p>1.023561</text:p>
          </table:table-cell>
          <table:table-cell table:style-name="ce11" table:formula="of:=[.E28]/[.$B28]" office:value-type="float" office:value="1.02467571355759" calcext:value-type="float">
            <text:p>1.02468</text:p>
          </table:table-cell>
          <table:table-cell table:style-name="ce11" table:formula="of:=[.F28]/[.$B28]" office:value-type="float" office:value="1.03570463812436" calcext:value-type="float">
            <text:p>1.03570</text:p>
          </table:table-cell>
          <table:table-cell table:style-name="ce11" table:formula="of:=[.G28]/[.$B28]" office:value-type="float" office:value="1.02278542303772" calcext:value-type="float">
            <text:p>1.02279</text:p>
          </table:table-cell>
          <table:table-cell table:style-name="ce11" table:formula="of:=[.H28]/[.$B28]" office:value-type="float" office:value="1.03245349133537" calcext:value-type="float">
            <text:p>1.03245</text:p>
          </table:table-cell>
          <table:table-cell table:style-name="ce11" table:formula="of:=[.I28]/[.$B28]" office:value-type="float" office:value="1.04357224770642" calcext:value-type="float">
            <text:p>1.04357</text:p>
          </table:table-cell>
          <table:table-cell table:style-name="ce11" table:formula="of:=[.J28]/[.$B28]" office:value-type="float" office:value="1.02996559633028" calcext:value-type="float">
            <text:p>1.02997</text:p>
          </table:table-cell>
          <table:table-cell table:style-name="ce11" table:formula="of:=[.K28]/[.$B28]" office:value-type="float" office:value="1.02652395514781" calcext:value-type="float">
            <text:p>1.02652</text:p>
          </table:table-cell>
          <table:table-cell table:style-name="ce11" table:formula="of:=[.L28]/[.$B28]" office:value-type="float" office:value="1.03435270132518" calcext:value-type="float">
            <text:p>1.03435</text:p>
          </table:table-cell>
          <table:table-cell table:style-name="ce11" table:formula="of:=[.M28]/[.$B28]" office:value-type="float" office:value="1.02844801223242" calcext:value-type="float">
            <text:p>1.02845</text:p>
          </table:table-cell>
          <table:table-cell table:style-name="ce11" table:formula="of:=[.N28]/[.$B28]" office:value-type="float" office:value="1.02973496432212" calcext:value-type="float">
            <text:p>1.02973</text:p>
          </table:table-cell>
          <table:table-cell table:style-name="ce11" table:formula="of:=[.O28]/[.$B28]" office:value-type="float" office:value="1.02856332823649" calcext:value-type="float">
            <text:p>1.02856</text:p>
          </table:table-cell>
          <table:table-cell table:style-name="ce11" table:formula="of:=[.P28]/[.$B28]" office:value-type="float" office:value="1.03298611111111" calcext:value-type="float">
            <text:p>1.03299</text:p>
          </table:table-cell>
          <table:table-cell table:style-name="ce11" table:formula="of:=[.Q28]/[.$B28]" office:value-type="float" office:value="1.03512104994903" calcext:value-type="float">
            <text:p>1.03512</text:p>
          </table:table-cell>
          <table:table-cell table:style-name="ce11" table:formula="of:=[.R28]/[.$B28]" office:value-type="float" office:value="1.0310123598369" calcext:value-type="float">
            <text:p>1.03101</text:p>
          </table:table-cell>
          <table:table-cell table:style-name="ce11" table:formula="of:=[.S28]/[.$B28]" office:value-type="float" office:value="1.03971585117227" calcext:value-type="float">
            <text:p>1.03972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29]" office:value-type="float" office:value="23.52" calcext:value-type="float">
            <text:p>23.520</text:p>
          </table:table-cell>
          <table:table-cell table:style-name="ce6" table:formula="of:=[.C29]" office:value-type="float" office:value="553.1904" calcext:value-type="float">
            <text:p>553.190</text:p>
          </table:table-cell>
          <table:table-cell table:style-name="ce9" table:formula="of:=[.D29]/[.B29]" office:value-type="float" office:value="1.0247762542517" calcext:value-type="float">
            <text:p>1.024776</text:p>
          </table:table-cell>
          <table:table-cell table:style-name="ce11" table:formula="of:=[.E29]/[.$B29]" office:value-type="float" office:value="1.02571269132653" calcext:value-type="float">
            <text:p>1.02571</text:p>
          </table:table-cell>
          <table:table-cell table:style-name="ce11" table:formula="of:=[.F29]/[.$B29]" office:value-type="float" office:value="1.03681547619048" calcext:value-type="float">
            <text:p>1.03682</text:p>
          </table:table-cell>
          <table:table-cell table:style-name="ce11" table:formula="of:=[.G29]/[.$B29]" office:value-type="float" office:value="1.0238600127551" calcext:value-type="float">
            <text:p>1.02386</text:p>
          </table:table-cell>
          <table:table-cell table:style-name="ce11" table:formula="of:=[.H29]/[.$B29]" office:value-type="float" office:value="1.03360225340136" calcext:value-type="float">
            <text:p>1.03360</text:p>
          </table:table-cell>
          <table:table-cell table:style-name="ce11" table:formula="of:=[.I29]/[.$B29]" office:value-type="float" office:value="1.04454453656463" calcext:value-type="float">
            <text:p>1.04454</text:p>
          </table:table-cell>
          <table:table-cell table:style-name="ce11" table:formula="of:=[.J29]/[.$B29]" office:value-type="float" office:value="1.03100605867347" calcext:value-type="float">
            <text:p>1.03101</text:p>
          </table:table-cell>
          <table:table-cell table:style-name="ce11" table:formula="of:=[.K29]/[.$B29]" office:value-type="float" office:value="1.02758131377551" calcext:value-type="float">
            <text:p>1.02758</text:p>
          </table:table-cell>
          <table:table-cell table:style-name="ce11" table:formula="of:=[.L29]/[.$B29]" office:value-type="float" office:value="1.03537946428571" calcext:value-type="float">
            <text:p>1.03538</text:p>
          </table:table-cell>
          <table:table-cell table:style-name="ce11" table:formula="of:=[.M29]/[.$B29]" office:value-type="float" office:value="1.0294068877551" calcext:value-type="float">
            <text:p>1.02941</text:p>
          </table:table-cell>
          <table:table-cell table:style-name="ce11" table:formula="of:=[.N29]/[.$B29]" office:value-type="float" office:value="1.03079931972789" calcext:value-type="float">
            <text:p>1.03080</text:p>
          </table:table-cell>
          <table:table-cell table:style-name="ce11" table:formula="of:=[.O29]/[.$B29]" office:value-type="float" office:value="1.0294887329932" calcext:value-type="float">
            <text:p>1.02949</text:p>
          </table:table-cell>
          <table:table-cell table:style-name="ce11" table:formula="of:=[.P29]/[.$B29]" office:value-type="float" office:value="1.03393229166667" calcext:value-type="float">
            <text:p>1.03393</text:p>
          </table:table-cell>
          <table:table-cell table:style-name="ce11" table:formula="of:=[.Q29]/[.$B29]" office:value-type="float" office:value="1.03611181972789" calcext:value-type="float">
            <text:p>1.03611</text:p>
          </table:table-cell>
          <table:table-cell table:style-name="ce11" table:formula="of:=[.R29]/[.$B29]" office:value-type="float" office:value="1.03201902636054" calcext:value-type="float">
            <text:p>1.03202</text:p>
          </table:table-cell>
          <table:table-cell table:style-name="ce11" table:formula="of:=[.S29]/[.$B29]" office:value-type="float" office:value="1.04086947278912" calcext:value-type="float">
            <text:p>1.0408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0]" office:value-type="float" office:value="27.44" calcext:value-type="float">
            <text:p>27.440</text:p>
          </table:table-cell>
          <table:table-cell table:style-name="ce6" table:formula="of:=[.C30]" office:value-type="float" office:value="752.9536" calcext:value-type="float">
            <text:p>752.954</text:p>
          </table:table-cell>
          <table:table-cell table:style-name="ce9" table:formula="of:=[.D30]/[.B30]" office:value-type="float" office:value="1.02506696428571" calcext:value-type="float">
            <text:p>1.025067</text:p>
          </table:table-cell>
          <table:table-cell table:style-name="ce11" table:formula="of:=[.E30]/[.$B30]" office:value-type="float" office:value="1.02615297011662" calcext:value-type="float">
            <text:p>1.02615</text:p>
          </table:table-cell>
          <table:table-cell table:style-name="ce11" table:formula="of:=[.F30]/[.$B30]" office:value-type="float" office:value="1.03727815233236" calcext:value-type="float">
            <text:p>1.03728</text:p>
          </table:table-cell>
          <table:table-cell table:style-name="ce11" table:formula="of:=[.G30]/[.$B30]" office:value-type="float" office:value="1.02419187317784" calcext:value-type="float">
            <text:p>1.02419</text:p>
          </table:table-cell>
          <table:table-cell table:style-name="ce11" table:formula="of:=[.H30]/[.$B30]" office:value-type="float" office:value="1.03393677113703" calcext:value-type="float">
            <text:p>1.03394</text:p>
          </table:table-cell>
          <table:table-cell table:style-name="ce11" table:formula="of:=[.I30]/[.$B30]" office:value-type="float" office:value="1.04483463921283" calcext:value-type="float">
            <text:p>1.04483</text:p>
          </table:table-cell>
          <table:table-cell table:style-name="ce11" table:formula="of:=[.J30]/[.$B30]" office:value-type="float" office:value="1.03123451166181" calcext:value-type="float">
            <text:p>1.03123</text:p>
          </table:table-cell>
          <table:table-cell table:style-name="ce11" table:formula="of:=[.K30]/[.$B30]" office:value-type="float" office:value="1.02765807215743" calcext:value-type="float">
            <text:p>1.02766</text:p>
          </table:table-cell>
          <table:table-cell table:style-name="ce11" table:formula="of:=[.L30]/[.$B30]" office:value-type="float" office:value="1.03557671282799" calcext:value-type="float">
            <text:p>1.03558</text:p>
          </table:table-cell>
          <table:table-cell table:style-name="ce11" table:formula="of:=[.M30]/[.$B30]" office:value-type="float" office:value="1.02956587099125" calcext:value-type="float">
            <text:p>1.02957</text:p>
          </table:table-cell>
          <table:table-cell table:style-name="ce11" table:formula="of:=[.N30]/[.$B30]" office:value-type="float" office:value="1.03098624271137" calcext:value-type="float">
            <text:p>1.03099</text:p>
          </table:table-cell>
          <table:table-cell table:style-name="ce11" table:formula="of:=[.O30]/[.$B30]" office:value-type="float" office:value="1.02967064504373" calcext:value-type="float">
            <text:p>1.02967</text:p>
          </table:table-cell>
          <table:table-cell table:style-name="ce11" table:formula="of:=[.P30]/[.$B30]" office:value-type="float" office:value="1.03427797011662" calcext:value-type="float">
            <text:p>1.03428</text:p>
          </table:table-cell>
          <table:table-cell table:style-name="ce11" table:formula="of:=[.Q30]/[.$B30]" office:value-type="float" office:value="1.0362181122449" calcext:value-type="float">
            <text:p>1.03622</text:p>
          </table:table-cell>
          <table:table-cell table:style-name="ce11" table:formula="of:=[.R30]/[.$B30]" office:value-type="float" office:value="1.03216198979592" calcext:value-type="float">
            <text:p>1.03216</text:p>
          </table:table-cell>
          <table:table-cell table:style-name="ce11" table:formula="of:=[.S30]/[.$B30]" office:value-type="float" office:value="1.04100491982507" calcext:value-type="float">
            <text:p>1.04100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1]" office:value-type="float" office:value="31.39" calcext:value-type="float">
            <text:p>31.390</text:p>
          </table:table-cell>
          <table:table-cell table:style-name="ce6" table:formula="of:=[.C31]" office:value-type="float" office:value="985.3321" calcext:value-type="float">
            <text:p>985.332</text:p>
          </table:table-cell>
          <table:table-cell table:style-name="ce9" table:formula="of:=[.D31]/[.B31]" office:value-type="float" office:value="1.02525645109908" calcext:value-type="float">
            <text:p>1.025256</text:p>
          </table:table-cell>
          <table:table-cell table:style-name="ce11" table:formula="of:=[.E31]/[.$B31]" office:value-type="float" office:value="1.02619982478496" calcext:value-type="float">
            <text:p>1.02620</text:p>
          </table:table-cell>
          <table:table-cell table:style-name="ce11" table:formula="of:=[.F31]/[.$B31]" office:value-type="float" office:value="1.03737854412233" calcext:value-type="float">
            <text:p>1.03738</text:p>
          </table:table-cell>
          <table:table-cell table:style-name="ce11" table:formula="of:=[.G31]/[.$B31]" office:value-type="float" office:value="1.02440825103536" calcext:value-type="float">
            <text:p>1.02441</text:p>
          </table:table-cell>
          <table:table-cell table:style-name="ce11" table:formula="of:=[.H31]/[.$B31]" office:value-type="float" office:value="1.03411038547308" calcext:value-type="float">
            <text:p>1.03411</text:p>
          </table:table-cell>
          <table:table-cell table:style-name="ce11" table:formula="of:=[.I31]/[.$B31]" office:value-type="float" office:value="1.04481443134756" calcext:value-type="float">
            <text:p>1.04481</text:p>
          </table:table-cell>
          <table:table-cell table:style-name="ce11" table:formula="of:=[.J31]/[.$B31]" office:value-type="float" office:value="1.03137822554954" calcext:value-type="float">
            <text:p>1.03138</text:p>
          </table:table-cell>
          <table:table-cell table:style-name="ce11" table:formula="of:=[.K31]/[.$B31]" office:value-type="float" office:value="1.02775167250717" calcext:value-type="float">
            <text:p>1.02775</text:p>
          </table:table-cell>
          <table:table-cell table:style-name="ce11" table:formula="of:=[.L31]/[.$B31]" office:value-type="float" office:value="1.03565864925135" calcext:value-type="float">
            <text:p>1.03566</text:p>
          </table:table-cell>
          <table:table-cell table:style-name="ce11" table:formula="of:=[.M31]/[.$B31]" office:value-type="float" office:value="1.02957749283211" calcext:value-type="float">
            <text:p>1.02958</text:p>
          </table:table-cell>
          <table:table-cell table:style-name="ce11" table:formula="of:=[.N31]/[.$B31]" office:value-type="float" office:value="1.03113491557821" calcext:value-type="float">
            <text:p>1.03113</text:p>
          </table:table-cell>
          <table:table-cell table:style-name="ce11" table:formula="of:=[.O31]/[.$B31]" office:value-type="float" office:value="1.02967625039822" calcext:value-type="float">
            <text:p>1.02968</text:p>
          </table:table-cell>
          <table:table-cell table:style-name="ce11" table:formula="of:=[.P31]/[.$B31]" office:value-type="float" office:value="1.03426130933418" calcext:value-type="float">
            <text:p>1.03426</text:p>
          </table:table-cell>
          <table:table-cell table:style-name="ce11" table:formula="of:=[.Q31]/[.$B31]" office:value-type="float" office:value="1.0362707072316" calcext:value-type="float">
            <text:p>1.03627</text:p>
          </table:table-cell>
          <table:table-cell table:style-name="ce11" table:formula="of:=[.R31]/[.$B31]" office:value-type="float" office:value="1.03219138260593" calcext:value-type="float">
            <text:p>1.03219</text:p>
          </table:table-cell>
          <table:table-cell table:style-name="ce11" table:formula="of:=[.S31]/[.$B31]" office:value-type="float" office:value="1.04108035998726" calcext:value-type="float">
            <text:p>1.04108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2]" office:value-type="float" office:value="35.31" calcext:value-type="float">
            <text:p>35.310</text:p>
          </table:table-cell>
          <table:table-cell table:style-name="ce6" table:formula="of:=[.C32]" office:value-type="float" office:value="1246.7961" calcext:value-type="float">
            <text:p>1246.796</text:p>
          </table:table-cell>
          <table:table-cell table:style-name="ce9" table:formula="of:=[.D32]/[.B32]" office:value-type="float" office:value="1.02610237892948" calcext:value-type="float">
            <text:p>1.026102</text:p>
          </table:table-cell>
          <table:table-cell table:style-name="ce11" table:formula="of:=[.E32]/[.$B32]" office:value-type="float" office:value="1.02713147833475" calcext:value-type="float">
            <text:p>1.02713</text:p>
          </table:table-cell>
          <table:table-cell table:style-name="ce11" table:formula="of:=[.F32]/[.$B32]" office:value-type="float" office:value="1.03833439535542" calcext:value-type="float">
            <text:p>1.03833</text:p>
          </table:table-cell>
          <table:table-cell table:style-name="ce11" table:formula="of:=[.G32]/[.$B32]" office:value-type="float" office:value="1.02538091192297" calcext:value-type="float">
            <text:p>1.02538</text:p>
          </table:table-cell>
          <table:table-cell table:style-name="ce11" table:formula="of:=[.H32]/[.$B32]" office:value-type="float" office:value="1.03503929481733" calcext:value-type="float">
            <text:p>1.03504</text:p>
          </table:table-cell>
          <table:table-cell table:style-name="ce11" table:formula="of:=[.I32]/[.$B32]" office:value-type="float" office:value="1.04563721325404" calcext:value-type="float">
            <text:p>1.04564</text:p>
          </table:table-cell>
          <table:table-cell table:style-name="ce11" table:formula="of:=[.J32]/[.$B32]" office:value-type="float" office:value="1.03211094590768" calcext:value-type="float">
            <text:p>1.03211</text:p>
          </table:table-cell>
          <table:table-cell table:style-name="ce11" table:formula="of:=[.K32]/[.$B32]" office:value-type="float" office:value="1.02848095440385" calcext:value-type="float">
            <text:p>1.02848</text:p>
          </table:table-cell>
          <table:table-cell table:style-name="ce11" table:formula="of:=[.L32]/[.$B32]" office:value-type="float" office:value="1.0364595723591" calcext:value-type="float">
            <text:p>1.03646</text:p>
          </table:table-cell>
          <table:table-cell table:style-name="ce11" table:formula="of:=[.M32]/[.$B32]" office:value-type="float" office:value="1.0303313508921" calcext:value-type="float">
            <text:p>1.03033</text:p>
          </table:table-cell>
          <table:table-cell table:style-name="ce11" table:formula="of:=[.N32]/[.$B32]" office:value-type="float" office:value="1.0319233220051" calcext:value-type="float">
            <text:p>1.03192</text:p>
          </table:table-cell>
          <table:table-cell table:style-name="ce11" table:formula="of:=[.O32]/[.$B32]" office:value-type="float" office:value="1.03045419144718" calcext:value-type="float">
            <text:p>1.03045</text:p>
          </table:table-cell>
          <table:table-cell table:style-name="ce11" table:formula="of:=[.P32]/[.$B32]" office:value-type="float" office:value="1.0352559473237" calcext:value-type="float">
            <text:p>1.03526</text:p>
          </table:table-cell>
          <table:table-cell table:style-name="ce11" table:formula="of:=[.Q32]/[.$B32]" office:value-type="float" office:value="1.03716050693854" calcext:value-type="float">
            <text:p>1.03716</text:p>
          </table:table-cell>
          <table:table-cell table:style-name="ce11" table:formula="of:=[.R32]/[.$B32]" office:value-type="float" office:value="1.03305685358255" calcext:value-type="float">
            <text:p>1.03306</text:p>
          </table:table-cell>
          <table:table-cell table:style-name="ce11" table:formula="of:=[.S32]/[.$B32]" office:value-type="float" office:value="1.04189606343812" calcext:value-type="float">
            <text:p>1.04190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3]" office:value-type="float" office:value="39.25" calcext:value-type="float">
            <text:p>39.250</text:p>
          </table:table-cell>
          <table:table-cell table:style-name="ce6" table:formula="of:=[.C33]" office:value-type="float" office:value="1540.5625" calcext:value-type="float">
            <text:p>1540.563</text:p>
          </table:table-cell>
          <table:table-cell table:style-name="ce9" table:formula="of:=[.D33]/[.B33]" office:value-type="float" office:value="1.02672547770701" calcext:value-type="float">
            <text:p>1.026725</text:p>
          </table:table-cell>
          <table:table-cell table:style-name="ce11" table:formula="of:=[.E33]/[.$B33]" office:value-type="float" office:value="1.02779299363057" calcext:value-type="float">
            <text:p>1.02779</text:p>
          </table:table-cell>
          <table:table-cell table:style-name="ce11" table:formula="of:=[.F33]/[.$B33]" office:value-type="float" office:value="1.03889394904459" calcext:value-type="float">
            <text:p>1.03889</text:p>
          </table:table-cell>
          <table:table-cell table:style-name="ce11" table:formula="of:=[.G33]/[.$B33]" office:value-type="float" office:value="1.02601401273885" calcext:value-type="float">
            <text:p>1.02601</text:p>
          </table:table-cell>
          <table:table-cell table:style-name="ce11" table:formula="of:=[.H33]/[.$B33]" office:value-type="float" office:value="1.03563343949045" calcext:value-type="float">
            <text:p>1.03563</text:p>
          </table:table-cell>
          <table:table-cell table:style-name="ce11" table:formula="of:=[.I33]/[.$B33]" office:value-type="float" office:value="1.04621146496815" calcext:value-type="float">
            <text:p>1.04621</text:p>
          </table:table-cell>
          <table:table-cell table:style-name="ce11" table:formula="of:=[.J33]/[.$B33]" office:value-type="float" office:value="1.0326821656051" calcext:value-type="float">
            <text:p>1.03268</text:p>
          </table:table-cell>
          <table:table-cell table:style-name="ce11" table:formula="of:=[.K33]/[.$B33]" office:value-type="float" office:value="1.02907165605096" calcext:value-type="float">
            <text:p>1.02907</text:p>
          </table:table-cell>
          <table:table-cell table:style-name="ce11" table:formula="of:=[.L33]/[.$B33]" office:value-type="float" office:value="1.03701560509554" calcext:value-type="float">
            <text:p>1.03702</text:p>
          </table:table-cell>
          <table:table-cell table:style-name="ce11" table:formula="of:=[.M33]/[.$B33]" office:value-type="float" office:value="1.03095891719745" calcext:value-type="float">
            <text:p>1.03096</text:p>
          </table:table-cell>
          <table:table-cell table:style-name="ce11" table:formula="of:=[.N33]/[.$B33]" office:value-type="float" office:value="1.03252929936306" calcext:value-type="float">
            <text:p>1.03253</text:p>
          </table:table-cell>
          <table:table-cell table:style-name="ce11" table:formula="of:=[.O33]/[.$B33]" office:value-type="float" office:value="1.03104394904459" calcext:value-type="float">
            <text:p>1.03104</text:p>
          </table:table-cell>
          <table:table-cell table:style-name="ce11" table:formula="of:=[.P33]/[.$B33]" office:value-type="float" office:value="1.03575891719745" calcext:value-type="float">
            <text:p>1.03576</text:p>
          </table:table-cell>
          <table:table-cell table:style-name="ce11" table:formula="of:=[.Q33]/[.$B33]" office:value-type="float" office:value="1.03771815286624" calcext:value-type="float">
            <text:p>1.03772</text:p>
          </table:table-cell>
          <table:table-cell table:style-name="ce11" table:formula="of:=[.R33]/[.$B33]" office:value-type="float" office:value="1.03354299363057" calcext:value-type="float">
            <text:p>1.03354</text:p>
          </table:table-cell>
          <table:table-cell table:style-name="ce11" table:formula="of:=[.S33]/[.$B33]" office:value-type="float" office:value="1.0424652866242" calcext:value-type="float">
            <text:p>1.0424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4]" office:value-type="float" office:value="43.1" calcext:value-type="float">
            <text:p>43.100</text:p>
          </table:table-cell>
          <table:table-cell table:style-name="ce6" table:formula="of:=[.C34]" office:value-type="float" office:value="1857.61" calcext:value-type="float">
            <text:p>1857.610</text:p>
          </table:table-cell>
          <table:table-cell table:style-name="ce9" table:formula="of:=[.D34]/[.B34]" office:value-type="float" office:value="1.02712354988399" calcext:value-type="float">
            <text:p>1.027124</text:p>
          </table:table-cell>
          <table:table-cell table:style-name="ce11" table:formula="of:=[.E34]/[.$B34]" office:value-type="float" office:value="1.02823346867749" calcext:value-type="float">
            <text:p>1.02823</text:p>
          </table:table-cell>
          <table:table-cell table:style-name="ce11" table:formula="of:=[.F34]/[.$B34]" office:value-type="float" office:value="1.0394222737819" calcext:value-type="float">
            <text:p>1.03942</text:p>
          </table:table-cell>
          <table:table-cell table:style-name="ce11" table:formula="of:=[.G34]/[.$B34]" office:value-type="float" office:value="1.02650493039443" calcext:value-type="float">
            <text:p>1.02650</text:p>
          </table:table-cell>
          <table:table-cell table:style-name="ce11" table:formula="of:=[.H34]/[.$B34]" office:value-type="float" office:value="1.03605104408353" calcext:value-type="float">
            <text:p>1.03605</text:p>
          </table:table-cell>
          <table:table-cell table:style-name="ce11" table:formula="of:=[.I34]/[.$B34]" office:value-type="float" office:value="1.04656061484919" calcext:value-type="float">
            <text:p>1.04656</text:p>
          </table:table-cell>
          <table:table-cell table:style-name="ce11" table:formula="of:=[.J34]/[.$B34]" office:value-type="float" office:value="1.03307917633411" calcext:value-type="float">
            <text:p>1.03308</text:p>
          </table:table-cell>
          <table:table-cell table:style-name="ce11" table:formula="of:=[.K34]/[.$B34]" office:value-type="float" office:value="1.02942691415313" calcext:value-type="float">
            <text:p>1.02943</text:p>
          </table:table-cell>
          <table:table-cell table:style-name="ce11" table:formula="of:=[.L34]/[.$B34]" office:value-type="float" office:value="1.03743300464037" calcext:value-type="float">
            <text:p>1.03743</text:p>
          </table:table-cell>
          <table:table-cell table:style-name="ce11" table:formula="of:=[.M34]/[.$B34]" office:value-type="float" office:value="1.0313285962877" calcext:value-type="float">
            <text:p>1.03133</text:p>
          </table:table-cell>
          <table:table-cell table:style-name="ce11" table:formula="of:=[.N34]/[.$B34]" office:value-type="float" office:value="1.03293416473318" calcext:value-type="float">
            <text:p>1.03293</text:p>
          </table:table-cell>
          <table:table-cell table:style-name="ce11" table:formula="of:=[.O34]/[.$B34]" office:value-type="float" office:value="1.03142285382831" calcext:value-type="float">
            <text:p>1.03142</text:p>
          </table:table-cell>
          <table:table-cell table:style-name="ce11" table:formula="of:=[.P34]/[.$B34]" office:value-type="float" office:value="1.03613834106729" calcext:value-type="float">
            <text:p>1.03614</text:p>
          </table:table-cell>
          <table:table-cell table:style-name="ce11" table:formula="of:=[.Q34]/[.$B34]" office:value-type="float" office:value="1.03807917633411" calcext:value-type="float">
            <text:p>1.03808</text:p>
          </table:table-cell>
          <table:table-cell table:style-name="ce11" table:formula="of:=[.R34]/[.$B34]" office:value-type="float" office:value="1.03391995359629" calcext:value-type="float">
            <text:p>1.03392</text:p>
          </table:table-cell>
          <table:table-cell table:style-name="ce11" table:formula="of:=[.S34]/[.$B34]" office:value-type="float" office:value="1.04286078886311" calcext:value-type="float">
            <text:p>1.0428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5]" office:value-type="float" office:value="47.1" calcext:value-type="float">
            <text:p>47.100</text:p>
          </table:table-cell>
          <table:table-cell table:style-name="ce6" table:formula="of:=[.C35]" office:value-type="float" office:value="2218.41" calcext:value-type="float">
            <text:p>2218.410</text:p>
          </table:table-cell>
          <table:table-cell table:style-name="ce9" table:formula="of:=[.D35]/[.B35]" office:value-type="float" office:value="1.02576831210191" calcext:value-type="float">
            <text:p>1.025768</text:p>
          </table:table-cell>
          <table:table-cell table:style-name="ce11" table:formula="of:=[.E35]/[.$B35]" office:value-type="float" office:value="1.02685774946921" calcext:value-type="float">
            <text:p>1.02686</text:p>
          </table:table-cell>
          <table:table-cell table:style-name="ce11" table:formula="of:=[.F35]/[.$B35]" office:value-type="float" office:value="1.038008492569" calcext:value-type="float">
            <text:p>1.03801</text:p>
          </table:table-cell>
          <table:table-cell table:style-name="ce11" table:formula="of:=[.G35]/[.$B35]" office:value-type="float" office:value="1.02518577494692" calcext:value-type="float">
            <text:p>1.02519</text:p>
          </table:table-cell>
          <table:table-cell table:style-name="ce11" table:formula="of:=[.H35]/[.$B35]" office:value-type="float" office:value="1.03467223991507" calcext:value-type="float">
            <text:p>1.03467</text:p>
          </table:table-cell>
          <table:table-cell table:style-name="ce11" table:formula="of:=[.I35]/[.$B35]" office:value-type="float" office:value="1.04512898089172" calcext:value-type="float">
            <text:p>1.04513</text:p>
          </table:table-cell>
          <table:table-cell table:style-name="ce11" table:formula="of:=[.J35]/[.$B35]" office:value-type="float" office:value="1.03165366242038" calcext:value-type="float">
            <text:p>1.03165</text:p>
          </table:table-cell>
          <table:table-cell table:style-name="ce11" table:formula="of:=[.K35]/[.$B35]" office:value-type="float" office:value="1.02804909766454" calcext:value-type="float">
            <text:p>1.02805</text:p>
          </table:table-cell>
          <table:table-cell table:style-name="ce11" table:formula="of:=[.L35]/[.$B35]" office:value-type="float" office:value="1.03602574309979" calcext:value-type="float">
            <text:p>1.03603</text:p>
          </table:table-cell>
          <table:table-cell table:style-name="ce11" table:formula="of:=[.M35]/[.$B35]" office:value-type="float" office:value="1.02989623142251" calcext:value-type="float">
            <text:p>1.02990</text:p>
          </table:table-cell>
          <table:table-cell table:style-name="ce11" table:formula="of:=[.N35]/[.$B35]" office:value-type="float" office:value="1.03160483014862" calcext:value-type="float">
            <text:p>1.03160</text:p>
          </table:table-cell>
          <table:table-cell table:style-name="ce11" table:formula="of:=[.O35]/[.$B35]" office:value-type="float" office:value="1.02997080679406" calcext:value-type="float">
            <text:p>1.02997</text:p>
          </table:table-cell>
          <table:table-cell table:style-name="ce11" table:formula="of:=[.P35]/[.$B35]" office:value-type="float" office:value="1.03472850318471" calcext:value-type="float">
            <text:p>1.03473</text:p>
          </table:table-cell>
          <table:table-cell table:style-name="ce11" table:formula="of:=[.Q35]/[.$B35]" office:value-type="float" office:value="1.03669479830149" calcext:value-type="float">
            <text:p>1.03669</text:p>
          </table:table-cell>
          <table:table-cell table:style-name="ce11" table:formula="of:=[.R35]/[.$B35]" office:value-type="float" office:value="1.03251963906582" calcext:value-type="float">
            <text:p>1.03252</text:p>
          </table:table-cell>
          <table:table-cell table:style-name="ce11" table:formula="of:=[.S35]/[.$B35]" office:value-type="float" office:value="1.04143922505308" calcext:value-type="float">
            <text:p>1.04144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6]" office:value-type="float" office:value="50.9" calcext:value-type="float">
            <text:p>50.900</text:p>
          </table:table-cell>
          <table:table-cell table:style-name="ce6" table:formula="of:=[.C36]" office:value-type="float" office:value="2590.81" calcext:value-type="float">
            <text:p>2590.810</text:p>
          </table:table-cell>
          <table:table-cell table:style-name="ce9" table:formula="of:=[.D36]/[.B36]" office:value-type="float" office:value="1.02752357563851" calcext:value-type="float">
            <text:p>1.027524</text:p>
          </table:table-cell>
          <table:table-cell table:style-name="ce11" table:formula="of:=[.E36]/[.$B36]" office:value-type="float" office:value="1.02860437131631" calcext:value-type="float">
            <text:p>1.02860</text:p>
          </table:table-cell>
          <table:table-cell table:style-name="ce11" table:formula="of:=[.F36]/[.$B36]" office:value-type="float" office:value="1.0398231827112" calcext:value-type="float">
            <text:p>1.03982</text:p>
          </table:table-cell>
          <table:table-cell table:style-name="ce11" table:formula="of:=[.G36]/[.$B36]" office:value-type="float" office:value="1.02702578585462" calcext:value-type="float">
            <text:p>1.02703</text:p>
          </table:table-cell>
          <table:table-cell table:style-name="ce11" table:formula="of:=[.H36]/[.$B36]" office:value-type="float" office:value="1.03639243614931" calcext:value-type="float">
            <text:p>1.03639</text:p>
          </table:table-cell>
          <table:table-cell table:style-name="ce11" table:formula="of:=[.I36]/[.$B36]" office:value-type="float" office:value="1.04686345776031" calcext:value-type="float">
            <text:p>1.04686</text:p>
          </table:table-cell>
          <table:table-cell table:style-name="ce11" table:formula="of:=[.J36]/[.$B36]" office:value-type="float" office:value="1.03343222003929" calcext:value-type="float">
            <text:p>1.03343</text:p>
          </table:table-cell>
          <table:table-cell table:style-name="ce11" table:formula="of:=[.K36]/[.$B36]" office:value-type="float" office:value="1.02969646365422" calcext:value-type="float">
            <text:p>1.02970</text:p>
          </table:table-cell>
          <table:table-cell table:style-name="ce11" table:formula="of:=[.L36]/[.$B36]" office:value-type="float" office:value="1.03768099214145" calcext:value-type="float">
            <text:p>1.03768</text:p>
          </table:table-cell>
          <table:table-cell table:style-name="ce11" table:formula="of:=[.M36]/[.$B36]" office:value-type="float" office:value="1.03157121807466" calcext:value-type="float">
            <text:p>1.03157</text:p>
          </table:table-cell>
          <table:table-cell table:style-name="ce11" table:formula="of:=[.N36]/[.$B36]" office:value-type="float" office:value="1.03324607072692" calcext:value-type="float">
            <text:p>1.03325</text:p>
          </table:table-cell>
          <table:table-cell table:style-name="ce11" table:formula="of:=[.O36]/[.$B36]" office:value-type="float" office:value="1.03166060903733" calcext:value-type="float">
            <text:p>1.03166</text:p>
          </table:table-cell>
          <table:table-cell table:style-name="ce11" table:formula="of:=[.P36]/[.$B36]" office:value-type="float" office:value="1.03643050098232" calcext:value-type="float">
            <text:p>1.03643</text:p>
          </table:table-cell>
          <table:table-cell table:style-name="ce11" table:formula="of:=[.Q36]/[.$B36]" office:value-type="float" office:value="1.03835265225933" calcext:value-type="float">
            <text:p>1.03835</text:p>
          </table:table-cell>
          <table:table-cell table:style-name="ce11" table:formula="of:=[.R36]/[.$B36]" office:value-type="float" office:value="1.03418639489195" calcext:value-type="float">
            <text:p>1.03419</text:p>
          </table:table-cell>
          <table:table-cell table:style-name="ce11" table:formula="of:=[.S36]/[.$B36]" office:value-type="float" office:value="1.04315987229862" calcext:value-type="float">
            <text:p>1.04316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7]" office:value-type="float" office:value="54.9" calcext:value-type="float">
            <text:p>54.900</text:p>
          </table:table-cell>
          <table:table-cell table:style-name="ce6" table:formula="of:=[.C37]" office:value-type="float" office:value="3014.01" calcext:value-type="float">
            <text:p>3014.010</text:p>
          </table:table-cell>
          <table:table-cell table:style-name="ce9" table:formula="of:=[.D37]/[.B37]" office:value-type="float" office:value="1.02636612021858" calcext:value-type="float">
            <text:p>1.026366</text:p>
          </table:table-cell>
          <table:table-cell table:style-name="ce11" table:formula="of:=[.E37]/[.$B37]" office:value-type="float" office:value="1.02745878870674" calcext:value-type="float">
            <text:p>1.02746</text:p>
          </table:table-cell>
          <table:table-cell table:style-name="ce11" table:formula="of:=[.F37]/[.$B37]" office:value-type="float" office:value="1.03869307832423" calcext:value-type="float">
            <text:p>1.03869</text:p>
          </table:table-cell>
          <table:table-cell table:style-name="ce11" table:formula="of:=[.G37]/[.$B37]" office:value-type="float" office:value="1.02585746812386" calcext:value-type="float">
            <text:p>1.02586</text:p>
          </table:table-cell>
          <table:table-cell table:style-name="ce11" table:formula="of:=[.H37]/[.$B37]" office:value-type="float" office:value="1.03535974499089" calcext:value-type="float">
            <text:p>1.03536</text:p>
          </table:table-cell>
          <table:table-cell table:style-name="ce11" table:formula="of:=[.I37]/[.$B37]" office:value-type="float" office:value="1.04575295992714" calcext:value-type="float">
            <text:p>1.04575</text:p>
          </table:table-cell>
          <table:table-cell table:style-name="ce11" table:formula="of:=[.J37]/[.$B37]" office:value-type="float" office:value="1.03224430783242" calcext:value-type="float">
            <text:p>1.03224</text:p>
          </table:table-cell>
          <table:table-cell table:style-name="ce11" table:formula="of:=[.K37]/[.$B37]" office:value-type="float" office:value="1.02853005464481" calcext:value-type="float">
            <text:p>1.02853</text:p>
          </table:table-cell>
          <table:table-cell table:style-name="ce11" table:formula="of:=[.L37]/[.$B37]" office:value-type="float" office:value="1.03662363387978" calcext:value-type="float">
            <text:p>1.03662</text:p>
          </table:table-cell>
          <table:table-cell table:style-name="ce11" table:formula="of:=[.M37]/[.$B37]" office:value-type="float" office:value="1.03048474499089" calcext:value-type="float">
            <text:p>1.03048</text:p>
          </table:table-cell>
          <table:table-cell table:style-name="ce11" table:formula="of:=[.N37]/[.$B37]" office:value-type="float" office:value="1.03217030965392" calcext:value-type="float">
            <text:p>1.03217</text:p>
          </table:table-cell>
          <table:table-cell table:style-name="ce11" table:formula="of:=[.O37]/[.$B37]" office:value-type="float" office:value="1.03057263205829" calcext:value-type="float">
            <text:p>1.03057</text:p>
          </table:table-cell>
          <table:table-cell table:style-name="ce11" table:formula="of:=[.P37]/[.$B37]" office:value-type="float" office:value="1.03537955373406" calcext:value-type="float">
            <text:p>1.03538</text:p>
          </table:table-cell>
          <table:table-cell table:style-name="ce11" table:formula="of:=[.Q37]/[.$B37]" office:value-type="float" office:value="1.03727003642987" calcext:value-type="float">
            <text:p>1.03727</text:p>
          </table:table-cell>
          <table:table-cell table:style-name="ce11" table:formula="of:=[.R37]/[.$B37]" office:value-type="float" office:value="1.03313091985428" calcext:value-type="float">
            <text:p>1.03313</text:p>
          </table:table-cell>
          <table:table-cell table:style-name="ce11" table:formula="of:=[.S37]/[.$B37]" office:value-type="float" office:value="1.04206967213115" calcext:value-type="float">
            <text:p>1.04207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8]" office:value-type="float" office:value="58.8" calcext:value-type="float">
            <text:p>58.800</text:p>
          </table:table-cell>
          <table:table-cell table:style-name="ce6" table:formula="of:=[.C38]" office:value-type="float" office:value="3457.44" calcext:value-type="float">
            <text:p>3457.440</text:p>
          </table:table-cell>
          <table:table-cell table:style-name="ce9" table:formula="of:=[.D38]/[.B38]" office:value-type="float" office:value="1.02670514455782" calcext:value-type="float">
            <text:p>1.026705</text:p>
          </table:table-cell>
          <table:table-cell table:style-name="ce11" table:formula="of:=[.E38]/[.$B38]" office:value-type="float" office:value="1.02781526360544" calcext:value-type="float">
            <text:p>1.02782</text:p>
          </table:table-cell>
          <table:table-cell table:style-name="ce11" table:formula="of:=[.F38]/[.$B38]" office:value-type="float" office:value="1.03890114795918" calcext:value-type="float">
            <text:p>1.03890</text:p>
          </table:table-cell>
          <table:table-cell table:style-name="ce11" table:formula="of:=[.G38]/[.$B38]" office:value-type="float" office:value="1.0261968537415" calcext:value-type="float">
            <text:p>1.02620</text:p>
          </table:table-cell>
          <table:table-cell table:style-name="ce11" table:formula="of:=[.H38]/[.$B38]" office:value-type="float" office:value="1.03560969387755" calcext:value-type="float">
            <text:p>1.03561</text:p>
          </table:table-cell>
          <table:table-cell table:style-name="ce11" table:formula="of:=[.I38]/[.$B38]" office:value-type="float" office:value="1.04594600340136" calcext:value-type="float">
            <text:p>1.04595</text:p>
          </table:table-cell>
          <table:table-cell table:style-name="ce11" table:formula="of:=[.J38]/[.$B38]" office:value-type="float" office:value="1.03243941326531" calcext:value-type="float">
            <text:p>1.03244</text:p>
          </table:table-cell>
          <table:table-cell table:style-name="ce11" table:formula="of:=[.K38]/[.$B38]" office:value-type="float" office:value="1.02884863945578" calcext:value-type="float">
            <text:p>1.02885</text:p>
          </table:table-cell>
          <table:table-cell table:style-name="ce11" table:formula="of:=[.L38]/[.$B38]" office:value-type="float" office:value="1.03680208333333" calcext:value-type="float">
            <text:p>1.03680</text:p>
          </table:table-cell>
          <table:table-cell table:style-name="ce11" table:formula="of:=[.M38]/[.$B38]" office:value-type="float" office:value="1.03069409013605" calcext:value-type="float">
            <text:p>1.03069</text:p>
          </table:table-cell>
          <table:table-cell table:style-name="ce11" table:formula="of:=[.N38]/[.$B38]" office:value-type="float" office:value="1.03238711734694" calcext:value-type="float">
            <text:p>1.03239</text:p>
          </table:table-cell>
          <table:table-cell table:style-name="ce11" table:formula="of:=[.O38]/[.$B38]" office:value-type="float" office:value="1.03077402210884" calcext:value-type="float">
            <text:p>1.03077</text:p>
          </table:table-cell>
          <table:table-cell table:style-name="ce11" table:formula="of:=[.P38]/[.$B38]" office:value-type="float" office:value="1.03559672619048" calcext:value-type="float">
            <text:p>1.03560</text:p>
          </table:table-cell>
          <table:table-cell table:style-name="ce11" table:formula="of:=[.Q38]/[.$B38]" office:value-type="float" office:value="1.03747257653061" calcext:value-type="float">
            <text:p>1.03747</text:p>
          </table:table-cell>
          <table:table-cell table:style-name="ce11" table:formula="of:=[.R38]/[.$B38]" office:value-type="float" office:value="1.03328401360544" calcext:value-type="float">
            <text:p>1.03328</text:p>
          </table:table-cell>
          <table:table-cell table:style-name="ce11" table:formula="of:=[.S38]/[.$B38]" office:value-type="float" office:value="1.04223639455782" calcext:value-type="float">
            <text:p>1.04224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39]" office:value-type="float" office:value="62.7" calcext:value-type="float">
            <text:p>62.700</text:p>
          </table:table-cell>
          <table:table-cell table:style-name="ce6" table:formula="of:=[.C39]" office:value-type="float" office:value="3931.29" calcext:value-type="float">
            <text:p>3931.290</text:p>
          </table:table-cell>
          <table:table-cell table:style-name="ce9" table:formula="of:=[.D39]/[.B39]" office:value-type="float" office:value="1.02825837320574" calcext:value-type="float">
            <text:p>1.028258</text:p>
          </table:table-cell>
          <table:table-cell table:style-name="ce11" table:formula="of:=[.E39]/[.$B39]" office:value-type="float" office:value="1.02935725677831" calcext:value-type="float">
            <text:p>1.02936</text:p>
          </table:table-cell>
          <table:table-cell table:style-name="ce11" table:formula="of:=[.F39]/[.$B39]" office:value-type="float" office:value="1.040495215311" calcext:value-type="float">
            <text:p>1.04050</text:p>
          </table:table-cell>
          <table:table-cell table:style-name="ce11" table:formula="of:=[.G39]/[.$B39]" office:value-type="float" office:value="1.02769936204147" calcext:value-type="float">
            <text:p>1.02770</text:p>
          </table:table-cell>
          <table:table-cell table:style-name="ce11" table:formula="of:=[.H39]/[.$B39]" office:value-type="float" office:value="1.03715849282297" calcext:value-type="float">
            <text:p>1.03716</text:p>
          </table:table-cell>
          <table:table-cell table:style-name="ce11" table:formula="of:=[.I39]/[.$B39]" office:value-type="float" office:value="1.04745952950558" calcext:value-type="float">
            <text:p>1.04746</text:p>
          </table:table-cell>
          <table:table-cell table:style-name="ce11" table:formula="of:=[.J39]/[.$B39]" office:value-type="float" office:value="1.03397527910686" calcext:value-type="float">
            <text:p>1.03398</text:p>
          </table:table-cell>
          <table:table-cell table:style-name="ce11" table:formula="of:=[.K39]/[.$B39]" office:value-type="float" office:value="1.03036562998405" calcext:value-type="float">
            <text:p>1.03037</text:p>
          </table:table-cell>
          <table:table-cell table:style-name="ce11" table:formula="of:=[.L39]/[.$B39]" office:value-type="float" office:value="1.03836762360447" calcext:value-type="float">
            <text:p>1.03837</text:p>
          </table:table-cell>
          <table:table-cell table:style-name="ce11" table:formula="of:=[.M39]/[.$B39]" office:value-type="float" office:value="1.0322043460925" calcext:value-type="float">
            <text:p>1.03220</text:p>
          </table:table-cell>
          <table:table-cell table:style-name="ce11" table:formula="of:=[.N39]/[.$B39]" office:value-type="float" office:value="1.03394876395534" calcext:value-type="float">
            <text:p>1.03395</text:p>
          </table:table-cell>
          <table:table-cell table:style-name="ce11" table:formula="of:=[.O39]/[.$B39]" office:value-type="float" office:value="1.03229685007975" calcext:value-type="float">
            <text:p>1.03230</text:p>
          </table:table-cell>
          <table:table-cell table:style-name="ce11" table:formula="of:=[.P39]/[.$B39]" office:value-type="float" office:value="1.03712958532695" calcext:value-type="float">
            <text:p>1.03713</text:p>
          </table:table-cell>
          <table:table-cell table:style-name="ce11" table:formula="of:=[.Q39]/[.$B39]" office:value-type="float" office:value="1.03899302232855" calcext:value-type="float">
            <text:p>1.03899</text:p>
          </table:table-cell>
          <table:table-cell table:style-name="ce11" table:formula="of:=[.R39]/[.$B39]" office:value-type="float" office:value="1.03476674641148" calcext:value-type="float">
            <text:p>1.03477</text:p>
          </table:table-cell>
          <table:table-cell table:style-name="ce11" table:formula="of:=[.S39]/[.$B39]" office:value-type="float" office:value="1.04383971291866" calcext:value-type="float">
            <text:p>1.04384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/>
          <table:table-cell table:style-name="ce9"/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number-columns-repeated="1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number-matrix-columns-spanned="3" table:number-matrix-rows-spanned="5" table:formula="of:=LINEST([.D47:.D59];[.B47:.B59];1;1)" office:value-type="float" office:value="0.0000976848580636664" calcext:value-type="float">
            <text:p>9.76848580636664E-05</text:p>
          </table:table-cell>
          <table:table-cell office:value-type="float" office:value="1.02194898241011" calcext:value-type="float">
            <text:p>1.0219489824</text:p>
          </table:table-cell>
          <table:table-cell office:value-type="string" office:string-value="" calcext:value-type="error">
            <text:p>#N/A</text:p>
          </table:table-cell>
          <table:table-cell/>
          <table:table-cell table:number-matrix-columns-spanned="2" table:number-matrix-rows-spanned="5" table:formula="of:=LINEST([.D43:.D59];[.B43:.B59];1;1)" office:value-type="float" office:value="0.000260303947740289" calcext:value-type="float">
            <text:p>0.0002603039</text:p>
          </table:table-cell>
          <table:table-cell office:value-type="float" office:value="1.01479291362425" calcext:value-type="float">
            <text:p>1.0147929136</text:p>
          </table:table-cell>
          <table:table-cell table:number-columns-repeated="2"/>
          <table:table-cell table:number-matrix-columns-spanned="2" table:number-matrix-rows-spanned="5" table:formula="of:=LINEST([.L23:.L39];[.B23:.B39];1;1)" office:value-type="float" office:value="1.03809487417554" calcext:value-type="float">
            <text:p>1.0380948742</text:p>
          </table:table-cell>
          <table:table-cell office:value-type="float" office:value="-0.05224138756315" calcext:value-type="float">
            <text:p>-0.0522413876</text:p>
          </table:table-cell>
          <table:table-cell/>
          <table:table-cell table:style-name="Default" office:value-type="float" office:value="1.5359625" calcext:value-type="float">
            <text:p>1.5359625</text:p>
          </table:table-cell>
          <table:table-cell table:formula="of:=AVERAGE([.L43:.L59])" office:value-type="float" office:value="1.03476501567822" calcext:value-type="float">
            <text:p>1.0347650157</text:p>
          </table:table-cell>
          <table:table-cell table:formula="of:=[.N62]/[.O$62]" office:value-type="float" office:value="1.48435874495938" calcext:value-type="float">
            <text:p>1.484358745</text:p>
          </table:table-cell>
          <table:table-cell table:formula="of:=[.R$62]*[.P62]+[.S$62]" office:value-type="float" office:value="1.43864915653444" calcext:value-type="float">
            <text:p>1.4386491565</text:p>
          </table:table-cell>
          <table:table-cell table:number-matrix-columns-spanned="2" table:number-matrix-rows-spanned="5" table:formula="of:=LINEST([.P62:.P78];[.B43:.B59];1;1)" office:value-type="float" office:value="1.00321798519167" calcext:value-type="float">
            <text:p>1.0032179852</text:p>
          </table:table-cell>
          <table:table-cell office:value-type="float" office:value="-0.0504862328853548" calcext:value-type="float">
            <text:p>-0.05048623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000164650766729025" calcext:value-type="float">
            <text:p>1.64650766729025E-05</text:p>
          </table:table-cell>
          <table:table-cell office:value-type="float" office:value="0.0006892303848258" calcext:value-type="float">
            <text:p>0.0006892304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0000718864195882866" calcext:value-type="float">
            <text:p>7.18864195882866E-05</text:p>
          </table:table-cell>
          <table:table-cell office:value-type="float" office:value="0.00264402433653425" calcext:value-type="float">
            <text:p>0.0026440243</text:p>
          </table:table-cell>
          <table:table-cell table:number-columns-repeated="2"/>
          <table:table-cell office:value-type="float" office:value="0.000384970941579888" calcext:value-type="float">
            <text:p>0.0003849709</text:p>
          </table:table-cell>
          <table:table-cell office:value-type="float" office:value="0.0141594552103911" calcext:value-type="float">
            <text:p>0.0141594552</text:p>
          </table:table-cell>
          <table:table-cell/>
          <table:table-cell office:value-type="float" office:value="4.062525" calcext:value-type="float">
            <text:p>4.062525</text:p>
          </table:table-cell>
          <table:table-cell/>
          <table:table-cell table:formula="of:=[.N63]/[.O$62]" office:value-type="float" office:value="3.92603628693156" calcext:value-type="float">
            <text:p>3.9260362869</text:p>
          </table:table-cell>
          <table:table-cell table:formula="of:=[.R$62]*[.P63]+[.S$62]" office:value-type="float" office:value="3.88818398067952" calcext:value-type="float">
            <text:p>3.8881839807</text:p>
          </table:table-cell>
          <table:table-cell office:value-type="float" office:value="0.000372037067108972" calcext:value-type="float">
            <text:p>0.0003720371</text:p>
          </table:table-cell>
          <table:table-cell office:value-type="float" office:value="0.0136837397823223" calcext:value-type="float">
            <text:p>0.01368373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61898212800581" calcext:value-type="float">
            <text:p>0.7618982128</text:p>
          </table:table-cell>
          <table:table-cell office:value-type="float" office:value="0.00087028422250735" calcext:value-type="float">
            <text:p>0.0008702842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466419381882683" calcext:value-type="float">
            <text:p>0.4664193819</text:p>
          </table:table-cell>
          <table:table-cell office:value-type="float" office:value="0.00564816858317366" calcext:value-type="float">
            <text:p>0.0056481686</text:p>
          </table:table-cell>
          <table:table-cell table:number-columns-repeated="2"/>
          <table:table-cell office:value-type="float" office:value="0.999997937128535" calcext:value-type="float">
            <text:p>0.9999979371</text:p>
          </table:table-cell>
          <table:table-cell office:value-type="float" office:value="0.0302474485461869" calcext:value-type="float">
            <text:p>0.0302474485</text:p>
          </table:table-cell>
          <table:table-cell/>
          <table:table-cell office:value-type="float" office:value="8.1352625" calcext:value-type="float">
            <text:p>8.135263</text:p>
          </table:table-cell>
          <table:table-cell/>
          <table:table-cell table:formula="of:=[.N64]/[.O$62]" office:value-type="float" office:value="7.86194196434817" calcext:value-type="float">
            <text:p>7.8619419643</text:p>
          </table:table-cell>
          <table:table-cell table:formula="of:=[.R$62]*[.P64]+[.S$62]" office:value-type="float" office:value="7.83675534428189" calcext:value-type="float">
            <text:p>7.8367553443</text:p>
          </table:table-cell>
          <table:table-cell office:value-type="float" office:value="0.999997937128535" calcext:value-type="float">
            <text:p>0.9999979371</text:p>
          </table:table-cell>
          <table:table-cell office:value-type="float" office:value="0.0292312245658617" calcext:value-type="float">
            <text:p>0.02923122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.1987292467784" calcext:value-type="float">
            <text:p>35.1987292468</text:p>
          </table:table-cell>
          <table:table-cell office:value-type="float" office:value="11" calcext:value-type="float">
            <text:p>11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3.1119656349699" calcext:value-type="float">
            <text:p>13.11196563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271402.65922776" calcext:value-type="float">
            <text:p>7271402.6592277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.1663125" calcext:value-type="float">
            <text:p>12.166313</text:p>
          </table:table-cell>
          <table:table-cell/>
          <table:table-cell table:formula="of:=[.N65]/[.O$62]" office:value-type="float" office:value="11.7575607173246" calcext:value-type="float">
            <text:p>11.7575607173</text:p>
          </table:table-cell>
          <table:table-cell table:formula="of:=[.R$62]*[.P65]+[.S$62]" office:value-type="float" office:value="11.7449101407178" calcext:value-type="float">
            <text:p>11.7449101407</text:p>
          </table:table-cell>
          <table:table-cell office:value-type="float" office:value="7271402.65922748" calcext:value-type="float">
            <text:p>7271402.6592274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000266593284420083" calcext:value-type="float">
            <text:p>2.66593284420083E-05</text:p>
          </table:table-cell>
          <table:table-cell office:value-type="float" office:value="0.00000833134090739745" calcext:value-type="float">
            <text:p>8.33134090739745E-06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0.000418295414699267" calcext:value-type="float">
            <text:p>0.0004182954</text:p>
          </table:table-cell>
          <table:table-cell office:value-type="float" office:value="0.000478527125159249" calcext:value-type="float">
            <text:p>0.0004785271</text:p>
          </table:table-cell>
          <table:table-cell table:number-columns-repeated="2"/>
          <table:table-cell office:value-type="float" office:value="6652.66550798934" calcext:value-type="float">
            <text:p>6652.6655079893</text:p>
          </table:table-cell>
          <table:table-cell office:value-type="float" office:value="0.0137236221533134" calcext:value-type="float">
            <text:p>0.0137236222</text:p>
          </table:table-cell>
          <table:table-cell/>
          <table:table-cell office:value-type="float" office:value="16.2088125" calcext:value-type="float">
            <text:p>16.208813</text:p>
          </table:table-cell>
          <table:table-cell/>
          <table:table-cell table:formula="of:=[.N66]/[.O$62]" office:value-type="float" office:value="15.6642447844801" calcext:value-type="float">
            <text:p>15.6642447845</text:p>
          </table:table-cell>
          <table:table-cell table:formula="of:=[.R$62]*[.P66]+[.S$62]" office:value-type="float" office:value="15.6641658593499" calcext:value-type="float">
            <text:p>15.6641658594</text:p>
          </table:table-cell>
          <table:table-cell office:value-type="float" office:value="6213.15536203714" calcext:value-type="float">
            <text:p>6213.1553620371</text:p>
          </table:table-cell>
          <table:table-cell office:value-type="float" office:value="0.0128169673442976" calcext:value-type="float">
            <text:p>0.012816967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20.294" calcext:value-type="float">
            <text:p>20.294000</text:p>
          </table:table-cell>
          <table:table-cell/>
          <table:table-cell table:formula="of:=[.N67]/[.O$62]" office:value-type="float" office:value="19.6121821790608" calcext:value-type="float">
            <text:p>19.6121821791</text:p>
          </table:table-cell>
          <table:table-cell table:formula="of:=[.R$62]*[.P67]+[.S$62]" office:value-type="float" office:value="19.6248076580041" calcext:value-type="float">
            <text:p>19.624807658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4.352125" calcext:value-type="float">
            <text:p>24.352125</text:p>
          </table:table-cell>
          <table:table-cell/>
          <table:table-cell table:formula="of:=[.N68]/[.O$62]" office:value-type="float" office:value="23.5339662928581" calcext:value-type="float">
            <text:p>23.5339662929</text:p>
          </table:table-cell>
          <table:table-cell table:formula="of:=[.R$62]*[.P68]+[.S$62]" office:value-type="float" office:value="23.5592120150045" calcext:value-type="float">
            <text:p>23.559212015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8.416225" calcext:value-type="float">
            <text:p>28.416225</text:p>
          </table:table-cell>
          <table:table-cell/>
          <table:table-cell table:formula="of:=[.N69]/[.O$62]" office:value-type="float" office:value="27.4615246644911" calcext:value-type="float">
            <text:p>27.4615246645</text:p>
          </table:table-cell>
          <table:table-cell table:formula="of:=[.R$62]*[.P69]+[.S$62]" office:value-type="float" office:value="27.4994092113169" calcext:value-type="float">
            <text:p>27.499409211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32.509325" calcext:value-type="float">
            <text:p>32.509325</text:p>
          </table:table-cell>
          <table:table-cell/>
          <table:table-cell table:formula="of:=[.N70]/[.O$62]" office:value-type="float" office:value="31.4171087226912" calcext:value-type="float">
            <text:p>31.4171087227</text:p>
          </table:table-cell>
          <table:table-cell table:formula="of:=[.R$62]*[.P70]+[.S$62]" office:value-type="float" office:value="31.4677222804407" calcext:value-type="float">
            <text:p>31.467722280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36.5973875" calcext:value-type="float">
            <text:p>36.597388</text:p>
          </table:table-cell>
          <table:table-cell/>
          <table:table-cell table:formula="of:=[.N71]/[.O$62]" office:value-type="float" office:value="35.3678245258541" calcext:value-type="float">
            <text:p>35.3678245259</text:p>
          </table:table-cell>
          <table:table-cell table:formula="of:=[.R$62]*[.P71]+[.S$62]" office:value-type="float" office:value="35.4311514285547" calcext:value-type="float">
            <text:p>35.4311514286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40.7028625" calcext:value-type="float">
            <text:p>40.702863</text:p>
          </table:table-cell>
          <table:table-cell/>
          <table:table-cell table:formula="of:=[.N72]/[.O$62]" office:value-type="float" office:value="39.3353678209945" calcext:value-type="float">
            <text:p>39.335367821</text:p>
          </table:table-cell>
          <table:table-cell table:formula="of:=[.R$62]*[.P72]+[.S$62]" office:value-type="float" office:value="39.4114622192662" calcext:value-type="float">
            <text:p>39.411462219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44.7133625" calcext:value-type="float">
            <text:p>44.713363</text:p>
          </table:table-cell>
          <table:table-cell/>
          <table:table-cell table:formula="of:=[.N73]/[.O$62]" office:value-type="float" office:value="43.2111269926277" calcext:value-type="float">
            <text:p>43.2111269926</text:p>
          </table:table-cell>
          <table:table-cell table:formula="of:=[.R$62]*[.P73]+[.S$62]" office:value-type="float" office:value="43.2996935265201" calcext:value-type="float">
            <text:p>43.2996935265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48.7968125" calcext:value-type="float">
            <text:p>48.796813</text:p>
          </table:table-cell>
          <table:table-cell/>
          <table:table-cell table:formula="of:=[.N74]/[.O$62]" office:value-type="float" office:value="47.1573852620219" calcext:value-type="float">
            <text:p>47.157385262</text:p>
          </table:table-cell>
          <table:table-cell table:formula="of:=[.R$62]*[.P74]+[.S$62]" office:value-type="float" office:value="47.2586507965878" calcext:value-type="float">
            <text:p>47.2586507966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52.8179625" calcext:value-type="float">
            <text:p>52.817963</text:p>
          </table:table-cell>
          <table:table-cell/>
          <table:table-cell table:formula="of:=[.N75]/[.O$62]" office:value-type="float" office:value="51.0434366254461" calcext:value-type="float">
            <text:p>51.0434366254</text:p>
          </table:table-cell>
          <table:table-cell table:formula="of:=[.R$62]*[.P75]+[.S$62]" office:value-type="float" office:value="51.1572074157535" calcext:value-type="float">
            <text:p>51.1572074158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56.9106375" calcext:value-type="float">
            <text:p>56.910638</text:p>
          </table:table-cell>
          <table:table-cell/>
          <table:table-cell table:formula="of:=[.N76]/[.O$62]" office:value-type="float" office:value="54.9986099623775" calcext:value-type="float">
            <text:p>54.9986099624</text:p>
          </table:table-cell>
          <table:table-cell table:formula="of:=[.R$62]*[.P76]+[.S$62]" office:value-type="float" office:value="55.1251084419138" calcext:value-type="float">
            <text:p>55.1251084419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60.9639625" calcext:value-type="float">
            <text:p>60.963963</text:p>
          </table:table-cell>
          <table:table-cell/>
          <table:table-cell table:formula="of:=[.N77]/[.O$62]" office:value-type="float" office:value="58.9157553418464" calcext:value-type="float">
            <text:p>58.9157553418</text:p>
          </table:table-cell>
          <table:table-cell table:formula="of:=[.R$62]*[.P77]+[.S$62]" office:value-type="float" office:value="59.0548591372074" calcext:value-type="float">
            <text:p>59.0548591372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65.10565" calcext:value-type="float">
            <text:p>65.105650</text:p>
          </table:table-cell>
          <table:table-cell/>
          <table:table-cell table:formula="of:=[.N78]/[.O$62]" office:value-type="float" office:value="62.9182945050838" calcext:value-type="float">
            <text:p>62.9182945051</text:p>
          </table:table-cell>
          <table:table-cell table:formula="of:=[.R$62]*[.P78]+[.S$62]" office:value-type="float" office:value="63.0702784122012" calcext:value-type="float">
            <text:p>63.070278412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Q8:Sheet1.R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24:Sheet2.U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8">
      <number:number number:decimal-places="5" loext:min-decimal-places="5" number:min-integer-digits="1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6">00/00/0000</text:date>, <text:time style:data-style-name="N2" text:time-value="20:07:55.263594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20:52:52.840179143</meta:creation-date>
    <dc:date>2021-08-16T21:30:19.413085220</dc:date>
    <meta:editing-duration>P1DT12H4M37S</meta:editing-duration>
    <meta:editing-cycles>31</meta:editing-cycles>
    <meta:generator>LibreOffice/5.1.6.2$Linux_X86_64 LibreOffice_project/10m0$Build-2</meta:generator>
    <meta:document-statistic meta:table-count="2" meta:cell-count="7850" meta:object-count="0"/>
  </office:meta>
</office:document-meta>
</file>